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0.2311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 style:family="table-column">
      <style:table-column-properties fo:break-before="auto" style:column-width="1.2126in"/>
    </style:style>
    <style:style style:name="co2" style:family="table-column">
      <style:table-column-properties fo:break-before="auto" style:column-width="0.2091in"/>
    </style:style>
    <style:style style:name="co14" style:family="table-column">
      <style:table-column-properties fo:break-before="auto" style:column-width="2.5354in"/>
    </style:style>
    <style:style style:name="co7" style:family="table-column">
      <style:table-column-properties fo:break-before="auto" style:column-width="0.9035in"/>
    </style:style>
    <style:style style:name="co8" style:family="table-column">
      <style:table-column-properties fo:break-before="auto" style:column-width="0.8811in"/>
    </style:style>
    <style:style style:name="co9" style:family="table-column">
      <style:table-column-properties fo:break-before="auto" style:column-width="0.6283in"/>
    </style:style>
    <style:style style:name="co10" style:family="table-column">
      <style:table-column-properties fo:break-before="auto" style:column-width="1.1689in"/>
    </style:style>
    <style:style style:name="co15" style:family="table-column">
      <style:table-column-properties fo:break-before="auto" style:column-width="0.9807in"/>
    </style:style>
    <style:style style:name="co16" style:family="table-column">
      <style:table-column-properties fo:break-before="auto" style:column-width="0.9799in"/>
    </style:style>
    <style:style style:name="co17" style:family="table-column">
      <style:table-column-properties fo:break-before="auto" style:column-width="1.6673in"/>
    </style:style>
    <style:style style:name="co18" style:family="table-column">
      <style:table-column-properties fo:break-before="auto" style:column-width="0.2756in"/>
    </style:style>
    <style:style style:name="co19" style:family="table-column">
      <style:table-column-properties fo:break-before="auto" style:column-width="3.5492in"/>
    </style:style>
    <style:style style:name="co20" style:family="table-column">
      <style:table-column-properties fo:break-before="auto" style:column-width="0.1984in"/>
    </style:style>
    <style:style style:name="ro12" style:family="table-row">
      <style:table-row-properties style:row-height="0.7252in" fo:break-before="auto" style:use-optimal-row-height="true"/>
    </style:style>
    <style:style style:name="ro10" style:family="table-row">
      <style:table-row-properties style:row-height="0.4866in" fo:break-before="auto" style:use-optimal-row-height="true"/>
    </style:style>
    <style:style style:name="ro13" style:family="table-row">
      <style:table-row-properties style:row-height="0.798in" fo:break-before="auto" style:use-optimal-row-height="true"/>
    </style:style>
    <style:style style:name="ro11" style:family="table-row">
      <style:table-row-properties style:row-height="0.3311in" fo:break-before="auto" style:use-optimal-row-height="true"/>
    </style:style>
    <style:style style:name="ro3"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ro7" style:family="table-row">
      <style:table-row-properties style:row-height="0.7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3543in" fo:break-before="auto" style:use-optimal-row-height="true"/>
    </style:style>
    <style:style style:name="ro14" style:family="table-row">
      <style:table-row-properties style:row-height="0.5311in" fo:break-before="auto" style:use-optimal-row-height="true"/>
    </style:style>
    <style:style style:name="ro15" style:family="table-row">
      <style:table-row-properties style:row-height="0.8854in" fo:break-before="auto" style:use-optimal-row-height="true"/>
    </style:style>
    <style:style style:name="ro16" style:family="table-row">
      <style:table-row-properties style:row-height="0.7083in" fo:break-before="auto" style:use-optimal-row-height="true"/>
    </style:style>
    <style:style style:name="ro17" style:family="table-row">
      <style:table-row-properties style:row-height="0.1799in" fo:break-before="auto" style:use-optimal-row-height="false"/>
    </style:style>
    <style:style style:name="ta7" style:family="table" style:master-page-name="PageStyle_5f_4">
      <style:table-properties table:display="true" style:writing-mode="lr-tb"/>
    </style:style>
    <style:style style:name="ta2" style:family="table" style:master-page-name="PageStyle_5f_ganancias">
      <style:table-properties table:display="true" style:writing-mode="lr-tb"/>
    </style:style>
    <style:style style:name="ta3" style:family="table" style:master-page-name="PageStyle_5f_tiempo">
      <style:table-properties table:display="true" style:writing-mode="lr-tb"/>
    </style:style>
    <style:style style:name="ta4" style:family="table" style:master-page-name="PageStyle_5f_tareas">
      <style:table-properties table:display="true" style:writing-mode="lr-tb"/>
    </style:style>
    <style:style style:name="ta5" style:family="table" style:master-page-name="PageStyle_5f_1">
      <style:table-properties table:display="true" style:writing-mode="lr-tb"/>
    </style:style>
    <style:style style:name="ta6" style:family="table" style:master-page-name="PageStyle_5f_2">
      <style:table-properties table:display="true" style:writing-mode="lr-tb"/>
    </style:style>
    <style:style style:name="ta8" style:family="table" style:master-page-name="PageStyle_5f_3">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6" style:family="table-cell" style:parent-style-name="Default">
      <style:table-cell-properties style:rotation-align="none"/>
      <style:text-properties style:text-position=""/>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3"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Default" style:data-style-name="N0"/>
    <style:style style:name="ce14" style:family="table-cell" style:parent-style-name="Default" style:data-style-name="N2"/>
    <style:style style:name="ce1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0"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9"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rotation-align="none"/>
    </style:style>
    <style:style style:name="ce36"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3"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2">
        <office:forms form:automatic-focus="false" form:apply-design-mode="false"/>
        <table:shapes>
          <draw:frame draw:z-index="0" draw:style-name="gr1" draw:text-style-name="P1" svg:width="13.5496in" svg:height="4.2012in" svg:x="0.0654in" svg:y="3.1063in">
            <draw:object draw:notify-on-update-of-ranges="ganancias.A2:ganancias.A12 ganancias.D1:ganancias.D1 ganancias.D2:ganancias.D12 ganancias.G1:ganancias.G1 ganancias.G2:ganancias.G12" xlink:href="./Object 1" xlink:type="simple" xlink:show="embed" xlink:actuate="onLoad"/>
            <draw:image xlink:href="./ObjectReplacements/Object 1" xlink:type="simple" xlink:show="embed" xlink:actuate="onLoad"/>
          </draw:frame>
          <draw:frame draw:z-index="1" draw:style-name="gr1" draw:text-style-name="P1" svg:width="13.3748in" svg:height="4.0969in" svg:x="0.1854in" svg:y="7.715in">
            <draw:object draw:notify-on-update-of-ranges="ganancias.A2:ganancias.A12 ganancias.C1:ganancias.C1 ganancias.C2:ganancias.C12 ganancias.F1:ganancias.F1 ganancias.F2:ganancias.F12" xlink:href="./Object 2" xlink:type="simple" xlink:show="embed" xlink:actuate="onLoad"/>
            <draw:image xlink:href="./ObjectReplacements/Object 2" xlink:type="simple" xlink:show="embed" xlink:actuate="onLoad"/>
          </draw:frame>
        </table:shapes>
        <table:table-column table:style-name="co1" table:default-cell-style-name="ce18"/>
        <table:table-column table:style-name="co2" table:default-cell-style-name="ce22"/>
        <table:table-column table:style-name="co1" table:number-columns-repeated="2" table:default-cell-style-name="ce18"/>
        <table:table-column table:style-name="co2" table:default-cell-style-name="ce22"/>
        <table:table-column table:style-name="co1" table:number-columns-repeated="2" table:default-cell-style-name="ce18"/>
        <table:table-column table:style-name="co7" table:number-columns-repeated="1016" table:default-cell-style-name="ce18"/>
        <table:table-column table:style-name="co8" table:default-cell-style-name="ce18"/>
        <table:table-row table:style-name="ro7">
          <table:table-cell table:style-name="ce15" office:value-type="string" calcext:value-type="string">
            <text:p>Semana</text:p>
          </table:table-cell>
          <table:table-cell table:style-name="ce19"/>
          <table:table-cell table:style-name="ce15" office:value-type="string" calcext:value-type="string">
            <text:p>Porcentaje individual de ganancias estimadas</text:p>
          </table:table-cell>
          <table:table-cell table:style-name="ce15" office:value-type="string" calcext:value-type="string">
            <text:p>Porcentaje acumulado de ganancias estimadas</text:p>
          </table:table-cell>
          <table:table-cell table:style-name="ce19"/>
          <table:table-cell table:style-name="ce15" office:value-type="string" calcext:value-type="string">
            <text:p>Porcentaje individual de ganancias obtenidas</text:p>
          </table:table-cell>
          <table:table-cell table:style-name="ce15" office:value-type="string" calcext:value-type="string">
            <text:p>Porcentaje acumulado de ganancias obtenidas</text:p>
          </table:table-cell>
          <table:table-cell table:style-name="ce28" table:number-columns-repeated="1017"/>
        </table:table-row>
        <table:table-row table:style-name="ro2">
          <table:table-cell table:style-name="ce17" office:value-type="float" office:value="1" calcext:value-type="float">
            <text:p>1</text:p>
          </table:table-cell>
          <table:table-cell table:style-name="ce20"/>
          <table:table-cell table:style-name="ce25" table:formula="of:=SUMIF([$tareas.$G$1:.$G$1048576];[.A2];[$tareas.$F$1:.$F$1048576])" office:value-type="percentage" office:value="0.0825396825396825" calcext:value-type="percentage">
            <text:p>8.25%</text:p>
          </table:table-cell>
          <table:table-cell table:style-name="ce26" table:formula="of:=[.C2]" office:value-type="percentage" office:value="0.0825396825396825" calcext:value-type="percentage">
            <text:p>8.25%</text:p>
          </table:table-cell>
          <table:table-cell table:style-name="ce27"/>
          <table:table-cell table:style-name="ce26" table:formula="of:=SUMIF([$tareas.$J$1:.$J$1048576];[.A2];[$tareas.$I$1:.$I$1048576])" office:value-type="percentage" office:value="0.0730158730158731" calcext:value-type="percentage">
            <text:p>7.30%</text:p>
          </table:table-cell>
          <table:table-cell table:style-name="ce26" table:formula="of:=[.F2]" office:value-type="percentage" office:value="0.0730158730158731" calcext:value-type="percentage">
            <text:p>7.30%</text:p>
          </table:table-cell>
          <table:table-cell table:number-columns-repeated="1017"/>
        </table:table-row>
        <table:table-row table:style-name="ro2">
          <table:table-cell table:style-name="ce17" office:value-type="float" office:value="2" calcext:value-type="float">
            <text:p>2</text:p>
          </table:table-cell>
          <table:table-cell table:style-name="ce20"/>
          <table:table-cell table:style-name="ce25" table:formula="of:=SUMIF([$tareas.$G$1:.$G$1048576];[.A3];[$tareas.$F$1:.$F$1048576])" office:value-type="percentage" office:value="0.0587301587301587" calcext:value-type="percentage">
            <text:p>5.87%</text:p>
          </table:table-cell>
          <table:table-cell table:style-name="ce26" table:formula="of:=[.C3]+[.D2]" office:value-type="percentage" office:value="0.141269841269841" calcext:value-type="percentage">
            <text:p>14.13%</text:p>
          </table:table-cell>
          <table:table-cell table:style-name="ce27"/>
          <table:table-cell table:style-name="ce26" table:formula="of:=SUMIF([$tareas.$J$1:.$J$1048576];[.A3];[$tareas.$I$1:.$I$1048576])" office:value-type="percentage" office:value="0.0428571428571428" calcext:value-type="percentage">
            <text:p>4.29%</text:p>
          </table:table-cell>
          <table:table-cell table:style-name="ce26" table:formula="of:=[.F3]+[.G2]" office:value-type="percentage" office:value="0.115873015873016" calcext:value-type="percentage">
            <text:p>11.59%</text:p>
          </table:table-cell>
          <table:table-cell table:number-columns-repeated="1017"/>
        </table:table-row>
        <table:table-row table:style-name="ro2">
          <table:table-cell table:style-name="ce17" office:value-type="float" office:value="3" calcext:value-type="float">
            <text:p>3</text:p>
          </table:table-cell>
          <table:table-cell table:style-name="ce20"/>
          <table:table-cell table:style-name="ce25" table:formula="of:=SUMIF([$tareas.$G$1:.$G$1048576];[.A4];[$tareas.$F$1:.$F$1048576])" office:value-type="percentage" office:value="0.0888888888888889" calcext:value-type="percentage">
            <text:p>8.89%</text:p>
          </table:table-cell>
          <table:table-cell table:style-name="ce26" table:formula="of:=[.C4]+[.D3]" office:value-type="percentage" office:value="0.23015873015873" calcext:value-type="percentage">
            <text:p>23.02%</text:p>
          </table:table-cell>
          <table:table-cell table:style-name="ce27"/>
          <table:table-cell table:style-name="ce26" table:formula="of:=SUMIF([$tareas.$J$1:.$J$1048576];[.A4];[$tareas.$I$1:.$I$1048576])" office:value-type="percentage" office:value="0.114285714285714" calcext:value-type="percentage">
            <text:p>11.43%</text:p>
          </table:table-cell>
          <table:table-cell table:style-name="ce26" table:formula="of:=[.F4]+[.G3]" office:value-type="percentage" office:value="0.23015873015873" calcext:value-type="percentage">
            <text:p>23.02%</text:p>
          </table:table-cell>
          <table:table-cell table:number-columns-repeated="1017"/>
        </table:table-row>
        <table:table-row table:style-name="ro2">
          <table:table-cell table:style-name="ce17" office:value-type="float" office:value="4" calcext:value-type="float">
            <text:p>4</text:p>
          </table:table-cell>
          <table:table-cell table:style-name="ce20"/>
          <table:table-cell table:style-name="ce25" table:formula="of:=SUMIF([$tareas.$G$1:.$G$1048576];[.A5];[$tareas.$F$1:.$F$1048576])" office:value-type="percentage" office:value="0.111111111111111" calcext:value-type="percentage">
            <text:p>11.11%</text:p>
          </table:table-cell>
          <table:table-cell table:style-name="ce26" table:formula="of:=[.C5]+[.D4]" office:value-type="percentage" office:value="0.341269841269841" calcext:value-type="percentage">
            <text:p>34.13%</text:p>
          </table:table-cell>
          <table:table-cell table:style-name="ce27"/>
          <table:table-cell table:style-name="ce26" table:formula="of:=SUMIF([$tareas.$J$1:.$J$1048576];[.A5];[$tareas.$I$1:.$I$1048576])" office:value-type="percentage" office:value="0.0793650793650794" calcext:value-type="percentage">
            <text:p>7.94%</text:p>
          </table:table-cell>
          <table:table-cell table:style-name="ce26" table:formula="of:=[.F5]+[.G4]" office:value-type="percentage" office:value="0.30952380952381" calcext:value-type="percentage">
            <text:p>30.95%</text:p>
          </table:table-cell>
          <table:table-cell table:number-columns-repeated="1017"/>
        </table:table-row>
        <table:table-row table:style-name="ro2">
          <table:table-cell table:style-name="ce17" office:value-type="float" office:value="5" calcext:value-type="float">
            <text:p>5</text:p>
          </table:table-cell>
          <table:table-cell table:style-name="ce20"/>
          <table:table-cell table:style-name="ce25" table:formula="of:=SUMIF([$tareas.$G$1:.$G$1048576];[.A6];[$tareas.$F$1:.$F$1048576])" office:value-type="percentage" office:value="0.106349206349206" calcext:value-type="percentage">
            <text:p>10.63%</text:p>
          </table:table-cell>
          <table:table-cell table:style-name="ce26" table:formula="of:=[.C6]+[.D5]" office:value-type="percentage" office:value="0.447619047619048" calcext:value-type="percentage">
            <text:p>44.76%</text:p>
          </table:table-cell>
          <table:table-cell table:style-name="ce27"/>
          <table:table-cell table:style-name="ce26" table:formula="of:=SUMIF([$tareas.$J$1:.$J$1048576];[.A6];[$tareas.$I$1:.$I$1048576])" office:value-type="percentage" office:value="0.13015873015873" calcext:value-type="percentage">
            <text:p>13.02%</text:p>
          </table:table-cell>
          <table:table-cell table:style-name="ce26" table:formula="of:=[.F6]+[.G5]" office:value-type="percentage" office:value="0.43968253968254" calcext:value-type="percentage">
            <text:p>43.97%</text:p>
          </table:table-cell>
          <table:table-cell table:number-columns-repeated="1017"/>
        </table:table-row>
        <table:table-row table:style-name="ro2">
          <table:table-cell table:style-name="ce17" office:value-type="float" office:value="6" calcext:value-type="float">
            <text:p>6</text:p>
          </table:table-cell>
          <table:table-cell table:style-name="ce20"/>
          <table:table-cell table:style-name="ce25" table:formula="of:=SUMIF([$tareas.$G$1:.$G$1048576];[.A7];[$tareas.$F$1:.$F$1048576])" office:value-type="percentage" office:value="0.103174603174603" calcext:value-type="percentage">
            <text:p>10.32%</text:p>
          </table:table-cell>
          <table:table-cell table:style-name="ce26" table:formula="of:=[.C7]+[.D6]" office:value-type="percentage" office:value="0.550793650793651" calcext:value-type="percentage">
            <text:p>55.08%</text:p>
          </table:table-cell>
          <table:table-cell table:style-name="ce27"/>
          <table:table-cell table:style-name="ce26" table:formula="of:=SUMIF([$tareas.$J$1:.$J$1048576];[.A7];[$tareas.$I$1:.$I$1048576])" office:value-type="percentage" office:value="0.061904761904762" calcext:value-type="percentage">
            <text:p>6.19%</text:p>
          </table:table-cell>
          <table:table-cell table:style-name="ce26" table:formula="of:=[.F7]+[.G6]" office:value-type="percentage" office:value="0.501587301587302" calcext:value-type="percentage">
            <text:p>50.16%</text:p>
          </table:table-cell>
          <table:table-cell table:number-columns-repeated="1017"/>
        </table:table-row>
        <table:table-row table:style-name="ro2">
          <table:table-cell table:style-name="ce17" office:value-type="float" office:value="7" calcext:value-type="float">
            <text:p>7</text:p>
          </table:table-cell>
          <table:table-cell table:style-name="ce20"/>
          <table:table-cell table:style-name="ce25" table:formula="of:=SUMIF([$tareas.$G$1:.$G$1048576];[.A8];[$tareas.$F$1:.$F$1048576])" office:value-type="percentage" office:value="0.103174603174603" calcext:value-type="percentage">
            <text:p>10.32%</text:p>
          </table:table-cell>
          <table:table-cell table:style-name="ce26" table:formula="of:=[.C8]+[.D7]" office:value-type="percentage" office:value="0.653968253968254" calcext:value-type="percentage">
            <text:p>65.40%</text:p>
          </table:table-cell>
          <table:table-cell table:style-name="ce27"/>
          <table:table-cell table:style-name="ce26" table:formula="of:=SUMIF([$tareas.$J$1:.$J$1048576];[.A8];[$tareas.$I$1:.$I$1048576])" office:value-type="percentage" office:value="0.115873015873016" calcext:value-type="percentage">
            <text:p>11.59%</text:p>
          </table:table-cell>
          <table:table-cell table:style-name="ce26" table:formula="of:=[.F8]+[.G7]" office:value-type="percentage" office:value="0.617460317460318" calcext:value-type="percentage">
            <text:p>61.75%</text:p>
          </table:table-cell>
          <table:table-cell table:number-columns-repeated="1017"/>
        </table:table-row>
        <table:table-row table:style-name="ro3">
          <table:table-cell table:style-name="ce17" office:value-type="float" office:value="8" calcext:value-type="float">
            <text:p>8</text:p>
          </table:table-cell>
          <table:table-cell table:style-name="ce20"/>
          <table:table-cell table:style-name="ce25" table:formula="of:=SUMIF([$tareas.$G$1:.$G$1048576];[.A9];[$tareas.$F$1:.$F$1048576])" office:value-type="percentage" office:value="0.117460317460317" calcext:value-type="percentage">
            <text:p>11.75%</text:p>
          </table:table-cell>
          <table:table-cell table:style-name="ce26" table:formula="of:=[.C9]+[.D8]" office:value-type="percentage" office:value="0.771428571428571" calcext:value-type="percentage">
            <text:p>77.14%</text:p>
          </table:table-cell>
          <table:table-cell table:style-name="ce27"/>
          <table:table-cell table:style-name="ce26" table:formula="of:=SUMIF([$tareas.$J$1:.$J$1048576];[.A9];[$tareas.$I$1:.$I$1048576])" office:value-type="percentage" office:value="0.0396825396825397" calcext:value-type="percentage">
            <text:p>3.97%</text:p>
          </table:table-cell>
          <table:table-cell table:style-name="ce26" table:formula="of:=[.F9]+[.G8]" office:value-type="percentage" office:value="0.657142857142858" calcext:value-type="percentage">
            <text:p>65.71%</text:p>
          </table:table-cell>
          <table:table-cell table:number-columns-repeated="1017"/>
        </table:table-row>
        <table:table-row table:style-name="ro2">
          <table:table-cell table:style-name="ce17" office:value-type="float" office:value="9" calcext:value-type="float">
            <text:p>9</text:p>
          </table:table-cell>
          <table:table-cell table:style-name="ce20"/>
          <table:table-cell table:style-name="ce25" table:formula="of:=SUMIF([$tareas.$G$1:.$G$1048576];[.A10];[$tareas.$F$1:.$F$1048576])" office:value-type="percentage" office:value="0.111111111111111" calcext:value-type="percentage">
            <text:p>11.11%</text:p>
          </table:table-cell>
          <table:table-cell table:style-name="ce26" table:formula="of:=[.C10]+[.D9]" office:value-type="percentage" office:value="0.882539682539682" calcext:value-type="percentage">
            <text:p>88.25%</text:p>
          </table:table-cell>
          <table:table-cell table:style-name="ce27"/>
          <table:table-cell table:style-name="ce26" table:formula="of:=SUMIF([$tareas.$J$1:.$J$1048576];[.A10];[$tareas.$I$1:.$I$1048576])" office:value-type="percentage" office:value="0.0761904761904762" calcext:value-type="percentage">
            <text:p>7.62%</text:p>
          </table:table-cell>
          <table:table-cell table:style-name="ce26" table:formula="of:=[.F10]+[.G9]" office:value-type="percentage" office:value="0.733333333333334" calcext:value-type="percentage">
            <text:p>73.33%</text:p>
          </table:table-cell>
          <table:table-cell table:number-columns-repeated="1017"/>
        </table:table-row>
        <table:table-row table:style-name="ro3">
          <table:table-cell table:style-name="ce17" office:value-type="float" office:value="10" calcext:value-type="float">
            <text:p>10</text:p>
          </table:table-cell>
          <table:table-cell table:style-name="ce20"/>
          <table:table-cell table:style-name="ce25" table:formula="of:=SUMIF([$tareas.$G$1:.$G$1048576];[.A11];[$tareas.$F$1:.$F$1048576])" office:value-type="percentage" office:value="0.117460317460317" calcext:value-type="percentage">
            <text:p>11.75%</text:p>
          </table:table-cell>
          <table:table-cell table:style-name="ce26" table:formula="of:=[.C11]+[.D10]" office:value-type="percentage" office:value="1" calcext:value-type="percentage">
            <text:p>100.00%</text:p>
          </table:table-cell>
          <table:table-cell table:style-name="ce27"/>
          <table:table-cell table:style-name="ce26" table:formula="of:=SUMIF([$tareas.$J$1:.$J$1048576];[.A11];[$tareas.$I$1:.$I$1048576])" office:value-type="percentage" office:value="0.149206349206349" calcext:value-type="percentage">
            <text:p>14.92%</text:p>
          </table:table-cell>
          <table:table-cell table:style-name="ce26" table:formula="of:=[.F11]+[.G10]" office:value-type="percentage" office:value="0.882539682539683" calcext:value-type="percentage">
            <text:p>88.25%</text:p>
          </table:table-cell>
          <table:table-cell table:style-name="ce29"/>
          <table:table-cell table:number-columns-repeated="1016"/>
        </table:table-row>
        <table:table-row table:style-name="ro3">
          <table:table-cell table:style-name="ce17" office:value-type="float" office:value="11" calcext:value-type="float">
            <text:p>11</text:p>
          </table:table-cell>
          <table:table-cell table:style-name="ce20"/>
          <table:table-cell table:style-name="ce25" table:formula="of:=SUMIF([$tareas.$G$1:.$G$1048576];[.A12];[$tareas.$F$1:.$F$1048576])" office:value-type="percentage" office:value="0" calcext:value-type="percentage">
            <text:p>0.00%</text:p>
          </table:table-cell>
          <table:table-cell table:style-name="ce26" table:formula="of:=[.C12]+[.D11]" office:value-type="percentage" office:value="1" calcext:value-type="percentage">
            <text:p>100.00%</text:p>
          </table:table-cell>
          <table:table-cell table:style-name="ce27"/>
          <table:table-cell table:style-name="ce26" table:formula="of:=SUMIF([$tareas.$J$1:.$J$1048576];[.A12];[$tareas.$I$1:.$I$1048576])" office:value-type="percentage" office:value="0.034920634920635" calcext:value-type="percentage">
            <text:p>3.49%</text:p>
          </table:table-cell>
          <table:table-cell table:style-name="ce26" table:formula="of:=[.F12]+[.G11]" office:value-type="percentage" office:value="0.917460317460318" calcext:value-type="percentage">
            <text:p>91.75%</text:p>
          </table:table-cell>
          <table:table-cell table:style-name="ce29" table:number-columns-repeated="2"/>
          <table:table-cell table:number-columns-repeated="1015"/>
        </table:table-row>
        <table:table-row table:style-name="ro3" table:number-rows-repeated="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3" table:number-rows-repeated="2">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1024"/>
        </table:table-row>
        <table:table-row table:style-name="ro3">
          <table:table-cell table:number-columns-repeated="1024"/>
        </table:table-row>
        <table:table-row table:style-name="ro2" table:number-rows-repeated="1048522">
          <table:table-cell table:number-columns-repeated="1024"/>
        </table:table-row>
        <table:table-row table:style-name="ro2">
          <table:table-cell table:number-columns-repeated="1024"/>
        </table:table-row>
      </table:table>
      <table:table table:name="tiempo" table:style-name="ta3">
        <office:forms form:automatic-focus="false" form:apply-design-mode="false"/>
        <table:shapes>
          <draw:frame draw:z-index="0" draw:style-name="gr1" draw:text-style-name="P1" svg:width="11.7307in" svg:height="3.8461in" svg:x="0.1772in" svg:y="3.1181in">
            <draw:object draw:notify-on-update-of-ranges="tiempo.A2:tiempo.A12 tiempo.D1:tiempo.D1 tiempo.D2:tiempo.D12 tiempo.L1:tiempo.L1 tiempo.L2:tiempo.L12 tiempo.T1:tiempo.T1 tiempo.T2:tiempo.T12" xlink:href="./Object 3" xlink:type="simple" xlink:show="embed" xlink:actuate="onLoad"/>
            <draw:image xlink:href="./ObjectReplacements/Object 3" xlink:type="simple" xlink:show="embed" xlink:actuate="onLoad"/>
          </draw:frame>
          <draw:frame draw:z-index="1" draw:style-name="gr1" draw:text-style-name="P1" svg:width="11.5591in" svg:height="3.8748in" svg:x="0.2945in" svg:y="7.3303in">
            <draw:object draw:notify-on-update-of-ranges="tiempo.A2:tiempo.A12 tiempo.E1:tiempo.E1 tiempo.E2:tiempo.E12 tiempo.M1:tiempo.M1 tiempo.M2:tiempo.M12 tiempo.U1:tiempo.U1 tiempo.U2:tiempo.U12" xlink:href="./Object 4" xlink:type="simple" xlink:show="embed" xlink:actuate="onLoad"/>
            <draw:image xlink:href="./ObjectReplacements/Object 4" xlink:type="simple" xlink:show="embed" xlink:actuate="onLoad"/>
          </draw:frame>
        </table:shapes>
        <table:table-column table:style-name="co9" table:default-cell-style-name="ce18"/>
        <table:table-column table:style-name="co10" table:default-cell-style-name="ce18"/>
        <table:table-column table:style-name="co2" table:default-cell-style-name="ce22"/>
        <table:table-column table:style-name="co15" table:default-cell-style-name="ce18"/>
        <table:table-column table:style-name="co16" table:default-cell-style-name="ce18"/>
        <table:table-column table:style-name="co2" table:default-cell-style-name="ce18"/>
        <table:table-column table:style-name="co15" table:number-columns-repeated="6" table:default-cell-style-name="ce18"/>
        <table:table-column table:style-name="co16" table:default-cell-style-name="ce18"/>
        <table:table-column table:style-name="co2" table:default-cell-style-name="ce22"/>
        <table:table-column table:style-name="co15" table:number-columns-repeated="6" table:default-cell-style-name="ce18"/>
        <table:table-column table:style-name="co16" table:default-cell-style-name="ce18"/>
        <table:table-column table:style-name="co8" table:number-columns-repeated="2" table:default-cell-style-name="ce18"/>
        <table:table-column table:style-name="co17" table:default-cell-style-name="ce18"/>
        <table:table-column table:style-name="co8" table:number-columns-repeated="1000" table:default-cell-style-name="ce18"/>
        <table:table-row table:style-name="ro8">
          <table:table-cell table:style-name="ce15" office:value-type="string" calcext:value-type="string">
            <text:p>Semana</text:p>
          </table:table-cell>
          <table:table-cell table:style-name="ce15" office:value-type="string" calcext:value-type="string">
            <text:p>Fecha de inicio</text:p>
          </table:table-cell>
          <table:table-cell table:style-name="ce19"/>
          <table:table-cell table:style-name="ce15" office:value-type="string" calcext:value-type="string">
            <text:p>Horas Disponibles</text:p>
          </table:table-cell>
          <table:table-cell table:style-name="ce15" office:value-type="string" calcext:value-type="string">
            <text:p>Horas disponibles acumuladas</text:p>
          </table:table-cell>
          <table:table-cell table:style-name="ce19"/>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15" office:value-type="string" calcext:value-type="string">
            <text:p>Horas Estimadas</text:p>
          </table:table-cell>
          <table:table-cell table:style-name="ce15" office:value-type="string" calcext:value-type="string">
            <text:p>Horas Estimadas Acumuladas</text:p>
          </table:table-cell>
          <table:table-cell table:style-name="ce19"/>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15" office:value-type="string" calcext:value-type="string">
            <text:p>Horas Trabajadas</text:p>
          </table:table-cell>
          <table:table-cell table:style-name="ce15" office:value-type="string" calcext:value-type="string">
            <text:p>Horas Trabajadas Acumuladas</text:p>
          </table:table-cell>
          <table:table-cell table:style-name="ce36" table:number-columns-repeated="1003"/>
        </table:table-row>
        <table:table-row table:style-name="ro3">
          <table:table-cell table:style-name="ce31" table:formula="of:=[$ganancias.A2]" office:value-type="float" office:value="1" calcext:value-type="float">
            <text:p>1</text:p>
          </table:table-cell>
          <table:table-cell table:style-name="ce34" office:value-type="date" office:date-value="2014-09-20" calcext:value-type="date">
            <text:p>09/20/2014</text:p>
          </table:table-cell>
          <table:table-cell/>
          <table:table-cell table:style-name="ce31" table:formula="of:=7*5" office:value-type="float" office:value="35" calcext:value-type="float">
            <text:p>35</text:p>
          </table:table-cell>
          <table:table-cell table:style-name="ce31" table:formula="of:=[.D2]" office:value-type="float" office:value="35" calcext:value-type="float">
            <text:p>35</text:p>
          </table:table-cell>
          <table:table-cell table:style-name="ce22"/>
          <table:table-cell table:style-name="ce31" table:formula="of:=SUMIF([$'1'.$G$1:.$G$1048576];[.A2];[$'1'.$I$1:.$I$1048576])" office:value-type="float" office:value="4.5" calcext:value-type="float">
            <text:p>4.5</text:p>
          </table:table-cell>
          <table:table-cell table:style-name="ce31" table:formula="of:=SUMIF([$'1'.$G$1:.$G$1048576];[.A2];[$'1'.$J$1:.$J$1048576])" office:value-type="float" office:value="5" calcext:value-type="float">
            <text:p>5</text:p>
          </table:table-cell>
          <table:table-cell table:style-name="ce31" table:formula="of:=SUMIF([$'1'.$G$1:.$G$1048576];[.A2];[$'1'.$K$1:.$K$1048576])" office:value-type="float" office:value="3.5" calcext:value-type="float">
            <text:p>3.5</text:p>
          </table:table-cell>
          <table:table-cell table:style-name="ce31" table:formula="of:=SUMIF([$'1'.$G$1:.$G$1048576];[.A2];[$'1'.$L$1:.$L$1048576])" office:value-type="float" office:value="9.5" calcext:value-type="float">
            <text:p>9.5</text:p>
          </table:table-cell>
          <table:table-cell table:style-name="ce31" table:formula="of:=SUMIF([$'1'.$G$1:.$G$1048576];[.A2];[$'1'.$M$1:.$M$1048576])" office:value-type="float" office:value="3.5" calcext:value-type="float">
            <text:p>3.5</text:p>
          </table:table-cell>
          <table:table-cell table:style-name="ce31" table:formula="of:=SUMIF([$tareas.G$1:.G$1048576];[.A2];[$tareas.E$1:.E$1048576])" office:value-type="float" office:value="26" calcext:value-type="float">
            <text:p>26</text:p>
          </table:table-cell>
          <table:table-cell table:style-name="ce31" table:formula="of:=[.L2]" office:value-type="float" office:value="26" calcext:value-type="float">
            <text:p>26</text:p>
          </table:table-cell>
          <table:table-cell/>
          <table:table-cell table:style-name="ce31" office:value-type="float" office:value="2.35" calcext:value-type="float">
            <text:p>2.35</text:p>
          </table:table-cell>
          <table:table-cell table:style-name="ce31" office:value-type="float" office:value="2.1" calcext:value-type="float">
            <text:p>2.1</text:p>
          </table:table-cell>
          <table:table-cell table:style-name="ce31" office:value-type="float" office:value="3.93" calcext:value-type="float">
            <text:p>3.93</text:p>
          </table:table-cell>
          <table:table-cell table:style-name="ce31" office:value-type="float" office:value="7.42" calcext:value-type="float">
            <text:p>7.42</text:p>
          </table:table-cell>
          <table:table-cell table:style-name="ce31" office:value-type="float" office:value="5.27" calcext:value-type="float">
            <text:p>5.27</text:p>
          </table:table-cell>
          <table:table-cell table:style-name="ce31" table:formula="of:=SUM([.O2:.S2])" office:value-type="float" office:value="21.07" calcext:value-type="float">
            <text:p>21.07</text:p>
          </table:table-cell>
          <table:table-cell table:style-name="ce31" table:formula="of:=[.T2]" office:value-type="float" office:value="21.07" calcext:value-type="float">
            <text:p>21.07</text:p>
          </table:table-cell>
          <table:table-cell table:number-columns-repeated="1003"/>
        </table:table-row>
        <table:table-row table:style-name="ro3">
          <table:table-cell table:style-name="ce31" table:formula="of:=[$ganancias.A3]" office:value-type="float" office:value="2" calcext:value-type="float">
            <text:p>2</text:p>
          </table:table-cell>
          <table:table-cell table:style-name="ce34" table:formula="of:=[.B2]+7" office:value-type="date" office:date-value="2014-09-27" calcext:value-type="date">
            <text:p>09/27/2014</text:p>
          </table:table-cell>
          <table:table-cell/>
          <table:table-cell table:style-name="ce31" table:formula="of:=7*5" office:value-type="float" office:value="35" calcext:value-type="float">
            <text:p>35</text:p>
          </table:table-cell>
          <table:table-cell table:style-name="ce31" table:formula="of:=[.D3]+[.E2]" office:value-type="float" office:value="70" calcext:value-type="float">
            <text:p>70</text:p>
          </table:table-cell>
          <table:table-cell table:style-name="ce22"/>
          <table:table-cell table:style-name="ce31" table:formula="of:=SUMIF([$'1'.$G$1:.$G$1048576];[.A3];[$'1'.$I$1:.$I$1048576])" office:value-type="float" office:value="2" calcext:value-type="float">
            <text:p>2</text:p>
          </table:table-cell>
          <table:table-cell table:style-name="ce31" table:formula="of:=SUMIF([$'1'.$G$1:.$G$1048576];[.A3];[$'1'.$J$1:.$J$1048576])" office:value-type="float" office:value="7" calcext:value-type="float">
            <text:p>7</text:p>
          </table:table-cell>
          <table:table-cell table:style-name="ce31" table:formula="of:=SUMIF([$'1'.$G$1:.$G$1048576];[.A3];[$'1'.$K$1:.$K$1048576])" office:value-type="float" office:value="4" calcext:value-type="float">
            <text:p>4</text:p>
          </table:table-cell>
          <table:table-cell table:style-name="ce31" table:formula="of:=SUMIF([$'1'.$G$1:.$G$1048576];[.A3];[$'1'.$L$1:.$L$1048576])" office:value-type="float" office:value="3.5" calcext:value-type="float">
            <text:p>3.5</text:p>
          </table:table-cell>
          <table:table-cell table:style-name="ce31" table:formula="of:=SUMIF([$'1'.$G$1:.$G$1048576];[.A3];[$'1'.$M$1:.$M$1048576])" office:value-type="float" office:value="2" calcext:value-type="float">
            <text:p>2</text:p>
          </table:table-cell>
          <table:table-cell table:style-name="ce31" table:formula="of:=SUMIF([$tareas.G$1:.G$1048576];[.A3];[$tareas.E$1:.E$1048576])" office:value-type="float" office:value="18.5" calcext:value-type="float">
            <text:p>18.5</text:p>
          </table:table-cell>
          <table:table-cell table:style-name="ce31" table:formula="of:=[.L3]+[.M2]" office:value-type="float" office:value="44.5" calcext:value-type="float">
            <text:p>44.5</text:p>
          </table:table-cell>
          <table:table-cell/>
          <table:table-cell table:style-name="ce31" office:value-type="float" office:value="7.33" calcext:value-type="float">
            <text:p>7.33</text:p>
          </table:table-cell>
          <table:table-cell table:style-name="ce31" office:value-type="float" office:value="7.28" calcext:value-type="float">
            <text:p>7.28</text:p>
          </table:table-cell>
          <table:table-cell table:style-name="ce31" office:value-type="float" office:value="5.33" calcext:value-type="float">
            <text:p>5.33</text:p>
          </table:table-cell>
          <table:table-cell table:style-name="ce31" office:value-type="float" office:value="4.42" calcext:value-type="float">
            <text:p>4.42</text:p>
          </table:table-cell>
          <table:table-cell table:style-name="ce31" office:value-type="float" office:value="4.67" calcext:value-type="float">
            <text:p>4.67</text:p>
          </table:table-cell>
          <table:table-cell table:style-name="ce31" table:formula="of:=SUM([.O3:.S3])" office:value-type="float" office:value="29.03" calcext:value-type="float">
            <text:p>29.03</text:p>
          </table:table-cell>
          <table:table-cell table:style-name="ce31" table:formula="of:=[.T3]+[.U2]" office:value-type="float" office:value="50.1" calcext:value-type="float">
            <text:p>50.1</text:p>
          </table:table-cell>
          <table:table-cell table:number-columns-repeated="1003"/>
        </table:table-row>
        <table:table-row table:style-name="ro3">
          <table:table-cell table:style-name="ce31" table:formula="of:=[$ganancias.A4]" office:value-type="float" office:value="3" calcext:value-type="float">
            <text:p>3</text:p>
          </table:table-cell>
          <table:table-cell table:style-name="ce34" table:formula="of:=[.B3]+7" office:value-type="date" office:date-value="2014-10-04" calcext:value-type="date">
            <text:p>10/04/2014</text:p>
          </table:table-cell>
          <table:table-cell/>
          <table:table-cell table:style-name="ce31" table:formula="of:=7*5" office:value-type="float" office:value="35" calcext:value-type="float">
            <text:p>35</text:p>
          </table:table-cell>
          <table:table-cell table:style-name="ce31" table:formula="of:=[.D4]+[.E3]" office:value-type="float" office:value="105" calcext:value-type="float">
            <text:p>105</text:p>
          </table:table-cell>
          <table:table-cell table:style-name="ce22"/>
          <table:table-cell table:style-name="ce31" table:formula="of:=SUMIF([$'1'.$G$1:.$G$1048576];[.A4];[$'1'.$I$1:.$I$1048576])" office:value-type="float" office:value="8.5" calcext:value-type="float">
            <text:p>8.5</text:p>
          </table:table-cell>
          <table:table-cell table:style-name="ce31" table:formula="of:=SUMIF([$'1'.$G$1:.$G$1048576];[.A4];[$'1'.$J$1:.$J$1048576])" office:value-type="float" office:value="9.5" calcext:value-type="float">
            <text:p>9.5</text:p>
          </table:table-cell>
          <table:table-cell table:style-name="ce31" table:formula="of:=SUMIF([$'1'.$G$1:.$G$1048576];[.A4];[$'1'.$K$1:.$K$1048576])" office:value-type="float" office:value="3" calcext:value-type="float">
            <text:p>3</text:p>
          </table:table-cell>
          <table:table-cell table:style-name="ce31" table:formula="of:=SUMIF([$'1'.$G$1:.$G$1048576];[.A4];[$'1'.$L$1:.$L$1048576])" office:value-type="float" office:value="3" calcext:value-type="float">
            <text:p>3</text:p>
          </table:table-cell>
          <table:table-cell table:style-name="ce31" table:formula="of:=SUMIF([$'1'.$G$1:.$G$1048576];[.A4];[$'1'.$M$1:.$M$1048576])" office:value-type="float" office:value="4" calcext:value-type="float">
            <text:p>4</text:p>
          </table:table-cell>
          <table:table-cell table:style-name="ce31" table:formula="of:=SUMIF([$tareas.G$1:.G$1048576];[.A4];[$tareas.E$1:.E$1048576])" office:value-type="float" office:value="28" calcext:value-type="float">
            <text:p>28</text:p>
          </table:table-cell>
          <table:table-cell table:style-name="ce31" table:formula="of:=[.L4]+[.M3]" office:value-type="float" office:value="72.5" calcext:value-type="float">
            <text:p>72.5</text:p>
          </table:table-cell>
          <table:table-cell/>
          <table:table-cell table:style-name="ce31" office:value-type="float" office:value="5.43" calcext:value-type="float">
            <text:p>5.43</text:p>
          </table:table-cell>
          <table:table-cell table:style-name="ce31" office:value-type="float" office:value="10.73" calcext:value-type="float">
            <text:p>10.73</text:p>
          </table:table-cell>
          <table:table-cell table:style-name="ce31" office:value-type="float" office:value="10.12" calcext:value-type="float">
            <text:p>10.12</text:p>
          </table:table-cell>
          <table:table-cell table:style-name="ce31" office:value-type="float" office:value="10.5" calcext:value-type="float">
            <text:p>10.5</text:p>
          </table:table-cell>
          <table:table-cell table:style-name="ce31" office:value-type="float" office:value="7.37" calcext:value-type="float">
            <text:p>7.37</text:p>
          </table:table-cell>
          <table:table-cell table:style-name="ce31" table:formula="of:=SUM([.O4:.S4])" office:value-type="float" office:value="44.15" calcext:value-type="float">
            <text:p>44.15</text:p>
          </table:table-cell>
          <table:table-cell table:style-name="ce31" table:formula="of:=[.T4]+[.U3]" office:value-type="float" office:value="94.25" calcext:value-type="float">
            <text:p>94.25</text:p>
          </table:table-cell>
          <table:table-cell table:number-columns-repeated="1003"/>
        </table:table-row>
        <table:table-row table:style-name="ro3">
          <table:table-cell table:style-name="ce31" table:formula="of:=[$ganancias.A5]" office:value-type="float" office:value="4" calcext:value-type="float">
            <text:p>4</text:p>
          </table:table-cell>
          <table:table-cell table:style-name="ce34" table:formula="of:=[.B4]+7" office:value-type="date" office:date-value="2014-10-11" calcext:value-type="date">
            <text:p>10/11/2014</text:p>
          </table:table-cell>
          <table:table-cell/>
          <table:table-cell table:style-name="ce31" table:formula="of:=7*5" office:value-type="float" office:value="35" calcext:value-type="float">
            <text:p>35</text:p>
          </table:table-cell>
          <table:table-cell table:style-name="ce31" table:formula="of:=[.D5]+[.E4]" office:value-type="float" office:value="140" calcext:value-type="float">
            <text:p>140</text:p>
          </table:table-cell>
          <table:table-cell table:style-name="ce22"/>
          <table:table-cell table:style-name="ce31" table:formula="of:=SUMIF([$'2'.$G$1:.$G$1048576];[.A5];[$'2'.$I$1:.$I$1048576])" office:value-type="float" office:value="8.5" calcext:value-type="float">
            <text:p>8.5</text:p>
          </table:table-cell>
          <table:table-cell table:style-name="ce31" table:formula="of:=SUMIF([$'2'.$G$1:.$G$1048576];[.A5];[$'2'.$J$1:.$J$1048576])" office:value-type="float" office:value="7.5" calcext:value-type="float">
            <text:p>7.5</text:p>
          </table:table-cell>
          <table:table-cell table:style-name="ce31" table:formula="of:=SUMIF([$'2'.$G$1:.$G$1048576];[.A5];[$'2'.$K$1:.$K$1048576])" office:value-type="float" office:value="6.5" calcext:value-type="float">
            <text:p>6.5</text:p>
          </table:table-cell>
          <table:table-cell table:style-name="ce31" table:formula="of:=SUMIF([$'2'.$G$1:.$G$1048576];[.A5];[$'2'.$L$1:.$L$1048576])" office:value-type="float" office:value="8" calcext:value-type="float">
            <text:p>8</text:p>
          </table:table-cell>
          <table:table-cell table:style-name="ce31" table:formula="of:=SUMIF([$'2'.$G$1:.$G$1048576];[.A5];[$'2'.$M$1:.$M$1048576])" office:value-type="float" office:value="4.5" calcext:value-type="float">
            <text:p>4.5</text:p>
          </table:table-cell>
          <table:table-cell table:style-name="ce31" table:formula="of:=SUMIF([$tareas.G$1:.G$1048576];[.A5];[$tareas.E$1:.E$1048576])" office:value-type="float" office:value="35" calcext:value-type="float">
            <text:p>35</text:p>
          </table:table-cell>
          <table:table-cell table:style-name="ce31" table:formula="of:=[.L5]+[.M4]" office:value-type="float" office:value="107.5" calcext:value-type="float">
            <text:p>107.5</text:p>
          </table:table-cell>
          <table:table-cell/>
          <table:table-cell table:style-name="ce31" office:value-type="float" office:value="10.8333333333333" calcext:value-type="float">
            <text:p>10.8333333333</text:p>
          </table:table-cell>
          <table:table-cell table:style-name="ce31" office:value-type="float" office:value="2.8" calcext:value-type="float">
            <text:p>2.8</text:p>
          </table:table-cell>
          <table:table-cell table:style-name="ce31" office:value-type="float" office:value="2.96666666666667" calcext:value-type="float">
            <text:p>2.9666666667</text:p>
          </table:table-cell>
          <table:table-cell table:style-name="ce31" office:value-type="float" office:value="5.5" calcext:value-type="float">
            <text:p>5.5</text:p>
          </table:table-cell>
          <table:table-cell table:style-name="ce31" office:value-type="float" office:value="11.4666666666667" calcext:value-type="float">
            <text:p>11.4666666667</text:p>
          </table:table-cell>
          <table:table-cell table:style-name="ce31" table:formula="of:=SUM([.O5:.S5])" office:value-type="float" office:value="33.5666666666667" calcext:value-type="float">
            <text:p>33.5666666667</text:p>
          </table:table-cell>
          <table:table-cell table:style-name="ce31" table:formula="of:=[.T5]+[.U4]" office:value-type="float" office:value="127.816666666667" calcext:value-type="float">
            <text:p>127.8166666667</text:p>
          </table:table-cell>
          <table:table-cell table:number-columns-repeated="2"/>
          <table:table-cell table:style-name="Default"/>
          <table:table-cell table:number-columns-repeated="1000"/>
        </table:table-row>
        <table:table-row table:style-name="ro3">
          <table:table-cell table:style-name="ce31" table:formula="of:=[$ganancias.A6]" office:value-type="float" office:value="5" calcext:value-type="float">
            <text:p>5</text:p>
          </table:table-cell>
          <table:table-cell table:style-name="ce34" table:formula="of:=[.B5]+7" office:value-type="date" office:date-value="2014-10-18" calcext:value-type="date">
            <text:p>10/18/2014</text:p>
          </table:table-cell>
          <table:table-cell/>
          <table:table-cell table:style-name="ce31" table:formula="of:=7*5" office:value-type="float" office:value="35" calcext:value-type="float">
            <text:p>35</text:p>
          </table:table-cell>
          <table:table-cell table:style-name="ce31" table:formula="of:=[.D6]+[.E5]" office:value-type="float" office:value="175" calcext:value-type="float">
            <text:p>175</text:p>
          </table:table-cell>
          <table:table-cell table:style-name="ce22"/>
          <table:table-cell table:style-name="ce31" table:formula="of:=SUMIF([$'2'.$G$1:.$G$1048576];[.A6];[$'2'.$I$1:.$I$1048576])" office:value-type="float" office:value="7" calcext:value-type="float">
            <text:p>7</text:p>
          </table:table-cell>
          <table:table-cell table:style-name="ce31" table:formula="of:=SUMIF([$'2'.$G$1:.$G$1048576];[.A6];[$'2'.$J$1:.$J$1048576])" office:value-type="float" office:value="6.5" calcext:value-type="float">
            <text:p>6.5</text:p>
          </table:table-cell>
          <table:table-cell table:style-name="ce31" table:formula="of:=SUMIF([$'2'.$G$1:.$G$1048576];[.A6];[$'2'.$K$1:.$K$1048576])" office:value-type="float" office:value="5.5" calcext:value-type="float">
            <text:p>5.5</text:p>
          </table:table-cell>
          <table:table-cell table:style-name="ce31" table:formula="of:=SUMIF([$'2'.$G$1:.$G$1048576];[.A6];[$'2'.$L$1:.$L$1048576])" office:value-type="float" office:value="5.5" calcext:value-type="float">
            <text:p>5.5</text:p>
          </table:table-cell>
          <table:table-cell table:style-name="ce31" table:formula="of:=SUMIF([$'2'.$G$1:.$G$1048576];[.A6];[$'2'.$M$1:.$M$1048576])" office:value-type="float" office:value="9" calcext:value-type="float">
            <text:p>9</text:p>
          </table:table-cell>
          <table:table-cell table:style-name="ce31" table:formula="of:=SUMIF([$tareas.G$1:.G$1048576];[.A6];[$tareas.E$1:.E$1048576])" office:value-type="float" office:value="33.5" calcext:value-type="float">
            <text:p>33.5</text:p>
          </table:table-cell>
          <table:table-cell table:style-name="ce31" table:formula="of:=[.L6]+[.M5]" office:value-type="float" office:value="141" calcext:value-type="float">
            <text:p>141</text:p>
          </table:table-cell>
          <table:table-cell/>
          <table:table-cell table:style-name="ce31" office:value-type="float" office:value="6.48333333333333" calcext:value-type="float">
            <text:p>6.4833333333</text:p>
          </table:table-cell>
          <table:table-cell table:style-name="ce31" office:value-type="float" office:value="7.01666666666667" calcext:value-type="float">
            <text:p>7.0166666667</text:p>
          </table:table-cell>
          <table:table-cell table:style-name="ce31" office:value-type="float" office:value="10.2" calcext:value-type="float">
            <text:p>10.2</text:p>
          </table:table-cell>
          <table:table-cell table:style-name="ce31" office:value-type="float" office:value="5.78333333333333" calcext:value-type="float">
            <text:p>5.7833333333</text:p>
          </table:table-cell>
          <table:table-cell table:style-name="ce31" office:value-type="float" office:value="19.6833333333333" calcext:value-type="float">
            <text:p>19.6833333333</text:p>
          </table:table-cell>
          <table:table-cell table:style-name="ce31" table:formula="of:=SUM([.O6:.S6])" office:value-type="float" office:value="49.1666666666666" calcext:value-type="float">
            <text:p>49.1666666667</text:p>
          </table:table-cell>
          <table:table-cell table:style-name="ce31" table:formula="of:=[.T6]+[.U5]" office:value-type="float" office:value="176.983333333333" calcext:value-type="float">
            <text:p>176.9833333333</text:p>
          </table:table-cell>
          <table:table-cell table:number-columns-repeated="1003"/>
        </table:table-row>
        <table:table-row table:style-name="ro3">
          <table:table-cell table:style-name="ce31" table:formula="of:=[$ganancias.A7]" office:value-type="float" office:value="6" calcext:value-type="float">
            <text:p>6</text:p>
          </table:table-cell>
          <table:table-cell table:style-name="ce34" table:formula="of:=[.B6]+7" office:value-type="date" office:date-value="2014-10-25" calcext:value-type="date">
            <text:p>10/25/2014</text:p>
          </table:table-cell>
          <table:table-cell/>
          <table:table-cell table:style-name="ce31" table:formula="of:=7*5" office:value-type="float" office:value="35" calcext:value-type="float">
            <text:p>35</text:p>
          </table:table-cell>
          <table:table-cell table:style-name="ce31" table:formula="of:=[.D7]+[.E6]" office:value-type="float" office:value="210" calcext:value-type="float">
            <text:p>210</text:p>
          </table:table-cell>
          <table:table-cell table:style-name="ce22"/>
          <table:table-cell table:style-name="ce31" table:formula="of:=SUMIF([$'3'.$G$1:.$G$1048576];[.A7];[$'3'.$I$1:.$I$1048576])" office:value-type="float" office:value="3" calcext:value-type="float">
            <text:p>3</text:p>
          </table:table-cell>
          <table:table-cell table:style-name="ce31" table:formula="of:=SUMIF([$'3'.$G$1:.$G$1048576];[.A7];[$'3'.$J$1:.$J$1048576])" office:value-type="float" office:value="9" calcext:value-type="float">
            <text:p>9</text:p>
          </table:table-cell>
          <table:table-cell table:style-name="ce31" table:formula="of:=SUMIF([$'3'.$G$1:.$G$1048576];[.A7];[$'3'.$K$1:.$K$1048576])" office:value-type="float" office:value="4" calcext:value-type="float">
            <text:p>4</text:p>
          </table:table-cell>
          <table:table-cell table:style-name="ce31" table:formula="of:=SUMIF([$'3'.$G$1:.$G$1048576];[.A7];[$'3'.$L$1:.$L$1048576])" office:value-type="float" office:value="10.5" calcext:value-type="float">
            <text:p>10.5</text:p>
          </table:table-cell>
          <table:table-cell table:style-name="ce31" table:formula="of:=SUMIF([$'3'.$G$1:.$G$1048576];[.A7];[$'3'.$M$1:.$M$1048576])" office:value-type="float" office:value="6" calcext:value-type="float">
            <text:p>6</text:p>
          </table:table-cell>
          <table:table-cell table:style-name="ce31" table:formula="of:=SUMIF([$tareas.G$1:.G$1048576];[.A7];[$tareas.E$1:.E$1048576])" office:value-type="float" office:value="32.5" calcext:value-type="float">
            <text:p>32.5</text:p>
          </table:table-cell>
          <table:table-cell table:style-name="ce31" table:formula="of:=[.L7]+[.M6]" office:value-type="float" office:value="173.5" calcext:value-type="float">
            <text:p>173.5</text:p>
          </table:table-cell>
          <table:table-cell/>
          <table:table-cell table:style-name="ce31" office:value-type="float" office:value="7.66666666666667" calcext:value-type="float">
            <text:p>7.6666666667</text:p>
          </table:table-cell>
          <table:table-cell table:style-name="ce31" office:value-type="float" office:value="8.01666666666667" calcext:value-type="float">
            <text:p>8.0166666667</text:p>
          </table:table-cell>
          <table:table-cell table:style-name="ce31" office:value-type="float" office:value="8.71666666666667" calcext:value-type="float">
            <text:p>8.7166666667</text:p>
          </table:table-cell>
          <table:table-cell table:style-name="ce31" office:value-type="float" office:value="14.4" calcext:value-type="float">
            <text:p>14.4</text:p>
          </table:table-cell>
          <table:table-cell table:style-name="ce31" office:value-type="float" office:value="7.7" calcext:value-type="float">
            <text:p>7.7</text:p>
          </table:table-cell>
          <table:table-cell table:style-name="ce31" table:formula="of:=SUM([.O7:.S7])" office:value-type="float" office:value="46.5" calcext:value-type="float">
            <text:p>46.5</text:p>
          </table:table-cell>
          <table:table-cell table:style-name="ce31" table:formula="of:=[.T7]+[.U6]" office:value-type="float" office:value="223.483333333333" calcext:value-type="float">
            <text:p>223.4833333333</text:p>
          </table:table-cell>
          <table:table-cell table:number-columns-repeated="1003"/>
        </table:table-row>
        <table:table-row table:style-name="ro3">
          <table:table-cell table:style-name="ce31" table:formula="of:=[$ganancias.A8]" office:value-type="float" office:value="7" calcext:value-type="float">
            <text:p>7</text:p>
          </table:table-cell>
          <table:table-cell table:style-name="ce34" table:formula="of:=[.B7]+7" office:value-type="date" office:date-value="2014-11-01" calcext:value-type="date">
            <text:p>11/01/2014</text:p>
          </table:table-cell>
          <table:table-cell/>
          <table:table-cell table:style-name="ce31" table:formula="of:=7*5" office:value-type="float" office:value="35" calcext:value-type="float">
            <text:p>35</text:p>
          </table:table-cell>
          <table:table-cell table:style-name="ce31" table:formula="of:=[.D8]+[.E7]" office:value-type="float" office:value="245" calcext:value-type="float">
            <text:p>245</text:p>
          </table:table-cell>
          <table:table-cell table:style-name="ce22"/>
          <table:table-cell table:style-name="ce31" table:formula="of:=SUMIF([$'3'.$G$1:.$G$1048576];[.A8];[$'3'.$I$1:.$I$1048576])" office:value-type="float" office:value="7.5" calcext:value-type="float">
            <text:p>7.5</text:p>
          </table:table-cell>
          <table:table-cell table:style-name="ce31" table:formula="of:=SUMIF([$'3'.$G$1:.$G$1048576];[.A8];[$'3'.$J$1:.$J$1048576])" office:value-type="float" office:value="5.5" calcext:value-type="float">
            <text:p>5.5</text:p>
          </table:table-cell>
          <table:table-cell table:style-name="ce31" table:formula="of:=SUMIF([$'3'.$G$1:.$G$1048576];[.A8];[$'3'.$K$1:.$K$1048576])" office:value-type="float" office:value="9.5" calcext:value-type="float">
            <text:p>9.5</text:p>
          </table:table-cell>
          <table:table-cell table:style-name="ce31" table:formula="of:=SUMIF([$'3'.$G$1:.$G$1048576];[.A8];[$'3'.$L$1:.$L$1048576])" office:value-type="float" office:value="2.5" calcext:value-type="float">
            <text:p>2.5</text:p>
          </table:table-cell>
          <table:table-cell table:style-name="ce31" table:formula="of:=SUMIF([$'3'.$G$1:.$G$1048576];[.A8];[$'3'.$M$1:.$M$1048576])" office:value-type="float" office:value="7.5" calcext:value-type="float">
            <text:p>7.5</text:p>
          </table:table-cell>
          <table:table-cell table:style-name="ce31" table:formula="of:=SUMIF([$tareas.G$1:.G$1048576];[.A8];[$tareas.E$1:.E$1048576])" office:value-type="float" office:value="32.5" calcext:value-type="float">
            <text:p>32.5</text:p>
          </table:table-cell>
          <table:table-cell table:style-name="ce31" table:formula="of:=[.L8]+[.M7]" office:value-type="float" office:value="206" calcext:value-type="float">
            <text:p>206</text:p>
          </table:table-cell>
          <table:table-cell/>
          <table:table-cell table:style-name="ce31" office:value-type="float" office:value="3.66666666666667" calcext:value-type="float">
            <text:p>3.6666666667</text:p>
          </table:table-cell>
          <table:table-cell table:style-name="ce31" office:value-type="float" office:value="5.23333333333333" calcext:value-type="float">
            <text:p>5.2333333333</text:p>
          </table:table-cell>
          <table:table-cell table:style-name="ce31" office:value-type="float" office:value="7" calcext:value-type="float">
            <text:p>7</text:p>
          </table:table-cell>
          <table:table-cell table:style-name="ce31" office:value-type="float" office:value="7.46666666666667" calcext:value-type="float">
            <text:p>7.4666666667</text:p>
          </table:table-cell>
          <table:table-cell table:style-name="ce31" office:value-type="float" office:value="7.58333333333333" calcext:value-type="float">
            <text:p>7.5833333333</text:p>
          </table:table-cell>
          <table:table-cell table:style-name="ce31" table:formula="of:=SUM([.O8:.S8])" office:value-type="float" office:value="30.95" calcext:value-type="float">
            <text:p>30.95</text:p>
          </table:table-cell>
          <table:table-cell table:style-name="ce31" table:formula="of:=[.T8]+[.U7]" office:value-type="float" office:value="254.433333333333" calcext:value-type="float">
            <text:p>254.4333333333</text:p>
          </table:table-cell>
          <table:table-cell table:number-columns-repeated="1003"/>
        </table:table-row>
        <table:table-row table:style-name="ro3">
          <table:table-cell table:style-name="ce31" table:formula="of:=[$ganancias.A9]" office:value-type="float" office:value="8" calcext:value-type="float">
            <text:p>8</text:p>
          </table:table-cell>
          <table:table-cell table:style-name="ce34" table:formula="of:=[.B8]+7" office:value-type="date" office:date-value="2014-11-08" calcext:value-type="date">
            <text:p>11/08/2014</text:p>
          </table:table-cell>
          <table:table-cell/>
          <table:table-cell table:style-name="ce31" table:formula="of:=7*5" office:value-type="float" office:value="35" calcext:value-type="float">
            <text:p>35</text:p>
          </table:table-cell>
          <table:table-cell table:style-name="ce31" table:formula="of:=[.D9]+[.E8]" office:value-type="float" office:value="280" calcext:value-type="float">
            <text:p>280</text:p>
          </table:table-cell>
          <table:table-cell table:style-name="ce22"/>
          <table:table-cell table:style-name="ce31" table:formula="of:=SUMIF([$'4'.$G$1:.$G$1048559];[.A9];[$'4'.$I$1:.$I$1048559])" office:value-type="float" office:value="2" calcext:value-type="float">
            <text:p>2</text:p>
          </table:table-cell>
          <table:table-cell table:style-name="ce31" table:formula="of:=SUMIF([$'4'.$G$1:.$G$1048559];[.A9];[$'4'.$J$1:.$J$1048559])" office:value-type="float" office:value="9" calcext:value-type="float">
            <text:p>9</text:p>
          </table:table-cell>
          <table:table-cell table:style-name="ce31" table:formula="of:=SUMIF([$'4'.$G$1:.$G$1048559];[.A9];[$'4'.$K$1:.$K$1048559])" office:value-type="float" office:value="16" calcext:value-type="float">
            <text:p>16</text:p>
          </table:table-cell>
          <table:table-cell table:style-name="ce31" table:formula="of:=SUMIF([$'4'.$G$1:.$G$1048559];[.A9];[$'4'.$L$1:.$L$1048559])" office:value-type="float" office:value="8" calcext:value-type="float">
            <text:p>8</text:p>
          </table:table-cell>
          <table:table-cell table:style-name="ce31" table:formula="of:=SUMIF([$'4'.$G$1:.$G$1048559];[.A9];[$'4'.$M$1:.$M$1048559])" office:value-type="float" office:value="2" calcext:value-type="float">
            <text:p>2</text:p>
          </table:table-cell>
          <table:table-cell table:style-name="ce31" table:formula="of:=SUMIF([$tareas.G$1:.G$1048576];[.A9];[$tareas.E$1:.E$1048576])" office:value-type="float" office:value="37" calcext:value-type="float">
            <text:p>37</text:p>
          </table:table-cell>
          <table:table-cell table:style-name="ce31" table:formula="of:=[.L9]+[.M8]" office:value-type="float" office:value="243" calcext:value-type="float">
            <text:p>243</text:p>
          </table:table-cell>
          <table:table-cell/>
          <table:table-cell table:style-name="ce31" table:formula="of:=SUMIF(['file:///C:/Users/hecvasro/workspace/ppr/tspi/ciclo-4/plan4-20105914.xlsx'#$logt.$B$2:.$B$200];[.A9];['file:///C:/Users/hecvasro/workspace/ppr/tspi/ciclo-4/plan4-20105914.xlsx'#$logt.$F$2:.$F$200])/60" office:value-type="float" office:value="2" calcext:value-type="float">
            <text:p>2</text:p>
          </table:table-cell>
          <table:table-cell table:style-name="ce31" table:formula="of:=SUMIF(['file:///C:/Users/hecvasro/workspace/ppr/tspi/ciclo-4/plan4-20095495.xlsx'#$logt.$B$2:.$B$200];[.A9];['file:///C:/Users/hecvasro/workspace/ppr/tspi/ciclo-4/plan4-20095495.xlsx'#$logt.$F$2:.$F$200])/60" office:value-type="float" office:value="0.5" calcext:value-type="float">
            <text:p>0.5</text:p>
          </table:table-cell>
          <table:table-cell table:style-name="ce31" table:formula="of:=SUMIF(['file:///C:/Users/hecvasro/workspace/ppr/tspi/ciclo-4/plan4-20106381.xlsx'#$logt.$B$2:.$B$200];[.A9];['file:///C:/Users/hecvasro/workspace/ppr/tspi/ciclo-4/plan4-20106381.xlsx'#$logt.$F$2:.$F$200])/60" office:value-type="float" office:value="1.5" calcext:value-type="float">
            <text:p>1.5</text:p>
          </table:table-cell>
          <table:table-cell table:style-name="ce31" table:formula="of:=SUMIF(['file:///C:/Users/hecvasro/workspace/ppr/tspi/ciclo-4/plan4-20106065.xlsx'#$logt.$B$2:.$B$200];[.A9];['file:///C:/Users/hecvasro/workspace/ppr/tspi/ciclo-4/plan4-20106065.xlsx'#$logt.$F$2:.$F$200])/60" office:value-type="float" office:value="5.73333333333333" calcext:value-type="float">
            <text:p>5.7333333333</text:p>
          </table:table-cell>
          <table:table-cell table:style-name="ce31" table:formula="of:=SUMIF(['file:///C:/Users/hecvasro/workspace/ppr/tspi/ciclo-4/plan4-20105627.xlsx'#$logt.$B$2:.$B$200];[.A9];['file:///C:/Users/hecvasro/workspace/ppr/tspi/ciclo-4/plan4-20105627.xlsx'#$logt.$F$2:.$F$200])/60" office:value-type="float" office:value="2" calcext:value-type="float">
            <text:p>2</text:p>
          </table:table-cell>
          <table:table-cell table:style-name="ce31" table:formula="of:=SUM([.O9:.S9])" office:value-type="float" office:value="11.7333333333333" calcext:value-type="float">
            <text:p>11.7333333333</text:p>
          </table:table-cell>
          <table:table-cell table:style-name="ce31" table:formula="of:=[.T9]+[.U8]" office:value-type="float" office:value="266.166666666666" calcext:value-type="float">
            <text:p>266.1666666667</text:p>
          </table:table-cell>
          <table:table-cell table:number-columns-repeated="1003"/>
        </table:table-row>
        <table:table-row table:style-name="ro3">
          <table:table-cell table:style-name="ce31" table:formula="of:=[$ganancias.A10]" office:value-type="float" office:value="9" calcext:value-type="float">
            <text:p>9</text:p>
          </table:table-cell>
          <table:table-cell table:style-name="ce34" table:formula="of:=[.B9]+7" office:value-type="date" office:date-value="2014-11-15" calcext:value-type="date">
            <text:p>11/15/2014</text:p>
          </table:table-cell>
          <table:table-cell/>
          <table:table-cell table:style-name="ce31" table:formula="of:=7*5" office:value-type="float" office:value="35" calcext:value-type="float">
            <text:p>35</text:p>
          </table:table-cell>
          <table:table-cell table:style-name="ce31" table:formula="of:=[.D10]+[.E9]" office:value-type="float" office:value="315" calcext:value-type="float">
            <text:p>315</text:p>
          </table:table-cell>
          <table:table-cell table:style-name="ce22"/>
          <table:table-cell table:style-name="ce31" table:formula="of:=SUMIF([$'4'.$G$1:.$G$1048559];[.A10];[$'4'.$I$1:.$I$1048559])" office:value-type="float" office:value="15" calcext:value-type="float">
            <text:p>15</text:p>
          </table:table-cell>
          <table:table-cell table:style-name="ce31" table:formula="of:=SUMIF([$'4'.$G$1:.$G$1048559];[.A10];[$'4'.$J$1:.$J$1048559])" office:value-type="float" office:value="5" calcext:value-type="float">
            <text:p>5</text:p>
          </table:table-cell>
          <table:table-cell table:style-name="ce31" table:formula="of:=SUMIF([$'4'.$G$1:.$G$1048559];[.A10];[$'4'.$K$1:.$K$1048559])" office:value-type="float" office:value="6" calcext:value-type="float">
            <text:p>6</text:p>
          </table:table-cell>
          <table:table-cell table:style-name="ce31" table:formula="of:=SUMIF([$'4'.$G$1:.$G$1048559];[.A10];[$'4'.$L$1:.$L$1048559])" office:value-type="float" office:value="5" calcext:value-type="float">
            <text:p>5</text:p>
          </table:table-cell>
          <table:table-cell table:style-name="ce31" table:formula="of:=SUMIF([$'4'.$G$1:.$G$1048559];[.A10];[$'4'.$M$1:.$M$1048559])" office:value-type="float" office:value="4" calcext:value-type="float">
            <text:p>4</text:p>
          </table:table-cell>
          <table:table-cell table:style-name="ce31" table:formula="of:=SUMIF([$tareas.G$1:.G$1048576];[.A10];[$tareas.E$1:.E$1048576])" office:value-type="float" office:value="35" calcext:value-type="float">
            <text:p>35</text:p>
          </table:table-cell>
          <table:table-cell table:style-name="ce31" table:formula="of:=[.L10]+[.M9]" office:value-type="float" office:value="278" calcext:value-type="float">
            <text:p>278</text:p>
          </table:table-cell>
          <table:table-cell/>
          <table:table-cell table:style-name="ce31" table:formula="of:=SUMIF(['file:///C:/Users/hecvasro/workspace/ppr/tspi/ciclo-4/plan4-20105914.xlsx'#$logt.$B$2:.$B$200];[.A10];['file:///C:/Users/hecvasro/workspace/ppr/tspi/ciclo-4/plan4-20105914.xlsx'#$logt.$F$2:.$F$200])/60" office:value-type="float" office:value="6.98333333333333" calcext:value-type="float">
            <text:p>6.9833333333</text:p>
          </table:table-cell>
          <table:table-cell table:style-name="ce31" table:formula="of:=SUMIF(['file:///C:/Users/hecvasro/workspace/ppr/tspi/ciclo-4/plan4-20095495.xlsx'#$logt.$B$2:.$B$200];[.A10];['file:///C:/Users/hecvasro/workspace/ppr/tspi/ciclo-4/plan4-20095495.xlsx'#$logt.$F$2:.$F$200])/60" office:value-type="float" office:value="1.63333333333333" calcext:value-type="float">
            <text:p>1.6333333333</text:p>
          </table:table-cell>
          <table:table-cell table:style-name="ce31" table:formula="of:=SUMIF(['file:///C:/Users/hecvasro/workspace/ppr/tspi/ciclo-4/plan4-20106381.xlsx'#$logt.$B$2:.$B$200];[.A10];['file:///C:/Users/hecvasro/workspace/ppr/tspi/ciclo-4/plan4-20106381.xlsx'#$logt.$F$2:.$F$200])/60" office:value-type="float" office:value="0.583333333333333" calcext:value-type="float">
            <text:p>0.5833333333</text:p>
          </table:table-cell>
          <table:table-cell table:style-name="ce31" table:formula="of:=SUMIF(['file:///C:/Users/hecvasro/workspace/ppr/tspi/ciclo-4/plan4-20106065.xlsx'#$logt.$B$2:.$B$200];[.A10];['file:///C:/Users/hecvasro/workspace/ppr/tspi/ciclo-4/plan4-20106065.xlsx'#$logt.$F$2:.$F$200])/60" office:value-type="float" office:value="14.45" calcext:value-type="float">
            <text:p>14.45</text:p>
          </table:table-cell>
          <table:table-cell table:style-name="ce31" table:formula="of:=SUMIF(['file:///C:/Users/hecvasro/workspace/ppr/tspi/ciclo-4/plan4-20105627.xlsx'#$logt.$B$2:.$B$200];[.A10];['file:///C:/Users/hecvasro/workspace/ppr/tspi/ciclo-4/plan4-20105627.xlsx'#$logt.$F$2:.$F$200])/60" office:value-type="float" office:value="5.03333333333333" calcext:value-type="float">
            <text:p>5.0333333333</text:p>
          </table:table-cell>
          <table:table-cell table:style-name="ce31" table:formula="of:=SUM([.O10:.S10])" office:value-type="float" office:value="28.6833333333333" calcext:value-type="float">
            <text:p>28.6833333333</text:p>
          </table:table-cell>
          <table:table-cell table:style-name="ce31" table:formula="of:=[.T10]+[.U9]" office:value-type="float" office:value="294.85" calcext:value-type="float">
            <text:p>294.85</text:p>
          </table:table-cell>
          <table:table-cell table:number-columns-repeated="1003"/>
        </table:table-row>
        <table:table-row table:style-name="ro3">
          <table:table-cell table:style-name="ce31" table:formula="of:=[$ganancias.A11]" office:value-type="float" office:value="10" calcext:value-type="float">
            <text:p>10</text:p>
          </table:table-cell>
          <table:table-cell table:style-name="ce34" table:formula="of:=[.B10]+7" office:value-type="date" office:date-value="2014-11-22" calcext:value-type="date">
            <text:p>11/22/2014</text:p>
          </table:table-cell>
          <table:table-cell/>
          <table:table-cell table:style-name="ce31" table:formula="of:=7*5" office:value-type="float" office:value="35" calcext:value-type="float">
            <text:p>35</text:p>
          </table:table-cell>
          <table:table-cell table:style-name="ce31" table:formula="of:=[.D11]+[.E10]" office:value-type="float" office:value="350" calcext:value-type="float">
            <text:p>350</text:p>
          </table:table-cell>
          <table:table-cell table:style-name="ce22"/>
          <table:table-cell table:style-name="ce31" table:formula="of:=SUMIF([$'4'.$G$1:.$G$1048559];[.A11];[$'4'.$I$1:.$I$1048559])" office:value-type="float" office:value="7.66666666666667" calcext:value-type="float">
            <text:p>7.6666666667</text:p>
          </table:table-cell>
          <table:table-cell table:style-name="ce31" table:formula="of:=SUMIF([$'4'.$G$1:.$G$1048559];[.A11];[$'4'.$J$1:.$J$1048559])" office:value-type="float" office:value="7.66666666666667" calcext:value-type="float">
            <text:p>7.6666666667</text:p>
          </table:table-cell>
          <table:table-cell table:style-name="ce31" table:formula="of:=SUMIF([$'4'.$G$1:.$G$1048559];[.A11];[$'4'.$K$1:.$K$1048559])" office:value-type="float" office:value="3" calcext:value-type="float">
            <text:p>3</text:p>
          </table:table-cell>
          <table:table-cell table:style-name="ce31" table:formula="of:=SUMIF([$'4'.$G$1:.$G$1048559];[.A11];[$'4'.$L$1:.$L$1048559])" office:value-type="float" office:value="9.66666666666667" calcext:value-type="float">
            <text:p>9.6666666667</text:p>
          </table:table-cell>
          <table:table-cell table:style-name="ce31" table:formula="of:=SUMIF([$'4'.$G$1:.$G$1048559];[.A11];[$'4'.$M$1:.$M$1048559])" office:value-type="float" office:value="9" calcext:value-type="float">
            <text:p>9</text:p>
          </table:table-cell>
          <table:table-cell table:style-name="ce31" table:formula="of:=SUMIF([$tareas.G$1:.G$1048576];[.A11];[$tareas.E$1:.E$1048576])" office:value-type="float" office:value="37" calcext:value-type="float">
            <text:p>37</text:p>
          </table:table-cell>
          <table:table-cell table:style-name="ce31" table:formula="of:=[.L11]+[.M10]" office:value-type="float" office:value="315" calcext:value-type="float">
            <text:p>315</text:p>
          </table:table-cell>
          <table:table-cell/>
          <table:table-cell table:style-name="ce31" table:formula="of:=SUMIF(['file:///C:/Users/hecvasro/workspace/ppr/tspi/ciclo-4/plan4-20105914.xlsx'#$logt.$B$2:.$B$200];[.A11];['file:///C:/Users/hecvasro/workspace/ppr/tspi/ciclo-4/plan4-20105914.xlsx'#$logt.$F$2:.$F$200])/60" office:value-type="float" office:value="2.75" calcext:value-type="float">
            <text:p>2.75</text:p>
          </table:table-cell>
          <table:table-cell table:style-name="ce31" table:formula="of:=SUMIF(['file:///C:/Users/hecvasro/workspace/ppr/tspi/ciclo-4/plan4-20095495.xlsx'#$logt.$B$2:.$B$200];[.A11];['file:///C:/Users/hecvasro/workspace/ppr/tspi/ciclo-4/plan4-20095495.xlsx'#$logt.$F$2:.$F$200])/60" office:value-type="float" office:value="9.56666666666667" calcext:value-type="float">
            <text:p>9.5666666667</text:p>
          </table:table-cell>
          <table:table-cell table:style-name="ce31" table:formula="of:=SUMIF(['file:///C:/Users/hecvasro/workspace/ppr/tspi/ciclo-4/plan4-20106381.xlsx'#$logt.$B$2:.$B$200];[.A11];['file:///C:/Users/hecvasro/workspace/ppr/tspi/ciclo-4/plan4-20106381.xlsx'#$logt.$F$2:.$F$200])/60" office:value-type="float" office:value="12.1666666666667" calcext:value-type="float">
            <text:p>12.1666666667</text:p>
          </table:table-cell>
          <table:table-cell table:style-name="ce31" table:formula="of:=SUMIF(['file:///C:/Users/hecvasro/workspace/ppr/tspi/ciclo-4/plan4-20106065.xlsx'#$logt.$B$2:.$B$200];[.A11];['file:///C:/Users/hecvasro/workspace/ppr/tspi/ciclo-4/plan4-20106065.xlsx'#$logt.$F$2:.$F$200])/60" office:value-type="float" office:value="26.2166666666667" calcext:value-type="float">
            <text:p>26.2166666667</text:p>
          </table:table-cell>
          <table:table-cell table:style-name="ce31" table:formula="of:=SUMIF(['file:///C:/Users/hecvasro/workspace/ppr/tspi/ciclo-4/plan4-20105627.xlsx'#$logt.$B$2:.$B$200];[.A11];['file:///C:/Users/hecvasro/workspace/ppr/tspi/ciclo-4/plan4-20105627.xlsx'#$logt.$F$2:.$F$200])/60" office:value-type="float" office:value="8.08333333333333" calcext:value-type="float">
            <text:p>8.0833333333</text:p>
          </table:table-cell>
          <table:table-cell table:style-name="ce31" table:formula="of:=SUM([.O11:.S11])" office:value-type="float" office:value="58.7833333333333" calcext:value-type="float">
            <text:p>58.7833333333</text:p>
          </table:table-cell>
          <table:table-cell table:style-name="ce31" table:formula="of:=[.T11]+[.U10]" office:value-type="float" office:value="353.633333333333" calcext:value-type="float">
            <text:p>353.6333333333</text:p>
          </table:table-cell>
          <table:table-cell table:number-columns-repeated="1003"/>
        </table:table-row>
        <table:table-row table:style-name="ro3">
          <table:table-cell table:style-name="ce31" table:formula="of:=[$ganancias.A12]" office:value-type="float" office:value="11" calcext:value-type="float">
            <text:p>11</text:p>
          </table:table-cell>
          <table:table-cell table:style-name="ce34" table:formula="of:=[.B11]+7" office:value-type="date" office:date-value="2014-11-29" calcext:value-type="date">
            <text:p>11/29/2014</text:p>
          </table:table-cell>
          <table:table-cell/>
          <table:table-cell table:style-name="ce31" office:value-type="float" office:value="0" calcext:value-type="float">
            <text:p>0</text:p>
          </table:table-cell>
          <table:table-cell table:style-name="ce31" table:formula="of:=[.D12]+[.E11]" office:value-type="float" office:value="350" calcext:value-type="float">
            <text:p>350</text:p>
          </table:table-cell>
          <table:table-cell table:style-name="ce22"/>
          <table:table-cell table:style-name="ce31" table:formula="of:=SUMIF([$'1'.$G$1:.$G$1048576];[.A12];[$'1'.$I$1:.$I$1048576])" office:value-type="float" office:value="0" calcext:value-type="float">
            <text:p>0</text:p>
          </table:table-cell>
          <table:table-cell table:style-name="ce31" table:formula="of:=SUMIF([$'1'.$G$1:.$G$1048576];[.A12];[$'1'.$J$1:.$J$1048576])" office:value-type="float" office:value="0" calcext:value-type="float">
            <text:p>0</text:p>
          </table:table-cell>
          <table:table-cell table:style-name="ce31" table:formula="of:=SUMIF([$'1'.$G$1:.$G$1048576];[.A12];[$'1'.$K$1:.$K$1048576])" office:value-type="float" office:value="0" calcext:value-type="float">
            <text:p>0</text:p>
          </table:table-cell>
          <table:table-cell table:style-name="ce31" table:formula="of:=SUMIF([$'1'.$G$1:.$G$1048576];[.A12];[$'1'.$L$1:.$L$1048576])" office:value-type="float" office:value="0" calcext:value-type="float">
            <text:p>0</text:p>
          </table:table-cell>
          <table:table-cell table:style-name="ce31" table:formula="of:=SUMIF([$'1'.$G$1:.$G$1048576];[.A12];[$'1'.$M$1:.$M$1048576])" office:value-type="float" office:value="0" calcext:value-type="float">
            <text:p>0</text:p>
          </table:table-cell>
          <table:table-cell table:style-name="ce31" table:formula="of:=SUMIF([$tareas.G$1:.G$1048576];[.A12];[$tareas.E$1:.E$1048576])" office:value-type="float" office:value="0" calcext:value-type="float">
            <text:p>0</text:p>
          </table:table-cell>
          <table:table-cell table:style-name="ce31" table:formula="of:=[.L12]+[.M11]" office:value-type="float" office:value="315" calcext:value-type="float">
            <text:p>315</text:p>
          </table:table-cell>
          <table:table-cell/>
          <table:table-cell table:style-name="ce31" table:formula="of:=SUMIF(['file:///C:/Users/hecvasro/workspace/ppr/tspi/ciclo-4/plan4-20105914.xlsx'#$logt.$B$2:.$B$200];[.A12];['file:///C:/Users/hecvasro/workspace/ppr/tspi/ciclo-4/plan4-20105914.xlsx'#$logt.$F$2:.$F$200])/60" office:value-type="float" office:value="4.5" calcext:value-type="float">
            <text:p>4.5</text:p>
          </table:table-cell>
          <table:table-cell table:style-name="ce31" table:formula="of:=SUMIF(['file:///C:/Users/hecvasro/workspace/ppr/tspi/ciclo-4/plan4-20095495.xlsx'#$logt.$B$2:.$B$200];[.A12];['file:///C:/Users/hecvasro/workspace/ppr/tspi/ciclo-4/plan4-20095495.xlsx'#$logt.$F$2:.$F$200])/60" office:value-type="float" office:value="1.98333333333333" calcext:value-type="float">
            <text:p>1.9833333333</text:p>
          </table:table-cell>
          <table:table-cell table:style-name="ce31" table:formula="of:=SUMIF(['file:///C:/Users/hecvasro/workspace/ppr/tspi/ciclo-4/plan4-20106381.xlsx'#$logt.$B$2:.$B$200];[.A12];['file:///C:/Users/hecvasro/workspace/ppr/tspi/ciclo-4/plan4-20106381.xlsx'#$logt.$F$2:.$F$200])/60" office:value-type="float" office:value="4.71666666666667" calcext:value-type="float">
            <text:p>4.7166666667</text:p>
          </table:table-cell>
          <table:table-cell table:style-name="ce31" table:formula="of:=SUMIF(['file:///C:/Users/hecvasro/workspace/ppr/tspi/ciclo-4/plan4-20106065.xlsx'#$logt.$B$2:.$B$200];[.A12];['file:///C:/Users/hecvasro/workspace/ppr/tspi/ciclo-4/plan4-20106065.xlsx'#$logt.$F$2:.$F$200])/60" office:value-type="float" office:value="9.86666666666667" calcext:value-type="float">
            <text:p>9.8666666667</text:p>
          </table:table-cell>
          <table:table-cell table:style-name="ce31" table:formula="of:=SUMIF(['file:///C:/Users/hecvasro/workspace/ppr/tspi/ciclo-4/plan4-20105627.xlsx'#$logt.$B$2:.$B$200];[.A12];['file:///C:/Users/hecvasro/workspace/ppr/tspi/ciclo-4/plan4-20105627.xlsx'#$logt.$F$2:.$F$200])/60" office:value-type="float" office:value="6.83333333333333" calcext:value-type="float">
            <text:p>6.8333333333</text:p>
          </table:table-cell>
          <table:table-cell table:style-name="ce31" table:formula="of:=SUM([.O12:.S12])" office:value-type="float" office:value="27.9" calcext:value-type="float">
            <text:p>27.9</text:p>
          </table:table-cell>
          <table:table-cell table:style-name="ce31" table:formula="of:=[.T12]+[.U11]" office:value-type="float" office:value="381.533333333333" calcext:value-type="float">
            <text:p>381.5333333333</text:p>
          </table:table-cell>
          <table:table-cell table:number-columns-repeated="1003"/>
        </table:table-row>
        <table:table-row table:style-name="ro3">
          <table:table-cell table:number-columns-repeated="3"/>
          <table:table-cell table:style-name="ce35" table:number-columns-repeated="2"/>
          <table:table-cell/>
          <table:table-cell table:style-name="ce35" table:number-columns-repeated="7"/>
          <table:table-cell/>
          <table:table-cell table:style-name="ce35"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9.9933333333333" calcext:value-type="float">
            <text:p>59.9933333333</text:p>
          </table:table-cell>
          <table:table-cell table:formula="of:=SUM([.P2:.P12])" office:value-type="float" office:value="56.86" calcext:value-type="float">
            <text:p>56.86</text:p>
          </table:table-cell>
          <table:table-cell table:formula="of:=SUM([.Q2:.Q12])" office:value-type="float" office:value="67.23" calcext:value-type="float">
            <text:p>67.23</text:p>
          </table:table-cell>
          <table:table-cell table:formula="of:=SUM([.R2:.R12])" office:value-type="float" office:value="111.756666666667" calcext:value-type="float">
            <text:p>111.7566666667</text:p>
          </table:table-cell>
          <table:table-cell table:formula="of:=SUM([.S2:.S12])" office:value-type="float" office:value="85.6933333333333" calcext:value-type="float">
            <text:p>85.6933333333</text:p>
          </table:table-cell>
          <table:table-cell table:formula="of:=SUM([.T2:.T12])" office:value-type="float" office:value="381.533333333333" calcext:value-type="float">
            <text:p>381.5333333333</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1048560">
          <table:table-cell table:number-columns-repeated="1024"/>
        </table:table-row>
        <table:table-row table:style-name="ro3">
          <table:table-cell table:number-columns-repeated="1024"/>
        </table:table-row>
      </table:table>
      <table:table table:name="tareas" table:style-name="ta4">
        <table:table-column table:style-name="co18" table:default-cell-style-name="ce41"/>
        <table:table-column table:style-name="co11" table:default-cell-style-name="ce44"/>
        <table:table-column table:style-name="co12" table:number-columns-repeated="2" table:default-cell-style-name="ce44"/>
        <table:table-column table:style-name="co1" table:number-columns-repeated="3" table:default-cell-style-name="ce41"/>
        <table:table-column table:style-name="co2" table:default-cell-style-name="ce41"/>
        <table:table-column table:style-name="co1" table:number-columns-repeated="2" table:default-cell-style-name="ce41"/>
        <table:table-column table:style-name="co7" table:number-columns-repeated="1014" table:default-cell-style-name="ce57"/>
        <table:table-row table:style-name="ro7">
          <table:table-cell table:style-name="ce15" office:value-type="string" calcext:value-type="string">
            <text:p>Id</text:p>
          </table:table-cell>
          <table:table-cell table:style-name="ce15" office:value-type="string" calcext:value-type="string">
            <text:p>Nombre</text:p>
          </table:table-cell>
          <table:table-cell table:style-name="ce47" office:value-type="string" calcext:value-type="string">
            <text:p>Criterio de entrada</text:p>
          </table:table-cell>
          <table:table-cell table:style-name="ce47" office:value-type="string" calcext:value-type="string">
            <text:p>Criterio de salida</text:p>
          </table:table-cell>
          <table:table-cell table:style-name="ce15" office:value-type="string" calcext:value-type="string">
            <text:p>Horas estimadas</text:p>
          </table:table-cell>
          <table:table-cell table:style-name="ce52" office:value-type="string" calcext:value-type="string">
            <text:p>Porcentaje individual de ganancias estimadas</text:p>
          </table:table-cell>
          <table:table-cell table:style-name="ce15" office:value-type="string" calcext:value-type="string">
            <text:p>Semana estimada</text:p>
          </table:table-cell>
          <table:table-cell table:style-name="ce28"/>
          <table:table-cell table:style-name="ce15" office:value-type="string" calcext:value-type="string">
            <text:p>Porcentaje individual de ganancias obtenidas</text:p>
          </table:table-cell>
          <table:table-cell table:style-name="ce15" office:value-type="string" calcext:value-type="string">
            <text:p>Semana completada</text:p>
          </table:table-cell>
          <table:table-cell table:style-name="ce28" table:number-columns-repeated="1014"/>
        </table:table-row>
        <table:table-row table:style-name="ro9">
          <table:table-cell table:style-name="ce38" office:value-type="float" office:value="1" calcext:value-type="float">
            <text:p>1</text:p>
          </table:table-cell>
          <table:table-cell table:style-name="ce42" office:value-type="string" calcext:value-type="string">
            <text:p>Ver video tutorial de GitHub.</text:p>
          </table:table-cell>
          <table:table-cell table:style-name="ce35"/>
          <table:table-cell table:style-name="ce48" office:value-type="string" calcext:value-type="string">
            <text:p>Cada miembro del equipo creo un resumen con los detalles del tutorial.</text:p>
          </table:table-cell>
          <table:table-cell table:style-name="ce50" table:formula="of:=7.5" office:value-type="float" office:value="7.5" calcext:value-type="float">
            <text:p>7.5</text:p>
          </table:table-cell>
          <table:table-cell table:style-name="ce53" table:formula="of:=[.E2]/[$tiempo.$L$14]" office:value-type="percentage" office:value="0.0238095238095238" calcext:value-type="percentage">
            <text:p>2.38%</text:p>
          </table:table-cell>
          <table:table-cell table:style-name="ce38" office:value-type="float" office:value="1" calcext:value-type="float">
            <text:p>1</text:p>
          </table:table-cell>
          <table:table-cell table:style-name="ce35"/>
          <table:table-cell table:style-name="ce53"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41" table:number-columns-repeated="1014"/>
        </table:table-row>
        <table:table-row table:style-name="ro14">
          <table:table-cell table:style-name="ce38" office:value-type="float" office:value="2" calcext:value-type="float">
            <text:p>2</text:p>
          </table:table-cell>
          <table:table-cell table:style-name="ce42" office:value-type="string" calcext:value-type="string">
            <text:p>Realizar el lanzamiento del ciclo #1.</text:p>
          </table:table-cell>
          <table:table-cell table:style-name="ce48" office:value-type="string" calcext:value-type="string">
            <text:p>Todos los miembros del equipo han leído los capítulos 1, 2, 3 y el apéndice A del libro Introduction to TSPi.</text:p>
          </table:table-cell>
          <table:table-cell table:style-name="ce48" office:value-type="string" calcext:value-type="string">
            <text:p>Cada miembro del equipo completó la forma INFO. El equipo llego a un acuerdo con los goles del ciclo 1 y la fecha en que serán entregados los reportes semanales.</text:p>
          </table:table-cell>
          <table:table-cell table:style-name="ce50" office:value-type="float" office:value="5" calcext:value-type="float">
            <text:p>5</text:p>
          </table:table-cell>
          <table:table-cell table:style-name="ce53" table:formula="of:=[.E3]/[$tiempo.$L$14]" office:value-type="percentage" office:value="0.0158730158730159" calcext:value-type="percentage">
            <text:p>1.59%</text:p>
          </table:table-cell>
          <table:table-cell table:style-name="ce38" office:value-type="float" office:value="1" calcext:value-type="float">
            <text:p>1</text:p>
          </table:table-cell>
          <table:table-cell table:style-name="ce35"/>
          <table:table-cell table:style-name="ce53"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35" table:number-columns-repeated="1014"/>
        </table:table-row>
        <table:table-row table:style-name="ro15">
          <table:table-cell table:style-name="ce38" office:value-type="float" office:value="3" calcext:value-type="float">
            <text:p>3</text:p>
          </table:table-cell>
          <table:table-cell table:style-name="ce42" office:value-type="string" calcext:value-type="string">
            <text:p>Definir la estrategía de desarrollo del ciclo #1.</text:p>
          </table:table-cell>
          <table:table-cell table:style-name="ce48" office:value-type="string" calcext:value-type="string">
            <text:p>Todos los miembros del equipo han leído el capítulo 4 del libro Introduction to TSPi. El equipo ha completado el lanzamiento del ciclo #1.</text:p>
          </table:table-cell>
          <table:table-cell table:style-name="ce48"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50" office:value-type="float" office:value="5" calcext:value-type="float">
            <text:p>5</text:p>
          </table:table-cell>
          <table:table-cell table:style-name="ce53" table:formula="of:=[.E4]/[$tiempo.$L$14]" office:value-type="percentage" office:value="0.0158730158730159" calcext:value-type="percentage">
            <text:p>1.59%</text:p>
          </table:table-cell>
          <table:table-cell table:style-name="ce38" office:value-type="float" office:value="1" calcext:value-type="float">
            <text:p>1</text:p>
          </table:table-cell>
          <table:table-cell table:style-name="ce35"/>
          <table:table-cell table:style-name="ce53"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35" table:number-columns-repeated="1014"/>
        </table:table-row>
        <table:table-row table:style-name="ro14">
          <table:table-cell table:style-name="ce38" office:value-type="float" office:value="4" calcext:value-type="float">
            <text:p>4</text:p>
          </table:table-cell>
          <table:table-cell table:style-name="ce42" office:value-type="string" calcext:value-type="string">
            <text:p>Elaborar el plan del ciclo #1.</text:p>
          </table:table-cell>
          <table:table-cell table:style-name="ce48" office:value-type="string" calcext:value-type="string">
            <text:p>Todos los miembros del equipo han leído el capítulo 5 del libro Introduction to TSPi. El equipo ha completado la estrategía de desarrollo del ciclo #1.</text:p>
          </table:table-cell>
          <table:table-cell table:style-name="ce48" office:value-type="string" calcext:value-type="string">
            <text:p>Se completaron las formas TASK y SCHEDULE para el equipo y cada miembro de este. El equipo completo las formas SUMP, SUMQ y SUMS.</text:p>
          </table:table-cell>
          <table:table-cell table:style-name="ce50" office:value-type="float" office:value="2" calcext:value-type="float">
            <text:p>2</text:p>
          </table:table-cell>
          <table:table-cell table:style-name="ce53" table:formula="of:=[.E5]/[$tiempo.$L$14]" office:value-type="percentage" office:value="0.00634920634920635" calcext:value-type="percentage">
            <text:p>0.63%</text:p>
          </table:table-cell>
          <table:table-cell table:style-name="ce38" office:value-type="float" office:value="1" calcext:value-type="float">
            <text:p>1</text:p>
          </table:table-cell>
          <table:table-cell table:style-name="ce35"/>
          <table:table-cell table:style-name="ce53"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35" table:number-columns-repeated="1014"/>
        </table:table-row>
        <table:table-row table:style-name="ro9">
          <table:table-cell table:style-name="ce38" office:value-type="float" office:value="5" calcext:value-type="float">
            <text:p>5</text:p>
          </table:table-cell>
          <table:table-cell table:style-name="ce43" office:value-type="string" calcext:value-type="string">
            <text:p>Crear la plantilla para las agendas de las reuniones con los clientes.</text:p>
          </table:table-cell>
          <table:table-cell table:style-name="ce35"/>
          <table:table-cell table:style-name="ce48" office:value-type="string" calcext:value-type="string">
            <text:p>Se creó la plantilla para la agenda de las reuniones con los clientes.</text:p>
          </table:table-cell>
          <table:table-cell table:style-name="ce51" office:value-type="float" office:value="0.5" calcext:value-type="float">
            <text:p>0.5</text:p>
          </table:table-cell>
          <table:table-cell table:style-name="ce53" table:formula="of:=[.E6]/[$tiempo.$L$14]" office:value-type="percentage" office:value="0.00158730158730159" calcext:value-type="percentage">
            <text:p>0.16%</text:p>
          </table:table-cell>
          <table:table-cell table:style-name="ce55" office:value-type="float" office:value="1" calcext:value-type="float">
            <text:p>1</text:p>
          </table:table-cell>
          <table:table-cell table:style-name="ce35"/>
          <table:table-cell table:style-name="ce53"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35" table:number-columns-repeated="1014"/>
        </table:table-row>
        <table:table-row table:style-name="ro9">
          <table:table-cell table:style-name="ce38" office:value-type="float" office:value="6" calcext:value-type="float">
            <text:p>6</text:p>
          </table:table-cell>
          <table:table-cell table:style-name="ce43" office:value-type="string" calcext:value-type="string">
            <text:p>Crear la plantilla para las minutas de las reuniones con los clientes.</text:p>
          </table:table-cell>
          <table:table-cell table:style-name="ce35"/>
          <table:table-cell table:style-name="ce48" office:value-type="string" calcext:value-type="string">
            <text:p>Se creó la plantilla para las minutas de las reuniones con los clientes.</text:p>
          </table:table-cell>
          <table:table-cell table:style-name="ce51" office:value-type="float" office:value="0.5" calcext:value-type="float">
            <text:p>0.5</text:p>
          </table:table-cell>
          <table:table-cell table:style-name="ce53" table:formula="of:=[.E7]/[$tiempo.$L$14]" office:value-type="percentage" office:value="0.00158730158730159" calcext:value-type="percentage">
            <text:p>0.16%</text:p>
          </table:table-cell>
          <table:table-cell table:style-name="ce51" office:value-type="float" office:value="1" calcext:value-type="float">
            <text:p>1</text:p>
          </table:table-cell>
          <table:table-cell table:style-name="ce35"/>
          <table:table-cell table:style-name="ce53"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35" table:number-columns-repeated="1014"/>
        </table:table-row>
        <table:table-row table:style-name="ro9">
          <table:table-cell table:style-name="ce38" office:value-type="float" office:value="7" calcext:value-type="float">
            <text:p>7</text:p>
          </table:table-cell>
          <table:table-cell table:style-name="ce43" office:value-type="string" calcext:value-type="string">
            <text:p>Crear la agenda para la reunión #1 con el cliente.</text:p>
          </table:table-cell>
          <table:table-cell table:style-name="ce48" office:value-type="string" calcext:value-type="string">
            <text:p>Se ha creado la plantilla para las agendas de las reuniones con los cliente.</text:p>
          </table:table-cell>
          <table:table-cell table:style-name="ce48" office:value-type="string" calcext:value-type="string">
            <text:p>Se creó la agenda para la reunión #1 con el cliente.</text:p>
          </table:table-cell>
          <table:table-cell table:style-name="ce51" office:value-type="float" office:value="0.5" calcext:value-type="float">
            <text:p>0.5</text:p>
          </table:table-cell>
          <table:table-cell table:style-name="ce53" table:formula="of:=[.E8]/[$tiempo.$L$14]" office:value-type="percentage" office:value="0.00158730158730159" calcext:value-type="percentage">
            <text:p>0.16%</text:p>
          </table:table-cell>
          <table:table-cell table:style-name="ce51" office:value-type="float" office:value="1" calcext:value-type="float">
            <text:p>1</text:p>
          </table:table-cell>
          <table:table-cell table:style-name="ce35"/>
          <table:table-cell table:style-name="ce53"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35" table:number-columns-repeated="1014"/>
        </table:table-row>
        <table:table-row table:style-name="ro9">
          <table:table-cell table:style-name="ce38" office:value-type="float" office:value="8" calcext:value-type="float">
            <text:p>8</text:p>
          </table:table-cell>
          <table:table-cell table:style-name="ce43" office:value-type="string" calcext:value-type="string">
            <text:p>Reunión #1 con el cliente.</text:p>
          </table:table-cell>
          <table:table-cell table:style-name="ce48" office:value-type="string" calcext:value-type="string">
            <text:p>Se ha creado y enviado la agenda para la reunión #1 con el cliente.</text:p>
          </table:table-cell>
          <table:table-cell table:style-name="ce48" office:value-type="string" calcext:value-type="string">
            <text:p>Se creó la minuta de la reunión #1 con el cliente.</text:p>
          </table:table-cell>
          <table:table-cell table:style-name="ce51" office:value-type="float" office:value="2" calcext:value-type="float">
            <text:p>2</text:p>
          </table:table-cell>
          <table:table-cell table:style-name="ce53" table:formula="of:=[.E9]/[$tiempo.$L$14]" office:value-type="percentage" office:value="0.00634920634920635" calcext:value-type="percentage">
            <text:p>0.63%</text:p>
          </table:table-cell>
          <table:table-cell table:style-name="ce51" office:value-type="float" office:value="1" calcext:value-type="float">
            <text:p>1</text:p>
          </table:table-cell>
          <table:table-cell table:style-name="ce35"/>
          <table:table-cell table:style-name="ce53"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35" table:number-columns-repeated="1014"/>
        </table:table-row>
        <table:table-row table:style-name="ro9">
          <table:table-cell table:style-name="ce38" office:value-type="float" office:value="9" calcext:value-type="float">
            <text:p>9</text:p>
          </table:table-cell>
          <table:table-cell table:style-name="ce43" office:value-type="string" calcext:value-type="string">
            <text:p>Crear el esquema del documento de requerimientos.</text:p>
          </table:table-cell>
          <table:table-cell table:style-name="ce35"/>
          <table:table-cell table:style-name="ce48" office:value-type="string" calcext:value-type="string">
            <text:p>Se creó el esquema del documento de requerimientos.</text:p>
          </table:table-cell>
          <table:table-cell table:style-name="ce51" office:value-type="float" office:value="3" calcext:value-type="float">
            <text:p>3</text:p>
          </table:table-cell>
          <table:table-cell table:style-name="ce53" table:formula="of:=[.E10]/[$tiempo.$L$14]" office:value-type="percentage" office:value="0.00952380952380952" calcext:value-type="percentage">
            <text:p>0.95%</text:p>
          </table:table-cell>
          <table:table-cell table:style-name="ce51" office:value-type="float" office:value="1" calcext:value-type="float">
            <text:p>1</text:p>
          </table:table-cell>
          <table:table-cell table:style-name="ce35"/>
          <table:table-cell table:style-name="ce53"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35" table:number-columns-repeated="1014"/>
        </table:table-row>
        <table:table-row table:style-name="ro9">
          <table:table-cell table:style-name="ce38" office:value-type="float" office:value="10" calcext:value-type="float">
            <text:p>10</text:p>
          </table:table-cell>
          <table:table-cell table:style-name="ce43" office:value-type="string" calcext:value-type="string">
            <text:p>Reunión de equipo para analizar la minuta de la reunión #1 con el cliente.</text:p>
          </table:table-cell>
          <table:table-cell table:style-name="ce48" office:value-type="string" calcext:value-type="string">
            <text:p>Se ha creado la minuta de la reunión #1 con el cliente.</text:p>
          </table:table-cell>
          <table:table-cell table:style-name="ce48" office:value-type="string" calcext:value-type="string">
            <text:p>Se identificó y documentó una lista de actores y casos de uso, y de escenarios.</text:p>
          </table:table-cell>
          <table:table-cell table:style-name="ce51" office:value-type="float" office:value="10" calcext:value-type="float">
            <text:p>10</text:p>
          </table:table-cell>
          <table:table-cell table:style-name="ce53" table:formula="of:=[.E11]/[$tiempo.$L$14]" office:value-type="percentage" office:value="0.0317460317460317" calcext:value-type="percentage">
            <text:p>3.17%</text:p>
          </table:table-cell>
          <table:table-cell table:style-name="ce51" office:value-type="float" office:value="2" calcext:value-type="float">
            <text:p>2</text:p>
          </table:table-cell>
          <table:table-cell table:style-name="ce35"/>
          <table:table-cell table:style-name="ce53"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35" table:number-columns-repeated="1014"/>
        </table:table-row>
        <table:table-row table:style-name="ro9">
          <table:table-cell table:style-name="ce38" office:value-type="float" office:value="11" calcext:value-type="float">
            <text:p>11</text:p>
          </table:table-cell>
          <table:table-cell table:style-name="ce43" office:value-type="string" calcext:value-type="string">
            <text:p>Crear el borrador #1 del diagrama de casos de uso.</text:p>
          </table:table-cell>
          <table:table-cell table:style-name="ce48" office:value-type="string" calcext:value-type="string">
            <text:p>Se ha identificado y documentado una lista de actores y casos de uso.</text:p>
          </table:table-cell>
          <table:table-cell table:style-name="ce48" office:value-type="string" calcext:value-type="string">
            <text:p>Se creó el borrador #1 del diagrama de casos de uso.</text:p>
          </table:table-cell>
          <table:table-cell table:style-name="ce51" office:value-type="float" office:value="2" calcext:value-type="float">
            <text:p>2</text:p>
          </table:table-cell>
          <table:table-cell table:style-name="ce53" table:formula="of:=[.E12]/[$tiempo.$L$14]" office:value-type="percentage" office:value="0.00634920634920635" calcext:value-type="percentage">
            <text:p>0.63%</text:p>
          </table:table-cell>
          <table:table-cell table:style-name="ce51" office:value-type="float" office:value="2" calcext:value-type="float">
            <text:p>2</text:p>
          </table:table-cell>
          <table:table-cell table:style-name="ce35"/>
          <table:table-cell table:style-name="ce53"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35" table:number-columns-repeated="1014"/>
        </table:table-row>
        <table:table-row table:style-name="ro9">
          <table:table-cell table:style-name="ce38" office:value-type="float" office:value="12" calcext:value-type="float">
            <text:p>12</text:p>
          </table:table-cell>
          <table:table-cell table:style-name="ce43" office:value-type="string" calcext:value-type="string">
            <text:p>Crear el borrador #1 del documento de los escenarios.</text:p>
          </table:table-cell>
          <table:table-cell table:style-name="ce48" office:value-type="string" calcext:value-type="string">
            <text:p>Se ha identificado y documentado una lista de actores y casos de uso.</text:p>
          </table:table-cell>
          <table:table-cell table:style-name="ce48" office:value-type="string" calcext:value-type="string">
            <text:p>Se creó el borrador #1 del documento de los escenarios.</text:p>
          </table:table-cell>
          <table:table-cell table:style-name="ce51" office:value-type="float" office:value="2" calcext:value-type="float">
            <text:p>2</text:p>
          </table:table-cell>
          <table:table-cell table:style-name="ce53" table:formula="of:=[.E13]/[$tiempo.$L$14]" office:value-type="percentage" office:value="0.00634920634920635" calcext:value-type="percentage">
            <text:p>0.63%</text:p>
          </table:table-cell>
          <table:table-cell table:style-name="ce51" office:value-type="float" office:value="2" calcext:value-type="float">
            <text:p>2</text:p>
          </table:table-cell>
          <table:table-cell table:style-name="ce35"/>
          <table:table-cell table:style-name="ce53"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35" table:number-columns-repeated="1014"/>
        </table:table-row>
        <table:table-row table:style-name="ro14">
          <table:table-cell table:style-name="ce38" office:value-type="float" office:value="13" calcext:value-type="float">
            <text:p>13</text:p>
          </table:table-cell>
          <table:table-cell table:style-name="ce43" office:value-type="string" calcext:value-type="string">
            <text:p>Crear el borrador #1 del documento de requerimientos.</text:p>
          </table:table-cell>
          <table:table-cell table:style-name="ce48" office:value-type="string" calcext:value-type="string">
            <text:p>Se ha creado el borrador #1 del diagrama de casos de uso y del documento de escenarios. Se ha creado el esquema del documento de requerimientos.</text:p>
          </table:table-cell>
          <table:table-cell table:style-name="ce48" office:value-type="string" calcext:value-type="string">
            <text:p>Se creó el borrador #1 del documento de requerimientos.</text:p>
          </table:table-cell>
          <table:table-cell table:style-name="ce51" office:value-type="float" office:value="4" calcext:value-type="float">
            <text:p>4</text:p>
          </table:table-cell>
          <table:table-cell table:style-name="ce53" table:formula="of:=[.E14]/[$tiempo.$L$14]" office:value-type="percentage" office:value="0.0126984126984127" calcext:value-type="percentage">
            <text:p>1.27%</text:p>
          </table:table-cell>
          <table:table-cell table:style-name="ce51" office:value-type="float" office:value="2" calcext:value-type="float">
            <text:p>2</text:p>
          </table:table-cell>
          <table:table-cell table:style-name="ce35"/>
          <table:table-cell table:style-name="ce53"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35" table:number-columns-repeated="1014"/>
        </table:table-row>
        <table:table-row table:style-name="ro9">
          <table:table-cell table:style-name="ce38" office:value-type="float" office:value="14" calcext:value-type="float">
            <text:p>14</text:p>
          </table:table-cell>
          <table:table-cell table:style-name="ce43" office:value-type="string" calcext:value-type="string">
            <text:p>Crear la agenda para la reunión #2 con el cliente.</text:p>
          </table:table-cell>
          <table:table-cell table:style-name="ce48" office:value-type="string" calcext:value-type="string">
            <text:p>Se ha creado la plantilla para las agendas de las reuniones con los cliente.</text:p>
          </table:table-cell>
          <table:table-cell table:style-name="ce48" office:value-type="string" calcext:value-type="string">
            <text:p>Se creó la agenda para la reunión #2 con el cliente.</text:p>
          </table:table-cell>
          <table:table-cell table:style-name="ce51" office:value-type="float" office:value="0.5" calcext:value-type="float">
            <text:p>0.5</text:p>
          </table:table-cell>
          <table:table-cell table:style-name="ce53" table:formula="of:=[.E15]/[$tiempo.$L$14]" office:value-type="percentage" office:value="0.00158730158730159" calcext:value-type="percentage">
            <text:p>0.16%</text:p>
          </table:table-cell>
          <table:table-cell table:style-name="ce51" office:value-type="float" office:value="2" calcext:value-type="float">
            <text:p>2</text:p>
          </table:table-cell>
          <table:table-cell table:style-name="ce35"/>
          <table:table-cell table:style-name="ce53"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35" table:number-columns-repeated="1014"/>
        </table:table-row>
        <table:table-row table:style-name="ro9">
          <table:table-cell table:style-name="ce38" office:value-type="float" office:value="15" calcext:value-type="float">
            <text:p>15</text:p>
          </table:table-cell>
          <table:table-cell table:style-name="ce43" office:value-type="string" calcext:value-type="string">
            <text:p>Reunión #2 con el cliente.</text:p>
          </table:table-cell>
          <table:table-cell table:style-name="ce48" office:value-type="string" calcext:value-type="string">
            <text:p>Se ha creado y enviado la agenda para la reunión #2 con el cliente.</text:p>
          </table:table-cell>
          <table:table-cell table:style-name="ce48" office:value-type="string" calcext:value-type="string">
            <text:p>Se creó la minuta de la reunión #2 con el cliente.</text:p>
          </table:table-cell>
          <table:table-cell table:style-name="ce51" office:value-type="float" office:value="2" calcext:value-type="float">
            <text:p>2</text:p>
          </table:table-cell>
          <table:table-cell table:style-name="ce53" table:formula="of:=[.E16]/[$tiempo.$L$14]" office:value-type="percentage" office:value="0.00634920634920635" calcext:value-type="percentage">
            <text:p>0.63%</text:p>
          </table:table-cell>
          <table:table-cell table:style-name="ce51" office:value-type="float" office:value="3" calcext:value-type="float">
            <text:p>3</text:p>
          </table:table-cell>
          <table:table-cell table:style-name="ce35"/>
          <table:table-cell table:style-name="ce53"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35" table:number-columns-repeated="1014"/>
        </table:table-row>
        <table:table-row table:style-name="ro9">
          <table:table-cell table:style-name="ce38" office:value-type="float" office:value="16" calcext:value-type="float">
            <text:p>16</text:p>
          </table:table-cell>
          <table:table-cell table:style-name="ce43" office:value-type="string" calcext:value-type="string">
            <text:p>Reunión de equipo para analizar la minuta de la reunión #2 con el cliente.</text:p>
          </table:table-cell>
          <table:table-cell table:style-name="ce48" office:value-type="string" calcext:value-type="string">
            <text:p>Se ha creado la minuta de la reunión #2 con el cliente.</text:p>
          </table:table-cell>
          <table:table-cell table:style-name="ce48" office:value-type="string" calcext:value-type="string">
            <text:p>Se actualizó la lista de actores, casos de uso y de escenarios.</text:p>
          </table:table-cell>
          <table:table-cell table:style-name="ce51" office:value-type="float" office:value="10" calcext:value-type="float">
            <text:p>10</text:p>
          </table:table-cell>
          <table:table-cell table:style-name="ce53" table:formula="of:=[.E17]/[$tiempo.$L$14]" office:value-type="percentage" office:value="0.0317460317460317" calcext:value-type="percentage">
            <text:p>3.17%</text:p>
          </table:table-cell>
          <table:table-cell table:style-name="ce51" office:value-type="float" office:value="3" calcext:value-type="float">
            <text:p>3</text:p>
          </table:table-cell>
          <table:table-cell table:style-name="ce35"/>
          <table:table-cell table:style-name="ce53"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35" table:number-columns-repeated="1014"/>
        </table:table-row>
        <table:table-row table:style-name="ro14">
          <table:table-cell table:style-name="ce38" office:value-type="float" office:value="17" calcext:value-type="float">
            <text:p>17</text:p>
          </table:table-cell>
          <table:table-cell office:value-type="string" calcext:value-type="string">
            <text:p>Crear la versión final del diagrama de casos de uso.</text:p>
          </table:table-cell>
          <table:table-cell table:style-name="ce48" office:value-type="string" calcext:value-type="string">
            <text:p>Se ha actualizado la lista de actores, casos de uso y escenarios. Se ha creado el borrador #1 del diagrama de casos de uso.</text:p>
          </table:table-cell>
          <table:table-cell table:style-name="ce48" office:value-type="string" calcext:value-type="string">
            <text:p>Se creó la versión final del diagrama de casos de uso.</text:p>
          </table:table-cell>
          <table:table-cell office:value-type="float" office:value="2" calcext:value-type="float">
            <text:p>2</text:p>
          </table:table-cell>
          <table:table-cell table:style-name="ce53" table:formula="of:=[.E18]/[$tiempo.$L$14]" office:value-type="percentage" office:value="0.00634920634920635" calcext:value-type="percentage">
            <text:p>0.63%</text:p>
          </table:table-cell>
          <table:table-cell office:value-type="float" office:value="3" calcext:value-type="float">
            <text:p>3</text:p>
          </table:table-cell>
          <table:table-cell table:style-name="ce35"/>
          <table:table-cell table:style-name="ce53"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35" table:number-columns-repeated="1014"/>
        </table:table-row>
        <table:table-row table:style-name="ro9">
          <table:table-cell table:style-name="ce38" office:value-type="float" office:value="18" calcext:value-type="float">
            <text:p>18</text:p>
          </table:table-cell>
          <table:table-cell office:value-type="string" calcext:value-type="string">
            <text:p>Extender los casos de uso.</text:p>
          </table:table-cell>
          <table:table-cell table:style-name="ce48" office:value-type="string" calcext:value-type="string">
            <text:p>Se ha creado la versión final del diagrama de casos de uso.</text:p>
          </table:table-cell>
          <table:table-cell table:style-name="ce48" office:value-type="string" calcext:value-type="string">
            <text:p>Se creó el documento de los casos de uso extendidos.</text:p>
          </table:table-cell>
          <table:table-cell office:value-type="float" office:value="3" calcext:value-type="float">
            <text:p>3</text:p>
          </table:table-cell>
          <table:table-cell table:style-name="ce53" table:formula="of:=[.E19]/[$tiempo.$L$14]" office:value-type="percentage" office:value="0.00952380952380952" calcext:value-type="percentage">
            <text:p>0.95%</text:p>
          </table:table-cell>
          <table:table-cell office:value-type="float" office:value="3" calcext:value-type="float">
            <text:p>3</text:p>
          </table:table-cell>
          <table:table-cell table:style-name="ce35"/>
          <table:table-cell table:style-name="ce53"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35" table:number-columns-repeated="1014"/>
        </table:table-row>
        <table:table-row table:style-name="ro14">
          <table:table-cell table:style-name="ce38" office:value-type="float" office:value="19" calcext:value-type="float">
            <text:p>19</text:p>
          </table:table-cell>
          <table:table-cell office:value-type="string" calcext:value-type="string">
            <text:p>Crear la versión final del documento de los escenarios.</text:p>
          </table:table-cell>
          <table:table-cell table:style-name="ce48" office:value-type="string" calcext:value-type="string">
            <text:p>Se ha actualizado la lista de actores, casos de uso y escenarios. Se ha creado el borrador #1 del documento de los escenarios.</text:p>
          </table:table-cell>
          <table:table-cell table:style-name="ce48" office:value-type="string" calcext:value-type="string">
            <text:p>Se creó la versión final del documento de los escenarios.</text:p>
          </table:table-cell>
          <table:table-cell office:value-type="float" office:value="2" calcext:value-type="float">
            <text:p>2</text:p>
          </table:table-cell>
          <table:table-cell table:style-name="ce53" table:formula="of:=[.E20]/[$tiempo.$L$14]" office:value-type="percentage" office:value="0.00634920634920635" calcext:value-type="percentage">
            <text:p>0.63%</text:p>
          </table:table-cell>
          <table:table-cell office:value-type="float" office:value="3" calcext:value-type="float">
            <text:p>3</text:p>
          </table:table-cell>
          <table:table-cell table:style-name="ce35"/>
          <table:table-cell table:style-name="ce53"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35" table:number-columns-repeated="1014"/>
        </table:table-row>
        <table:table-row table:style-name="ro16">
          <table:table-cell table:style-name="ce38" office:value-type="float" office:value="20" calcext:value-type="float">
            <text:p>20</text:p>
          </table:table-cell>
          <table:table-cell office:value-type="string" calcext:value-type="string">
            <text:p>Crear la versión final del documento de requerimientos.</text:p>
          </table:table-cell>
          <table:table-cell table:style-name="ce48"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48" office:value-type="string" calcext:value-type="string">
            <text:p>Se creó la versión final del documento de requerimientos.</text:p>
          </table:table-cell>
          <table:table-cell office:value-type="float" office:value="4" calcext:value-type="float">
            <text:p>4</text:p>
          </table:table-cell>
          <table:table-cell table:style-name="ce53" table:formula="of:=[.E21]/[$tiempo.$L$14]" office:value-type="percentage" office:value="0.0126984126984127" calcext:value-type="percentage">
            <text:p>1.27%</text:p>
          </table:table-cell>
          <table:table-cell office:value-type="float" office:value="3" calcext:value-type="float">
            <text:p>3</text:p>
          </table:table-cell>
          <table:table-cell table:style-name="ce35"/>
          <table:table-cell table:style-name="ce53"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35" table:number-columns-repeated="1014"/>
        </table:table-row>
        <table:table-row table:style-name="ro15">
          <table:table-cell table:style-name="ce38" office:value-type="float" office:value="21" calcext:value-type="float">
            <text:p>21</text:p>
          </table:table-cell>
          <table:table-cell table:style-name="ce43" office:value-type="string" calcext:value-type="string">
            <text:p>Elaborar el reporte de cierre del ciclo #1.</text:p>
          </table:table-cell>
          <table:table-cell table:style-name="ce48"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4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3" table:formula="of:=[.E22]/[$tiempo.$L$14]" office:value-type="percentage" office:value="0.0158730158730159" calcext:value-type="percentage">
            <text:p>1.59%</text:p>
          </table:table-cell>
          <table:table-cell office:value-type="float" office:value="3" calcext:value-type="float">
            <text:p>3</text:p>
          </table:table-cell>
          <table:table-cell table:style-name="ce35"/>
          <table:table-cell table:style-name="ce53"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35" table:number-columns-repeated="1014"/>
        </table:table-row>
        <table:table-row table:style-name="ro17">
          <table:table-cell table:style-name="ce39"/>
          <table:table-cell table:style-name="ce45"/>
          <table:table-cell table:style-name="ce49" table:number-columns-repeated="2"/>
          <table:table-cell table:style-name="ce40"/>
          <table:table-cell table:style-name="ce54"/>
          <table:table-cell table:style-name="ce40" table:number-columns-repeated="2"/>
          <table:table-cell table:style-name="ce54"/>
          <table:table-cell table:style-name="ce40" table:number-columns-repeated="1015"/>
        </table:table-row>
        <table:table-row table:style-name="ro14">
          <table:table-cell table:style-name="ce38" office:value-type="float" office:value="22" calcext:value-type="float">
            <text:p>22</text:p>
          </table:table-cell>
          <table:table-cell table:style-name="ce43" office:value-type="string" calcext:value-type="string">
            <text:p>Realizar el lanzamiento del ciclo #2.</text:p>
          </table:table-cell>
          <table:table-cell table:style-name="ce48" office:value-type="string" calcext:value-type="string">
            <text:p>El equipo ha completado un ciclo preeviamente.</text:p>
          </table:table-cell>
          <table:table-cell table:style-name="ce48"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53" table:formula="of:=[.E24]/[$tiempo.$L$14]" office:value-type="percentage" office:value="0.0158730158730159" calcext:value-type="percentage">
            <text:p>1.59%</text:p>
          </table:table-cell>
          <table:table-cell office:value-type="float" office:value="4" calcext:value-type="float">
            <text:p>4</text:p>
          </table:table-cell>
          <table:table-cell table:style-name="ce35"/>
          <table:table-cell table:style-name="ce53"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41" table:number-columns-repeated="1014"/>
        </table:table-row>
        <table:table-row table:style-name="ro15">
          <table:table-cell table:style-name="ce38" office:value-type="float" office:value="23" calcext:value-type="float">
            <text:p>23</text:p>
          </table:table-cell>
          <table:table-cell office:value-type="string" calcext:value-type="string">
            <text:p>Definir la estrategía de desarrolo del ciclo #2.</text:p>
          </table:table-cell>
          <table:table-cell table:style-name="ce48" office:value-type="string" calcext:value-type="string">
            <text:p>El equipo ha completado un ciclo preeviamente. Cada miembro del equipo ha leído el capítulo correspondiente a su rol.</text:p>
          </table:table-cell>
          <table:table-cell table:style-name="ce48"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53" table:formula="of:=[.E25]/[$tiempo.$L$14]" office:value-type="percentage" office:value="0.0158730158730159" calcext:value-type="percentage">
            <text:p>1.59%</text:p>
          </table:table-cell>
          <table:table-cell office:value-type="float" office:value="4" calcext:value-type="float">
            <text:p>4</text:p>
          </table:table-cell>
          <table:table-cell table:style-name="ce35"/>
          <table:table-cell table:style-name="ce53"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35" table:number-columns-repeated="1014"/>
        </table:table-row>
        <table:table-row table:style-name="ro14">
          <table:table-cell table:style-name="ce38" office:value-type="float" office:value="24" calcext:value-type="float">
            <text:p>24</text:p>
          </table:table-cell>
          <table:table-cell office:value-type="string" calcext:value-type="string">
            <text:p>Elaborar el plan del ciclo #2.</text:p>
          </table:table-cell>
          <table:table-cell table:style-name="ce48" office:value-type="string" calcext:value-type="string">
            <text:p>El equipo ha completado y actualizado el plan de un ciclo preevio.</text:p>
          </table:table-cell>
          <table:table-cell table:style-name="ce48"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53" table:formula="of:=[.E26]/[$tiempo.$L$14]" office:value-type="percentage" office:value="0.00634920634920635" calcext:value-type="percentage">
            <text:p>0.63%</text:p>
          </table:table-cell>
          <table:table-cell office:value-type="float" office:value="4" calcext:value-type="float">
            <text:p>4</text:p>
          </table:table-cell>
          <table:table-cell table:style-name="ce35"/>
          <table:table-cell table:style-name="ce53"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35" table:number-columns-repeated="1014"/>
        </table:table-row>
        <table:table-row table:style-name="ro9">
          <table:table-cell table:style-name="ce38" office:value-type="float" office:value="25" calcext:value-type="float">
            <text:p>25</text:p>
          </table:table-cell>
          <table:table-cell office:value-type="string" calcext:value-type="string">
            <text:p>Crear el esquema del documento de arquitectura.</text:p>
          </table:table-cell>
          <table:table-cell table:style-name="ce35"/>
          <table:table-cell table:style-name="ce48" office:value-type="string" calcext:value-type="string">
            <text:p>Se creó el esquema del documento de arquitectura.</text:p>
          </table:table-cell>
          <table:table-cell office:value-type="float" office:value="0.5" calcext:value-type="float">
            <text:p>0.5</text:p>
          </table:table-cell>
          <table:table-cell table:style-name="ce53" table:formula="of:=[.E27]/[$tiempo.$L$14]" office:value-type="percentage" office:value="0.00158730158730159" calcext:value-type="percentage">
            <text:p>0.16%</text:p>
          </table:table-cell>
          <table:table-cell office:value-type="float" office:value="4" calcext:value-type="float">
            <text:p>4</text:p>
          </table:table-cell>
          <table:table-cell table:style-name="ce35"/>
          <table:table-cell table:style-name="ce53"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35" table:number-columns-repeated="1014"/>
        </table:table-row>
        <table:table-row table:style-name="ro16">
          <table:table-cell table:style-name="ce38"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48" office:value-type="string" calcext:value-type="string">
            <text:p>Se ha creado la versión final del documento de requerimientos.</text:p>
          </table:table-cell>
          <table:table-cell table:style-name="ce48"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53" table:formula="of:=[.E28]/[$tiempo.$L$14]" office:value-type="percentage" office:value="0.0238095238095238" calcext:value-type="percentage">
            <text:p>2.38%</text:p>
          </table:table-cell>
          <table:table-cell office:value-type="float" office:value="4" calcext:value-type="float">
            <text:p>4</text:p>
          </table:table-cell>
          <table:table-cell table:style-name="ce35"/>
          <table:table-cell table:style-name="ce53"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35" table:number-columns-repeated="1014"/>
        </table:table-row>
        <table:table-row table:style-name="ro9">
          <table:table-cell table:style-name="ce38" office:value-type="float" office:value="27" calcext:value-type="float">
            <text:p>27</text:p>
          </table:table-cell>
          <table:table-cell office:value-type="string" calcext:value-type="string">
            <text:p>Crear la agenda para la reunión #3 con el cliente.</text:p>
          </table:table-cell>
          <table:table-cell table:style-name="ce48" office:value-type="string" calcext:value-type="string">
            <text:p>Se ha creado la plantilla para las agendas de las reuniones con los cliente.</text:p>
          </table:table-cell>
          <table:table-cell table:style-name="ce48" office:value-type="string" calcext:value-type="string">
            <text:p>Se creó la agenda para la reunión #3 con el cliente.</text:p>
          </table:table-cell>
          <table:table-cell office:value-type="float" office:value="0.5" calcext:value-type="float">
            <text:p>0.5</text:p>
          </table:table-cell>
          <table:table-cell table:style-name="ce53" table:formula="of:=[.E29]/[$tiempo.$L$14]" office:value-type="percentage" office:value="0.00158730158730159" calcext:value-type="percentage">
            <text:p>0.16%</text:p>
          </table:table-cell>
          <table:table-cell office:value-type="float" office:value="4" calcext:value-type="float">
            <text:p>4</text:p>
          </table:table-cell>
          <table:table-cell table:style-name="ce35"/>
          <table:table-cell table:style-name="ce53"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35" table:number-columns-repeated="1014"/>
        </table:table-row>
        <table:table-row table:style-name="ro9">
          <table:table-cell table:style-name="ce38" office:value-type="float" office:value="28" calcext:value-type="float">
            <text:p>28</text:p>
          </table:table-cell>
          <table:table-cell office:value-type="string" calcext:value-type="string">
            <text:p>Reunión #3 con el cliente.</text:p>
          </table:table-cell>
          <table:table-cell table:style-name="ce48" office:value-type="string" calcext:value-type="string">
            <text:p>Se ha creado y enviado la agenda para la reunión #3 con el cliente.</text:p>
          </table:table-cell>
          <table:table-cell table:style-name="ce48" office:value-type="string" calcext:value-type="string">
            <text:p>Se creó la minuta de la reunión #3 con el cliente.</text:p>
          </table:table-cell>
          <table:table-cell office:value-type="float" office:value="2" calcext:value-type="float">
            <text:p>2</text:p>
          </table:table-cell>
          <table:table-cell table:style-name="ce53" table:formula="of:=[.E30]/[$tiempo.$L$14]" office:value-type="percentage" office:value="0.00634920634920635" calcext:value-type="percentage">
            <text:p>0.63%</text:p>
          </table:table-cell>
          <table:table-cell office:value-type="float" office:value="4" calcext:value-type="float">
            <text:p>4</text:p>
          </table:table-cell>
          <table:table-cell table:style-name="ce35"/>
          <table:table-cell table:style-name="ce53"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35" table:number-columns-repeated="1014"/>
        </table:table-row>
        <table:table-row table:style-name="ro9">
          <table:table-cell table:style-name="ce38" office:value-type="float" office:value="29" calcext:value-type="float">
            <text:p>29</text:p>
          </table:table-cell>
          <table:table-cell office:value-type="string" calcext:value-type="string">
            <text:p>Prepararse para presentar al equipo la herramienta RedMine.</text:p>
          </table:table-cell>
          <table:table-cell table:style-name="ce35"/>
          <table:table-cell table:style-name="ce48"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53" table:formula="of:=[.E31]/[$tiempo.$L$14]" office:value-type="percentage" office:value="0.00952380952380952" calcext:value-type="percentage">
            <text:p>0.95%</text:p>
          </table:table-cell>
          <table:table-cell office:value-type="float" office:value="4" calcext:value-type="float">
            <text:p>4</text:p>
          </table:table-cell>
          <table:table-cell table:style-name="ce35"/>
          <table:table-cell table:style-name="ce53"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35" table:number-columns-repeated="1014"/>
        </table:table-row>
        <table:table-row table:style-name="ro9">
          <table:table-cell table:style-name="ce38" office:value-type="float" office:value="30" calcext:value-type="float">
            <text:p>30</text:p>
          </table:table-cell>
          <table:table-cell office:value-type="string" calcext:value-type="string">
            <text:p>Presentar al equipo de la herramienta Redmine.</text:p>
          </table:table-cell>
          <table:table-cell table:style-name="ce48" office:value-type="string" calcext:value-type="string">
            <text:p>Se ha creado una presentación con los detalles de la arquitectura y el funcionamiento de RedMine.</text:p>
          </table:table-cell>
          <table:table-cell table:style-name="ce48" office:value-type="string" calcext:value-type="string">
            <text:p>Cada miembro del equipo creó un resumen con los detalles de la presentación.</text:p>
          </table:table-cell>
          <table:table-cell office:value-type="float" office:value="5" calcext:value-type="float">
            <text:p>5</text:p>
          </table:table-cell>
          <table:table-cell table:style-name="ce53" table:formula="of:=[.E32]/[$tiempo.$L$14]" office:value-type="percentage" office:value="0.0158730158730159" calcext:value-type="percentage">
            <text:p>1.59%</text:p>
          </table:table-cell>
          <table:table-cell office:value-type="float" office:value="4" calcext:value-type="float">
            <text:p>4</text:p>
          </table:table-cell>
          <table:table-cell table:style-name="ce35"/>
          <table:table-cell table:style-name="ce53"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35" table:number-columns-repeated="1014"/>
        </table:table-row>
        <table:table-row table:style-name="ro14">
          <table:table-cell table:style-name="ce38" office:value-type="float" office:value="31" calcext:value-type="float">
            <text:p>31</text:p>
          </table:table-cell>
          <table:table-cell office:value-type="string" calcext:value-type="string">
            <text:p>Elaborar la introducción del documento de arquitectura.</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elaboró la introducción del documento de arquitectura.</text:p>
          </table:table-cell>
          <table:table-cell office:value-type="float" office:value="0.5" calcext:value-type="float">
            <text:p>0.5</text:p>
          </table:table-cell>
          <table:table-cell table:style-name="ce53" table:formula="of:=[.E33]/[$tiempo.$L$14]" office:value-type="percentage" office:value="0.00158730158730159" calcext:value-type="percentage">
            <text:p>0.16%</text:p>
          </table:table-cell>
          <table:table-cell office:value-type="float" office:value="4" calcext:value-type="float">
            <text:p>4</text:p>
          </table:table-cell>
          <table:table-cell table:style-name="ce35"/>
          <table:table-cell table:style-name="ce53"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35" table:number-columns-repeated="1014"/>
        </table:table-row>
        <table:table-row table:style-name="ro16">
          <table:table-cell table:style-name="ce38" office:value-type="float" office:value="32" calcext:value-type="float">
            <text:p>32</text:p>
          </table:table-cell>
          <table:table-cell office:value-type="string" calcext:value-type="string">
            <text:p>Elaborar el fondo del documento de arquitectura.</text:p>
          </table:table-cell>
          <table:table-cell table:style-name="ce48"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48" office:value-type="string" calcext:value-type="string">
            <text:p>Se elaboró el fondo del documento de arquitectura.</text:p>
          </table:table-cell>
          <table:table-cell office:value-type="float" office:value="1" calcext:value-type="float">
            <text:p>1</text:p>
          </table:table-cell>
          <table:table-cell table:style-name="ce53" table:formula="of:=[.E34]/[$tiempo.$L$14]" office:value-type="percentage" office:value="0.00317460317460317" calcext:value-type="percentage">
            <text:p>0.32%</text:p>
          </table:table-cell>
          <table:table-cell office:value-type="float" office:value="4" calcext:value-type="float">
            <text:p>4</text:p>
          </table:table-cell>
          <table:table-cell table:style-name="ce35"/>
          <table:table-cell table:style-name="ce53"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35" table:number-columns-repeated="1014"/>
        </table:table-row>
        <table:table-row table:style-name="ro14">
          <table:table-cell table:style-name="ce38" office:value-type="float" office:value="33" calcext:value-type="float">
            <text:p>33</text:p>
          </table:table-cell>
          <table:table-cell office:value-type="string" calcext:value-type="string">
            <text:p>Elaborar el diagrama de contexto de la arquitectura.</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elaboró el diagrama de contexto de la arquitectura.</text:p>
          </table:table-cell>
          <table:table-cell office:value-type="float" office:value="3" calcext:value-type="float">
            <text:p>3</text:p>
          </table:table-cell>
          <table:table-cell table:style-name="ce53" table:formula="of:=[.E35]/[$tiempo.$L$14]" office:value-type="percentage" office:value="0.00952380952380952" calcext:value-type="percentage">
            <text:p>0.95%</text:p>
          </table:table-cell>
          <table:table-cell office:value-type="float" office:value="4" calcext:value-type="float">
            <text:p>4</text:p>
          </table:table-cell>
          <table:table-cell table:style-name="ce35"/>
          <table:table-cell table:style-name="ce53"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35" table:number-columns-repeated="1014"/>
        </table:table-row>
        <table:table-row table:style-name="ro14">
          <table:table-cell table:style-name="ce38"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documentaron las tácticas y patrones a utilizar.</text:p>
          </table:table-cell>
          <table:table-cell office:value-type="float" office:value="1" calcext:value-type="float">
            <text:p>1</text:p>
          </table:table-cell>
          <table:table-cell table:style-name="ce53" table:formula="of:=[.E36]/[$tiempo.$L$14]" office:value-type="percentage" office:value="0.00317460317460317" calcext:value-type="percentage">
            <text:p>0.32%</text:p>
          </table:table-cell>
          <table:table-cell office:value-type="float" office:value="5" calcext:value-type="float">
            <text:p>5</text:p>
          </table:table-cell>
          <table:table-cell table:style-name="ce35"/>
          <table:table-cell table:style-name="ce53"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35" table:number-columns-repeated="1014"/>
        </table:table-row>
        <table:table-row table:style-name="ro14">
          <table:table-cell table:style-name="ce38" office:value-type="float" office:value="35" calcext:value-type="float">
            <text:p>35</text:p>
          </table:table-cell>
          <table:table-cell office:value-type="string" calcext:value-type="string">
            <text:p>Elaborar diagrama del modelo físico de data de la arquitectura.</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creó el diagrama del modelo físico de data.</text:p>
          </table:table-cell>
          <table:table-cell office:value-type="float" office:value="4" calcext:value-type="float">
            <text:p>4</text:p>
          </table:table-cell>
          <table:table-cell table:style-name="ce53" table:formula="of:=[.E37]/[$tiempo.$L$14]" office:value-type="percentage" office:value="0.0126984126984127" calcext:value-type="percentage">
            <text:p>1.27%</text:p>
          </table:table-cell>
          <table:table-cell office:value-type="float" office:value="5" calcext:value-type="float">
            <text:p>5</text:p>
          </table:table-cell>
          <table:table-cell table:style-name="ce35"/>
          <table:table-cell table:style-name="ce53"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35" table:number-columns-repeated="1014"/>
        </table:table-row>
        <table:table-row table:style-name="ro14">
          <table:table-cell table:style-name="ce38" office:value-type="float" office:value="36" calcext:value-type="float">
            <text:p>36</text:p>
          </table:table-cell>
          <table:table-cell office:value-type="string" calcext:value-type="string">
            <text:p>Elaborar el diagrama de flujo del algoritmo de calendarización.</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creó el diagrama de flujo del algoritmo de calendarización.</text:p>
          </table:table-cell>
          <table:table-cell office:value-type="float" office:value="4" calcext:value-type="float">
            <text:p>4</text:p>
          </table:table-cell>
          <table:table-cell table:style-name="ce53" table:formula="of:=[.E38]/[$tiempo.$L$14]" office:value-type="percentage" office:value="0.0126984126984127" calcext:value-type="percentage">
            <text:p>1.27%</text:p>
          </table:table-cell>
          <table:table-cell office:value-type="float" office:value="5" calcext:value-type="float">
            <text:p>5</text:p>
          </table:table-cell>
          <table:table-cell table:style-name="ce35"/>
          <table:table-cell table:style-name="ce53"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35" table:number-columns-repeated="1014"/>
        </table:table-row>
        <table:table-row table:style-name="ro14">
          <table:table-cell table:style-name="ce38" office:value-type="float" office:value="37" calcext:value-type="float">
            <text:p>37</text:p>
          </table:table-cell>
          <table:table-cell office:value-type="string" calcext:value-type="string">
            <text:p>Elaborar el diagrama de la estructura de archivos de la arquitectura.</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creó el diagrama de la estructura de archivos.</text:p>
          </table:table-cell>
          <table:table-cell office:value-type="float" office:value="2" calcext:value-type="float">
            <text:p>2</text:p>
          </table:table-cell>
          <table:table-cell table:style-name="ce53" table:formula="of:=[.E39]/[$tiempo.$L$14]" office:value-type="percentage" office:value="0.00634920634920635" calcext:value-type="percentage">
            <text:p>0.63%</text:p>
          </table:table-cell>
          <table:table-cell office:value-type="float" office:value="5" calcext:value-type="float">
            <text:p>5</text:p>
          </table:table-cell>
          <table:table-cell table:style-name="ce35"/>
          <table:table-cell table:style-name="ce53"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35" table:number-columns-repeated="1014"/>
        </table:table-row>
        <table:table-row table:style-name="ro9">
          <table:table-cell table:style-name="ce38" office:value-type="float" office:value="38" calcext:value-type="float">
            <text:p>38</text:p>
          </table:table-cell>
          <table:table-cell office:value-type="string" calcext:value-type="string">
            <text:p>Elaborar la conclusión del documento de arquitectura.</text:p>
          </table:table-cell>
          <table:table-cell table:style-name="ce48" office:value-type="string" calcext:value-type="string">
            <text:p>Se han elaborado el fondo, documentado las tácticas y patrones, y diagramado las vistas de la arquitectura.</text:p>
          </table:table-cell>
          <table:table-cell table:style-name="ce48" office:value-type="string" calcext:value-type="string">
            <text:p>Se elaboró la conclusión del documento de arquitectura.</text:p>
          </table:table-cell>
          <table:table-cell office:value-type="float" office:value="0.5" calcext:value-type="float">
            <text:p>0.5</text:p>
          </table:table-cell>
          <table:table-cell table:style-name="ce53" table:formula="of:=[.E40]/[$tiempo.$L$14]" office:value-type="percentage" office:value="0.00158730158730159" calcext:value-type="percentage">
            <text:p>0.16%</text:p>
          </table:table-cell>
          <table:table-cell office:value-type="float" office:value="5" calcext:value-type="float">
            <text:p>5</text:p>
          </table:table-cell>
          <table:table-cell table:style-name="ce35"/>
          <table:table-cell table:style-name="ce53"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35" table:number-columns-repeated="1014"/>
        </table:table-row>
        <table:table-row table:style-name="ro9">
          <table:table-cell table:style-name="ce38" office:value-type="float" office:value="39" calcext:value-type="float">
            <text:p>39</text:p>
          </table:table-cell>
          <table:table-cell office:value-type="string" calcext:value-type="string">
            <text:p>Cursar el tutorial básico de ruby.</text:p>
          </table:table-cell>
          <table:table-cell table:style-name="ce35"/>
          <table:table-cell table:style-name="ce48" office:value-type="string" calcext:value-type="string">
            <text:p>Cada miembro del equipo creó un resumen con los detalles del tutorial.</text:p>
          </table:table-cell>
          <table:table-cell office:value-type="float" office:value="4" calcext:value-type="float">
            <text:p>4</text:p>
          </table:table-cell>
          <table:table-cell table:style-name="ce53" table:formula="of:=[.E41]/[$tiempo.$L$14]" office:value-type="percentage" office:value="0.0126984126984127" calcext:value-type="percentage">
            <text:p>1.27%</text:p>
          </table:table-cell>
          <table:table-cell office:value-type="float" office:value="5" calcext:value-type="float">
            <text:p>5</text:p>
          </table:table-cell>
          <table:table-cell table:style-name="ce35"/>
          <table:table-cell table:style-name="ce53"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35" table:number-columns-repeated="1014"/>
        </table:table-row>
        <table:table-row table:style-name="ro9">
          <table:table-cell table:style-name="ce38" office:value-type="float" office:value="40" calcext:value-type="float">
            <text:p>40</text:p>
          </table:table-cell>
          <table:table-cell office:value-type="string" calcext:value-type="string">
            <text:p>Prepararse para presentar al equipo el framework Rails.</text:p>
          </table:table-cell>
          <table:table-cell table:style-name="ce35"/>
          <table:table-cell table:style-name="ce48"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53" table:formula="of:=[.E42]/[$tiempo.$L$14]" office:value-type="percentage" office:value="0.00952380952380952" calcext:value-type="percentage">
            <text:p>0.95%</text:p>
          </table:table-cell>
          <table:table-cell office:value-type="float" office:value="5" calcext:value-type="float">
            <text:p>5</text:p>
          </table:table-cell>
          <table:table-cell table:style-name="ce35"/>
          <table:table-cell table:style-name="ce53"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35" table:number-columns-repeated="1014"/>
        </table:table-row>
        <table:table-row table:style-name="ro16">
          <table:table-cell table:style-name="ce38" office:value-type="float" office:value="41" calcext:value-type="float">
            <text:p>41</text:p>
          </table:table-cell>
          <table:table-cell office:value-type="string" calcext:value-type="string">
            <text:p>Presentar al equipo el framework Rails.</text:p>
          </table:table-cell>
          <table:table-cell table:style-name="ce48"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48" office:value-type="string" calcext:value-type="string">
            <text:p>Cada miembro del equipo creó un resumen con los detalles de la presentación.</text:p>
          </table:table-cell>
          <table:table-cell office:value-type="float" office:value="5" calcext:value-type="float">
            <text:p>5</text:p>
          </table:table-cell>
          <table:table-cell table:style-name="ce53" table:formula="of:=[.E43]/[$tiempo.$L$14]" office:value-type="percentage" office:value="0.0158730158730159" calcext:value-type="percentage">
            <text:p>1.59%</text:p>
          </table:table-cell>
          <table:table-cell office:value-type="float" office:value="5" calcext:value-type="float">
            <text:p>5</text:p>
          </table:table-cell>
          <table:table-cell table:style-name="ce35"/>
          <table:table-cell table:style-name="ce53"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35" table:number-columns-repeated="1014"/>
        </table:table-row>
        <table:table-row table:style-name="ro9">
          <table:table-cell table:style-name="ce38" office:value-type="float" office:value="42" calcext:value-type="float">
            <text:p>42</text:p>
          </table:table-cell>
          <table:table-cell office:value-type="string" calcext:value-type="string">
            <text:p>Elaborar el mokcup de la vista de la calendarización.</text:p>
          </table:table-cell>
          <table:table-cell table:style-name="ce48" office:value-type="string" calcext:value-type="string">
            <text:p>Se ha completado la reunión de equipo para analizar la versión final del documento de requerimientos.</text:p>
          </table:table-cell>
          <table:table-cell table:style-name="ce48" office:value-type="string" calcext:value-type="string">
            <text:p>Se elaboró el mockup de la vista de la calendarización.</text:p>
          </table:table-cell>
          <table:table-cell office:value-type="float" office:value="5" calcext:value-type="float">
            <text:p>5</text:p>
          </table:table-cell>
          <table:table-cell table:style-name="ce53" table:formula="of:=[.E44]/[$tiempo.$L$14]" office:value-type="percentage" office:value="0.0158730158730159" calcext:value-type="percentage">
            <text:p>1.59%</text:p>
          </table:table-cell>
          <table:table-cell office:value-type="float" office:value="5" calcext:value-type="float">
            <text:p>5</text:p>
          </table:table-cell>
          <table:table-cell table:style-name="ce35"/>
          <table:table-cell table:style-name="ce53"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35" table:number-columns-repeated="1014"/>
        </table:table-row>
        <table:table-row table:style-name="ro16">
          <table:table-cell table:style-name="ce38" office:value-type="float" office:value="43" calcext:value-type="float">
            <text:p>43</text:p>
          </table:table-cell>
          <table:table-cell office:value-type="string" calcext:value-type="string">
            <text:p>Elaborar el reporte de cierre del ciclo #2.</text:p>
          </table:table-cell>
          <table:table-cell table:style-name="ce48" office:value-type="string" calcext:value-type="string">
            <text:p>El equipo ha completado los productos especificados. El equipo ha acumulado toda la información y ha completado todas las formas requeridas.</text:p>
          </table:table-cell>
          <table:table-cell table:style-name="ce4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3" table:formula="of:=[.E45]/[$tiempo.$L$14]" office:value-type="percentage" office:value="0.0158730158730159" calcext:value-type="percentage">
            <text:p>1.59%</text:p>
          </table:table-cell>
          <table:table-cell office:value-type="float" office:value="5" calcext:value-type="float">
            <text:p>5</text:p>
          </table:table-cell>
          <table:table-cell table:style-name="ce35"/>
          <table:table-cell table:style-name="ce53"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35" table:number-columns-repeated="1014"/>
        </table:table-row>
        <table:table-row table:style-name="ro2">
          <table:table-cell table:style-name="ce40"/>
          <table:table-cell table:style-name="ce46"/>
          <table:table-cell table:style-name="ce49" table:number-columns-repeated="2"/>
          <table:table-cell table:style-name="ce40"/>
          <table:table-cell table:style-name="ce54"/>
          <table:table-cell table:style-name="ce40" table:number-columns-repeated="4"/>
          <table:table-cell table:style-name="ce56" table:number-columns-repeated="1014"/>
        </table:table-row>
        <table:table-row table:style-name="ro14">
          <table:table-cell office:value-type="float" office:value="44" calcext:value-type="float">
            <text:p>44</text:p>
          </table:table-cell>
          <table:table-cell table:style-name="ce43" office:value-type="string" calcext:value-type="string">
            <text:p>Realizar el lanzamiento del ciclo #3.</text:p>
          </table:table-cell>
          <table:table-cell table:style-name="ce48" office:value-type="string" calcext:value-type="string">
            <text:p>El equipo ha completado un ciclo preeviamente.</text:p>
          </table:table-cell>
          <table:table-cell table:style-name="ce48"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53" table:formula="of:=[.E47]/[$tiempo.$L$14]" office:value-type="percentage" office:value="0.0158730158730159" calcext:value-type="percentage">
            <text:p>1.59%</text:p>
          </table:table-cell>
          <table:table-cell office:value-type="float" office:value="6" calcext:value-type="float">
            <text:p>6</text:p>
          </table:table-cell>
          <table:table-cell table:style-name="ce35"/>
          <table:table-cell table:style-name="ce53"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35" table:number-columns-repeated="1014"/>
        </table:table-row>
        <table:table-row table:style-name="ro15">
          <table:table-cell office:value-type="float" office:value="45" calcext:value-type="float">
            <text:p>45</text:p>
          </table:table-cell>
          <table:table-cell office:value-type="string" calcext:value-type="string">
            <text:p>Definir la estrategía de desarrolo del ciclo #3.</text:p>
          </table:table-cell>
          <table:table-cell table:style-name="ce48" office:value-type="string" calcext:value-type="string">
            <text:p>El equipo ha completado un ciclo preeviamente. Cada miembro del equipo ha leído el capítulo correspondiente a su rol.</text:p>
          </table:table-cell>
          <table:table-cell table:style-name="ce48"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53" table:formula="of:=[.E48]/[$tiempo.$L$14]" office:value-type="percentage" office:value="0.0158730158730159" calcext:value-type="percentage">
            <text:p>1.59%</text:p>
          </table:table-cell>
          <table:table-cell office:value-type="float" office:value="6" calcext:value-type="float">
            <text:p>6</text:p>
          </table:table-cell>
          <table:table-cell table:style-name="ce35"/>
          <table:table-cell table:style-name="ce53"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35" table:number-columns-repeated="1014"/>
        </table:table-row>
        <table:table-row table:style-name="ro14">
          <table:table-cell office:value-type="float" office:value="46" calcext:value-type="float">
            <text:p>46</text:p>
          </table:table-cell>
          <table:table-cell office:value-type="string" calcext:value-type="string">
            <text:p>Elaborar el plan del ciclo #3.</text:p>
          </table:table-cell>
          <table:table-cell table:style-name="ce48" office:value-type="string" calcext:value-type="string">
            <text:p>El equipo ha completado y actualizado el plan de un ciclo preevio.</text:p>
          </table:table-cell>
          <table:table-cell table:style-name="ce48"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53" table:formula="of:=[.E49]/[$tiempo.$L$14]" office:value-type="percentage" office:value="0.00634920634920635" calcext:value-type="percentage">
            <text:p>0.63%</text:p>
          </table:table-cell>
          <table:table-cell office:value-type="float" office:value="6" calcext:value-type="float">
            <text:p>6</text:p>
          </table:table-cell>
          <table:table-cell table:style-name="ce35"/>
          <table:table-cell table:style-name="ce53"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35" table:number-columns-repeated="1014"/>
        </table:table-row>
        <table:table-row table:style-name="ro9">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48" office:value-type="string" calcext:value-type="string">
            <text:p>Se ha completado la reunión de equipo para analizar la versión final del documento de requerimientos.</text:p>
          </table:table-cell>
          <table:table-cell table:style-name="ce48" office:value-type="string" calcext:value-type="string">
            <text:p>Se elaboró el mockup de la vista para la creación de un proyecto.</text:p>
          </table:table-cell>
          <table:table-cell office:value-type="float" office:value="2" calcext:value-type="float">
            <text:p>2</text:p>
          </table:table-cell>
          <table:table-cell table:style-name="ce53" table:formula="of:=[.E50]/[$tiempo.$L$14]" office:value-type="percentage" office:value="0.00634920634920635" calcext:value-type="percentage">
            <text:p>0.63%</text:p>
          </table:table-cell>
          <table:table-cell office:value-type="float" office:value="6" calcext:value-type="float">
            <text:p>6</text:p>
          </table:table-cell>
          <table:table-cell table:style-name="ce35"/>
          <table:table-cell table:style-name="ce53"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35" table:number-columns-repeated="1014"/>
        </table:table-row>
        <table:table-row table:style-name="ro14">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48" office:value-type="string" calcext:value-type="string">
            <text:p>Se ha completado la reunión de equipo para analizar la versión final del documento de requerimientos.</text:p>
          </table:table-cell>
          <table:table-cell table:style-name="ce48"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53" table:formula="of:=[.E51]/[$tiempo.$L$14]" office:value-type="percentage" office:value="0.00952380952380952" calcext:value-type="percentage">
            <text:p>0.95%</text:p>
          </table:table-cell>
          <table:table-cell office:value-type="float" office:value="6" calcext:value-type="float">
            <text:p>6</text:p>
          </table:table-cell>
          <table:table-cell table:style-name="ce35"/>
          <table:table-cell table:style-name="ce53"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35" table:number-columns-repeated="1014"/>
        </table:table-row>
        <table:table-row table:style-name="ro9">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48" office:value-type="string" calcext:value-type="string">
            <text:p>Se ha completado la reunión de equipo para analizar la versión final del documento de requerimientos.</text:p>
          </table:table-cell>
          <table:table-cell table:style-name="ce48"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53" table:formula="of:=[.E52]/[$tiempo.$L$14]" office:value-type="percentage" office:value="0.00952380952380952" calcext:value-type="percentage">
            <text:p>0.95%</text:p>
          </table:table-cell>
          <table:table-cell office:value-type="float" office:value="6" calcext:value-type="float">
            <text:p>6</text:p>
          </table:table-cell>
          <table:table-cell table:style-name="ce35"/>
          <table:table-cell table:style-name="ce53"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35" table:number-columns-repeated="1014"/>
        </table:table-row>
        <table:table-row table:style-name="ro9">
          <table:table-cell office:value-type="float" office:value="50" calcext:value-type="float">
            <text:p>50</text:p>
          </table:table-cell>
          <table:table-cell office:value-type="string" calcext:value-type="string">
            <text:p>Crear la agenda para la reunión #4 con el cliente.</text:p>
          </table:table-cell>
          <table:table-cell table:style-name="ce48" office:value-type="string" calcext:value-type="string">
            <text:p>Se ha creado la plantilla para las agendas de las reuniones con los cliente.</text:p>
          </table:table-cell>
          <table:table-cell table:style-name="ce48" office:value-type="string" calcext:value-type="string">
            <text:p>Se creó la agenda para la reunión #4 con el cliente.</text:p>
          </table:table-cell>
          <table:table-cell office:value-type="float" office:value="0.5" calcext:value-type="float">
            <text:p>0.5</text:p>
          </table:table-cell>
          <table:table-cell table:style-name="ce53" table:formula="of:=[.E53]/[$tiempo.$L$14]" office:value-type="percentage" office:value="0.00158730158730159" calcext:value-type="percentage">
            <text:p>0.16%</text:p>
          </table:table-cell>
          <table:table-cell office:value-type="float" office:value="6" calcext:value-type="float">
            <text:p>6</text:p>
          </table:table-cell>
          <table:table-cell table:style-name="ce35"/>
          <table:table-cell table:style-name="ce53"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35" table:number-columns-repeated="1014"/>
        </table:table-row>
        <table:table-row table:style-name="ro9">
          <table:table-cell office:value-type="float" office:value="51" calcext:value-type="float">
            <text:p>51</text:p>
          </table:table-cell>
          <table:table-cell office:value-type="string" calcext:value-type="string">
            <text:p>Reunión #4 con el cliente.</text:p>
          </table:table-cell>
          <table:table-cell table:style-name="ce48" office:value-type="string" calcext:value-type="string">
            <text:p>Se ha creado y enviado la agenda para la reunión #4 con el cliente.</text:p>
          </table:table-cell>
          <table:table-cell table:style-name="ce48" office:value-type="string" calcext:value-type="string">
            <text:p>Se creó la minuta de la reunión #4 con el cliente.</text:p>
          </table:table-cell>
          <table:table-cell office:value-type="float" office:value="2" calcext:value-type="float">
            <text:p>2</text:p>
          </table:table-cell>
          <table:table-cell table:style-name="ce53" table:formula="of:=[.E54]/[$tiempo.$L$14]" office:value-type="percentage" office:value="0.00634920634920635" calcext:value-type="percentage">
            <text:p>0.63%</text:p>
          </table:table-cell>
          <table:table-cell office:value-type="float" office:value="6" calcext:value-type="float">
            <text:p>6</text:p>
          </table:table-cell>
          <table:table-cell table:style-name="ce35"/>
          <table:table-cell table:style-name="ce53"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35" table:number-columns-repeated="1014"/>
        </table:table-row>
        <table:table-row table:style-name="ro9">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48" office:value-type="string" calcext:value-type="string">
            <text:p>Se ha completado la reunión de equipo para analizar la versión final del documento de requerimientos.</text:p>
          </table:table-cell>
          <table:table-cell table:style-name="ce48"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53" table:formula="of:=[.E55]/[$tiempo.$L$14]" office:value-type="percentage" office:value="0.00634920634920635" calcext:value-type="percentage">
            <text:p>0.63%</text:p>
          </table:table-cell>
          <table:table-cell office:value-type="float" office:value="6" calcext:value-type="float">
            <text:p>6</text:p>
          </table:table-cell>
          <table:table-cell table:style-name="ce35"/>
          <table:table-cell table:style-name="ce53"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35" table:number-columns-repeated="1014"/>
        </table:table-row>
        <table:table-row table:style-name="ro14">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48" office:value-type="string" calcext:value-type="string">
            <text:p>Se ha elaborado el diagrama de flujo del algoritmo de calendarización.</text:p>
          </table:table-cell>
          <table:table-cell table:style-name="ce48"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53" table:formula="of:=[.E56]/[$tiempo.$L$14]" office:value-type="percentage" office:value="0.0126984126984127" calcext:value-type="percentage">
            <text:p>1.27%</text:p>
          </table:table-cell>
          <table:table-cell office:value-type="float" office:value="6" calcext:value-type="float">
            <text:p>6</text:p>
          </table:table-cell>
          <table:table-cell table:style-name="ce35"/>
          <table:table-cell table:style-name="ce53"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35" table:number-columns-repeated="1014"/>
        </table:table-row>
        <table:table-row table:style-name="ro9">
          <table:table-cell office:value-type="float" office:value="54" calcext:value-type="float">
            <text:p>54</text:p>
          </table:table-cell>
          <table:table-cell office:value-type="string" calcext:value-type="string">
            <text:p>Configurar el ambiente global de desarrollo.</text:p>
          </table:table-cell>
          <table:table-cell table:style-name="ce35"/>
          <table:table-cell table:style-name="ce48"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53" table:formula="of:=[.E57]/[$tiempo.$L$14]" office:value-type="percentage" office:value="0.0126984126984127" calcext:value-type="percentage">
            <text:p>1.27%</text:p>
          </table:table-cell>
          <table:table-cell office:value-type="float" office:value="6" calcext:value-type="float">
            <text:p>6</text:p>
          </table:table-cell>
          <table:table-cell table:style-name="ce35"/>
          <table:table-cell table:style-name="ce53"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35" table:number-columns-repeated="1014"/>
        </table:table-row>
        <table:table-row table:style-name="ro9">
          <table:table-cell office:value-type="float" office:value="55" calcext:value-type="float">
            <text:p>55</text:p>
          </table:table-cell>
          <table:table-cell office:value-type="string" calcext:value-type="string">
            <text:p>Configurar el ambiente local de desarrollo.</text:p>
          </table:table-cell>
          <table:table-cell table:style-name="ce48" office:value-type="string" calcext:value-type="string">
            <text:p>Se ha elaborado una guía con todos los pasos para la configuración del ambiente global de desarrollo.</text:p>
          </table:table-cell>
          <table:table-cell table:style-name="ce48"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53" table:formula="of:=[.E58]/[$tiempo.$L$14]" office:value-type="percentage" office:value="0.0238095238095238" calcext:value-type="percentage">
            <text:p>2.38%</text:p>
          </table:table-cell>
          <table:table-cell office:value-type="float" office:value="7" calcext:value-type="float">
            <text:p>7</text:p>
          </table:table-cell>
          <table:table-cell table:style-name="ce35"/>
          <table:table-cell table:style-name="ce53"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35"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35" table:number-columns-repeated="2"/>
          <table:table-cell office:value-type="float" office:value="4" calcext:value-type="float">
            <text:p>4</text:p>
          </table:table-cell>
          <table:table-cell table:style-name="ce53" table:formula="of:=[.E59]/[$tiempo.$L$14]" office:value-type="percentage" office:value="0.0126984126984127" calcext:value-type="percentage">
            <text:p>1.27%</text:p>
          </table:table-cell>
          <table:table-cell office:value-type="float" office:value="7" calcext:value-type="float">
            <text:p>7</text:p>
          </table:table-cell>
          <table:table-cell table:style-name="ce35"/>
          <table:table-cell table:style-name="ce53"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35" table:number-columns-repeated="1014"/>
        </table:table-row>
        <table:table-row table:style-name="ro9">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48" office:value-type="string" calcext:value-type="string">
            <text:p>Se ha elaborado el borrador #1 del diagrama de flujo del algoritmo de calendarización.</text:p>
          </table:table-cell>
          <table:table-cell table:style-name="ce48"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53" table:formula="of:=[.E60]/[$tiempo.$L$14]" office:value-type="percentage" office:value="0.00634920634920635" calcext:value-type="percentage">
            <text:p>0.63%</text:p>
          </table:table-cell>
          <table:table-cell office:value-type="float" office:value="7" calcext:value-type="float">
            <text:p>7</text:p>
          </table:table-cell>
          <table:table-cell table:style-name="ce35"/>
          <table:table-cell table:style-name="ce53"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35" table:number-columns-repeated="1014"/>
        </table:table-row>
        <table:table-row table:style-name="ro9">
          <table:table-cell office:value-type="float" office:value="58" calcext:value-type="float">
            <text:p>58</text:p>
          </table:table-cell>
          <table:table-cell office:value-type="string" calcext:value-type="string">
            <text:p>Elaborar la versión final del modelo físico de data.</text:p>
          </table:table-cell>
          <table:table-cell table:style-name="ce48" office:value-type="string" calcext:value-type="string">
            <text:p>Se ha elaborado el borrador #1 del modelo físico de data.</text:p>
          </table:table-cell>
          <table:table-cell table:style-name="ce48" office:value-type="string" calcext:value-type="string">
            <text:p>Se elaboró la versión final del modelo físico de data.</text:p>
          </table:table-cell>
          <table:table-cell office:value-type="float" office:value="2" calcext:value-type="float">
            <text:p>2</text:p>
          </table:table-cell>
          <table:table-cell table:style-name="ce53" table:formula="of:=[.E61]/[$tiempo.$L$14]" office:value-type="percentage" office:value="0.00634920634920635" calcext:value-type="percentage">
            <text:p>0.63%</text:p>
          </table:table-cell>
          <table:table-cell office:value-type="float" office:value="7" calcext:value-type="float">
            <text:p>7</text:p>
          </table:table-cell>
          <table:table-cell table:style-name="ce35"/>
          <table:table-cell table:style-name="ce53"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35" table:number-columns-repeated="1014"/>
        </table:table-row>
        <table:table-row table:style-name="ro9">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48" office:value-type="string" calcext:value-type="string">
            <text:p>Se ha elaborado el borrador #1 del diagrama de contexto de la arquitectura.</text:p>
          </table:table-cell>
          <table:table-cell table:style-name="ce48" office:value-type="string" calcext:value-type="string">
            <text:p>Se elaboró la versión final del diagrama de contexto de la arquitectura.</text:p>
          </table:table-cell>
          <table:table-cell office:value-type="float" office:value="3" calcext:value-type="float">
            <text:p>3</text:p>
          </table:table-cell>
          <table:table-cell table:style-name="ce53" table:formula="of:=[.E62]/[$tiempo.$L$14]" office:value-type="percentage" office:value="0.00952380952380952" calcext:value-type="percentage">
            <text:p>0.95%</text:p>
          </table:table-cell>
          <table:table-cell office:value-type="float" office:value="7" calcext:value-type="float">
            <text:p>7</text:p>
          </table:table-cell>
          <table:table-cell table:style-name="ce35"/>
          <table:table-cell table:style-name="ce53"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35" table:number-columns-repeated="1014"/>
        </table:table-row>
        <table:table-row table:style-name="ro9">
          <table:table-cell office:value-type="float" office:value="60" calcext:value-type="float">
            <text:p>60</text:p>
          </table:table-cell>
          <table:table-cell office:value-type="string" calcext:value-type="string">
            <text:p>Crear la versión final del documento de arquitectura.</text:p>
          </table:table-cell>
          <table:table-cell table:style-name="ce48" office:value-type="string" calcext:value-type="string">
            <text:p>Se han elaborado las versiones finales de todas las componentes del documento de arquitectura.</text:p>
          </table:table-cell>
          <table:table-cell table:style-name="ce48" office:value-type="string" calcext:value-type="string">
            <text:p>Se creó la versión final del documento de arquitectura.</text:p>
          </table:table-cell>
          <table:table-cell office:value-type="float" office:value="9" calcext:value-type="float">
            <text:p>9</text:p>
          </table:table-cell>
          <table:table-cell table:style-name="ce53" table:formula="of:=[.E63]/[$tiempo.$L$14]" office:value-type="percentage" office:value="0.0285714285714286" calcext:value-type="percentage">
            <text:p>2.86%</text:p>
          </table:table-cell>
          <table:table-cell office:value-type="float" office:value="7" calcext:value-type="float">
            <text:p>7</text:p>
          </table:table-cell>
          <table:table-cell table:style-name="ce35"/>
          <table:table-cell table:style-name="ce53"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35" table:number-columns-repeated="1014"/>
        </table:table-row>
        <table:table-row table:style-name="ro16">
          <table:table-cell office:value-type="float" office:value="61" calcext:value-type="float">
            <text:p>61</text:p>
          </table:table-cell>
          <table:table-cell office:value-type="string" calcext:value-type="string">
            <text:p>Elaborar el reporte de cierre del ciclo #3.</text:p>
          </table:table-cell>
          <table:table-cell table:style-name="ce48" office:value-type="string" calcext:value-type="string">
            <text:p>El equipo ha completado los productos especificados. El equipo ha acumulado toda la información y ha completado todas las formas requeridas.</text:p>
          </table:table-cell>
          <table:table-cell table:style-name="ce4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3" table:formula="of:=[.E64]/[$tiempo.$L$14]" office:value-type="percentage" office:value="0.0158730158730159" calcext:value-type="percentage">
            <text:p>1.59%</text:p>
          </table:table-cell>
          <table:table-cell office:value-type="float" office:value="7" calcext:value-type="float">
            <text:p>7</text:p>
          </table:table-cell>
          <table:table-cell table:style-name="ce35"/>
          <table:table-cell table:style-name="ce53"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35" table:number-columns-repeated="1014"/>
        </table:table-row>
        <table:table-row table:style-name="ro2">
          <table:table-cell table:style-name="ce40"/>
          <table:table-cell table:style-name="ce46"/>
          <table:table-cell table:style-name="ce49" table:number-columns-repeated="2"/>
          <table:table-cell table:style-name="ce40"/>
          <table:table-cell table:style-name="ce54"/>
          <table:table-cell table:style-name="ce40" table:number-columns-repeated="4"/>
          <table:table-cell table:style-name="ce56" table:number-columns-repeated="1014"/>
        </table:table-row>
        <table:table-row table:style-name="ro14">
          <table:table-cell office:value-type="float" office:value="62" calcext:value-type="float">
            <text:p>62</text:p>
          </table:table-cell>
          <table:table-cell table:style-name="ce43" office:value-type="string" calcext:value-type="string">
            <text:p>Realizar el lanzamiento del ciclo #4.</text:p>
          </table:table-cell>
          <table:table-cell table:style-name="ce48" office:value-type="string" calcext:value-type="string">
            <text:p>El equipo ha completado un ciclo preeviamente.</text:p>
          </table:table-cell>
          <table:table-cell table:style-name="ce48"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53"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53"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15">
          <table:table-cell office:value-type="float" office:value="63" calcext:value-type="float">
            <text:p>63</text:p>
          </table:table-cell>
          <table:table-cell office:value-type="string" calcext:value-type="string">
            <text:p>Definir la estrategía de desarrolo del ciclo #4.</text:p>
          </table:table-cell>
          <table:table-cell table:style-name="ce48" office:value-type="string" calcext:value-type="string">
            <text:p>El equipo ha completado un ciclo preeviamente. Cada miembro del equipo ha leído el capítulo correspondiente a su rol.</text:p>
          </table:table-cell>
          <table:table-cell table:style-name="ce48"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53"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53"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48" office:value-type="string" calcext:value-type="string">
            <text:p>El equipo ha completado y actualizado el plan de un ciclo preevio.</text:p>
          </table:table-cell>
          <table:table-cell table:style-name="ce48"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53"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53"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14">
          <table:table-cell office:value-type="float" office:value="65" calcext:value-type="float">
            <text:p>65</text:p>
          </table:table-cell>
          <table:table-cell office:value-type="string" calcext:value-type="string">
            <text:p>Elaborar la vista de descomposición de la arquitectura.</text:p>
          </table:table-cell>
          <table:table-cell table:style-name="ce48" office:value-type="string" calcext:value-type="string">
            <text:p>Se ha completado la reunión de equipo para analizar la versión final del documento de requerimientos. Se ha creado el esquema del documento de arquitectura.</text:p>
          </table:table-cell>
          <table:table-cell table:style-name="ce48" office:value-type="string" calcext:value-type="string">
            <text:p>Se creó la vista de descomposición de la arquitectura.</text:p>
          </table:table-cell>
          <table:table-cell office:value-type="float" office:value="3" calcext:value-type="float">
            <text:p>3</text:p>
          </table:table-cell>
          <table:table-cell table:style-name="ce53"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53"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48" office:value-type="string" calcext:value-type="string">
            <text:p>Se ha creado la versión final del documento de requerimientos.</text:p>
          </table:table-cell>
          <table:table-cell table:style-name="ce48" office:value-type="string" calcext:value-type="string">
            <text:p>Se creó el reporte de inspección del documento de requerimientos.</text:p>
          </table:table-cell>
          <table:table-cell office:value-type="float" office:value="3" calcext:value-type="float">
            <text:p>3</text:p>
          </table:table-cell>
          <table:table-cell table:style-name="ce53"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53"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9">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48" office:value-type="string" calcext:value-type="string">
            <text:p>Se ha creado el reporte de inspección del documento de requerimientos.</text:p>
          </table:table-cell>
          <table:table-cell table:style-name="ce48" office:value-type="string" calcext:value-type="string">
            <text:p>Se arreglaron los errores encontrados en el documento de requerimientos.</text:p>
          </table:table-cell>
          <table:table-cell office:value-type="float" office:value="2" calcext:value-type="float">
            <text:p>2</text:p>
          </table:table-cell>
          <table:table-cell table:style-name="ce53"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53"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48" office:value-type="string" calcext:value-type="string">
            <text:p>Se ha creado la versión final del documento de arquitectura.</text:p>
          </table:table-cell>
          <table:table-cell table:style-name="ce48" office:value-type="string" calcext:value-type="string">
            <text:p>Se creó el reporte de inspección del documento de arquitectura.</text:p>
          </table:table-cell>
          <table:table-cell office:value-type="float" office:value="3" calcext:value-type="float">
            <text:p>3</text:p>
          </table:table-cell>
          <table:table-cell table:style-name="ce53"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53"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48" office:value-type="string" calcext:value-type="string">
            <text:p>Se ha creado el reporte de inspección del documento de arquitectura.</text:p>
          </table:table-cell>
          <table:table-cell table:style-name="ce48" office:value-type="string" calcext:value-type="string">
            <text:p>Se arreglaron los errores encontrados en el documento de arquitectura.</text:p>
          </table:table-cell>
          <table:table-cell office:value-type="float" office:value="2" calcext:value-type="float">
            <text:p>2</text:p>
          </table:table-cell>
          <table:table-cell table:style-name="ce53"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53"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35"/>
          <table:table-cell table:style-name="ce48" office:value-type="string" calcext:value-type="string">
            <text:p>Se implementó la funcionalidad #1 del producto.</text:p>
          </table:table-cell>
          <table:table-cell office:value-type="float" office:value="8" calcext:value-type="float">
            <text:p>8</text:p>
          </table:table-cell>
          <table:table-cell table:style-name="ce53"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53"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48" office:value-type="string" calcext:value-type="string">
            <text:p>Se ha implementado la funcionalidad #1 del producto.</text:p>
          </table:table-cell>
          <table:table-cell table:style-name="ce48" office:value-type="string" calcext:value-type="string">
            <text:p>Se creó el reporte de testeo de la funcionalidad #1 del producto.</text:p>
          </table:table-cell>
          <table:table-cell office:value-type="float" office:value="4" calcext:value-type="float">
            <text:p>4</text:p>
          </table:table-cell>
          <table:table-cell table:style-name="ce53"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53" table:formula="of:=LOOKUP([.A75];[$'4'.A$1:.A$1048559];[$'4'.Q$1:.Q$1048559])" office:value-type="percentage" office:value="0.0126984126984127" calcext:value-type="percentage">
            <text:p>1.27%</text:p>
          </table:table-cell>
          <table:table-cell table:formula="of:=LOOKUP([.A75];[$'4'.$A$1:.$A$1048559];[$'4'.$R$1:.$R$1048559])" office:value-type="float" office:value="10" calcext:value-type="float">
            <text:p>10</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35"/>
          <table:table-cell table:style-name="ce48" office:value-type="string" calcext:value-type="string">
            <text:p>Se implementó la funcionalidad #2 del producto.</text:p>
          </table:table-cell>
          <table:table-cell office:value-type="float" office:value="10" calcext:value-type="float">
            <text:p>10</text:p>
          </table:table-cell>
          <table:table-cell table:style-name="ce53"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53"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48" office:value-type="string" calcext:value-type="string">
            <text:p>Se ha implementado la funcionalidad #2 del producto.</text:p>
          </table:table-cell>
          <table:table-cell table:style-name="ce48" office:value-type="string" calcext:value-type="string">
            <text:p>Se creó el reporte de testeo de la funcionalidad #2 del producto.</text:p>
          </table:table-cell>
          <table:table-cell office:value-type="float" office:value="4" calcext:value-type="float">
            <text:p>4</text:p>
          </table:table-cell>
          <table:table-cell table:style-name="ce53"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53"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35"/>
          <table:table-cell table:style-name="ce48" office:value-type="string" calcext:value-type="string">
            <text:p>Se implementó la funcionalidad #4 del producto.</text:p>
          </table:table-cell>
          <table:table-cell office:value-type="float" office:value="15" calcext:value-type="float">
            <text:p>15</text:p>
          </table:table-cell>
          <table:table-cell table:style-name="ce53"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53" table:formula="of:=LOOKUP([.A78];[$'4'.A$1:.A$1048559];[$'4'.Q$1:.Q$1048559])" office:value-type="percentage" office:value="0.0476190476190476" calcext:value-type="percentage">
            <text:p>4.76%</text:p>
          </table:table-cell>
          <table:table-cell table:formula="of:=LOOKUP([.A78];[$'4'.$A$1:.$A$1048559];[$'4'.$R$1:.$R$1048559])" office:value-type="float" office:value="10" calcext:value-type="float">
            <text:p>10</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48" office:value-type="string" calcext:value-type="string">
            <text:p>Se ha implementado la funcionalidad #4 del producto.</text:p>
          </table:table-cell>
          <table:table-cell table:style-name="ce48" office:value-type="string" calcext:value-type="string">
            <text:p>Se creó el reporte de testeso de la funcionalidad #4 del producto.</text:p>
          </table:table-cell>
          <table:table-cell office:value-type="float" office:value="6" calcext:value-type="float">
            <text:p>6</text:p>
          </table:table-cell>
          <table:table-cell table:style-name="ce53"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53" table:formula="of:=LOOKUP([.A79];[$'4'.A$1:.A$1048559];[$'4'.Q$1:.Q$1048559])" office:value-type="percentage" office:value="0.0190476190476191" calcext:value-type="percentage">
            <text:p>1.90%</text:p>
          </table:table-cell>
          <table:table-cell table:formula="of:=LOOKUP([.A79];[$'4'.$A$1:.$A$1048559];[$'4'.$R$1:.$R$1048559])" office:value-type="float" office:value="10" calcext:value-type="float">
            <text:p>10</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35"/>
          <table:table-cell table:style-name="ce48" office:value-type="string" calcext:value-type="string">
            <text:p>Se implementó la funcionalidad #3 del producto.</text:p>
          </table:table-cell>
          <table:table-cell office:value-type="float" office:value="20" calcext:value-type="float">
            <text:p>20</text:p>
          </table:table-cell>
          <table:table-cell table:style-name="ce53"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53"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48" office:value-type="string" calcext:value-type="string">
            <text:p>Se ha implementado la funcionalidad #3 del producto.</text:p>
          </table:table-cell>
          <table:table-cell table:style-name="ce48" office:value-type="string" calcext:value-type="string">
            <text:p>Se creó el reporte de testeo de la funcionalidad #3 del producto.</text:p>
          </table:table-cell>
          <table:table-cell office:value-type="float" office:value="6" calcext:value-type="float">
            <text:p>6</text:p>
          </table:table-cell>
          <table:table-cell table:style-name="ce53"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53"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48" office:value-type="string" calcext:value-type="string">
            <text:p>El equipo ha completado los productos especificados. El equipo ha acumulado toda la información y ha completado todas las formas requeridas.</text:p>
          </table:table-cell>
          <table:table-cell table:style-name="ce48"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53"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53" table:formula="of:=LOOKUP([.A82];[$'4'.A$1:.A$1048559];[$'4'.Q$1:.Q$1048559])" office:value-type="percentage" office:value="0.0158730158730159" calcext:value-type="percentage">
            <text:p>1.59%</text:p>
          </table:table-cell>
          <table:table-cell table:formula="of:=LOOKUP([.A82];[$'4'.$A$1:.$A$1048559];[$'4'.$R$1:.$R$1048559])" office:value-type="float" office:value="11" calcext:value-type="float">
            <text:p>11</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53"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53" table:formula="of:=LOOKUP([.A83];[$'4'.A$1:.A$1048559];[$'4'.Q$1:.Q$1048559])" office:value-type="percentage" office:value="0.0190476190476191" calcext:value-type="percentage">
            <text:p>1.90%</text:p>
          </table:table-cell>
          <table:table-cell table:formula="of:=LOOKUP([.A83];[$'4'.$A$1:.$A$1048559];[$'4'.$R$1:.$R$1048559])" office:value-type="float" office:value="11" calcext:value-type="float">
            <text:p>11</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5">
        <table:table-column table:style-name="co13" table:default-cell-style-name="ce57"/>
        <table:table-column table:style-name="co14" table:default-cell-style-name="ce44"/>
        <table:table-column table:style-name="co19" table:number-columns-repeated="2" table:default-cell-style-name="ce44"/>
        <table:table-column table:style-name="co1" table:number-columns-repeated="3" table:default-cell-style-name="ce57"/>
        <table:table-column table:style-name="co20" table:default-cell-style-name="ce57"/>
        <table:table-column table:style-name="co1" table:number-columns-repeated="5" table:default-cell-style-name="ce57"/>
        <table:table-column table:style-name="co20" table:number-columns-repeated="2" table:default-cell-style-name="ce57"/>
        <table:table-column table:style-name="co1" table:number-columns-repeated="3" table:default-cell-style-name="ce57"/>
        <table:table-column table:style-name="co20" table:default-cell-style-name="ce57"/>
        <table:table-column table:style-name="co1" table:number-columns-repeated="5" table:default-cell-style-name="ce57"/>
        <table:table-column table:style-name="co7" table:number-columns-repeated="1000" table:default-cell-style-name="ce57"/>
        <table:table-row table:style-name="ro7">
          <table:table-cell table:style-name="ce15" office:value-type="string" calcext:value-type="string">
            <text:p>Id</text:p>
          </table:table-cell>
          <table:table-cell table:style-name="ce15" office:value-type="string" calcext:value-type="string">
            <text:p>Nombre</text:p>
          </table:table-cell>
          <table:table-cell table:style-name="ce15" office:value-type="string" calcext:value-type="string">
            <text:p>Criterio de entrada</text:p>
          </table:table-cell>
          <table:table-cell table:style-name="ce15" office:value-type="string" calcext:value-type="string">
            <text:p>Criterio de salida</text:p>
          </table:table-cell>
          <table:table-cell table:style-name="ce15" office:value-type="string" calcext:value-type="string">
            <text:p>Horas estimadas</text:p>
          </table:table-cell>
          <table:table-cell table:style-name="ce52" office:value-type="string" calcext:value-type="string">
            <text:p>Porcentaje individual de ganancias estimadas</text:p>
          </table:table-cell>
          <table:table-cell table:style-name="ce15" office:value-type="string" calcext:value-type="string">
            <text:p>Semana estimada</text:p>
          </table:table-cell>
          <table:table-cell table:style-name="ce19"/>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 and 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28" table:number-columns-repeated="2"/>
          <table:table-cell table:style-name="ce15" office:value-type="string" calcext:value-type="string">
            <text:p>Horas trabajadas</text:p>
          </table:table-cell>
          <table:table-cell table:style-name="ce15" office:value-type="string" calcext:value-type="string">
            <text:p>Porcentaje individual de ganancias obtenidas</text:p>
          </table:table-cell>
          <table:table-cell table:style-name="ce15" office:value-type="string" calcext:value-type="string">
            <text:p>Semana completada</text:p>
          </table:table-cell>
          <table:table-cell table:style-name="ce28"/>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 and 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28" table:number-columns-repeated="1000"/>
        </table:table-row>
        <table:table-row table:style-name="ro9">
          <table:table-cell table:style-name="ce38" office:value-type="float" office:value="1" calcext:value-type="float">
            <text:p>1</text:p>
          </table:table-cell>
          <table:table-cell table:style-name="ce43"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58" table:formula="of:=LOOKUP([.A2];[$tareas.$A$1:.$A$1048576];[$tareas.$E$1:.$E$1048576])" office:value-type="float" office:value="7.5" calcext:value-type="float">
            <text:p>7.5</text:p>
          </table:table-cell>
          <table:table-cell table:style-name="ce59" table:formula="of:=LOOKUP([.A2];[$tareas.A$1:.A$1048576];[$tareas.F$1:.F$1048576])" office:value-type="percentage" office:value="0.0238095238095238" calcext:value-type="percentage">
            <text:p>2.38%</text:p>
          </table:table-cell>
          <table:table-cell table:style-name="ce58" table:formula="of:=LOOKUP([.A2];[$tareas.$A$1:.$A$1048576];[$tareas.$G$1:.$G$1048576])" office:value-type="float" office:value="1" calcext:value-type="float">
            <text:p>1</text:p>
          </table:table-cell>
          <table:table-cell table:style-name="ce60"/>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59" table:formula="of:=[.F2]" office:value-type="percentage" office:value="0.0238095238095238" calcext:value-type="percentage">
            <text:p>2.38%</text:p>
          </table:table-cell>
          <table:table-cell office:value-type="float" office:value="1" calcext:value-type="float">
            <text:p>1</text:p>
          </table:table-cell>
          <table:table-cell/>
          <table:table-cell table:style-name="ce41" office:value-type="float" office:value="0" calcext:value-type="float">
            <text:p>0</text:p>
          </table:table-cell>
          <table:table-cell table:style-name="ce41" office:value-type="float" office:value="0.333333333333333" calcext:value-type="float">
            <text:p>0.3333333333</text:p>
          </table:table-cell>
          <table:table-cell table:style-name="ce41" office:value-type="float" office:value="1.08333333333333" calcext:value-type="float">
            <text:p>1.0833333333</text:p>
          </table:table-cell>
          <table:table-cell table:style-name="ce41" office:value-type="float" office:value="1.88333333333333" calcext:value-type="float">
            <text:p>1.8833333333</text:p>
          </table:table-cell>
          <table:table-cell table:style-name="ce41" office:value-type="float" office:value="1.16666666666667" calcext:value-type="float">
            <text:p>1.1666666667</text:p>
          </table:table-cell>
          <table:table-cell table:number-columns-repeated="1000"/>
        </table:table-row>
        <table:table-row table:style-name="ro14">
          <table:table-cell table:style-name="ce38" office:value-type="float" office:value="2" calcext:value-type="float">
            <text:p>2</text:p>
          </table:table-cell>
          <table:table-cell table:style-name="ce43"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58" table:formula="of:=LOOKUP([.A3];[$tareas.$A$1:.$A$1048576];[$tareas.$E$1:.$E$1048576])" office:value-type="float" office:value="5" calcext:value-type="float">
            <text:p>5</text:p>
          </table:table-cell>
          <table:table-cell table:style-name="ce59" table:formula="of:=LOOKUP([.A3];[$tareas.A$1:.A$1048576];[$tareas.F$1:.F$1048576])" office:value-type="percentage" office:value="0.0158730158730159" calcext:value-type="percentage">
            <text:p>1.59%</text:p>
          </table:table-cell>
          <table:table-cell table:style-name="ce58" table:formula="of:=LOOKUP([.A3];[$tareas.$A$1:.$A$1048576];[$tareas.$G$1:.$G$1048576])" office:value-type="float" office:value="1" calcext:value-type="float">
            <text:p>1</text:p>
          </table:table-cell>
          <table:table-cell table:style-name="ce60"/>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59"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41" office:value-type="float" office:value="1.01666666666667" calcext:value-type="float">
            <text:p>1.0166666667</text:p>
          </table:table-cell>
          <table:table-cell table:number-columns-repeated="1000"/>
        </table:table-row>
        <table:table-row table:style-name="ro15">
          <table:table-cell table:style-name="ce38" office:value-type="float" office:value="3" calcext:value-type="float">
            <text:p>3</text:p>
          </table:table-cell>
          <table:table-cell table:style-name="ce43"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58" table:formula="of:=LOOKUP([.A4];[$tareas.$A$1:.$A$1048576];[$tareas.$E$1:.$E$1048576])" office:value-type="float" office:value="5" calcext:value-type="float">
            <text:p>5</text:p>
          </table:table-cell>
          <table:table-cell table:style-name="ce59" table:formula="of:=LOOKUP([.A4];[$tareas.A$1:.A$1048576];[$tareas.F$1:.F$1048576])" office:value-type="percentage" office:value="0.0158730158730159" calcext:value-type="percentage">
            <text:p>1.59%</text:p>
          </table:table-cell>
          <table:table-cell table:style-name="ce58" table:formula="of:=LOOKUP([.A4];[$tareas.$A$1:.$A$1048576];[$tareas.$G$1:.$G$1048576])" office:value-type="float" office:value="1" calcext:value-type="float">
            <text:p>1</text:p>
          </table:table-cell>
          <table:table-cell table:style-name="ce60"/>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59"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41" office:value-type="float" office:value="0.75" calcext:value-type="float">
            <text:p>0.75</text:p>
          </table:table-cell>
          <table:table-cell table:number-columns-repeated="1000"/>
        </table:table-row>
        <table:table-row table:style-name="ro14">
          <table:table-cell table:style-name="ce38" office:value-type="float" office:value="4" calcext:value-type="float">
            <text:p>4</text:p>
          </table:table-cell>
          <table:table-cell table:style-name="ce43"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58" table:formula="of:=LOOKUP([.A5];[$tareas.$A$1:.$A$1048576];[$tareas.$E$1:.$E$1048576])" office:value-type="float" office:value="2" calcext:value-type="float">
            <text:p>2</text:p>
          </table:table-cell>
          <table:table-cell table:style-name="ce59" table:formula="of:=LOOKUP([.A5];[$tareas.A$1:.A$1048576];[$tareas.F$1:.F$1048576])" office:value-type="percentage" office:value="0.00634920634920635" calcext:value-type="percentage">
            <text:p>0.63%</text:p>
          </table:table-cell>
          <table:table-cell table:style-name="ce58" table:formula="of:=LOOKUP([.A5];[$tareas.$A$1:.$A$1048576];[$tareas.$G$1:.$G$1048576])" office:value-type="float" office:value="1" calcext:value-type="float">
            <text:p>1</text:p>
          </table:table-cell>
          <table:table-cell table:style-name="ce60"/>
          <table:table-cell table:style-name="ce35" table:number-columns-repeated="3"/>
          <table:table-cell table:formula="of:=[.E5]" office:value-type="float" office:value="2" calcext:value-type="float">
            <text:p>2</text:p>
          </table:table-cell>
          <table:table-cell table:style-name="ce35"/>
          <table:table-cell table:number-columns-repeated="2"/>
          <table:table-cell table:formula="of:=SUM([.T5:.X5])" office:value-type="float" office:value="1.85" calcext:value-type="float">
            <text:p>1.85</text:p>
          </table:table-cell>
          <table:table-cell table:style-name="ce59"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41" office:value-type="float" office:value="0" calcext:value-type="float">
            <text:p>0</text:p>
          </table:table-cell>
          <table:table-cell table:style-name="ce41" office:value-type="float" office:value="1.85" calcext:value-type="float">
            <text:p>1.85</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5" calcext:value-type="float">
            <text:p>5</text:p>
          </table:table-cell>
          <table:table-cell table:style-name="ce43"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58" table:formula="of:=LOOKUP([.A6];[$tareas.$A$1:.$A$1048576];[$tareas.$E$1:.$E$1048576])" office:value-type="float" office:value="0.5" calcext:value-type="float">
            <text:p>0.5</text:p>
          </table:table-cell>
          <table:table-cell table:style-name="ce59" table:formula="of:=LOOKUP([.A6];[$tareas.A$1:.A$1048576];[$tareas.F$1:.F$1048576])" office:value-type="percentage" office:value="0.00158730158730159" calcext:value-type="percentage">
            <text:p>0.16%</text:p>
          </table:table-cell>
          <table:table-cell table:style-name="ce58" table:formula="of:=LOOKUP([.A6];[$tareas.$A$1:.$A$1048576];[$tareas.$G$1:.$G$1048576])" office:value-type="float" office:value="1" calcext:value-type="float">
            <text:p>1</text:p>
          </table:table-cell>
          <table:table-cell table:style-name="ce61"/>
          <table:table-cell table:style-name="ce35" table:number-columns-repeated="3"/>
          <table:table-cell table:formula="of:=[.E6]" office:value-type="float" office:value="0.5" calcext:value-type="float">
            <text:p>0.5</text:p>
          </table:table-cell>
          <table:table-cell table:style-name="ce35"/>
          <table:table-cell table:number-columns-repeated="2"/>
          <table:table-cell table:formula="of:=SUM([.T6:.X6])" office:value-type="float" office:value="0.25" calcext:value-type="float">
            <text:p>0.25</text:p>
          </table:table-cell>
          <table:table-cell table:style-name="ce59"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41" office:value-type="float" office:value="0" calcext:value-type="float">
            <text:p>0</text:p>
          </table:table-cell>
          <table:table-cell table:style-name="ce41" office:value-type="float" office:value="0.25" calcext:value-type="float">
            <text:p>0.25</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6" calcext:value-type="float">
            <text:p>6</text:p>
          </table:table-cell>
          <table:table-cell table:style-name="ce43"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58" table:formula="of:=LOOKUP([.A7];[$tareas.$A$1:.$A$1048576];[$tareas.$E$1:.$E$1048576])" office:value-type="float" office:value="0.5" calcext:value-type="float">
            <text:p>0.5</text:p>
          </table:table-cell>
          <table:table-cell table:style-name="ce59" table:formula="of:=LOOKUP([.A7];[$tareas.A$1:.A$1048576];[$tareas.F$1:.F$1048576])" office:value-type="percentage" office:value="0.00158730158730159" calcext:value-type="percentage">
            <text:p>0.16%</text:p>
          </table:table-cell>
          <table:table-cell table:style-name="ce58" table:formula="of:=LOOKUP([.A7];[$tareas.$A$1:.$A$1048576];[$tareas.$G$1:.$G$1048576])" office:value-type="float" office:value="1" calcext:value-type="float">
            <text:p>1</text:p>
          </table:table-cell>
          <table:table-cell table:style-name="ce62"/>
          <table:table-cell table:style-name="ce35" table:number-columns-repeated="3"/>
          <table:table-cell table:formula="of:=[.E7]" office:value-type="float" office:value="0.5" calcext:value-type="float">
            <text:p>0.5</text:p>
          </table:table-cell>
          <table:table-cell table:style-name="ce35"/>
          <table:table-cell table:number-columns-repeated="2"/>
          <table:table-cell table:formula="of:=SUM([.T7:.X7])" office:value-type="float" office:value="0.666666666666667" calcext:value-type="float">
            <text:p>0.6666666667</text:p>
          </table:table-cell>
          <table:table-cell table:style-name="ce59"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41" office:value-type="float" office:value="0" calcext:value-type="float">
            <text:p>0</text:p>
          </table:table-cell>
          <table:table-cell table:style-name="ce41" office:value-type="float" office:value="0.666666666666667" calcext:value-type="float">
            <text:p>0.6666666667</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7" calcext:value-type="float">
            <text:p>7</text:p>
          </table:table-cell>
          <table:table-cell table:style-name="ce43"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58" table:formula="of:=LOOKUP([.A8];[$tareas.$A$1:.$A$1048576];[$tareas.$E$1:.$E$1048576])" office:value-type="float" office:value="0.5" calcext:value-type="float">
            <text:p>0.5</text:p>
          </table:table-cell>
          <table:table-cell table:style-name="ce59" table:formula="of:=LOOKUP([.A8];[$tareas.A$1:.A$1048576];[$tareas.F$1:.F$1048576])" office:value-type="percentage" office:value="0.00158730158730159" calcext:value-type="percentage">
            <text:p>0.16%</text:p>
          </table:table-cell>
          <table:table-cell table:style-name="ce58" table:formula="of:=LOOKUP([.A8];[$tareas.$A$1:.$A$1048576];[$tareas.$G$1:.$G$1048576])" office:value-type="float" office:value="1" calcext:value-type="float">
            <text:p>1</text:p>
          </table:table-cell>
          <table:table-cell table:style-name="ce62"/>
          <table:table-cell table:style-name="ce35" table:number-columns-repeated="3"/>
          <table:table-cell table:formula="of:=[.E8]" office:value-type="float" office:value="0.5" calcext:value-type="float">
            <text:p>0.5</text:p>
          </table:table-cell>
          <table:table-cell table:style-name="ce35"/>
          <table:table-cell table:number-columns-repeated="2"/>
          <table:table-cell table:formula="of:=SUM([.T8:.X8])" office:value-type="float" office:value="0.416666666666667" calcext:value-type="float">
            <text:p>0.4166666667</text:p>
          </table:table-cell>
          <table:table-cell table:style-name="ce59"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41" office:value-type="float" office:value="0" calcext:value-type="float">
            <text:p>0</text:p>
          </table:table-cell>
          <table:table-cell table:style-name="ce41" office:value-type="float" office:value="0.416666666666667" calcext:value-type="float">
            <text:p>0.4166666667</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8" calcext:value-type="float">
            <text:p>8</text:p>
          </table:table-cell>
          <table:table-cell table:style-name="ce43"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58" table:formula="of:=LOOKUP([.A9];[$tareas.$A$1:.$A$1048576];[$tareas.$E$1:.$E$1048576])" office:value-type="float" office:value="2" calcext:value-type="float">
            <text:p>2</text:p>
          </table:table-cell>
          <table:table-cell table:style-name="ce59" table:formula="of:=LOOKUP([.A9];[$tareas.A$1:.A$1048576];[$tareas.F$1:.F$1048576])" office:value-type="percentage" office:value="0.00634920634920635" calcext:value-type="percentage">
            <text:p>0.63%</text:p>
          </table:table-cell>
          <table:table-cell table:style-name="ce58" table:formula="of:=LOOKUP([.A9];[$tareas.$A$1:.$A$1048576];[$tareas.$G$1:.$G$1048576])" office:value-type="float" office:value="1" calcext:value-type="float">
            <text:p>1</text:p>
          </table:table-cell>
          <table:table-cell table:style-name="ce62"/>
          <table:table-cell table:formula="of:=[.E9]/2" office:value-type="float" office:value="1" calcext:value-type="float">
            <text:p>1</text:p>
          </table:table-cell>
          <table:table-cell table:style-name="ce35" table:number-columns-repeated="2"/>
          <table:table-cell table:formula="of:=[.E9]/2" office:value-type="float" office:value="1" calcext:value-type="float">
            <text:p>1</text:p>
          </table:table-cell>
          <table:table-cell table:style-name="ce35"/>
          <table:table-cell table:number-columns-repeated="2"/>
          <table:table-cell table:formula="of:=SUM([.T9:.X9])" office:value-type="float" office:value="1.16666666666667" calcext:value-type="float">
            <text:p>1.1666666667</text:p>
          </table:table-cell>
          <table:table-cell table:style-name="ce59" table:formula="of:=[.F9]" office:value-type="percentage" office:value="0.00634920634920635" calcext:value-type="percentage">
            <text:p>0.63%</text:p>
          </table:table-cell>
          <table:table-cell office:value-type="float" office:value="1" calcext:value-type="float">
            <text:p>1</text:p>
          </table:table-cell>
          <table:table-cell/>
          <table:table-cell table:style-name="ce41" office:value-type="float" office:value="0.583333333333333" calcext:value-type="float">
            <text:p>0.5833333333</text:p>
          </table:table-cell>
          <table:table-cell table:number-columns-repeated="2" table:style-name="ce41" office:value-type="float" office:value="0" calcext:value-type="float">
            <text:p>0</text:p>
          </table:table-cell>
          <table:table-cell table:style-name="ce41" office:value-type="float" office:value="0.583333333333333" calcext:value-type="float">
            <text:p>0.5833333333</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9" calcext:value-type="float">
            <text:p>9</text:p>
          </table:table-cell>
          <table:table-cell table:style-name="ce43"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58" table:formula="of:=LOOKUP([.A10];[$tareas.$A$1:.$A$1048576];[$tareas.$E$1:.$E$1048576])" office:value-type="float" office:value="3" calcext:value-type="float">
            <text:p>3</text:p>
          </table:table-cell>
          <table:table-cell table:style-name="ce59" table:formula="of:=LOOKUP([.A10];[$tareas.A$1:.A$1048576];[$tareas.F$1:.F$1048576])" office:value-type="percentage" office:value="0.00952380952380952" calcext:value-type="percentage">
            <text:p>0.95%</text:p>
          </table:table-cell>
          <table:table-cell table:style-name="ce58" table:formula="of:=LOOKUP([.A10];[$tareas.$A$1:.$A$1048576];[$tareas.$G$1:.$G$1048576])" office:value-type="float" office:value="1" calcext:value-type="float">
            <text:p>1</text:p>
          </table:table-cell>
          <table:table-cell table:style-name="ce62"/>
          <table:table-cell table:style-name="ce35"/>
          <table:table-cell table:formula="of:=[.E10]/2" office:value-type="float" office:value="1.5" calcext:value-type="float">
            <text:p>1.5</text:p>
          </table:table-cell>
          <table:table-cell table:style-name="ce35"/>
          <table:table-cell table:formula="of:=[.E10]/2" office:value-type="float" office:value="1.5" calcext:value-type="float">
            <text:p>1.5</text:p>
          </table:table-cell>
          <table:table-cell table:style-name="ce35"/>
          <table:table-cell table:number-columns-repeated="2"/>
          <table:table-cell table:formula="of:=SUM([.T10:.X10])" office:value-type="float" office:value="3.9" calcext:value-type="float">
            <text:p>3.9</text:p>
          </table:table-cell>
          <table:table-cell table:style-name="ce59" table:formula="of:=[.F10]" office:value-type="percentage" office:value="0.00952380952380952" calcext:value-type="percentage">
            <text:p>0.95%</text:p>
          </table:table-cell>
          <table:table-cell office:value-type="float" office:value="2" calcext:value-type="float">
            <text:p>2</text:p>
          </table:table-cell>
          <table:table-cell/>
          <table:table-cell table:style-name="ce41" office:value-type="float" office:value="0" calcext:value-type="float">
            <text:p>0</text:p>
          </table:table-cell>
          <table:table-cell table:style-name="ce41" office:value-type="float" office:value="1.95" calcext:value-type="float">
            <text:p>1.95</text:p>
          </table:table-cell>
          <table:table-cell table:style-name="ce41" office:value-type="float" office:value="0" calcext:value-type="float">
            <text:p>0</text:p>
          </table:table-cell>
          <table:table-cell table:style-name="ce41" office:value-type="float" office:value="1.95" calcext:value-type="float">
            <text:p>1.95</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10" calcext:value-type="float">
            <text:p>10</text:p>
          </table:table-cell>
          <table:table-cell table:style-name="ce43"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58" table:formula="of:=LOOKUP([.A11];[$tareas.$A$1:.$A$1048576];[$tareas.$E$1:.$E$1048576])" office:value-type="float" office:value="10" calcext:value-type="float">
            <text:p>10</text:p>
          </table:table-cell>
          <table:table-cell table:style-name="ce59" table:formula="of:=LOOKUP([.A11];[$tareas.A$1:.A$1048576];[$tareas.F$1:.F$1048576])" office:value-type="percentage" office:value="0.0317460317460317" calcext:value-type="percentage">
            <text:p>3.17%</text:p>
          </table:table-cell>
          <table:table-cell table:style-name="ce58" table:formula="of:=LOOKUP([.A11];[$tareas.$A$1:.$A$1048576];[$tareas.$G$1:.$G$1048576])" office:value-type="float" office:value="2" calcext:value-type="float">
            <text:p>2</text:p>
          </table:table-cell>
          <table:table-cell table:style-name="ce62"/>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59" table:formula="of:=[.F11]" office:value-type="percentage" office:value="0.0317460317460317" calcext:value-type="percentage">
            <text:p>3.17%</text:p>
          </table:table-cell>
          <table:table-cell office:value-type="float" office:value="2" calcext:value-type="float">
            <text:p>2</text:p>
          </table:table-cell>
          <table:table-cell/>
          <table:table-cell table:style-name="ce41" office:value-type="float" office:value="2" calcext:value-type="float">
            <text:p>2</text:p>
          </table:table-cell>
          <table:table-cell table:number-columns-repeated="4" table:style-name="ce41" office:value-type="float" office:value="1.5" calcext:value-type="float">
            <text:p>1.5</text:p>
          </table:table-cell>
          <table:table-cell table:number-columns-repeated="1000"/>
        </table:table-row>
        <table:table-row table:style-name="ro9">
          <table:table-cell table:style-name="ce38" office:value-type="float" office:value="11" calcext:value-type="float">
            <text:p>11</text:p>
          </table:table-cell>
          <table:table-cell table:style-name="ce43"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58" table:formula="of:=LOOKUP([.A12];[$tareas.$A$1:.$A$1048576];[$tareas.$E$1:.$E$1048576])" office:value-type="float" office:value="2" calcext:value-type="float">
            <text:p>2</text:p>
          </table:table-cell>
          <table:table-cell table:style-name="ce59" table:formula="of:=LOOKUP([.A12];[$tareas.A$1:.A$1048576];[$tareas.F$1:.F$1048576])" office:value-type="percentage" office:value="0.00634920634920635" calcext:value-type="percentage">
            <text:p>0.63%</text:p>
          </table:table-cell>
          <table:table-cell table:style-name="ce58" table:formula="of:=LOOKUP([.A12];[$tareas.$A$1:.$A$1048576];[$tareas.$G$1:.$G$1048576])" office:value-type="float" office:value="2" calcext:value-type="float">
            <text:p>2</text:p>
          </table:table-cell>
          <table:table-cell table:style-name="ce62"/>
          <table:table-cell table:style-name="ce35"/>
          <table:table-cell table:formula="of:=[.E12]/2" office:value-type="float" office:value="1" calcext:value-type="float">
            <text:p>1</text:p>
          </table:table-cell>
          <table:table-cell table:style-name="ce35"/>
          <table:table-cell table:formula="of:=[.E12]/2" office:value-type="float" office:value="1" calcext:value-type="float">
            <text:p>1</text:p>
          </table:table-cell>
          <table:table-cell table:style-name="ce35"/>
          <table:table-cell table:number-columns-repeated="2"/>
          <table:table-cell table:formula="of:=SUM([.T12:.X12])" office:value-type="float" office:value="5.13888888888888" calcext:value-type="float">
            <text:p>5.1388888889</text:p>
          </table:table-cell>
          <table:table-cell table:style-name="ce59" table:formula="of:=[.F12]" office:value-type="percentage" office:value="0.00634920634920635" calcext:value-type="percentage">
            <text:p>0.63%</text:p>
          </table:table-cell>
          <table:table-cell office:value-type="float" office:value="3" calcext:value-type="float">
            <text:p>3</text:p>
          </table:table-cell>
          <table:table-cell/>
          <table:table-cell table:style-name="ce41" office:value-type="float" office:value="1.13888888888889" calcext:value-type="float">
            <text:p>1.1388888889</text:p>
          </table:table-cell>
          <table:table-cell table:style-name="ce41" office:value-type="float" office:value="1.44444444444444" calcext:value-type="float">
            <text:p>1.4444444444</text:p>
          </table:table-cell>
          <table:table-cell table:style-name="ce41" office:value-type="float" office:value="0.944444444444444" calcext:value-type="float">
            <text:p>0.9444444444</text:p>
          </table:table-cell>
          <table:table-cell table:style-name="ce41" office:value-type="float" office:value="0.416666666666667" calcext:value-type="float">
            <text:p>0.4166666667</text:p>
          </table:table-cell>
          <table:table-cell table:style-name="ce41" office:value-type="float" office:value="1.19444444444444" calcext:value-type="float">
            <text:p>1.1944444444</text:p>
          </table:table-cell>
          <table:table-cell table:number-columns-repeated="1000"/>
        </table:table-row>
        <table:table-row table:style-name="ro9">
          <table:table-cell table:style-name="ce38" office:value-type="float" office:value="12" calcext:value-type="float">
            <text:p>12</text:p>
          </table:table-cell>
          <table:table-cell table:style-name="ce43"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58" table:formula="of:=LOOKUP([.A13];[$tareas.$A$1:.$A$1048576];[$tareas.$E$1:.$E$1048576])" office:value-type="float" office:value="2" calcext:value-type="float">
            <text:p>2</text:p>
          </table:table-cell>
          <table:table-cell table:style-name="ce59" table:formula="of:=LOOKUP([.A13];[$tareas.A$1:.A$1048576];[$tareas.F$1:.F$1048576])" office:value-type="percentage" office:value="0.00634920634920635" calcext:value-type="percentage">
            <text:p>0.63%</text:p>
          </table:table-cell>
          <table:table-cell table:style-name="ce58" table:formula="of:=LOOKUP([.A13];[$tareas.$A$1:.$A$1048576];[$tareas.$G$1:.$G$1048576])" office:value-type="float" office:value="2" calcext:value-type="float">
            <text:p>2</text:p>
          </table:table-cell>
          <table:table-cell table:style-name="ce62"/>
          <table:table-cell table:style-name="ce35"/>
          <table:table-cell table:formula="of:=[.E13]" office:value-type="float" office:value="2" calcext:value-type="float">
            <text:p>2</text:p>
          </table:table-cell>
          <table:table-cell table:style-name="ce35" table:number-columns-repeated="3"/>
          <table:table-cell table:number-columns-repeated="2"/>
          <table:table-cell table:formula="of:=SUM([.T13:.X13])" office:value-type="float" office:value="5.13888888888888" calcext:value-type="float">
            <text:p>5.1388888889</text:p>
          </table:table-cell>
          <table:table-cell table:style-name="ce59" table:formula="of:=[.F13]" office:value-type="percentage" office:value="0.00634920634920635" calcext:value-type="percentage">
            <text:p>0.63%</text:p>
          </table:table-cell>
          <table:table-cell office:value-type="float" office:value="3" calcext:value-type="float">
            <text:p>3</text:p>
          </table:table-cell>
          <table:table-cell/>
          <table:table-cell table:style-name="ce41" office:value-type="float" office:value="1.13888888888889" calcext:value-type="float">
            <text:p>1.1388888889</text:p>
          </table:table-cell>
          <table:table-cell table:style-name="ce41" office:value-type="float" office:value="1.44444444444444" calcext:value-type="float">
            <text:p>1.4444444444</text:p>
          </table:table-cell>
          <table:table-cell table:style-name="ce41" office:value-type="float" office:value="0.944444444444444" calcext:value-type="float">
            <text:p>0.9444444444</text:p>
          </table:table-cell>
          <table:table-cell table:style-name="ce41" office:value-type="float" office:value="0.416666666666667" calcext:value-type="float">
            <text:p>0.4166666667</text:p>
          </table:table-cell>
          <table:table-cell table:style-name="ce41" office:value-type="float" office:value="1.19444444444444" calcext:value-type="float">
            <text:p>1.1944444444</text:p>
          </table:table-cell>
          <table:table-cell table:number-columns-repeated="1000"/>
        </table:table-row>
        <table:table-row table:style-name="ro14">
          <table:table-cell table:style-name="ce38" office:value-type="float" office:value="13" calcext:value-type="float">
            <text:p>13</text:p>
          </table:table-cell>
          <table:table-cell table:style-name="ce43"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58" table:formula="of:=LOOKUP([.A14];[$tareas.$A$1:.$A$1048576];[$tareas.$E$1:.$E$1048576])" office:value-type="float" office:value="4" calcext:value-type="float">
            <text:p>4</text:p>
          </table:table-cell>
          <table:table-cell table:style-name="ce59" table:formula="of:=LOOKUP([.A14];[$tareas.A$1:.A$1048576];[$tareas.F$1:.F$1048576])" office:value-type="percentage" office:value="0.0126984126984127" calcext:value-type="percentage">
            <text:p>1.27%</text:p>
          </table:table-cell>
          <table:table-cell table:style-name="ce58" table:formula="of:=LOOKUP([.A14];[$tareas.$A$1:.$A$1048576];[$tareas.$G$1:.$G$1048576])" office:value-type="float" office:value="2" calcext:value-type="float">
            <text:p>2</text:p>
          </table:table-cell>
          <table:table-cell table:style-name="ce62"/>
          <table:table-cell table:style-name="ce35"/>
          <table:table-cell table:formula="of:=[.E14]/2" office:value-type="float" office:value="2" calcext:value-type="float">
            <text:p>2</text:p>
          </table:table-cell>
          <table:table-cell table:formula="of:=[.E14]/2" office:value-type="float" office:value="2" calcext:value-type="float">
            <text:p>2</text:p>
          </table:table-cell>
          <table:table-cell table:style-name="ce35" table:number-columns-repeated="2"/>
          <table:table-cell table:number-columns-repeated="2"/>
          <table:table-cell table:formula="of:=SUM([.T14:.X14])" office:value-type="float" office:value="5.13888888888888" calcext:value-type="float">
            <text:p>5.1388888889</text:p>
          </table:table-cell>
          <table:table-cell table:style-name="ce59" table:formula="of:=[.F14]" office:value-type="percentage" office:value="0.0126984126984127" calcext:value-type="percentage">
            <text:p>1.27%</text:p>
          </table:table-cell>
          <table:table-cell office:value-type="float" office:value="3" calcext:value-type="float">
            <text:p>3</text:p>
          </table:table-cell>
          <table:table-cell/>
          <table:table-cell table:style-name="ce41" office:value-type="float" office:value="1.13888888888889" calcext:value-type="float">
            <text:p>1.1388888889</text:p>
          </table:table-cell>
          <table:table-cell table:style-name="ce41" office:value-type="float" office:value="1.44444444444444" calcext:value-type="float">
            <text:p>1.4444444444</text:p>
          </table:table-cell>
          <table:table-cell table:style-name="ce41" office:value-type="float" office:value="0.944444444444444" calcext:value-type="float">
            <text:p>0.9444444444</text:p>
          </table:table-cell>
          <table:table-cell table:style-name="ce41" office:value-type="float" office:value="0.416666666666667" calcext:value-type="float">
            <text:p>0.4166666667</text:p>
          </table:table-cell>
          <table:table-cell table:style-name="ce41" office:value-type="float" office:value="1.19444444444444" calcext:value-type="float">
            <text:p>1.1944444444</text:p>
          </table:table-cell>
          <table:table-cell table:number-columns-repeated="1000"/>
        </table:table-row>
        <table:table-row table:style-name="ro9">
          <table:table-cell table:style-name="ce38" office:value-type="float" office:value="14" calcext:value-type="float">
            <text:p>14</text:p>
          </table:table-cell>
          <table:table-cell table:style-name="ce43"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58" table:formula="of:=LOOKUP([.A15];[$tareas.$A$1:.$A$1048576];[$tareas.$E$1:.$E$1048576])" office:value-type="float" office:value="0.5" calcext:value-type="float">
            <text:p>0.5</text:p>
          </table:table-cell>
          <table:table-cell table:style-name="ce59" table:formula="of:=LOOKUP([.A15];[$tareas.A$1:.A$1048576];[$tareas.F$1:.F$1048576])" office:value-type="percentage" office:value="0.00158730158730159" calcext:value-type="percentage">
            <text:p>0.16%</text:p>
          </table:table-cell>
          <table:table-cell table:style-name="ce58" table:formula="of:=LOOKUP([.A15];[$tareas.$A$1:.$A$1048576];[$tareas.$G$1:.$G$1048576])" office:value-type="float" office:value="2" calcext:value-type="float">
            <text:p>2</text:p>
          </table:table-cell>
          <table:table-cell table:style-name="ce62"/>
          <table:table-cell table:style-name="ce35" table:number-columns-repeated="3"/>
          <table:table-cell table:formula="of:=[.E15]" office:value-type="float" office:value="0.5" calcext:value-type="float">
            <text:p>0.5</text:p>
          </table:table-cell>
          <table:table-cell table:style-name="ce35"/>
          <table:table-cell table:number-columns-repeated="2"/>
          <table:table-cell table:formula="of:=SUM([.T15:.X15])" office:value-type="float" office:value="0.383333333333333" calcext:value-type="float">
            <text:p>0.3833333333</text:p>
          </table:table-cell>
          <table:table-cell table:style-name="ce59"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41" office:value-type="float" office:value="0" calcext:value-type="float">
            <text:p>0</text:p>
          </table:table-cell>
          <table:table-cell table:style-name="ce41" office:value-type="float" office:value="0.383333333333333" calcext:value-type="float">
            <text:p>0.3833333333</text:p>
          </table:table-cell>
          <table:table-cell table:style-name="ce41" office:value-type="float" office:value="0" calcext:value-type="float">
            <text:p>0</text:p>
          </table:table-cell>
          <table:table-cell table:number-columns-repeated="1000"/>
        </table:table-row>
        <table:table-row table:style-name="ro9">
          <table:table-cell table:style-name="ce38" office:value-type="float" office:value="15" calcext:value-type="float">
            <text:p>15</text:p>
          </table:table-cell>
          <table:table-cell table:style-name="ce43"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58" table:formula="of:=LOOKUP([.A16];[$tareas.$A$1:.$A$1048576];[$tareas.$E$1:.$E$1048576])" office:value-type="float" office:value="2" calcext:value-type="float">
            <text:p>2</text:p>
          </table:table-cell>
          <table:table-cell table:style-name="ce59" table:formula="of:=LOOKUP([.A16];[$tareas.A$1:.A$1048576];[$tareas.F$1:.F$1048576])" office:value-type="percentage" office:value="0.00634920634920635" calcext:value-type="percentage">
            <text:p>0.63%</text:p>
          </table:table-cell>
          <table:table-cell table:style-name="ce58" table:formula="of:=LOOKUP([.A16];[$tareas.$A$1:.$A$1048576];[$tareas.$G$1:.$G$1048576])" office:value-type="float" office:value="3" calcext:value-type="float">
            <text:p>3</text:p>
          </table:table-cell>
          <table:table-cell table:style-name="ce62"/>
          <table:table-cell table:formula="of:=[.E16]/2" office:value-type="float" office:value="1" calcext:value-type="float">
            <text:p>1</text:p>
          </table:table-cell>
          <table:table-cell table:style-name="ce35"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59" table:formula="of:=[.F16]" office:value-type="percentage" office:value="0.00634920634920635" calcext:value-type="percentage">
            <text:p>0.63%</text:p>
          </table:table-cell>
          <table:table-cell office:value-type="float" office:value="3" calcext:value-type="float">
            <text:p>3</text:p>
          </table:table-cell>
          <table:table-cell/>
          <table:table-cell table:style-name="ce41" office:value-type="float" office:value="0.5" calcext:value-type="float">
            <text:p>0.5</text:p>
          </table:table-cell>
          <table:table-cell table:number-columns-repeated="3" table:style-name="ce41" office:value-type="float" office:value="0" calcext:value-type="float">
            <text:p>0</text:p>
          </table:table-cell>
          <table:table-cell table:style-name="ce41" office:value-type="float" office:value="0.5" calcext:value-type="float">
            <text:p>0.5</text:p>
          </table:table-cell>
          <table:table-cell table:number-columns-repeated="1000"/>
        </table:table-row>
        <table:table-row table:style-name="ro9">
          <table:table-cell table:style-name="ce38" office:value-type="float" office:value="16" calcext:value-type="float">
            <text:p>16</text:p>
          </table:table-cell>
          <table:table-cell table:style-name="ce43"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58" table:formula="of:=LOOKUP([.A17];[$tareas.$A$1:.$A$1048576];[$tareas.$E$1:.$E$1048576])" office:value-type="float" office:value="10" calcext:value-type="float">
            <text:p>10</text:p>
          </table:table-cell>
          <table:table-cell table:style-name="ce59" table:formula="of:=LOOKUP([.A17];[$tareas.A$1:.A$1048576];[$tareas.F$1:.F$1048576])" office:value-type="percentage" office:value="0.0317460317460317" calcext:value-type="percentage">
            <text:p>3.17%</text:p>
          </table:table-cell>
          <table:table-cell table:style-name="ce58" table:formula="of:=LOOKUP([.A17];[$tareas.$A$1:.$A$1048576];[$tareas.$G$1:.$G$1048576])" office:value-type="float" office:value="3" calcext:value-type="float">
            <text:p>3</text:p>
          </table:table-cell>
          <table:table-cell table:style-name="ce62"/>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59"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41" office:value-type="float" office:value="1.63333333333333" calcext:value-type="float">
            <text:p>1.6333333333</text:p>
          </table:table-cell>
          <table:table-cell table:number-columns-repeated="1000"/>
        </table:table-row>
        <table:table-row table:style-name="ro14">
          <table:table-cell table:style-name="ce38" office:value-type="float" office:value="17" calcext:value-type="float">
            <text:p>17</text:p>
          </table:table-cell>
          <table:table-cell table:style-name="ce43"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58" table:formula="of:=LOOKUP([.A18];[$tareas.$A$1:.$A$1048576];[$tareas.$E$1:.$E$1048576])" office:value-type="float" office:value="2" calcext:value-type="float">
            <text:p>2</text:p>
          </table:table-cell>
          <table:table-cell table:style-name="ce59" table:formula="of:=LOOKUP([.A18];[$tareas.A$1:.A$1048576];[$tareas.F$1:.F$1048576])" office:value-type="percentage" office:value="0.00634920634920635" calcext:value-type="percentage">
            <text:p>0.63%</text:p>
          </table:table-cell>
          <table:table-cell table:style-name="ce58" table:formula="of:=LOOKUP([.A18];[$tareas.$A$1:.$A$1048576];[$tareas.$G$1:.$G$1048576])" office:value-type="float" office:value="3" calcext:value-type="float">
            <text:p>3</text:p>
          </table:table-cell>
          <table:table-cell/>
          <table:table-cell table:style-name="ce35"/>
          <table:table-cell table:formula="of:=[.E18]" office:value-type="float" office:value="2" calcext:value-type="float">
            <text:p>2</text:p>
          </table:table-cell>
          <table:table-cell table:style-name="ce35" table:number-columns-repeated="3"/>
          <table:table-cell table:number-columns-repeated="2"/>
          <table:table-cell table:formula="of:=SUM([.T18:.X18])" office:value-type="float" office:value="2.5" calcext:value-type="float">
            <text:p>2.5</text:p>
          </table:table-cell>
          <table:table-cell table:style-name="ce59"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41" office:value-type="float" office:value="0.5" calcext:value-type="float">
            <text:p>0.5</text:p>
          </table:table-cell>
          <table:table-cell table:number-columns-repeated="1000"/>
        </table:table-row>
        <table:table-row table:style-name="ro9">
          <table:table-cell table:style-name="ce38" office:value-type="float" office:value="18" calcext:value-type="float">
            <text:p>18</text:p>
          </table:table-cell>
          <table:table-cell table:style-name="ce43"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58" table:formula="of:=LOOKUP([.A19];[$tareas.$A$1:.$A$1048576];[$tareas.$E$1:.$E$1048576])" office:value-type="float" office:value="3" calcext:value-type="float">
            <text:p>3</text:p>
          </table:table-cell>
          <table:table-cell table:style-name="ce59" table:formula="of:=LOOKUP([.A19];[$tareas.A$1:.A$1048576];[$tareas.F$1:.F$1048576])" office:value-type="percentage" office:value="0.00952380952380952" calcext:value-type="percentage">
            <text:p>0.95%</text:p>
          </table:table-cell>
          <table:table-cell table:style-name="ce58"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35" table:number-columns-repeated="3"/>
          <table:table-cell table:number-columns-repeated="2"/>
          <table:table-cell table:formula="of:=SUM([.T19:.X19])" office:value-type="float" office:value="6.25" calcext:value-type="float">
            <text:p>6.25</text:p>
          </table:table-cell>
          <table:table-cell table:style-name="ce59"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41" office:value-type="float" office:value="1.25" calcext:value-type="float">
            <text:p>1.25</text:p>
          </table:table-cell>
          <table:table-cell table:number-columns-repeated="1000"/>
        </table:table-row>
        <table:table-row table:style-name="ro14">
          <table:table-cell table:style-name="ce38" office:value-type="float" office:value="19" calcext:value-type="float">
            <text:p>19</text:p>
          </table:table-cell>
          <table:table-cell table:style-name="ce43"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58" table:formula="of:=LOOKUP([.A20];[$tareas.$A$1:.$A$1048576];[$tareas.$E$1:.$E$1048576])" office:value-type="float" office:value="2" calcext:value-type="float">
            <text:p>2</text:p>
          </table:table-cell>
          <table:table-cell table:style-name="ce59" table:formula="of:=LOOKUP([.A20];[$tareas.A$1:.A$1048576];[$tareas.F$1:.F$1048576])" office:value-type="percentage" office:value="0.00634920634920635" calcext:value-type="percentage">
            <text:p>0.63%</text:p>
          </table:table-cell>
          <table:table-cell table:style-name="ce58"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35" table:number-columns-repeated="3"/>
          <table:table-cell table:number-columns-repeated="2"/>
          <table:table-cell table:formula="of:=SUM([.T20:.X20])" office:value-type="float" office:value="1.63333333333333" calcext:value-type="float">
            <text:p>1.6333333333</text:p>
          </table:table-cell>
          <table:table-cell table:style-name="ce59"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41" office:value-type="float" office:value="0.816666666666667" calcext:value-type="float">
            <text:p>0.8166666667</text:p>
          </table:table-cell>
          <table:table-cell table:number-columns-repeated="3" table:style-name="ce41" office:value-type="float" office:value="0" calcext:value-type="float">
            <text:p>0</text:p>
          </table:table-cell>
          <table:table-cell table:number-columns-repeated="1000"/>
        </table:table-row>
        <table:table-row table:style-name="ro16">
          <table:table-cell table:style-name="ce38" office:value-type="float" office:value="20" calcext:value-type="float">
            <text:p>20</text:p>
          </table:table-cell>
          <table:table-cell table:style-name="ce43"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58" table:formula="of:=LOOKUP([.A21];[$tareas.$A$1:.$A$1048576];[$tareas.$E$1:.$E$1048576])" office:value-type="float" office:value="4" calcext:value-type="float">
            <text:p>4</text:p>
          </table:table-cell>
          <table:table-cell table:style-name="ce59" table:formula="of:=LOOKUP([.A21];[$tareas.A$1:.A$1048576];[$tareas.F$1:.F$1048576])" office:value-type="percentage" office:value="0.0126984126984127" calcext:value-type="percentage">
            <text:p>1.27%</text:p>
          </table:table-cell>
          <table:table-cell table:style-name="ce58"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35" table:number-columns-repeated="3"/>
          <table:table-cell table:number-columns-repeated="2"/>
          <table:table-cell table:formula="of:=SUM([.T21:.X21])" office:value-type="float" office:value="3.26666666666667" calcext:value-type="float">
            <text:p>3.2666666667</text:p>
          </table:table-cell>
          <table:table-cell table:style-name="ce59" table:formula="of:=[.F21]" office:value-type="percentage" office:value="0.0126984126984127" calcext:value-type="percentage">
            <text:p>1.27%</text:p>
          </table:table-cell>
          <table:table-cell office:value-type="float" office:value="3" calcext:value-type="float">
            <text:p>3</text:p>
          </table:table-cell>
          <table:table-cell/>
          <table:table-cell table:style-name="ce41" office:value-type="float" office:value="0" calcext:value-type="float">
            <text:p>0</text:p>
          </table:table-cell>
          <table:table-cell table:style-name="ce41" office:value-type="float" office:value="3.26666666666667" calcext:value-type="float">
            <text:p>3.2666666667</text:p>
          </table:table-cell>
          <table:table-cell table:number-columns-repeated="3" table:style-name="ce41" office:value-type="float" office:value="0" calcext:value-type="float">
            <text:p>0</text:p>
          </table:table-cell>
          <table:table-cell table:number-columns-repeated="1000"/>
        </table:table-row>
        <table:table-row table:style-name="ro15">
          <table:table-cell table:style-name="ce38" office:value-type="float" office:value="21" calcext:value-type="float">
            <text:p>21</text:p>
          </table:table-cell>
          <table:table-cell table:style-name="ce43"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58" table:formula="of:=LOOKUP([.A22];[$tareas.$A$1:.$A$1048576];[$tareas.$E$1:.$E$1048576])" office:value-type="float" office:value="5" calcext:value-type="float">
            <text:p>5</text:p>
          </table:table-cell>
          <table:table-cell table:style-name="ce59" table:formula="of:=LOOKUP([.A22];[$tareas.A$1:.A$1048576];[$tareas.F$1:.F$1048576])" office:value-type="percentage" office:value="0.0158730158730159" calcext:value-type="percentage">
            <text:p>1.59%</text:p>
          </table:table-cell>
          <table:table-cell table:style-name="ce58"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59"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41"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35"/>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6">
        <table:table-column table:style-name="co13" table:default-cell-style-name="ce57"/>
        <table:table-column table:style-name="co11" table:default-cell-style-name="ce44"/>
        <table:table-column table:style-name="co12" table:number-columns-repeated="2" table:default-cell-style-name="ce44"/>
        <table:table-column table:style-name="co1" table:default-cell-style-name="ce41"/>
        <table:table-column table:style-name="co1" table:default-cell-style-name="ce53"/>
        <table:table-column table:style-name="co1" table:default-cell-style-name="ce41"/>
        <table:table-column table:style-name="co2" table:default-cell-style-name="ce41"/>
        <table:table-column table:style-name="co1" table:number-columns-repeated="5" table:default-cell-style-name="ce41"/>
        <table:table-column table:style-name="co2" table:number-columns-repeated="2" table:default-cell-style-name="ce41"/>
        <table:table-column table:style-name="co1" table:number-columns-repeated="3" table:default-cell-style-name="ce41"/>
        <table:table-column table:style-name="co2" table:default-cell-style-name="ce41"/>
        <table:table-column table:style-name="co1" table:number-columns-repeated="5" table:default-cell-style-name="ce41"/>
        <table:table-column table:style-name="co14" table:number-columns-repeated="1000" table:default-cell-style-name="ce57"/>
        <table:table-row table:style-name="ro7">
          <table:table-cell table:style-name="ce15" office:value-type="string" calcext:value-type="string">
            <text:p>Id</text:p>
          </table:table-cell>
          <table:table-cell table:style-name="ce15" office:value-type="string" calcext:value-type="string">
            <text:p>Nombre</text:p>
          </table:table-cell>
          <table:table-cell table:style-name="ce15" office:value-type="string" calcext:value-type="string">
            <text:p>Criterio de entrada</text:p>
          </table:table-cell>
          <table:table-cell table:style-name="ce15" office:value-type="string" calcext:value-type="string">
            <text:p>Criterio de salida</text:p>
          </table:table-cell>
          <table:table-cell table:style-name="ce15" office:value-type="string" calcext:value-type="string">
            <text:p>Horas estimadas</text:p>
          </table:table-cell>
          <table:table-cell table:style-name="ce52" office:value-type="string" calcext:value-type="string">
            <text:p>Porcentaje individual de ganancias estimadas</text:p>
          </table:table-cell>
          <table:table-cell table:style-name="ce15" office:value-type="string" calcext:value-type="string">
            <text:p>Semana estimada</text:p>
          </table:table-cell>
          <table:table-cell table:style-name="ce19"/>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 and 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28" table:number-columns-repeated="2"/>
          <table:table-cell table:style-name="ce15" office:value-type="string" calcext:value-type="string">
            <text:p>Horas trabajadas</text:p>
          </table:table-cell>
          <table:table-cell table:style-name="ce15" office:value-type="string" calcext:value-type="string">
            <text:p>Porcentaje individual de ganancias obtenidas</text:p>
          </table:table-cell>
          <table:table-cell table:style-name="ce15" office:value-type="string" calcext:value-type="string">
            <text:p>Semana completada</text:p>
          </table:table-cell>
          <table:table-cell table:style-name="ce28"/>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 and 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28" table:number-columns-repeated="1000"/>
        </table:table-row>
        <table:table-row table:style-name="ro14">
          <table:table-cell table:style-name="ce38" office:value-type="float" office:value="22" calcext:value-type="float">
            <text:p>22</text:p>
          </table:table-cell>
          <table:table-cell table:style-name="ce43"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50"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50" table:formula="of:=LOOKUP([.A2];[$tareas.$A$1:.$A$1048576];[$tareas.$G$1:.$G$1048576])" office:value-type="float" office:value="4" calcext:value-type="float">
            <text:p>4</text:p>
          </table:table-cell>
          <table:table-cell table:style-name="ce38"/>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53"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15">
          <table:table-cell table:style-name="ce38" office:value-type="float" office:value="23" calcext:value-type="float">
            <text:p>23</text:p>
          </table:table-cell>
          <table:table-cell table:style-name="ce43"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50"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50" table:formula="of:=LOOKUP([.A3];[$tareas.$A$1:.$A$1048576];[$tareas.$G$1:.$G$1048576])" office:value-type="float" office:value="4" calcext:value-type="float">
            <text:p>4</text:p>
          </table:table-cell>
          <table:table-cell table:style-name="ce3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53"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14">
          <table:table-cell table:style-name="ce38" office:value-type="float" office:value="24" calcext:value-type="float">
            <text:p>24</text:p>
          </table:table-cell>
          <table:table-cell table:style-name="ce43"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50"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50" table:formula="of:=LOOKUP([.A4];[$tareas.$A$1:.$A$1048576];[$tareas.$G$1:.$G$1048576])" office:value-type="float" office:value="4" calcext:value-type="float">
            <text:p>4</text:p>
          </table:table-cell>
          <table:table-cell table:style-name="ce38"/>
          <table:table-cell table:style-name="ce35" table:number-columns-repeated="3"/>
          <table:table-cell table:formula="of:=[.E4]" office:value-type="float" office:value="2" calcext:value-type="float">
            <text:p>2</text:p>
          </table:table-cell>
          <table:table-cell table:style-name="ce35"/>
          <table:table-cell table:number-columns-repeated="2"/>
          <table:table-cell table:formula="of:=SUM([.T4:.X4])" office:value-type="float" office:value="1.91666666666667" calcext:value-type="float">
            <text:p>1.9166666667</text:p>
          </table:table-cell>
          <table:table-cell table:style-name="ce53"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9">
          <table:table-cell table:style-name="ce38" office:value-type="float" office:value="25" calcext:value-type="float">
            <text:p>25</text:p>
          </table:table-cell>
          <table:table-cell table:style-name="ce43"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50"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50" table:formula="of:=LOOKUP([.A5];[$tareas.$A$1:.$A$1048576];[$tareas.$G$1:.$G$1048576])" office:value-type="float" office:value="4" calcext:value-type="float">
            <text:p>4</text:p>
          </table:table-cell>
          <table:table-cell table:style-name="ce38"/>
          <table:table-cell table:style-name="ce35" table:number-columns-repeated="2"/>
          <table:table-cell table:formula="of:=[.E5]" office:value-type="float" office:value="0.5" calcext:value-type="float">
            <text:p>0.5</text:p>
          </table:table-cell>
          <table:table-cell table:style-name="ce35" table:number-columns-repeated="2"/>
          <table:table-cell table:number-columns-repeated="2"/>
          <table:table-cell table:formula="of:=SUM([.T5:.X5])" office:value-type="float" office:value="0.5" calcext:value-type="float">
            <text:p>0.5</text:p>
          </table:table-cell>
          <table:table-cell table:style-name="ce53"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16">
          <table:table-cell table:style-name="ce38" office:value-type="float" office:value="26" calcext:value-type="float">
            <text:p>26</text:p>
          </table:table-cell>
          <table:table-cell table:style-name="ce43"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50"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50" table:formula="of:=LOOKUP([.A6];[$tareas.$A$1:.$A$1048576];[$tareas.$G$1:.$G$1048576])" office:value-type="float" office:value="4" calcext:value-type="float">
            <text:p>4</text:p>
          </table:table-cell>
          <table:table-cell table:style-name="ce55"/>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53"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9">
          <table:table-cell table:style-name="ce38" office:value-type="float" office:value="27" calcext:value-type="float">
            <text:p>27</text:p>
          </table:table-cell>
          <table:table-cell table:style-name="ce43"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50"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50" table:formula="of:=LOOKUP([.A7];[$tareas.$A$1:.$A$1048576];[$tareas.$G$1:.$G$1048576])" office:value-type="float" office:value="4" calcext:value-type="float">
            <text:p>4</text:p>
          </table:table-cell>
          <table:table-cell table:style-name="ce51"/>
          <table:table-cell table:style-name="ce35" table:number-columns-repeated="3"/>
          <table:table-cell table:formula="of:=[.E7]" office:value-type="float" office:value="0.5" calcext:value-type="float">
            <text:p>0.5</text:p>
          </table:table-cell>
          <table:table-cell table:style-name="ce35"/>
          <table:table-cell table:number-columns-repeated="2"/>
          <table:table-cell table:formula="of:=SUM([.T7:.X7])" office:value-type="float" office:value="0.416666666666667" calcext:value-type="float">
            <text:p>0.4166666667</text:p>
          </table:table-cell>
          <table:table-cell table:style-name="ce53"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9">
          <table:table-cell table:style-name="ce38" office:value-type="float" office:value="28" calcext:value-type="float">
            <text:p>28</text:p>
          </table:table-cell>
          <table:table-cell table:style-name="ce43"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50"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50" table:formula="of:=LOOKUP([.A8];[$tareas.$A$1:.$A$1048576];[$tareas.$G$1:.$G$1048576])" office:value-type="float" office:value="4" calcext:value-type="float">
            <text:p>4</text:p>
          </table:table-cell>
          <table:table-cell table:style-name="ce51"/>
          <table:table-cell table:formula="of:=[.E8]/2" office:value-type="float" office:value="1" calcext:value-type="float">
            <text:p>1</text:p>
          </table:table-cell>
          <table:table-cell table:style-name="ce35" table:number-columns-repeated="2"/>
          <table:table-cell table:formula="of:=[.E8]/2" office:value-type="float" office:value="1" calcext:value-type="float">
            <text:p>1</text:p>
          </table:table-cell>
          <table:table-cell table:style-name="ce35"/>
          <table:table-cell table:number-columns-repeated="2"/>
          <table:table-cell table:formula="of:=SUM([.T8:.X8])" office:value-type="float" office:value="1.53333333333333" calcext:value-type="float">
            <text:p>1.5333333333</text:p>
          </table:table-cell>
          <table:table-cell table:style-name="ce53"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9">
          <table:table-cell table:style-name="ce38" office:value-type="float" office:value="29" calcext:value-type="float">
            <text:p>29</text:p>
          </table:table-cell>
          <table:table-cell table:style-name="ce43"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50"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50" table:formula="of:=LOOKUP([.A9];[$tareas.$A$1:.$A$1048576];[$tareas.$G$1:.$G$1048576])" office:value-type="float" office:value="4" calcext:value-type="float">
            <text:p>4</text:p>
          </table:table-cell>
          <table:table-cell table:style-name="ce51"/>
          <table:table-cell table:formula="of:=[.E9]" office:value-type="float" office:value="3" calcext:value-type="float">
            <text:p>3</text:p>
          </table:table-cell>
          <table:table-cell table:style-name="ce35" table:number-columns-repeated="4"/>
          <table:table-cell table:number-columns-repeated="2"/>
          <table:table-cell table:formula="of:=SUM([.T9:.X9])" office:value-type="float" office:value="3.25" calcext:value-type="float">
            <text:p>3.25</text:p>
          </table:table-cell>
          <table:table-cell table:style-name="ce53"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9">
          <table:table-cell table:style-name="ce38" office:value-type="float" office:value="30" calcext:value-type="float">
            <text:p>30</text:p>
          </table:table-cell>
          <table:table-cell table:style-name="ce43"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50"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50" table:formula="of:=LOOKUP([.A10];[$tareas.$A$1:.$A$1048576];[$tareas.$G$1:.$G$1048576])" office:value-type="float" office:value="4" calcext:value-type="float">
            <text:p>4</text:p>
          </table:table-cell>
          <table:table-cell table:style-name="ce51"/>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53"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14">
          <table:table-cell table:style-name="ce38" office:value-type="float" office:value="31" calcext:value-type="float">
            <text:p>31</text:p>
          </table:table-cell>
          <table:table-cell table:style-name="ce43"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50"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50" table:formula="of:=LOOKUP([.A11];[$tareas.$A$1:.$A$1048576];[$tareas.$G$1:.$G$1048576])" office:value-type="float" office:value="4" calcext:value-type="float">
            <text:p>4</text:p>
          </table:table-cell>
          <table:table-cell table:style-name="ce51"/>
          <table:table-cell table:style-name="ce35" table:number-columns-repeated="2"/>
          <table:table-cell table:formula="of:=[.E11]" office:value-type="float" office:value="0.5" calcext:value-type="float">
            <text:p>0.5</text:p>
          </table:table-cell>
          <table:table-cell table:style-name="ce35" table:number-columns-repeated="2"/>
          <table:table-cell table:number-columns-repeated="2"/>
          <table:table-cell table:formula="of:=SUM([.T11:.X11])" office:value-type="float" office:value="0.833333333333333" calcext:value-type="float">
            <text:p>0.8333333333</text:p>
          </table:table-cell>
          <table:table-cell table:style-name="ce53"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16">
          <table:table-cell table:style-name="ce38" office:value-type="float" office:value="32" calcext:value-type="float">
            <text:p>32</text:p>
          </table:table-cell>
          <table:table-cell table:style-name="ce43"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50"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50" table:formula="of:=LOOKUP([.A12];[$tareas.$A$1:.$A$1048576];[$tareas.$G$1:.$G$1048576])" office:value-type="float" office:value="4" calcext:value-type="float">
            <text:p>4</text:p>
          </table:table-cell>
          <table:table-cell table:style-name="ce35" table:number-columns-repeated="3"/>
          <table:table-cell table:formula="of:=[.E12]" office:value-type="float" office:value="1" calcext:value-type="float">
            <text:p>1</text:p>
          </table:table-cell>
          <table:table-cell table:style-name="ce35" table:number-columns-repeated="2"/>
          <table:table-cell table:number-columns-repeated="2"/>
          <table:table-cell table:formula="of:=SUM([.T12:.X12])" office:value-type="float" office:value="0.633333333333333" calcext:value-type="float">
            <text:p>0.6333333333</text:p>
          </table:table-cell>
          <table:table-cell table:style-name="ce53"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14">
          <table:table-cell table:style-name="ce38" office:value-type="float" office:value="33" calcext:value-type="float">
            <text:p>33</text:p>
          </table:table-cell>
          <table:table-cell table:style-name="ce43"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50"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50" table:formula="of:=LOOKUP([.A13];[$tareas.$A$1:.$A$1048576];[$tareas.$G$1:.$G$1048576])" office:value-type="float" office:value="4" calcext:value-type="float">
            <text:p>4</text:p>
          </table:table-cell>
          <table:table-cell table:style-name="ce51"/>
          <table:table-cell table:style-name="ce35"/>
          <table:table-cell table:formula="of:=[.E13]" office:value-type="float" office:value="3" calcext:value-type="float">
            <text:p>3</text:p>
          </table:table-cell>
          <table:table-cell table:style-name="ce35" table:number-columns-repeated="3"/>
          <table:table-cell table:number-columns-repeated="2"/>
          <table:table-cell table:formula="of:=SUM([.T13:.X13])" office:value-type="float" office:value="1.31666666666667" calcext:value-type="float">
            <text:p>1.3166666667</text:p>
          </table:table-cell>
          <table:table-cell table:style-name="ce53"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14">
          <table:table-cell table:style-name="ce38" office:value-type="float" office:value="34" calcext:value-type="float">
            <text:p>34</text:p>
          </table:table-cell>
          <table:table-cell table:style-name="ce43"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50"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50" table:formula="of:=LOOKUP([.A14];[$tareas.$A$1:.$A$1048576];[$tareas.$G$1:.$G$1048576])" office:value-type="float" office:value="5" calcext:value-type="float">
            <text:p>5</text:p>
          </table:table-cell>
          <table:table-cell table:style-name="ce51"/>
          <table:table-cell table:style-name="ce35"/>
          <table:table-cell table:formula="of:=[.E14]" office:value-type="float" office:value="1" calcext:value-type="float">
            <text:p>1</text:p>
          </table:table-cell>
          <table:table-cell table:style-name="ce35" table:number-columns-repeated="3"/>
          <table:table-cell table:number-columns-repeated="2"/>
          <table:table-cell table:formula="of:=SUM([.T14:.X14])" office:value-type="float" office:value="0" calcext:value-type="float">
            <text:p>0</text:p>
          </table:table-cell>
          <table:table-cell table:style-name="ce53"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14">
          <table:table-cell table:style-name="ce38" office:value-type="float" office:value="35" calcext:value-type="float">
            <text:p>35</text:p>
          </table:table-cell>
          <table:table-cell table:style-name="ce43"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50"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50" table:formula="of:=LOOKUP([.A15];[$tareas.$A$1:.$A$1048576];[$tareas.$G$1:.$G$1048576])" office:value-type="float" office:value="5" calcext:value-type="float">
            <text:p>5</text:p>
          </table:table-cell>
          <table:table-cell table:style-name="ce51"/>
          <table:table-cell table:formula="of:=[.E15]" office:value-type="float" office:value="4" calcext:value-type="float">
            <text:p>4</text:p>
          </table:table-cell>
          <table:table-cell table:style-name="ce35" table:number-columns-repeated="4"/>
          <table:table-cell table:number-columns-repeated="2"/>
          <table:table-cell table:formula="of:=SUM([.T15:.X15])" office:value-type="float" office:value="1.83333333333333" calcext:value-type="float">
            <text:p>1.8333333333</text:p>
          </table:table-cell>
          <table:table-cell table:style-name="ce53"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14">
          <table:table-cell table:style-name="ce38" office:value-type="float" office:value="36" calcext:value-type="float">
            <text:p>36</text:p>
          </table:table-cell>
          <table:table-cell table:style-name="ce43"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50"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50" table:formula="of:=LOOKUP([.A16];[$tareas.$A$1:.$A$1048576];[$tareas.$G$1:.$G$1048576])" office:value-type="float" office:value="5" calcext:value-type="float">
            <text:p>5</text:p>
          </table:table-cell>
          <table:table-cell table:style-name="ce51"/>
          <table:table-cell table:style-name="ce35" table:number-columns-repeated="2"/>
          <table:table-cell table:formula="of:=[.E16]/2" office:value-type="float" office:value="2" calcext:value-type="float">
            <text:p>2</text:p>
          </table:table-cell>
          <table:table-cell table:style-name="ce35"/>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53"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14">
          <table:table-cell table:style-name="ce38" office:value-type="float" office:value="37" calcext:value-type="float">
            <text:p>37</text:p>
          </table:table-cell>
          <table:table-cell table:style-name="ce43"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50"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50" table:formula="of:=LOOKUP([.A17];[$tareas.$A$1:.$A$1048576];[$tareas.$G$1:.$G$1048576])" office:value-type="float" office:value="5" calcext:value-type="float">
            <text:p>5</text:p>
          </table:table-cell>
          <table:table-cell table:style-name="ce51"/>
          <table:table-cell table:style-name="ce35"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53"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9">
          <table:table-cell table:style-name="ce38" office:value-type="float" office:value="38" calcext:value-type="float">
            <text:p>38</text:p>
          </table:table-cell>
          <table:table-cell table:style-name="ce43"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50"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50" table:formula="of:=LOOKUP([.A18];[$tareas.$A$1:.$A$1048576];[$tareas.$G$1:.$G$1048576])" office:value-type="float" office:value="5" calcext:value-type="float">
            <text:p>5</text:p>
          </table:table-cell>
          <table:table-cell table:style-name="ce51"/>
          <table:table-cell table:style-name="ce35" table:number-columns-repeated="2"/>
          <table:table-cell table:formula="of:=[.E18]" office:value-type="float" office:value="0.5" calcext:value-type="float">
            <text:p>0.5</text:p>
          </table:table-cell>
          <table:table-cell table:style-name="ce35" table:number-columns-repeated="2"/>
          <table:table-cell table:number-columns-repeated="2"/>
          <table:table-cell table:formula="of:=SUM([.T18:.X18])" office:value-type="float" office:value="0" calcext:value-type="float">
            <text:p>0</text:p>
          </table:table-cell>
          <table:table-cell table:style-name="ce53"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9">
          <table:table-cell table:style-name="ce38" office:value-type="float" office:value="39" calcext:value-type="float">
            <text:p>39</text:p>
          </table:table-cell>
          <table:table-cell table:style-name="ce43"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50"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50" table:formula="of:=LOOKUP([.A19];[$tareas.$A$1:.$A$1048576];[$tareas.$G$1:.$G$1048576])" office:value-type="float" office:value="5" calcext:value-type="float">
            <text:p>5</text:p>
          </table:table-cell>
          <table:table-cell table:style-name="ce51"/>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35"/>
          <table:table-cell table:number-columns-repeated="2"/>
          <table:table-cell table:formula="of:=SUM([.T19:.X19])" office:value-type="float" office:value="4.68333333333333" calcext:value-type="float">
            <text:p>4.6833333333</text:p>
          </table:table-cell>
          <table:table-cell table:style-name="ce53"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9">
          <table:table-cell table:style-name="ce38" office:value-type="float" office:value="40" calcext:value-type="float">
            <text:p>40</text:p>
          </table:table-cell>
          <table:table-cell table:style-name="ce43"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50"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50" table:formula="of:=LOOKUP([.A20];[$tareas.$A$1:.$A$1048576];[$tareas.$G$1:.$G$1048576])" office:value-type="float" office:value="5" calcext:value-type="float">
            <text:p>5</text:p>
          </table:table-cell>
          <table:table-cell/>
          <table:table-cell table:style-name="ce35"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53"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16">
          <table:table-cell table:style-name="ce38" office:value-type="float" office:value="41" calcext:value-type="float">
            <text:p>41</text:p>
          </table:table-cell>
          <table:table-cell table:style-name="ce43"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50"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50"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53"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9">
          <table:table-cell table:style-name="ce38" office:value-type="float" office:value="42" calcext:value-type="float">
            <text:p>42</text:p>
          </table:table-cell>
          <table:table-cell table:style-name="ce43"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50"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50" table:formula="of:=LOOKUP([.A22];[$tareas.$A$1:.$A$1048576];[$tareas.$G$1:.$G$1048576])" office:value-type="float" office:value="5" calcext:value-type="float">
            <text:p>5</text:p>
          </table:table-cell>
          <table:table-cell/>
          <table:table-cell table:style-name="ce35"/>
          <table:table-cell table:formula="of:=[.E22]/2" office:value-type="float" office:value="2.5" calcext:value-type="float">
            <text:p>2.5</text:p>
          </table:table-cell>
          <table:table-cell table:style-name="ce35"/>
          <table:table-cell table:formula="of:=[.E22]/2" office:value-type="float" office:value="2.5" calcext:value-type="float">
            <text:p>2.5</text:p>
          </table:table-cell>
          <table:table-cell table:style-name="ce35"/>
          <table:table-cell table:number-columns-repeated="2"/>
          <table:table-cell table:formula="of:=SUM([.T22:.X22])" office:value-type="float" office:value="3.5" calcext:value-type="float">
            <text:p>3.5</text:p>
          </table:table-cell>
          <table:table-cell table:style-name="ce53"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16">
          <table:table-cell table:style-name="ce38" office:value-type="float" office:value="43" calcext:value-type="float">
            <text:p>43</text:p>
          </table:table-cell>
          <table:table-cell table:style-name="ce43"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50"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50"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53"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8">
        <table:table-column table:style-name="co13" table:default-cell-style-name="ce57"/>
        <table:table-column table:style-name="co11" table:default-cell-style-name="ce44"/>
        <table:table-column table:style-name="co12" table:number-columns-repeated="2" table:default-cell-style-name="ce44"/>
        <table:table-column table:style-name="co1" table:default-cell-style-name="ce41"/>
        <table:table-column table:style-name="co1" table:default-cell-style-name="ce53"/>
        <table:table-column table:style-name="co1" table:default-cell-style-name="ce41"/>
        <table:table-column table:style-name="co2" table:default-cell-style-name="ce41"/>
        <table:table-column table:style-name="co1" table:number-columns-repeated="5" table:default-cell-style-name="ce41"/>
        <table:table-column table:style-name="co2" table:number-columns-repeated="2" table:default-cell-style-name="ce41"/>
        <table:table-column table:style-name="co1" table:number-columns-repeated="3" table:default-cell-style-name="ce41"/>
        <table:table-column table:style-name="co2" table:default-cell-style-name="ce41"/>
        <table:table-column table:style-name="co1" table:number-columns-repeated="5" table:default-cell-style-name="ce41"/>
        <table:table-column table:style-name="co14" table:number-columns-repeated="1000" table:default-cell-style-name="ce57"/>
        <table:table-row table:style-name="ro7">
          <table:table-cell table:style-name="ce15" office:value-type="string" calcext:value-type="string">
            <text:p>Id</text:p>
          </table:table-cell>
          <table:table-cell table:style-name="ce15" office:value-type="string" calcext:value-type="string">
            <text:p>Nombre</text:p>
          </table:table-cell>
          <table:table-cell table:style-name="ce15" office:value-type="string" calcext:value-type="string">
            <text:p>Criterio de entrada</text:p>
          </table:table-cell>
          <table:table-cell table:style-name="ce15" office:value-type="string" calcext:value-type="string">
            <text:p>Criterio de salida</text:p>
          </table:table-cell>
          <table:table-cell table:style-name="ce15" office:value-type="string" calcext:value-type="string">
            <text:p>Horas estimadas</text:p>
          </table:table-cell>
          <table:table-cell table:style-name="ce52" office:value-type="string" calcext:value-type="string">
            <text:p>Porcentaje individual de ganancias estimadas</text:p>
          </table:table-cell>
          <table:table-cell table:style-name="ce15" office:value-type="string" calcext:value-type="string">
            <text:p>Semana estimada</text:p>
          </table:table-cell>
          <table:table-cell table:style-name="ce19"/>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 and 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28" table:number-columns-repeated="2"/>
          <table:table-cell table:style-name="ce15" office:value-type="string" calcext:value-type="string">
            <text:p>Horas trabajadas</text:p>
          </table:table-cell>
          <table:table-cell table:style-name="ce15" office:value-type="string" calcext:value-type="string">
            <text:p>Porcentaje individual de ganancias obtenidas</text:p>
          </table:table-cell>
          <table:table-cell table:style-name="ce15" office:value-type="string" calcext:value-type="string">
            <text:p>Semana completada</text:p>
          </table:table-cell>
          <table:table-cell table:style-name="ce28"/>
          <table:table-cell table:style-name="ce15" office:value-type="string" calcext:value-type="string">
            <text:p>Team Leader</text:p>
          </table:table-cell>
          <table:table-cell table:style-name="ce15" office:value-type="string" calcext:value-type="string">
            <text:p>Development Manager</text:p>
          </table:table-cell>
          <table:table-cell table:style-name="ce15" office:value-type="string" calcext:value-type="string">
            <text:p>Process and Quality Manager</text:p>
          </table:table-cell>
          <table:table-cell table:style-name="ce15" office:value-type="string" calcext:value-type="string">
            <text:p>Planning Manager</text:p>
          </table:table-cell>
          <table:table-cell table:style-name="ce15" office:value-type="string" calcext:value-type="string">
            <text:p>Support Manager</text:p>
          </table:table-cell>
          <table:table-cell table:style-name="ce28" table:number-columns-repeated="1000"/>
        </table:table-row>
        <table:table-row table:style-name="ro14">
          <table:table-cell table:style-name="ce41" office:value-type="float" office:value="44" calcext:value-type="float">
            <text:p>44</text:p>
          </table:table-cell>
          <table:table-cell table:style-name="ce43"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50"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50" table:formula="of:=LOOKUP([.A2];[$tareas.A$1:.A$1048576];[$tareas.G$1:.G$1048576])" office:value-type="float" office:value="6" calcext:value-type="float">
            <text:p>6</text:p>
          </table:table-cell>
          <table:table-cell table:style-name="ce38"/>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53"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15">
          <table:table-cell table:style-name="ce41" office:value-type="float" office:value="45" calcext:value-type="float">
            <text:p>45</text:p>
          </table:table-cell>
          <table:table-cell table:style-name="ce43"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50"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50" table:formula="of:=LOOKUP([.A3];[$tareas.A$1:.A$1048576];[$tareas.G$1:.G$1048576])" office:value-type="float" office:value="6" calcext:value-type="float">
            <text:p>6</text:p>
          </table:table-cell>
          <table:table-cell table:style-name="ce3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53"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14">
          <table:table-cell table:style-name="ce41" office:value-type="float" office:value="46" calcext:value-type="float">
            <text:p>46</text:p>
          </table:table-cell>
          <table:table-cell table:style-name="ce43"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50"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50" table:formula="of:=LOOKUP([.A4];[$tareas.A$1:.A$1048576];[$tareas.G$1:.G$1048576])" office:value-type="float" office:value="6" calcext:value-type="float">
            <text:p>6</text:p>
          </table:table-cell>
          <table:table-cell table:style-name="ce38"/>
          <table:table-cell table:style-name="ce35" table:number-columns-repeated="3"/>
          <table:table-cell table:formula="of:=[.E4]" office:value-type="float" office:value="2" calcext:value-type="float">
            <text:p>2</text:p>
          </table:table-cell>
          <table:table-cell table:style-name="ce35"/>
          <table:table-cell table:number-columns-repeated="2"/>
          <table:table-cell table:formula="of:=SUM([.T4:.X4])" office:value-type="float" office:value="7.2" calcext:value-type="float">
            <text:p>7.2</text:p>
          </table:table-cell>
          <table:table-cell table:style-name="ce53"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41" office:value-type="float" office:value="47" calcext:value-type="float">
            <text:p>47</text:p>
          </table:table-cell>
          <table:table-cell table:style-name="ce43"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50"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50" table:formula="of:=LOOKUP([.A5];[$tareas.A$1:.A$1048576];[$tareas.G$1:.G$1048576])" office:value-type="float" office:value="6" calcext:value-type="float">
            <text:p>6</text:p>
          </table:table-cell>
          <table:table-cell table:style-name="ce38"/>
          <table:table-cell table:style-name="ce35" table:number-columns-repeated="2"/>
          <table:table-cell table:formula="of:=[.E5]" office:value-type="float" office:value="2" calcext:value-type="float">
            <text:p>2</text:p>
          </table:table-cell>
          <table:table-cell table:style-name="ce35" table:number-columns-repeated="2"/>
          <table:table-cell table:number-columns-repeated="2"/>
          <table:table-cell table:formula="of:=SUM([.T5:.X5])" office:value-type="float" office:value="3.31666666666667" calcext:value-type="float">
            <text:p>3.3166666667</text:p>
          </table:table-cell>
          <table:table-cell table:style-name="ce53"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14">
          <table:table-cell table:style-name="ce41" office:value-type="float" office:value="48" calcext:value-type="float">
            <text:p>48</text:p>
          </table:table-cell>
          <table:table-cell table:style-name="ce43"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50"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50" table:formula="of:=LOOKUP([.A6];[$tareas.A$1:.A$1048576];[$tareas.G$1:.G$1048576])" office:value-type="float" office:value="6" calcext:value-type="float">
            <text:p>6</text:p>
          </table:table-cell>
          <table:table-cell table:style-name="ce55"/>
          <table:table-cell table:style-name="ce35"/>
          <table:table-cell table:formula="of:=[.E6]" office:value-type="float" office:value="3" calcext:value-type="float">
            <text:p>3</text:p>
          </table:table-cell>
          <table:table-cell table:style-name="ce35" table:number-columns-repeated="3"/>
          <table:table-cell table:number-columns-repeated="2"/>
          <table:table-cell table:formula="of:=SUM([.T6:.X6])" office:value-type="float" office:value="2.61666666666666" calcext:value-type="float">
            <text:p>2.6166666667</text:p>
          </table:table-cell>
          <table:table-cell table:style-name="ce53"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41" office:value-type="float" office:value="49" calcext:value-type="float">
            <text:p>49</text:p>
          </table:table-cell>
          <table:table-cell table:style-name="ce43"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50"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50" table:formula="of:=LOOKUP([.A7];[$tareas.A$1:.A$1048576];[$tareas.G$1:.G$1048576])" office:value-type="float" office:value="6" calcext:value-type="float">
            <text:p>6</text:p>
          </table:table-cell>
          <table:table-cell table:style-name="ce51"/>
          <table:table-cell table:style-name="ce35" table:number-columns-repeated="3"/>
          <table:table-cell table:formula="of:=[.E7]" office:value-type="float" office:value="3" calcext:value-type="float">
            <text:p>3</text:p>
          </table:table-cell>
          <table:table-cell table:style-name="ce35"/>
          <table:table-cell table:number-columns-repeated="2"/>
          <table:table-cell table:formula="of:=SUM([.T7:.X7])" office:value-type="float" office:value="2.3" calcext:value-type="float">
            <text:p>2.3</text:p>
          </table:table-cell>
          <table:table-cell table:style-name="ce53"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9">
          <table:table-cell table:style-name="ce41" office:value-type="float" office:value="50" calcext:value-type="float">
            <text:p>50</text:p>
          </table:table-cell>
          <table:table-cell table:style-name="ce43"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50"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50" table:formula="of:=LOOKUP([.A8];[$tareas.A$1:.A$1048576];[$tareas.G$1:.G$1048576])" office:value-type="float" office:value="6" calcext:value-type="float">
            <text:p>6</text:p>
          </table:table-cell>
          <table:table-cell table:style-name="ce51"/>
          <table:table-cell table:style-name="ce35" table:number-columns-repeated="3"/>
          <table:table-cell table:formula="of:=[.E8]" office:value-type="float" office:value="0.5" calcext:value-type="float">
            <text:p>0.5</text:p>
          </table:table-cell>
          <table:table-cell table:style-name="ce35"/>
          <table:table-cell table:number-columns-repeated="2"/>
          <table:table-cell table:formula="of:=SUM([.T8:.X8])" office:value-type="float" office:value="0.283333333333333" calcext:value-type="float">
            <text:p>0.2833333333</text:p>
          </table:table-cell>
          <table:table-cell table:style-name="ce53"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41" office:value-type="float" office:value="51" calcext:value-type="float">
            <text:p>51</text:p>
          </table:table-cell>
          <table:table-cell table:style-name="ce43"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50"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50" table:formula="of:=LOOKUP([.A9];[$tareas.A$1:.A$1048576];[$tareas.G$1:.G$1048576])" office:value-type="float" office:value="6" calcext:value-type="float">
            <text:p>6</text:p>
          </table:table-cell>
          <table:table-cell table:style-name="ce51"/>
          <table:table-cell table:formula="of:=[.$E$9]/2" office:value-type="float" office:value="1" calcext:value-type="float">
            <text:p>1</text:p>
          </table:table-cell>
          <table:table-cell table:style-name="ce35" table:number-columns-repeated="2"/>
          <table:table-cell table:formula="of:=[.$E$9]/2" office:value-type="float" office:value="1" calcext:value-type="float">
            <text:p>1</text:p>
          </table:table-cell>
          <table:table-cell table:style-name="ce35"/>
          <table:table-cell table:number-columns-repeated="2"/>
          <table:table-cell table:formula="of:=SUM([.T9:.X9])" office:value-type="float" office:value="1.1" calcext:value-type="float">
            <text:p>1.1</text:p>
          </table:table-cell>
          <table:table-cell table:style-name="ce53"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9">
          <table:table-cell table:style-name="ce41" office:value-type="float" office:value="52" calcext:value-type="float">
            <text:p>52</text:p>
          </table:table-cell>
          <table:table-cell table:style-name="ce43"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50"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50" table:formula="of:=LOOKUP([.A10];[$tareas.A$1:.A$1048576];[$tareas.G$1:.G$1048576])" office:value-type="float" office:value="6" calcext:value-type="float">
            <text:p>6</text:p>
          </table:table-cell>
          <table:table-cell table:style-name="ce51"/>
          <table:table-cell table:style-name="ce35"/>
          <table:table-cell table:formula="of:=[.E10]" office:value-type="float" office:value="2" calcext:value-type="float">
            <text:p>2</text:p>
          </table:table-cell>
          <table:table-cell table:style-name="ce35" table:number-columns-repeated="3"/>
          <table:table-cell table:number-columns-repeated="2"/>
          <table:table-cell table:formula="of:=SUM([.T10:.X10])" office:value-type="float" office:value="0.666666666666667" calcext:value-type="float">
            <text:p>0.6666666667</text:p>
          </table:table-cell>
          <table:table-cell table:style-name="ce53"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14">
          <table:table-cell table:style-name="ce41" office:value-type="float" office:value="53" calcext:value-type="float">
            <text:p>53</text:p>
          </table:table-cell>
          <table:table-cell table:style-name="ce43"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50"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50" table:formula="of:=LOOKUP([.A11];[$tareas.A$1:.A$1048576];[$tareas.G$1:.G$1048576])" office:value-type="float" office:value="6" calcext:value-type="float">
            <text:p>6</text:p>
          </table:table-cell>
          <table:table-cell table:style-name="ce35" table:number-columns-repeated="2"/>
          <table:table-cell table:formula="of:=[.$E$11]/2" office:value-type="float" office:value="2" calcext:value-type="float">
            <text:p>2</text:p>
          </table:table-cell>
          <table:table-cell table:style-name="ce35"/>
          <table:table-cell table:formula="of:=[.$E$11]/2" office:value-type="float" office:value="2" calcext:value-type="float">
            <text:p>2</text:p>
          </table:table-cell>
          <table:table-cell table:style-name="ce35"/>
          <table:table-cell table:number-columns-repeated="2"/>
          <table:table-cell table:formula="of:=SUM([.T11:.X11])" office:value-type="float" office:value="3.36666666666666" calcext:value-type="float">
            <text:p>3.3666666667</text:p>
          </table:table-cell>
          <table:table-cell table:style-name="ce53"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9">
          <table:table-cell table:style-name="ce41" office:value-type="float" office:value="54" calcext:value-type="float">
            <text:p>54</text:p>
          </table:table-cell>
          <table:table-cell table:style-name="ce43"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50"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50" table:formula="of:=LOOKUP([.A12];[$tareas.A$1:.A$1048576];[$tareas.G$1:.G$1048576])" office:value-type="float" office:value="6" calcext:value-type="float">
            <text:p>6</text:p>
          </table:table-cell>
          <table:table-cell table:style-name="ce51"/>
          <table:table-cell table:style-name="ce35"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53"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9">
          <table:table-cell table:style-name="ce41" office:value-type="float" office:value="55" calcext:value-type="float">
            <text:p>55</text:p>
          </table:table-cell>
          <table:table-cell table:style-name="ce43"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50"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50" table:formula="of:=LOOKUP([.A13];[$tareas.A$1:.A$1048576];[$tareas.G$1:.G$1048576])" office:value-type="float" office:value="7" calcext:value-type="float">
            <text:p>7</text:p>
          </table:table-cell>
          <table:table-cell table:style-name="ce51"/>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53"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41" office:value-type="float" office:value="56" calcext:value-type="float">
            <text:p>56</text:p>
          </table:table-cell>
          <table:table-cell table:style-name="ce43"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50"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50" table:formula="of:=LOOKUP([.A14];[$tareas.A$1:.A$1048576];[$tareas.G$1:.G$1048576])" office:value-type="float" office:value="7" calcext:value-type="float">
            <text:p>7</text:p>
          </table:table-cell>
          <table:table-cell table:style-name="ce51"/>
          <table:table-cell table:style-name="ce35" table:number-columns-repeated="2"/>
          <table:table-cell table:formula="of:=[.E14]" office:value-type="float" office:value="4" calcext:value-type="float">
            <text:p>4</text:p>
          </table:table-cell>
          <table:table-cell table:style-name="ce35" table:number-columns-repeated="2"/>
          <table:table-cell table:number-columns-repeated="2"/>
          <table:table-cell table:formula="of:=SUM([.T14:.X14])" office:value-type="float" office:value="0" calcext:value-type="float">
            <text:p>0</text:p>
          </table:table-cell>
          <table:table-cell table:style-name="ce53" table:formula="of:=IF(NOT(ISBLANK([.R14]));[.F14];0)" office:value-type="percentage" office:value="0.0126984126984127" calcext:value-type="percentage">
            <text:p>1.27%</text:p>
          </table:table-cell>
          <table:table-cell table:style-name="ce35"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41" office:value-type="float" office:value="57" calcext:value-type="float">
            <text:p>57</text:p>
          </table:table-cell>
          <table:table-cell table:style-name="ce43"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50"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50" table:formula="of:=LOOKUP([.A15];[$tareas.A$1:.A$1048576];[$tareas.G$1:.G$1048576])" office:value-type="float" office:value="7" calcext:value-type="float">
            <text:p>7</text:p>
          </table:table-cell>
          <table:table-cell table:style-name="ce51"/>
          <table:table-cell table:style-name="ce35"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53"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9">
          <table:table-cell table:style-name="ce41" office:value-type="float" office:value="58" calcext:value-type="float">
            <text:p>58</text:p>
          </table:table-cell>
          <table:table-cell table:style-name="ce43"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50"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50" table:formula="of:=LOOKUP([.A16];[$tareas.A$1:.A$1048576];[$tareas.G$1:.G$1048576])" office:value-type="float" office:value="7" calcext:value-type="float">
            <text:p>7</text:p>
          </table:table-cell>
          <table:table-cell table:style-name="ce51"/>
          <table:table-cell table:formula="of:=[.E16]" office:value-type="float" office:value="2" calcext:value-type="float">
            <text:p>2</text:p>
          </table:table-cell>
          <table:table-cell table:style-name="ce35" table:number-columns-repeated="4"/>
          <table:table-cell table:number-columns-repeated="2"/>
          <table:table-cell table:formula="of:=SUM([.T16:.X16])" office:value-type="float" office:value="1.5" calcext:value-type="float">
            <text:p>1.5</text:p>
          </table:table-cell>
          <table:table-cell table:style-name="ce53"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9">
          <table:table-cell table:style-name="ce41" office:value-type="float" office:value="59" calcext:value-type="float">
            <text:p>59</text:p>
          </table:table-cell>
          <table:table-cell table:style-name="ce43"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50"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50" table:formula="of:=LOOKUP([.A17];[$tareas.A$1:.A$1048576];[$tareas.G$1:.G$1048576])" office:value-type="float" office:value="7" calcext:value-type="float">
            <text:p>7</text:p>
          </table:table-cell>
          <table:table-cell table:style-name="ce51"/>
          <table:table-cell table:style-name="ce35"/>
          <table:table-cell table:formula="of:=[.E17]" office:value-type="float" office:value="3" calcext:value-type="float">
            <text:p>3</text:p>
          </table:table-cell>
          <table:table-cell table:style-name="ce35" table:number-columns-repeated="3"/>
          <table:table-cell table:number-columns-repeated="2"/>
          <table:table-cell table:formula="of:=SUM([.T17:.X17])" office:value-type="float" office:value="0" calcext:value-type="float">
            <text:p>0</text:p>
          </table:table-cell>
          <table:table-cell table:style-name="ce53"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9">
          <table:table-cell table:style-name="ce41" office:value-type="float" office:value="60" calcext:value-type="float">
            <text:p>60</text:p>
          </table:table-cell>
          <table:table-cell table:style-name="ce43"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50"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50" table:formula="of:=LOOKUP([.A18];[$tareas.A$1:.A$1048576];[$tareas.G$1:.G$1048576])" office:value-type="float" office:value="7" calcext:value-type="float">
            <text:p>7</text:p>
          </table:table-cell>
          <table:table-cell table:style-name="ce51"/>
          <table:table-cell table:formula="of:=[.$E$18]/3" office:value-type="float" office:value="3" calcext:value-type="float">
            <text:p>3</text:p>
          </table:table-cell>
          <table:table-cell table:style-name="ce35"/>
          <table:table-cell table:formula="of:=[.$E$18]/3" office:value-type="float" office:value="3" calcext:value-type="float">
            <text:p>3</text:p>
          </table:table-cell>
          <table:table-cell table:style-name="ce35"/>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53"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16">
          <table:table-cell table:style-name="ce41" office:value-type="float" office:value="61" calcext:value-type="float">
            <text:p>61</text:p>
          </table:table-cell>
          <table:table-cell table:style-name="ce43"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50"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50"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53"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table:table-column table:style-name="co13" table:default-cell-style-name="ce37"/>
        <table:table-column table:style-name="co11" table:default-cell-style-name="ce24"/>
        <table:table-column table:style-name="co12" table:number-columns-repeated="2" table:default-cell-style-name="ce24"/>
        <table:table-column table:style-name="co1" table:default-cell-style-name="ce21"/>
        <table:table-column table:style-name="co1" table:default-cell-style-name="ce33"/>
        <table:table-column table:style-name="co1" table:default-cell-style-name="ce21"/>
        <table:table-column table:style-name="co2" table:default-cell-style-name="ce21"/>
        <table:table-column table:style-name="co1" table:number-columns-repeated="5" table:default-cell-style-name="ce21"/>
        <table:table-column table:style-name="co2" table:number-columns-repeated="2" table:default-cell-style-name="ce21"/>
        <table:table-column table:style-name="co1" table:number-columns-repeated="3" table:default-cell-style-name="ce21"/>
        <table:table-column table:style-name="co2" table:default-cell-style-name="ce21"/>
        <table:table-column table:style-name="co1" table:number-columns-repeated="5" table:default-cell-style-name="ce21"/>
        <table:table-column table:style-name="co14" table:number-columns-repeated="1000" table:default-cell-style-name="ce37"/>
        <table:table-row table:style-name="ro12">
          <table:table-cell table:style-name="ce3" office:value-type="string" calcext:value-type="string">
            <text:p>Id</text:p>
          </table:table-cell>
          <table:table-cell table:style-name="ce3" office:value-type="string" calcext:value-type="string">
            <text:p>Nombre</text:p>
          </table:table-cell>
          <table:table-cell table:style-name="ce3" office:value-type="string" calcext:value-type="string">
            <text:p>Criterio de entrada</text:p>
          </table:table-cell>
          <table:table-cell table:style-name="ce3" office:value-type="string" calcext:value-type="string">
            <text:p>Criterio de salida</text:p>
          </table:table-cell>
          <table:table-cell table:style-name="ce3" office:value-type="string" calcext:value-type="string">
            <text:p>Horas estimadas</text:p>
          </table:table-cell>
          <table:table-cell table:style-name="ce32" office:value-type="string" calcext:value-type="string">
            <text:p>Porcentaje individual de ganancias estimadas</text:p>
          </table:table-cell>
          <table:table-cell table:style-name="ce3" office:value-type="string" calcext:value-type="string">
            <text:p>Semana estimada</text:p>
          </table:table-cell>
          <table:table-cell table:style-name="ce6"/>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2"/>
          <table:table-cell table:style-name="ce3" office:value-type="string" calcext:value-type="string">
            <text:p>Horas trabajadas</text:p>
          </table:table-cell>
          <table:table-cell table:style-name="ce3" office:value-type="string" calcext:value-type="string">
            <text:p>Porcentaje individual de ganancias obtenidas</text:p>
          </table:table-cell>
          <table:table-cell table:style-name="ce3" office:value-type="string" calcext:value-type="string">
            <text:p>Semana completada</text:p>
          </table:table-cell>
          <table:table-cell table:style-name="ce12"/>
          <table:table-cell table:style-name="ce3" office:value-type="string" calcext:value-type="string">
            <text:p>Team Leader</text:p>
          </table:table-cell>
          <table:table-cell table:style-name="ce3" office:value-type="string" calcext:value-type="string">
            <text:p>Development Manager</text:p>
          </table:table-cell>
          <table:table-cell table:style-name="ce3" office:value-type="string" calcext:value-type="string">
            <text:p>Process and Quality Manager</text:p>
          </table:table-cell>
          <table:table-cell table:style-name="ce3" office:value-type="string" calcext:value-type="string">
            <text:p>Planning Manager</text:p>
          </table:table-cell>
          <table:table-cell table:style-name="ce3" office:value-type="string" calcext:value-type="string">
            <text:p>Support Manager</text:p>
          </table:table-cell>
          <table:table-cell table:style-name="ce12" table:number-columns-repeated="1000"/>
        </table:table-row>
        <table:table-row table:style-name="ro10">
          <table:table-cell table:style-name="ce21" office:value-type="float" office:value="62" calcext:value-type="float">
            <text:p>62</text:p>
          </table:table-cell>
          <table:table-cell table:style-name="ce23"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30"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30"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3" table:formula="of:=IF(NOT(ISBLANK([.R2]));[.F2];0)" office:value-type="percentage" office:value="0.0158730158730159" calcext:value-type="percentage">
            <text:p>1.59%</text:p>
          </table:table-cell>
          <table:table-cell office:value-type="float" office:value="9" calcext:value-type="float">
            <text:p>9</text:p>
          </table:table-cell>
          <table:table-cell/>
          <table:table-cell table:formula="of:=SUMIF(['file:///C:/Users/hecvasro/workspace/ppr/tspi/ciclo-4/plan4-20105914.xlsx'#$task.$A$2:.$A$200];[.A2];['file:///C:/Users/hecvasro/workspace/ppr/tspi/ciclo-4/plan4-20105914.xlsx'#$task.$B$2:.$B$200])" office:value-type="float" office:value="0.483333333333333" calcext:value-type="float">
            <text:p>0.4833333333</text:p>
          </table:table-cell>
          <table:table-cell table:formula="of:=SUMIF(['file:///C:/Users/hecvasro/workspace/ppr/tspi/ciclo-4/plan4-20095495.xlsx'#$task.$A$2:.$A$200];[.A2];['file:///C:/Users/hecvasro/workspace/ppr/tspi/ciclo-4/plan4-20095495.xlsx'#$task.$B$2:.$B$200])" office:value-type="float" office:value="0" calcext:value-type="float">
            <text:p>0</text:p>
          </table:table-cell>
          <table:table-cell table:formula="of:=SUMIF(['file:///C:/Users/hecvasro/workspace/ppr/tspi/ciclo-4/plan4-20106381.xlsx'#$task.$A$2:.$A$200];[.A2];['file:///C:/Users/hecvasro/workspace/ppr/tspi/ciclo-4/plan4-20106381.xlsx'#$task.$B$2:.$B$200])" office:value-type="float" office:value="1" calcext:value-type="float">
            <text:p>1</text:p>
          </table:table-cell>
          <table:table-cell table:formula="of:=SUMIF(['file:///C:/Users/hecvasro/workspace/ppr/tspi/ciclo-4/plan4-20106065.xlsx'#$task.$A$2:.$A$200];[.A2];['file:///C:/Users/hecvasro/workspace/ppr/tspi/ciclo-4/plan4-20106065.xlsx'#$task.$B$2:.$B$200])" office:value-type="float" office:value="0.483333333333333" calcext:value-type="float">
            <text:p>0.4833333333</text:p>
          </table:table-cell>
          <table:table-cell table:formula="of:=SUMIF(['file:///C:/Users/hecvasro/workspace/ppr/tspi/ciclo-4/plan4-20105627.xlsx'#$task.$A$2:.$A$200];[.A2];['file:///C:/Users/hecvasro/workspace/ppr/tspi/ciclo-4/plan4-20105627.xlsx'#$task.$B$2:.$B$200])" office:value-type="float" office:value="0" calcext:value-type="float">
            <text:p>0</text:p>
          </table:table-cell>
          <table:table-cell table:number-columns-repeated="1000"/>
        </table:table-row>
        <table:table-row table:style-name="ro13">
          <table:table-cell table:style-name="ce21" office:value-type="float" office:value="63" calcext:value-type="float">
            <text:p>63</text:p>
          </table:table-cell>
          <table:table-cell table:style-name="ce23"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30"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30"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65" calcext:value-type="float">
            <text:p>2.65</text:p>
          </table:table-cell>
          <table:table-cell table:style-name="ce33" table:formula="of:=IF(NOT(ISBLANK([.R3]));[.F3];0)" office:value-type="percentage" office:value="0.0158730158730159" calcext:value-type="percentage">
            <text:p>1.59%</text:p>
          </table:table-cell>
          <table:table-cell office:value-type="float" office:value="8" calcext:value-type="float">
            <text:p>8</text:p>
          </table:table-cell>
          <table:table-cell/>
          <table:table-cell table:formula="of:=SUMIF(['file:///C:/Users/hecvasro/workspace/ppr/tspi/ciclo-4/plan4-20105914.xlsx'#$task.$A$2:.$A$200];[.A3];['file:///C:/Users/hecvasro/workspace/ppr/tspi/ciclo-4/plan4-20105914.xlsx'#$task.$B$2:.$B$200])" office:value-type="float" office:value="0" calcext:value-type="float">
            <text:p>0</text:p>
          </table:table-cell>
          <table:table-cell table:formula="of:=SUMIF(['file:///C:/Users/hecvasro/workspace/ppr/tspi/ciclo-4/plan4-20095495.xlsx'#$task.$A$2:.$A$200];[.A3];['file:///C:/Users/hecvasro/workspace/ppr/tspi/ciclo-4/plan4-20095495.xlsx'#$task.$B$2:.$B$200])" office:value-type="float" office:value="0.15" calcext:value-type="float">
            <text:p>0.15</text:p>
          </table:table-cell>
          <table:table-cell table:formula="of:=SUMIF(['file:///C:/Users/hecvasro/workspace/ppr/tspi/ciclo-4/plan4-20106381.xlsx'#$task.$A$2:.$A$200];[.A3];['file:///C:/Users/hecvasro/workspace/ppr/tspi/ciclo-4/plan4-20106381.xlsx'#$task.$B$2:.$B$200])" office:value-type="float" office:value="0.5" calcext:value-type="float">
            <text:p>0.5</text:p>
          </table:table-cell>
          <table:table-cell table:formula="of:=SUMIF(['file:///C:/Users/hecvasro/workspace/ppr/tspi/ciclo-4/plan4-20106065.xlsx'#$task.$A$2:.$A$200];[.A3];['file:///C:/Users/hecvasro/workspace/ppr/tspi/ciclo-4/plan4-20106065.xlsx'#$task.$B$2:.$B$200])" office:value-type="float" office:value="0" calcext:value-type="float">
            <text:p>0</text:p>
          </table:table-cell>
          <table:table-cell table:formula="of:=SUMIF(['file:///C:/Users/hecvasro/workspace/ppr/tspi/ciclo-4/plan4-20105627.xlsx'#$task.$A$2:.$A$200];[.A3];['file:///C:/Users/hecvasro/workspace/ppr/tspi/ciclo-4/plan4-20105627.xlsx'#$task.$B$2:.$B$200])" office:value-type="float" office:value="2" calcext:value-type="float">
            <text:p>2</text:p>
          </table:table-cell>
          <table:table-cell table:number-columns-repeated="1000"/>
        </table:table-row>
        <table:table-row table:style-name="ro10">
          <table:table-cell table:style-name="ce21" office:value-type="float" office:value="64" calcext:value-type="float">
            <text:p>64</text:p>
          </table:table-cell>
          <table:table-cell table:style-name="ce23"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0"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30" table:formula="of:=LOOKUP([.A4];[$tareas.A$1:.A$1048576];[$tareas.G$1:.G$1048576])" office:value-type="float" office:value="8" calcext:value-type="float">
            <text:p>8</text:p>
          </table:table-cell>
          <table:table-cell/>
          <table:table-cell table:style-name="ce16" table:number-columns-repeated="3"/>
          <table:table-cell table:formula="of:=[.E4]" office:value-type="float" office:value="2" calcext:value-type="float">
            <text:p>2</text:p>
          </table:table-cell>
          <table:table-cell table:style-name="ce16"/>
          <table:table-cell table:number-columns-repeated="2"/>
          <table:table-cell table:formula="of:=SUM([.T4:.X4])" office:value-type="float" office:value="2.35" calcext:value-type="float">
            <text:p>2.35</text:p>
          </table:table-cell>
          <table:table-cell table:style-name="ce33" table:formula="of:=IF(NOT(ISBLANK([.R4]));[.F4];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4];['file:///C:/Users/hecvasro/workspace/ppr/tspi/ciclo-4/plan4-20105914.xlsx'#$task.$B$2:.$B$200])" office:value-type="float" office:value="0" calcext:value-type="float">
            <text:p>0</text:p>
          </table:table-cell>
          <table:table-cell table:formula="of:=SUMIF(['file:///C:/Users/hecvasro/workspace/ppr/tspi/ciclo-4/plan4-20095495.xlsx'#$task.$A$2:.$A$200];[.A4];['file:///C:/Users/hecvasro/workspace/ppr/tspi/ciclo-4/plan4-20095495.xlsx'#$task.$B$2:.$B$200])" office:value-type="float" office:value="0" calcext:value-type="float">
            <text:p>0</text:p>
          </table:table-cell>
          <table:table-cell table:formula="of:=SUMIF(['file:///C:/Users/hecvasro/workspace/ppr/tspi/ciclo-4/plan4-20106381.xlsx'#$task.$A$2:.$A$200];[.A4];['file:///C:/Users/hecvasro/workspace/ppr/tspi/ciclo-4/plan4-20106381.xlsx'#$task.$B$2:.$B$200])" office:value-type="float" office:value="0" calcext:value-type="float">
            <text:p>0</text:p>
          </table:table-cell>
          <table:table-cell table:formula="of:=SUMIF(['file:///C:/Users/hecvasro/workspace/ppr/tspi/ciclo-4/plan4-20106065.xlsx'#$task.$A$2:.$A$200];[.A4];['file:///C:/Users/hecvasro/workspace/ppr/tspi/ciclo-4/plan4-20106065.xlsx'#$task.$B$2:.$B$200])" office:value-type="float" office:value="2.35" calcext:value-type="float">
            <text:p>2.35</text:p>
          </table:table-cell>
          <table:table-cell table:formula="of:=SUMIF(['file:///C:/Users/hecvasro/workspace/ppr/tspi/ciclo-4/plan4-20105627.xlsx'#$task.$A$2:.$A$200];[.A4];['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5" calcext:value-type="float">
            <text:p>65</text:p>
          </table:table-cell>
          <table:table-cell table:style-name="ce23"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30"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30" table:formula="of:=LOOKUP([.A5];[$tareas.A$1:.A$1048576];[$tareas.G$1:.G$1048576])" office:value-type="float" office:value="8" calcext:value-type="float">
            <text:p>8</text:p>
          </table:table-cell>
          <table:table-cell/>
          <table:table-cell table:style-name="ce16"/>
          <table:table-cell table:formula="of:=[.E5]" office:value-type="float" office:value="3" calcext:value-type="float">
            <text:p>3</text:p>
          </table:table-cell>
          <table:table-cell table:style-name="ce16" table:number-columns-repeated="3"/>
          <table:table-cell table:number-columns-repeated="2"/>
          <table:table-cell table:formula="of:=SUM([.T5:.X5])" office:value-type="float" office:value="5.08333333333333" calcext:value-type="float">
            <text:p>5.0833333333</text:p>
          </table:table-cell>
          <table:table-cell table:style-name="ce33" table:formula="of:=IF(NOT(ISBLANK([.R5]));[.F5];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5];['file:///C:/Users/hecvasro/workspace/ppr/tspi/ciclo-4/plan4-20105914.xlsx'#$task.$B$2:.$B$200])" office:value-type="float" office:value="0" calcext:value-type="float">
            <text:p>0</text:p>
          </table:table-cell>
          <table:table-cell table:formula="of:=SUMIF(['file:///C:/Users/hecvasro/workspace/ppr/tspi/ciclo-4/plan4-20095495.xlsx'#$task.$A$2:.$A$200];[.A5];['file:///C:/Users/hecvasro/workspace/ppr/tspi/ciclo-4/plan4-20095495.xlsx'#$task.$B$2:.$B$200])" office:value-type="float" office:value="5.08333333333333" calcext:value-type="float">
            <text:p>5.0833333333</text:p>
          </table:table-cell>
          <table:table-cell table:formula="of:=SUMIF(['file:///C:/Users/hecvasro/workspace/ppr/tspi/ciclo-4/plan4-20106381.xlsx'#$task.$A$2:.$A$200];[.A5];['file:///C:/Users/hecvasro/workspace/ppr/tspi/ciclo-4/plan4-20106381.xlsx'#$task.$B$2:.$B$200])" office:value-type="float" office:value="0" calcext:value-type="float">
            <text:p>0</text:p>
          </table:table-cell>
          <table:table-cell table:formula="of:=SUMIF(['file:///C:/Users/hecvasro/workspace/ppr/tspi/ciclo-4/plan4-20106065.xlsx'#$task.$A$2:.$A$200];[.A5];['file:///C:/Users/hecvasro/workspace/ppr/tspi/ciclo-4/plan4-20106065.xlsx'#$task.$B$2:.$B$200])" office:value-type="float" office:value="0" calcext:value-type="float">
            <text:p>0</text:p>
          </table:table-cell>
          <table:table-cell table:formula="of:=SUMIF(['file:///C:/Users/hecvasro/workspace/ppr/tspi/ciclo-4/plan4-20105627.xlsx'#$task.$A$2:.$A$200];[.A5];['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6" calcext:value-type="float">
            <text:p>66</text:p>
          </table:table-cell>
          <table:table-cell table:style-name="ce23"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30"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30" table:formula="of:=LOOKUP([.A6];[$tareas.A$1:.A$1048576];[$tareas.G$1:.G$1048576])" office:value-type="float" office:value="8" calcext:value-type="float">
            <text:p>8</text:p>
          </table:table-cell>
          <table:table-cell/>
          <table:table-cell table:style-name="ce16" table:number-columns-repeated="2"/>
          <table:table-cell table:formula="of:=[.E6]" office:value-type="float" office:value="3" calcext:value-type="float">
            <text:p>3</text:p>
          </table:table-cell>
          <table:table-cell table:style-name="ce16" table:number-columns-repeated="2"/>
          <table:table-cell table:number-columns-repeated="2"/>
          <table:table-cell table:formula="of:=SUM([.T6:.X6])" office:value-type="float" office:value="1.83333333333333" calcext:value-type="float">
            <text:p>1.8333333333</text:p>
          </table:table-cell>
          <table:table-cell table:style-name="ce33" table:formula="of:=IF(NOT(ISBLANK([.R6]));[.F6];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6];['file:///C:/Users/hecvasro/workspace/ppr/tspi/ciclo-4/plan4-20105914.xlsx'#$task.$B$2:.$B$200])" office:value-type="float" office:value="0" calcext:value-type="float">
            <text:p>0</text:p>
          </table:table-cell>
          <table:table-cell table:formula="of:=SUMIF(['file:///C:/Users/hecvasro/workspace/ppr/tspi/ciclo-4/plan4-20095495.xlsx'#$task.$A$2:.$A$200];[.A6];['file:///C:/Users/hecvasro/workspace/ppr/tspi/ciclo-4/plan4-20095495.xlsx'#$task.$B$2:.$B$200])" office:value-type="float" office:value="0" calcext:value-type="float">
            <text:p>0</text:p>
          </table:table-cell>
          <table:table-cell table:formula="of:=SUMIF(['file:///C:/Users/hecvasro/workspace/ppr/tspi/ciclo-4/plan4-20106381.xlsx'#$task.$A$2:.$A$200];[.A6];['file:///C:/Users/hecvasro/workspace/ppr/tspi/ciclo-4/plan4-20106381.xlsx'#$task.$B$2:.$B$200])" office:value-type="float" office:value="1.83333333333333" calcext:value-type="float">
            <text:p>1.8333333333</text:p>
          </table:table-cell>
          <table:table-cell table:formula="of:=SUMIF(['file:///C:/Users/hecvasro/workspace/ppr/tspi/ciclo-4/plan4-20106065.xlsx'#$task.$A$2:.$A$200];[.A6];['file:///C:/Users/hecvasro/workspace/ppr/tspi/ciclo-4/plan4-20106065.xlsx'#$task.$B$2:.$B$200])" office:value-type="float" office:value="0" calcext:value-type="float">
            <text:p>0</text:p>
          </table:table-cell>
          <table:table-cell table:formula="of:=SUMIF(['file:///C:/Users/hecvasro/workspace/ppr/tspi/ciclo-4/plan4-20105627.xlsx'#$task.$A$2:.$A$200];[.A6];['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7" calcext:value-type="float">
            <text:p>67</text:p>
          </table:table-cell>
          <table:table-cell table:style-name="ce23"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30"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30" table:formula="of:=LOOKUP([.A7];[$tareas.A$1:.A$1048576];[$tareas.G$1:.G$1048576])" office:value-type="float" office:value="8" calcext:value-type="float">
            <text:p>8</text:p>
          </table:table-cell>
          <table:table-cell/>
          <table:table-cell table:style-name="ce16" table:number-columns-repeated="2"/>
          <table:table-cell table:formula="of:=[.E7]" office:value-type="float" office:value="2" calcext:value-type="float">
            <text:p>2</text:p>
          </table:table-cell>
          <table:table-cell table:style-name="ce16" table:number-columns-repeated="2"/>
          <table:table-cell table:number-columns-repeated="2"/>
          <table:table-cell table:formula="of:=SUM([.T7:.X7])" office:value-type="float" office:value="2.75" calcext:value-type="float">
            <text:p>2.75</text:p>
          </table:table-cell>
          <table:table-cell table:style-name="ce33" table:formula="of:=IF(NOT(ISBLANK([.R7]));[.F7];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7];['file:///C:/Users/hecvasro/workspace/ppr/tspi/ciclo-4/plan4-20105914.xlsx'#$task.$B$2:.$B$200])" office:value-type="float" office:value="0" calcext:value-type="float">
            <text:p>0</text:p>
          </table:table-cell>
          <table:table-cell table:formula="of:=SUMIF(['file:///C:/Users/hecvasro/workspace/ppr/tspi/ciclo-4/plan4-20095495.xlsx'#$task.$A$2:.$A$200];[.A7];['file:///C:/Users/hecvasro/workspace/ppr/tspi/ciclo-4/plan4-20095495.xlsx'#$task.$B$2:.$B$200])" office:value-type="float" office:value="0" calcext:value-type="float">
            <text:p>0</text:p>
          </table:table-cell>
          <table:table-cell table:formula="of:=SUMIF(['file:///C:/Users/hecvasro/workspace/ppr/tspi/ciclo-4/plan4-20106381.xlsx'#$task.$A$2:.$A$200];[.A7];['file:///C:/Users/hecvasro/workspace/ppr/tspi/ciclo-4/plan4-20106381.xlsx'#$task.$B$2:.$B$200])" office:value-type="float" office:value="2.75" calcext:value-type="float">
            <text:p>2.75</text:p>
          </table:table-cell>
          <table:table-cell table:formula="of:=SUMIF(['file:///C:/Users/hecvasro/workspace/ppr/tspi/ciclo-4/plan4-20106065.xlsx'#$task.$A$2:.$A$200];[.A7];['file:///C:/Users/hecvasro/workspace/ppr/tspi/ciclo-4/plan4-20106065.xlsx'#$task.$B$2:.$B$200])" office:value-type="float" office:value="0" calcext:value-type="float">
            <text:p>0</text:p>
          </table:table-cell>
          <table:table-cell table:formula="of:=SUMIF(['file:///C:/Users/hecvasro/workspace/ppr/tspi/ciclo-4/plan4-20105627.xlsx'#$task.$A$2:.$A$200];[.A7];['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8" calcext:value-type="float">
            <text:p>68</text:p>
          </table:table-cell>
          <table:table-cell table:style-name="ce23"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30"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30" table:formula="of:=LOOKUP([.A8];[$tareas.A$1:.A$1048576];[$tareas.G$1:.G$1048576])" office:value-type="float" office:value="8" calcext:value-type="float">
            <text:p>8</text:p>
          </table:table-cell>
          <table:table-cell/>
          <table:table-cell table:style-name="ce16" table:number-columns-repeated="2"/>
          <table:table-cell table:formula="of:=[.E8]" office:value-type="float" office:value="3" calcext:value-type="float">
            <text:p>3</text:p>
          </table:table-cell>
          <table:table-cell table:style-name="ce16" table:number-columns-repeated="2"/>
          <table:table-cell table:number-columns-repeated="2"/>
          <table:table-cell table:formula="of:=SUM([.T8:.X8])" office:value-type="float" office:value="1.75" calcext:value-type="float">
            <text:p>1.75</text:p>
          </table:table-cell>
          <table:table-cell table:style-name="ce33" table:formula="of:=IF(NOT(ISBLANK([.R8]));[.F8];0)" office:value-type="percentage" office:value="0.00952380952380952" calcext:value-type="percentage">
            <text:p>0.95%</text:p>
          </table:table-cell>
          <table:table-cell office:value-type="float" office:value="9" calcext:value-type="float">
            <text:p>9</text:p>
          </table:table-cell>
          <table:table-cell/>
          <table:table-cell table:formula="of:=SUMIF(['file:///C:/Users/hecvasro/workspace/ppr/tspi/ciclo-4/plan4-20105914.xlsx'#$task.$A$2:.$A$200];[.A8];['file:///C:/Users/hecvasro/workspace/ppr/tspi/ciclo-4/plan4-20105914.xlsx'#$task.$B$2:.$B$200])" office:value-type="float" office:value="0" calcext:value-type="float">
            <text:p>0</text:p>
          </table:table-cell>
          <table:table-cell table:formula="of:=SUMIF(['file:///C:/Users/hecvasro/workspace/ppr/tspi/ciclo-4/plan4-20095495.xlsx'#$task.$A$2:.$A$200];[.A8];['file:///C:/Users/hecvasro/workspace/ppr/tspi/ciclo-4/plan4-20095495.xlsx'#$task.$B$2:.$B$200])" office:value-type="float" office:value="0" calcext:value-type="float">
            <text:p>0</text:p>
          </table:table-cell>
          <table:table-cell table:formula="of:=SUMIF(['file:///C:/Users/hecvasro/workspace/ppr/tspi/ciclo-4/plan4-20106381.xlsx'#$task.$A$2:.$A$200];[.A8];['file:///C:/Users/hecvasro/workspace/ppr/tspi/ciclo-4/plan4-20106381.xlsx'#$task.$B$2:.$B$200])" office:value-type="float" office:value="1.75" calcext:value-type="float">
            <text:p>1.75</text:p>
          </table:table-cell>
          <table:table-cell table:formula="of:=SUMIF(['file:///C:/Users/hecvasro/workspace/ppr/tspi/ciclo-4/plan4-20106065.xlsx'#$task.$A$2:.$A$200];[.A8];['file:///C:/Users/hecvasro/workspace/ppr/tspi/ciclo-4/plan4-20106065.xlsx'#$task.$B$2:.$B$200])" office:value-type="float" office:value="0" calcext:value-type="float">
            <text:p>0</text:p>
          </table:table-cell>
          <table:table-cell table:formula="of:=SUMIF(['file:///C:/Users/hecvasro/workspace/ppr/tspi/ciclo-4/plan4-20105627.xlsx'#$task.$A$2:.$A$200];[.A8];['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69" calcext:value-type="float">
            <text:p>69</text:p>
          </table:table-cell>
          <table:table-cell table:style-name="ce23"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30"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30" table:formula="of:=LOOKUP([.A9];[$tareas.A$1:.A$1048576];[$tareas.G$1:.G$1048576])" office:value-type="float" office:value="8" calcext:value-type="float">
            <text:p>8</text:p>
          </table:table-cell>
          <table:table-cell/>
          <table:table-cell table:style-name="ce16" table:number-columns-repeated="2"/>
          <table:table-cell table:formula="of:=[.E9]" office:value-type="float" office:value="2" calcext:value-type="float">
            <text:p>2</text:p>
          </table:table-cell>
          <table:table-cell table:style-name="ce16" table:number-columns-repeated="2"/>
          <table:table-cell table:number-columns-repeated="2"/>
          <table:table-cell table:formula="of:=SUM([.T9:.X9])" office:value-type="float" office:value="1.83333333333333" calcext:value-type="float">
            <text:p>1.8333333333</text:p>
          </table:table-cell>
          <table:table-cell table:style-name="ce33" table:formula="of:=IF(NOT(ISBLANK([.R9]));[.F9];0)" office:value-type="percentage" office:value="0.00634920634920635" calcext:value-type="percentage">
            <text:p>0.63%</text:p>
          </table:table-cell>
          <table:table-cell office:value-type="float" office:value="9" calcext:value-type="float">
            <text:p>9</text:p>
          </table:table-cell>
          <table:table-cell/>
          <table:table-cell table:formula="of:=SUMIF(['file:///C:/Users/hecvasro/workspace/ppr/tspi/ciclo-4/plan4-20105914.xlsx'#$task.$A$2:.$A$200];[.A9];['file:///C:/Users/hecvasro/workspace/ppr/tspi/ciclo-4/plan4-20105914.xlsx'#$task.$B$2:.$B$200])" office:value-type="float" office:value="0" calcext:value-type="float">
            <text:p>0</text:p>
          </table:table-cell>
          <table:table-cell table:formula="of:=SUMIF(['file:///C:/Users/hecvasro/workspace/ppr/tspi/ciclo-4/plan4-20095495.xlsx'#$task.$A$2:.$A$200];[.A9];['file:///C:/Users/hecvasro/workspace/ppr/tspi/ciclo-4/plan4-20095495.xlsx'#$task.$B$2:.$B$200])" office:value-type="float" office:value="0" calcext:value-type="float">
            <text:p>0</text:p>
          </table:table-cell>
          <table:table-cell table:formula="of:=SUMIF(['file:///C:/Users/hecvasro/workspace/ppr/tspi/ciclo-4/plan4-20106381.xlsx'#$task.$A$2:.$A$200];[.A9];['file:///C:/Users/hecvasro/workspace/ppr/tspi/ciclo-4/plan4-20106381.xlsx'#$task.$B$2:.$B$200])" office:value-type="float" office:value="1.83333333333333" calcext:value-type="float">
            <text:p>1.8333333333</text:p>
          </table:table-cell>
          <table:table-cell table:formula="of:=SUMIF(['file:///C:/Users/hecvasro/workspace/ppr/tspi/ciclo-4/plan4-20106065.xlsx'#$task.$A$2:.$A$200];[.A9];['file:///C:/Users/hecvasro/workspace/ppr/tspi/ciclo-4/plan4-20106065.xlsx'#$task.$B$2:.$B$200])" office:value-type="float" office:value="0" calcext:value-type="float">
            <text:p>0</text:p>
          </table:table-cell>
          <table:table-cell table:formula="of:=SUMIF(['file:///C:/Users/hecvasro/workspace/ppr/tspi/ciclo-4/plan4-20105627.xlsx'#$task.$A$2:.$A$200];[.A9];['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0" calcext:value-type="float">
            <text:p>70</text:p>
          </table:table-cell>
          <table:table-cell table:style-name="ce23"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30"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30" table:formula="of:=LOOKUP([.A10];[$tareas.A$1:.A$1048576];[$tareas.G$1:.G$1048576])" office:value-type="float" office:value="8" calcext:value-type="float">
            <text:p>8</text:p>
          </table:table-cell>
          <table:table-cell/>
          <table:table-cell table:style-name="ce16"/>
          <table:table-cell table:formula="of:=[.E10]/2" office:value-type="float" office:value="4" calcext:value-type="float">
            <text:p>4</text:p>
          </table:table-cell>
          <table:table-cell table:style-name="ce16"/>
          <table:table-cell table:formula="of:=[.E10]/2" office:value-type="float" office:value="4" calcext:value-type="float">
            <text:p>4</text:p>
          </table:table-cell>
          <table:table-cell table:style-name="ce16"/>
          <table:table-cell table:number-columns-repeated="2"/>
          <table:table-cell table:formula="of:=SUM([.T10:.X10])" office:value-type="float" office:value="20.3333333333334" calcext:value-type="float">
            <text:p>20.3333333333</text:p>
          </table:table-cell>
          <table:table-cell table:style-name="ce33" table:formula="of:=IF(NOT(ISBLANK([.R10]));[.F10];0)" office:value-type="percentage" office:value="0.0253968253968254" calcext:value-type="percentage">
            <text:p>2.54%</text:p>
          </table:table-cell>
          <table:table-cell office:value-type="float" office:value="10" calcext:value-type="float">
            <text:p>10</text:p>
          </table:table-cell>
          <table:table-cell/>
          <table:table-cell table:formula="of:=SUMIF(['file:///C:/Users/hecvasro/workspace/ppr/tspi/ciclo-4/plan4-20105914.xlsx'#$task.$A$2:.$A$200];[.A10];['file:///C:/Users/hecvasro/workspace/ppr/tspi/ciclo-4/plan4-20105914.xlsx'#$task.$B$2:.$B$200])" office:value-type="float" office:value="0" calcext:value-type="float">
            <text:p>0</text:p>
          </table:table-cell>
          <table:table-cell table:formula="of:=SUMIF(['file:///C:/Users/hecvasro/workspace/ppr/tspi/ciclo-4/plan4-20095495.xlsx'#$task.$A$2:.$A$200];[.A10];['file:///C:/Users/hecvasro/workspace/ppr/tspi/ciclo-4/plan4-20095495.xlsx'#$task.$B$2:.$B$200])" office:value-type="float" office:value="6.71666666666667" calcext:value-type="float">
            <text:p>6.7166666667</text:p>
          </table:table-cell>
          <table:table-cell table:formula="of:=SUMIF(['file:///C:/Users/hecvasro/workspace/ppr/tspi/ciclo-4/plan4-20106381.xlsx'#$task.$A$2:.$A$200];[.A10];['file:///C:/Users/hecvasro/workspace/ppr/tspi/ciclo-4/plan4-20106381.xlsx'#$task.$B$2:.$B$200])" office:value-type="float" office:value="0" calcext:value-type="float">
            <text:p>0</text:p>
          </table:table-cell>
          <table:table-cell table:formula="of:=SUMIF(['file:///C:/Users/hecvasro/workspace/ppr/tspi/ciclo-4/plan4-20106065.xlsx'#$task.$A$2:.$A$200];[.A10];['file:///C:/Users/hecvasro/workspace/ppr/tspi/ciclo-4/plan4-20106065.xlsx'#$task.$B$2:.$B$200])" office:value-type="float" office:value="13.6166666666667" calcext:value-type="float">
            <text:p>13.6166666667</text:p>
          </table:table-cell>
          <table:table-cell table:formula="of:=SUMIF(['file:///C:/Users/hecvasro/workspace/ppr/tspi/ciclo-4/plan4-20105627.xlsx'#$task.$A$2:.$A$200];[.A10];['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1" calcext:value-type="float">
            <text:p>71</text:p>
          </table:table-cell>
          <table:table-cell table:style-name="ce23"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30"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30" table:formula="of:=LOOKUP([.A11];[$tareas.A$1:.A$1048576];[$tareas.G$1:.G$1048576])" office:value-type="float" office:value="8" calcext:value-type="float">
            <text:p>8</text:p>
          </table:table-cell>
          <table:table-cell/>
          <table:table-cell table:style-name="ce16" table:number-columns-repeated="2"/>
          <table:table-cell table:formula="of:=[.E11]" office:value-type="float" office:value="4" calcext:value-type="float">
            <text:p>4</text:p>
          </table:table-cell>
          <table:table-cell table:style-name="ce16" table:number-columns-repeated="2"/>
          <table:table-cell table:number-columns-repeated="2"/>
          <table:table-cell table:formula="of:=SUM([.T11:.X11])" office:value-type="float" office:value="2" calcext:value-type="float">
            <text:p>2</text:p>
          </table:table-cell>
          <table:table-cell table:style-name="ce33" table:formula="of:=IF(NOT(ISBLANK([.R11]));[.F11];0)" office:value-type="percentage" office:value="0.0126984126984127" calcext:value-type="percentage">
            <text:p>1.27%</text:p>
          </table:table-cell>
          <table:table-cell office:value-type="float" office:value="10" calcext:value-type="float">
            <text:p>10</text:p>
          </table:table-cell>
          <table:table-cell/>
          <table:table-cell table:formula="of:=SUMIF(['file:///C:/Users/hecvasro/workspace/ppr/tspi/ciclo-4/plan4-20105914.xlsx'#$task.$A$2:.$A$200];[.A11];['file:///C:/Users/hecvasro/workspace/ppr/tspi/ciclo-4/plan4-20105914.xlsx'#$task.$B$2:.$B$200])" office:value-type="float" office:value="0" calcext:value-type="float">
            <text:p>0</text:p>
          </table:table-cell>
          <table:table-cell table:formula="of:=SUMIF(['file:///C:/Users/hecvasro/workspace/ppr/tspi/ciclo-4/plan4-20095495.xlsx'#$task.$A$2:.$A$200];[.A11];['file:///C:/Users/hecvasro/workspace/ppr/tspi/ciclo-4/plan4-20095495.xlsx'#$task.$B$2:.$B$200])" office:value-type="float" office:value="0" calcext:value-type="float">
            <text:p>0</text:p>
          </table:table-cell>
          <table:table-cell table:formula="of:=SUMIF(['file:///C:/Users/hecvasro/workspace/ppr/tspi/ciclo-4/plan4-20106381.xlsx'#$task.$A$2:.$A$200];[.A11];['file:///C:/Users/hecvasro/workspace/ppr/tspi/ciclo-4/plan4-20106381.xlsx'#$task.$B$2:.$B$200])" office:value-type="float" office:value="2" calcext:value-type="float">
            <text:p>2</text:p>
          </table:table-cell>
          <table:table-cell table:formula="of:=SUMIF(['file:///C:/Users/hecvasro/workspace/ppr/tspi/ciclo-4/plan4-20106065.xlsx'#$task.$A$2:.$A$200];[.A11];['file:///C:/Users/hecvasro/workspace/ppr/tspi/ciclo-4/plan4-20106065.xlsx'#$task.$B$2:.$B$200])" office:value-type="float" office:value="0" calcext:value-type="float">
            <text:p>0</text:p>
          </table:table-cell>
          <table:table-cell table:formula="of:=SUMIF(['file:///C:/Users/hecvasro/workspace/ppr/tspi/ciclo-4/plan4-20105627.xlsx'#$task.$A$2:.$A$200];[.A11];['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2" calcext:value-type="float">
            <text:p>72</text:p>
          </table:table-cell>
          <table:table-cell table:style-name="ce23"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30"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30"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6" table:number-columns-repeated="4"/>
          <table:table-cell table:number-columns-repeated="2"/>
          <table:table-cell table:formula="of:=SUM([.T12:.X12])" office:value-type="float" office:value="16.2833333333333" calcext:value-type="float">
            <text:p>16.2833333333</text:p>
          </table:table-cell>
          <table:table-cell table:style-name="ce33" table:formula="of:=IF(NOT(ISBLANK([.R12]));[.F12];0)" office:value-type="percentage" office:value="0.0317460317460317" calcext:value-type="percentage">
            <text:p>3.17%</text:p>
          </table:table-cell>
          <table:table-cell office:value-type="float" office:value="10" calcext:value-type="float">
            <text:p>10</text:p>
          </table:table-cell>
          <table:table-cell/>
          <table:table-cell table:formula="of:=SUMIF(['file:///C:/Users/hecvasro/workspace/ppr/tspi/ciclo-4/plan4-20105914.xlsx'#$task.$A$2:.$A$200];[.A12];['file:///C:/Users/hecvasro/workspace/ppr/tspi/ciclo-4/plan4-20105914.xlsx'#$task.$B$2:.$B$200])" office:value-type="float" office:value="11.25" calcext:value-type="float">
            <text:p>11.25</text:p>
          </table:table-cell>
          <table:table-cell table:formula="of:=SUMIF(['file:///C:/Users/hecvasro/workspace/ppr/tspi/ciclo-4/plan4-20095495.xlsx'#$task.$A$2:.$A$200];[.A12];['file:///C:/Users/hecvasro/workspace/ppr/tspi/ciclo-4/plan4-20095495.xlsx'#$task.$B$2:.$B$200])" office:value-type="float" office:value="0" calcext:value-type="float">
            <text:p>0</text:p>
          </table:table-cell>
          <table:table-cell table:formula="of:=SUMIF(['file:///C:/Users/hecvasro/workspace/ppr/tspi/ciclo-4/plan4-20106381.xlsx'#$task.$A$2:.$A$200];[.A12];['file:///C:/Users/hecvasro/workspace/ppr/tspi/ciclo-4/plan4-20106381.xlsx'#$task.$B$2:.$B$200])" office:value-type="float" office:value="0" calcext:value-type="float">
            <text:p>0</text:p>
          </table:table-cell>
          <table:table-cell table:formula="of:=SUMIF(['file:///C:/Users/hecvasro/workspace/ppr/tspi/ciclo-4/plan4-20106065.xlsx'#$task.$A$2:.$A$200];[.A12];['file:///C:/Users/hecvasro/workspace/ppr/tspi/ciclo-4/plan4-20106065.xlsx'#$task.$B$2:.$B$200])" office:value-type="float" office:value="0" calcext:value-type="float">
            <text:p>0</text:p>
          </table:table-cell>
          <table:table-cell table:formula="of:=SUMIF(['file:///C:/Users/hecvasro/workspace/ppr/tspi/ciclo-4/plan4-20105627.xlsx'#$task.$A$2:.$A$200];[.A12];['file:///C:/Users/hecvasro/workspace/ppr/tspi/ciclo-4/plan4-20105627.xlsx'#$task.$B$2:.$B$200])" office:value-type="float" office:value="5.03333333333333" calcext:value-type="float">
            <text:p>5.0333333333</text:p>
          </table:table-cell>
          <table:table-cell table:number-columns-repeated="1000"/>
        </table:table-row>
        <table:table-row table:style-name="ro11">
          <table:table-cell table:style-name="ce21" office:value-type="float" office:value="73" calcext:value-type="float">
            <text:p>73</text:p>
          </table:table-cell>
          <table:table-cell table:style-name="ce23"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30"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30" table:formula="of:=LOOKUP([.A13];[$tareas.A$1:.A$1048576];[$tareas.G$1:.G$1048576])" office:value-type="float" office:value="9" calcext:value-type="float">
            <text:p>9</text:p>
          </table:table-cell>
          <table:table-cell/>
          <table:table-cell table:style-name="ce16" table:number-columns-repeated="4"/>
          <table:table-cell table:formula="of:=[.E13]" office:value-type="float" office:value="4" calcext:value-type="float">
            <text:p>4</text:p>
          </table:table-cell>
          <table:table-cell table:number-columns-repeated="2"/>
          <table:table-cell table:formula="of:=SUM([.T13:.X13])" office:value-type="float" office:value="9.88333333333333" calcext:value-type="float">
            <text:p>9.8833333333</text:p>
          </table:table-cell>
          <table:table-cell table:style-name="ce33" table:formula="of:=IF(NOT(ISBLANK([.R13]));[.F13];0)" office:value-type="percentage" office:value="0.0126984126984127" calcext:value-type="percentage">
            <text:p>1.27%</text:p>
          </table:table-cell>
          <table:table-cell office:value-type="float" office:value="10" calcext:value-type="float">
            <text:p>10</text:p>
          </table:table-cell>
          <table:table-cell/>
          <table:table-cell table:formula="of:=SUMIF(['file:///C:/Users/hecvasro/workspace/ppr/tspi/ciclo-4/plan4-20105914.xlsx'#$task.$A$2:.$A$200];[.A13];['file:///C:/Users/hecvasro/workspace/ppr/tspi/ciclo-4/plan4-20105914.xlsx'#$task.$B$2:.$B$200])" office:value-type="float" office:value="0" calcext:value-type="float">
            <text:p>0</text:p>
          </table:table-cell>
          <table:table-cell table:formula="of:=SUMIF(['file:///C:/Users/hecvasro/workspace/ppr/tspi/ciclo-4/plan4-20095495.xlsx'#$task.$A$2:.$A$200];[.A13];['file:///C:/Users/hecvasro/workspace/ppr/tspi/ciclo-4/plan4-20095495.xlsx'#$task.$B$2:.$B$200])" office:value-type="float" office:value="0" calcext:value-type="float">
            <text:p>0</text:p>
          </table:table-cell>
          <table:table-cell table:formula="of:=SUMIF(['file:///C:/Users/hecvasro/workspace/ppr/tspi/ciclo-4/plan4-20106381.xlsx'#$task.$A$2:.$A$200];[.A13];['file:///C:/Users/hecvasro/workspace/ppr/tspi/ciclo-4/plan4-20106381.xlsx'#$task.$B$2:.$B$200])" office:value-type="float" office:value="0" calcext:value-type="float">
            <text:p>0</text:p>
          </table:table-cell>
          <table:table-cell table:formula="of:=SUMIF(['file:///C:/Users/hecvasro/workspace/ppr/tspi/ciclo-4/plan4-20106065.xlsx'#$task.$A$2:.$A$200];[.A13];['file:///C:/Users/hecvasro/workspace/ppr/tspi/ciclo-4/plan4-20106065.xlsx'#$task.$B$2:.$B$200])" office:value-type="float" office:value="0" calcext:value-type="float">
            <text:p>0</text:p>
          </table:table-cell>
          <table:table-cell table:formula="of:=SUMIF(['file:///C:/Users/hecvasro/workspace/ppr/tspi/ciclo-4/plan4-20105627.xlsx'#$task.$A$2:.$A$200];[.A13];['file:///C:/Users/hecvasro/workspace/ppr/tspi/ciclo-4/plan4-20105627.xlsx'#$task.$B$2:.$B$200])" office:value-type="float" office:value="9.88333333333333" calcext:value-type="float">
            <text:p>9.8833333333</text:p>
          </table:table-cell>
          <table:table-cell table:number-columns-repeated="1000"/>
        </table:table-row>
        <table:table-row table:style-name="ro10">
          <table:table-cell table:style-name="ce21" office:value-type="float" office:value="74" calcext:value-type="float">
            <text:p>74</text:p>
          </table:table-cell>
          <table:table-cell table:style-name="ce23"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30"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30"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6"/>
          <table:table-cell table:formula="of:=[.E14]/3" office:value-type="float" office:value="5" calcext:value-type="float">
            <text:p>5</text:p>
          </table:table-cell>
          <table:table-cell table:style-name="ce16"/>
          <table:table-cell table:number-columns-repeated="2"/>
          <table:table-cell table:formula="of:=SUM([.T14:.X14])" office:value-type="float" office:value="17.4333333333333" calcext:value-type="float">
            <text:p>17.4333333333</text:p>
          </table:table-cell>
          <table:table-cell table:style-name="ce33" table:formula="of:=IF(NOT(ISBLANK([.R14]));[.F14];0)" office:value-type="percentage" office:value="0.0476190476190476" calcext:value-type="percentage">
            <text:p>4.76%</text:p>
          </table:table-cell>
          <table:table-cell office:value-type="float" office:value="10" calcext:value-type="float">
            <text:p>10</text:p>
          </table:table-cell>
          <table:table-cell/>
          <table:table-cell table:formula="of:=SUMIF(['file:///C:/Users/hecvasro/workspace/ppr/tspi/ciclo-4/plan4-20105914.xlsx'#$task.$A$2:.$A$200];[.A14];['file:///C:/Users/hecvasro/workspace/ppr/tspi/ciclo-4/plan4-20105914.xlsx'#$task.$B$2:.$B$200])" office:value-type="float" office:value="0" calcext:value-type="float">
            <text:p>0</text:p>
          </table:table-cell>
          <table:table-cell table:formula="of:=SUMIF(['file:///C:/Users/hecvasro/workspace/ppr/tspi/ciclo-4/plan4-20095495.xlsx'#$task.$A$2:.$A$200];[.A14];['file:///C:/Users/hecvasro/workspace/ppr/tspi/ciclo-4/plan4-20095495.xlsx'#$task.$B$2:.$B$200])" office:value-type="float" office:value="0" calcext:value-type="float">
            <text:p>0</text:p>
          </table:table-cell>
          <table:table-cell table:formula="of:=SUMIF(['file:///C:/Users/hecvasro/workspace/ppr/tspi/ciclo-4/plan4-20106381.xlsx'#$task.$A$2:.$A$200];[.A14];['file:///C:/Users/hecvasro/workspace/ppr/tspi/ciclo-4/plan4-20106381.xlsx'#$task.$B$2:.$B$200])" office:value-type="float" office:value="0" calcext:value-type="float">
            <text:p>0</text:p>
          </table:table-cell>
          <table:table-cell table:formula="of:=SUMIF(['file:///C:/Users/hecvasro/workspace/ppr/tspi/ciclo-4/plan4-20106065.xlsx'#$task.$A$2:.$A$200];[.A14];['file:///C:/Users/hecvasro/workspace/ppr/tspi/ciclo-4/plan4-20106065.xlsx'#$task.$B$2:.$B$200])" office:value-type="float" office:value="17.4333333333333" calcext:value-type="float">
            <text:p>17.4333333333</text:p>
          </table:table-cell>
          <table:table-cell table:formula="of:=SUMIF(['file:///C:/Users/hecvasro/workspace/ppr/tspi/ciclo-4/plan4-20105627.xlsx'#$task.$A$2:.$A$200];[.A14];['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5" calcext:value-type="float">
            <text:p>75</text:p>
          </table:table-cell>
          <table:table-cell table:style-name="ce23"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30"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30" table:formula="of:=LOOKUP([.A15];[$tareas.A$1:.A$1048576];[$tareas.G$1:.G$1048576])" office:value-type="float" office:value="9" calcext:value-type="float">
            <text:p>9</text:p>
          </table:table-cell>
          <table:table-cell/>
          <table:table-cell table:style-name="ce16" table:number-columns-repeated="2"/>
          <table:table-cell table:formula="of:=[.E15]" office:value-type="float" office:value="6" calcext:value-type="float">
            <text:p>6</text:p>
          </table:table-cell>
          <table:table-cell table:style-name="ce16" table:number-columns-repeated="2"/>
          <table:table-cell table:number-columns-repeated="2"/>
          <table:table-cell table:formula="of:=SUM([.T15:.X15])" office:value-type="float" office:value="2" calcext:value-type="float">
            <text:p>2</text:p>
          </table:table-cell>
          <table:table-cell table:style-name="ce33" table:formula="of:=IF(NOT(ISBLANK([.R15]));[.F15];0)" office:value-type="percentage" office:value="0.0190476190476191" calcext:value-type="percentage">
            <text:p>1.90%</text:p>
          </table:table-cell>
          <table:table-cell office:value-type="float" office:value="10" calcext:value-type="float">
            <text:p>10</text:p>
          </table:table-cell>
          <table:table-cell/>
          <table:table-cell table:formula="of:=SUMIF(['file:///C:/Users/hecvasro/workspace/ppr/tspi/ciclo-4/plan4-20105914.xlsx'#$task.$A$2:.$A$200];[.A15];['file:///C:/Users/hecvasro/workspace/ppr/tspi/ciclo-4/plan4-20105914.xlsx'#$task.$B$2:.$B$200])" office:value-type="float" office:value="0" calcext:value-type="float">
            <text:p>0</text:p>
          </table:table-cell>
          <table:table-cell table:formula="of:=SUMIF(['file:///C:/Users/hecvasro/workspace/ppr/tspi/ciclo-4/plan4-20095495.xlsx'#$task.$A$2:.$A$200];[.A15];['file:///C:/Users/hecvasro/workspace/ppr/tspi/ciclo-4/plan4-20095495.xlsx'#$task.$B$2:.$B$200])" office:value-type="float" office:value="0" calcext:value-type="float">
            <text:p>0</text:p>
          </table:table-cell>
          <table:table-cell table:formula="of:=SUMIF(['file:///C:/Users/hecvasro/workspace/ppr/tspi/ciclo-4/plan4-20106381.xlsx'#$task.$A$2:.$A$200];[.A15];['file:///C:/Users/hecvasro/workspace/ppr/tspi/ciclo-4/plan4-20106381.xlsx'#$task.$B$2:.$B$200])" office:value-type="float" office:value="2" calcext:value-type="float">
            <text:p>2</text:p>
          </table:table-cell>
          <table:table-cell table:formula="of:=SUMIF(['file:///C:/Users/hecvasro/workspace/ppr/tspi/ciclo-4/plan4-20106065.xlsx'#$task.$A$2:.$A$200];[.A15];['file:///C:/Users/hecvasro/workspace/ppr/tspi/ciclo-4/plan4-20106065.xlsx'#$task.$B$2:.$B$200])" office:value-type="float" office:value="0" calcext:value-type="float">
            <text:p>0</text:p>
          </table:table-cell>
          <table:table-cell table:formula="of:=SUMIF(['file:///C:/Users/hecvasro/workspace/ppr/tspi/ciclo-4/plan4-20105627.xlsx'#$task.$A$2:.$A$200];[.A15];['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6" calcext:value-type="float">
            <text:p>76</text:p>
          </table:table-cell>
          <table:table-cell table:style-name="ce23"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30"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30"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6"/>
          <table:table-cell table:formula="of:=[.E16]/3" office:value-type="float" office:value="6.66666666666667" calcext:value-type="float">
            <text:p>6.6666666667</text:p>
          </table:table-cell>
          <table:table-cell table:style-name="ce16"/>
          <table:table-cell table:number-columns-repeated="2"/>
          <table:table-cell table:formula="of:=SUM([.T16:.X16])" office:value-type="float" office:value="0.166666666666667" calcext:value-type="float">
            <text:p>0.1666666667</text:p>
          </table:table-cell>
          <table:table-cell table:style-name="ce33" table:formula="of:=IF(NOT(ISBLANK([.R16]));[.F16];0)" office:value-type="percentage" office:value="0" calcext:value-type="percentage">
            <text:p>0.00%</text:p>
          </table:table-cell>
          <table:table-cell table:number-columns-repeated="2"/>
          <table:table-cell table:formula="of:=SUMIF(['file:///C:/Users/hecvasro/workspace/ppr/tspi/ciclo-4/plan4-20105914.xlsx'#$task.$A$2:.$A$200];[.A16];['file:///C:/Users/hecvasro/workspace/ppr/tspi/ciclo-4/plan4-20105914.xlsx'#$task.$B$2:.$B$200])" office:value-type="float" office:value="0" calcext:value-type="float">
            <text:p>0</text:p>
          </table:table-cell>
          <table:table-cell table:formula="of:=SUMIF(['file:///C:/Users/hecvasro/workspace/ppr/tspi/ciclo-4/plan4-20095495.xlsx'#$task.$A$2:.$A$200];[.A16];['file:///C:/Users/hecvasro/workspace/ppr/tspi/ciclo-4/plan4-20095495.xlsx'#$task.$B$2:.$B$200])" office:value-type="float" office:value="0.166666666666667" calcext:value-type="float">
            <text:p>0.1666666667</text:p>
          </table:table-cell>
          <table:table-cell table:formula="of:=SUMIF(['file:///C:/Users/hecvasro/workspace/ppr/tspi/ciclo-4/plan4-20106381.xlsx'#$task.$A$2:.$A$200];[.A16];['file:///C:/Users/hecvasro/workspace/ppr/tspi/ciclo-4/plan4-20106381.xlsx'#$task.$B$2:.$B$200])" office:value-type="float" office:value="0" calcext:value-type="float">
            <text:p>0</text:p>
          </table:table-cell>
          <table:table-cell table:formula="of:=SUMIF(['file:///C:/Users/hecvasro/workspace/ppr/tspi/ciclo-4/plan4-20106065.xlsx'#$task.$A$2:.$A$200];[.A16];['file:///C:/Users/hecvasro/workspace/ppr/tspi/ciclo-4/plan4-20106065.xlsx'#$task.$B$2:.$B$200])" office:value-type="float" office:value="0" calcext:value-type="float">
            <text:p>0</text:p>
          </table:table-cell>
          <table:table-cell table:formula="of:=SUMIF(['file:///C:/Users/hecvasro/workspace/ppr/tspi/ciclo-4/plan4-20105627.xlsx'#$task.$A$2:.$A$200];[.A16];['file:///C:/Users/hecvasro/workspace/ppr/tspi/ciclo-4/plan4-20105627.xlsx'#$task.$B$2:.$B$200])" office:value-type="float" office:value="0" calcext:value-type="float">
            <text:p>0</text:p>
          </table:table-cell>
          <table:table-cell table:number-columns-repeated="1000"/>
        </table:table-row>
        <table:table-row table:style-name="ro11">
          <table:table-cell table:style-name="ce21" office:value-type="float" office:value="77" calcext:value-type="float">
            <text:p>77</text:p>
          </table:table-cell>
          <table:table-cell table:style-name="ce23"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30"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30" table:formula="of:=LOOKUP([.A17];[$tareas.A$1:.A$1048576];[$tareas.G$1:.G$1048576])" office:value-type="float" office:value="10" calcext:value-type="float">
            <text:p>10</text:p>
          </table:table-cell>
          <table:table-cell/>
          <table:table-cell table:style-name="ce16"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3" table:formula="of:=IF(NOT(ISBLANK([.R17]));[.F17];0)" office:value-type="percentage" office:value="0" calcext:value-type="percentage">
            <text:p>0.00%</text:p>
          </table:table-cell>
          <table:table-cell table:number-columns-repeated="2"/>
          <table:table-cell table:formula="of:=SUMIF(['file:///C:/Users/hecvasro/workspace/ppr/tspi/ciclo-4/plan4-20105914.xlsx'#$task.$A$2:.$A$200];[.A17];['file:///C:/Users/hecvasro/workspace/ppr/tspi/ciclo-4/plan4-20105914.xlsx'#$task.$B$2:.$B$200])" office:value-type="float" office:value="0" calcext:value-type="float">
            <text:p>0</text:p>
          </table:table-cell>
          <table:table-cell table:formula="of:=SUMIF(['file:///C:/Users/hecvasro/workspace/ppr/tspi/ciclo-4/plan4-20095495.xlsx'#$task.$A$2:.$A$200];[.A17];['file:///C:/Users/hecvasro/workspace/ppr/tspi/ciclo-4/plan4-20095495.xlsx'#$task.$B$2:.$B$200])" office:value-type="float" office:value="0" calcext:value-type="float">
            <text:p>0</text:p>
          </table:table-cell>
          <table:table-cell table:formula="of:=SUMIF(['file:///C:/Users/hecvasro/workspace/ppr/tspi/ciclo-4/plan4-20106381.xlsx'#$task.$A$2:.$A$200];[.A17];['file:///C:/Users/hecvasro/workspace/ppr/tspi/ciclo-4/plan4-20106381.xlsx'#$task.$B$2:.$B$200])" office:value-type="float" office:value="0" calcext:value-type="float">
            <text:p>0</text:p>
          </table:table-cell>
          <table:table-cell table:formula="of:=SUMIF(['file:///C:/Users/hecvasro/workspace/ppr/tspi/ciclo-4/plan4-20106065.xlsx'#$task.$A$2:.$A$200];[.A17];['file:///C:/Users/hecvasro/workspace/ppr/tspi/ciclo-4/plan4-20106065.xlsx'#$task.$B$2:.$B$200])" office:value-type="float" office:value="0" calcext:value-type="float">
            <text:p>0</text:p>
          </table:table-cell>
          <table:table-cell table:formula="of:=SUMIF(['file:///C:/Users/hecvasro/workspace/ppr/tspi/ciclo-4/plan4-20105627.xlsx'#$task.$A$2:.$A$200];[.A17];['file:///C:/Users/hecvasro/workspace/ppr/tspi/ciclo-4/plan4-20105627.xlsx'#$task.$B$2:.$B$200])" office:value-type="float" office:value="0" calcext:value-type="float">
            <text:p>0</text:p>
          </table:table-cell>
          <table:table-cell table:number-columns-repeated="1000"/>
        </table:table-row>
        <table:table-row table:style-name="ro10">
          <table:table-cell table:style-name="ce21" office:value-type="float" office:value="78" calcext:value-type="float">
            <text:p>78</text:p>
          </table:table-cell>
          <table:table-cell table:style-name="ce23"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0"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30"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3.15" calcext:value-type="float">
            <text:p>3.15</text:p>
          </table:table-cell>
          <table:table-cell table:style-name="ce33" table:formula="of:=IF(NOT(ISBLANK([.R18]));[.F18];0)" office:value-type="percentage" office:value="0.0158730158730159" calcext:value-type="percentage">
            <text:p>1.59%</text:p>
          </table:table-cell>
          <table:table-cell office:value-type="float" office:value="11" calcext:value-type="float">
            <text:p>11</text:p>
          </table:table-cell>
          <table:table-cell/>
          <table:table-cell table:formula="of:=SUMIF(['file:///C:/Users/hecvasro/workspace/ppr/tspi/ciclo-4/plan4-20105914.xlsx'#$task.$A$2:.$A$200];[.A18];['file:///C:/Users/hecvasro/workspace/ppr/tspi/ciclo-4/plan4-20105914.xlsx'#$task.$B$2:.$B$200])" office:value-type="float" office:value="1" calcext:value-type="float">
            <text:p>1</text:p>
          </table:table-cell>
          <table:table-cell table:formula="of:=SUMIF(['file:///C:/Users/hecvasro/workspace/ppr/tspi/ciclo-4/plan4-20095495.xlsx'#$task.$A$2:.$A$200];[.A18];['file:///C:/Users/hecvasro/workspace/ppr/tspi/ciclo-4/plan4-20095495.xlsx'#$task.$B$2:.$B$200])" office:value-type="float" office:value="0.166666666666667" calcext:value-type="float">
            <text:p>0.1666666667</text:p>
          </table:table-cell>
          <table:table-cell table:formula="of:=SUMIF(['file:///C:/Users/hecvasro/workspace/ppr/tspi/ciclo-4/plan4-20106381.xlsx'#$task.$A$2:.$A$200];[.A18];['file:///C:/Users/hecvasro/workspace/ppr/tspi/ciclo-4/plan4-20106381.xlsx'#$task.$B$2:.$B$200])" office:value-type="float" office:value="0.716666666666667" calcext:value-type="float">
            <text:p>0.7166666667</text:p>
          </table:table-cell>
          <table:table-cell table:formula="of:=SUMIF(['file:///C:/Users/hecvasro/workspace/ppr/tspi/ciclo-4/plan4-20106065.xlsx'#$task.$A$2:.$A$200];[.A18];['file:///C:/Users/hecvasro/workspace/ppr/tspi/ciclo-4/plan4-20106065.xlsx'#$task.$B$2:.$B$200])" office:value-type="float" office:value="1.26666666666667" calcext:value-type="float">
            <text:p>1.2666666667</text:p>
          </table:table-cell>
          <table:table-cell table:formula="of:=SUMIF(['file:///C:/Users/hecvasro/workspace/ppr/tspi/ciclo-4/plan4-20105627.xlsx'#$task.$A$2:.$A$200];[.A18];['file:///C:/Users/hecvasro/workspace/ppr/tspi/ciclo-4/plan4-20105627.xlsx'#$task.$B$2:.$B$200])"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3"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30"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30"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3.08333333333333" calcext:value-type="float">
            <text:p>3.0833333333</text:p>
          </table:table-cell>
          <table:table-cell table:style-name="ce33" table:formula="of:=IF(NOT(ISBLANK([.R19]));[.F19];0)" office:value-type="percentage" office:value="0.0190476190476191" calcext:value-type="percentage">
            <text:p>1.90%</text:p>
          </table:table-cell>
          <table:table-cell office:value-type="float" office:value="11" calcext:value-type="float">
            <text:p>11</text:p>
          </table:table-cell>
          <table:table-cell/>
          <table:table-cell table:formula="of:=SUMIF(['file:///C:/Users/hecvasro/workspace/ppr/tspi/ciclo-4/plan4-20105914.xlsx'#$task.$A$2:.$A$200];[.A19];['file:///C:/Users/hecvasro/workspace/ppr/tspi/ciclo-4/plan4-20105914.xlsx'#$task.$B$2:.$B$200])" office:value-type="float" office:value="0" calcext:value-type="float">
            <text:p>0</text:p>
          </table:table-cell>
          <table:table-cell table:formula="of:=SUMIF(['file:///C:/Users/hecvasro/workspace/ppr/tspi/ciclo-4/plan4-20095495.xlsx'#$task.$A$2:.$A$200];[.A19];['file:///C:/Users/hecvasro/workspace/ppr/tspi/ciclo-4/plan4-20095495.xlsx'#$task.$B$2:.$B$200])" office:value-type="float" office:value="0" calcext:value-type="float">
            <text:p>0</text:p>
          </table:table-cell>
          <table:table-cell table:formula="of:=SUMIF(['file:///C:/Users/hecvasro/workspace/ppr/tspi/ciclo-4/plan4-20106381.xlsx'#$task.$A$2:.$A$200];[.A19];['file:///C:/Users/hecvasro/workspace/ppr/tspi/ciclo-4/plan4-20106381.xlsx'#$task.$B$2:.$B$200])" office:value-type="float" office:value="0" calcext:value-type="float">
            <text:p>0</text:p>
          </table:table-cell>
          <table:table-cell table:formula="of:=SUMIF(['file:///C:/Users/hecvasro/workspace/ppr/tspi/ciclo-4/plan4-20106065.xlsx'#$task.$A$2:.$A$200];[.A19];['file:///C:/Users/hecvasro/workspace/ppr/tspi/ciclo-4/plan4-20106065.xlsx'#$task.$B$2:.$B$200])" office:value-type="float" office:value="3.08333333333333" calcext:value-type="float">
            <text:p>3.0833333333</text:p>
          </table:table-cell>
          <table:table-cell table:formula="of:=SUMIF(['file:///C:/Users/hecvasro/workspace/ppr/tspi/ciclo-4/plan4-20105627.xlsx'#$task.$A$2:.$A$200];[.A19];['file:///C:/Users/hecvasro/workspace/ppr/tspi/ciclo-4/plan4-20105627.xlsx'#$task.$B$2:.$B$200])" office:value-type="float" office:value="0" calcext:value-type="float">
            <text:p>0</text:p>
          </table:table-cell>
          <table:table-cell table:number-columns-repeated="1000"/>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table table:name="'file:///C:/Users/hecvasro/workspace/ppr/tspi/ciclo-4/plan4-20106065.xlsx'#task" table:print="false" table:style-name="ta_extref">
        <table:table-source xlink:type="simple" xlink:href="../ciclo-4/plan4-20106065.xlsx" table:table-name="task" table:filter-name="Calc MS Excel 2007 XML" table:mode="copy-results-only"/>
        <table:table-column table:number-columns-repeated="2"/>
        <table:table-row>
          <table:table-cell table:number-columns-repeated="2"/>
        </table:table-row>
        <table:table-row>
          <table:table-cell table:style-name="ce13" office:value-type="float" office:value="64">
            <text:p>64</text:p>
          </table:table-cell>
          <table:table-cell table:style-name="ce13" office:value-type="float" office:value="2.35">
            <text:p>2.35</text:p>
          </table:table-cell>
        </table:table-row>
        <table:table-row>
          <table:table-cell table:style-name="ce13" office:value-type="float" office:value="62">
            <text:p>62</text:p>
          </table:table-cell>
          <table:table-cell table:style-name="ce13" office:value-type="float" office:value="0.483333333333333">
            <text:p>0.483333333333333</text:p>
          </table:table-cell>
        </table:table-row>
        <table:table-row>
          <table:table-cell table:style-name="ce13" office:value-type="float" office:value="60">
            <text:p>60</text:p>
          </table:table-cell>
          <table:table-cell table:style-name="ce13" office:value-type="float" office:value="4.25">
            <text:p>4.25</text:p>
          </table:table-cell>
        </table:table-row>
        <table:table-row>
          <table:table-cell table:style-name="ce13" office:value-type="float" office:value="61">
            <text:p>61</text:p>
          </table:table-cell>
          <table:table-cell table:style-name="ce13" office:value-type="float" office:value="0.466666666666667">
            <text:p>0.466666666666667</text:p>
          </table:table-cell>
        </table:table-row>
        <table:table-row>
          <table:table-cell table:style-name="ce13" office:value-type="float" office:value="70">
            <text:p>70</text:p>
          </table:table-cell>
          <table:table-cell table:style-name="ce13" office:value-type="float" office:value="13.6166666666667">
            <text:p>13.6166666666667</text:p>
          </table:table-cell>
        </table:table-row>
        <table:table-row>
          <table:table-cell table:style-name="ce13" office:value-type="float" office:value="74">
            <text:p>74</text:p>
          </table:table-cell>
          <table:table-cell table:style-name="ce13" office:value-type="float" office:value="17.4333333333333">
            <text:p>17.4333333333333</text:p>
          </table:table-cell>
        </table:table-row>
        <table:table-row>
          <table:table-cell table:style-name="ce13" office:value-type="float" office:value="78">
            <text:p>78</text:p>
          </table:table-cell>
          <table:table-cell table:style-name="ce13" office:value-type="float" office:value="1.26666666666667">
            <text:p>1.26666666666667</text:p>
          </table:table-cell>
        </table:table-row>
        <table:table-row>
          <table:table-cell table:style-name="ce13" office:value-type="float" office:value="79">
            <text:p>79</text:p>
          </table:table-cell>
          <table:table-cell table:style-name="ce13" office:value-type="float" office:value="3.08333333333333">
            <text:p>3.08333333333333</text:p>
          </table:table-cell>
        </table:table-row>
      </table:table>
      <table:table table:name="'file:///C:/Users/hecvasro/workspace/ppr/tspi/ciclo-4/plan4-20106065.xlsx'#logt" table:print="false" table:style-name="ta_extref">
        <table:table-source xlink:type="simple" xlink:href="../ciclo-4/plan4-20106065.xlsx" table:table-name="logt" table:filter-name="Calc MS Excel 2007 XML" table:mode="copy-results-only"/>
        <table:table-column table:number-columns-repeated="6"/>
        <table:table-row>
          <table:table-cell table:number-columns-repeated="6"/>
        </table:table-row>
        <table:table-row>
          <table:table-cell/>
          <table:table-cell table:style-name="ce13" office:value-type="float" office:value="8">
            <text:p>8</text:p>
          </table:table-cell>
          <table:table-cell table:number-columns-repeated="3"/>
          <table:table-cell table:style-name="ce14" office:value-type="float" office:value="128">
            <text:p>128</text:p>
          </table:table-cell>
        </table:table-row>
        <table:table-row>
          <table:table-cell/>
          <table:table-cell table:style-name="ce13" office:value-type="float" office:value="8">
            <text:p>8</text:p>
          </table:table-cell>
          <table:table-cell table:number-columns-repeated="3"/>
          <table:table-cell table:style-name="ce13" office:value-type="float" office:value="127">
            <text:p>127</text:p>
          </table:table-cell>
        </table:table-row>
        <table:table-row>
          <table:table-cell/>
          <table:table-cell table:style-name="ce13" office:value-type="float" office:value="8">
            <text:p>8</text:p>
          </table:table-cell>
          <table:table-cell table:number-columns-repeated="3"/>
          <table:table-cell table:style-name="ce13" office:value-type="float" office:value="61">
            <text:p>61</text:p>
          </table:table-cell>
        </table:table-row>
        <table:table-row>
          <table:table-cell/>
          <table:table-cell table:style-name="ce13" office:value-type="float" office:value="8">
            <text:p>8</text:p>
          </table:table-cell>
          <table:table-cell table:number-columns-repeated="3"/>
          <table:table-cell table:style-name="ce13" office:value-type="float" office:value="28">
            <text:p>28</text:p>
          </table:table-cell>
        </table:table-row>
        <table:table-row>
          <table:table-cell/>
          <table:table-cell table:style-name="ce13" office:value-type="float" office:value="9">
            <text:p>9</text:p>
          </table:table-cell>
          <table:table-cell table:number-columns-repeated="3"/>
          <table:table-cell table:style-name="ce13" office:value-type="float" office:value="84">
            <text:p>84</text:p>
          </table:table-cell>
        </table:table-row>
        <table:table-row>
          <table:table-cell/>
          <table:table-cell table:style-name="ce13" office:value-type="float" office:value="9">
            <text:p>9</text:p>
          </table:table-cell>
          <table:table-cell table:number-columns-repeated="3"/>
          <table:table-cell table:style-name="ce13" office:value-type="float" office:value="29">
            <text:p>29</text:p>
          </table:table-cell>
        </table:table-row>
        <table:table-row>
          <table:table-cell/>
          <table:table-cell table:style-name="ce13" office:value-type="float" office:value="9">
            <text:p>9</text:p>
          </table:table-cell>
          <table:table-cell table:number-columns-repeated="3"/>
          <table:table-cell table:style-name="ce13" office:value-type="float" office:value="126">
            <text:p>126</text:p>
          </table:table-cell>
        </table:table-row>
        <table:table-row>
          <table:table-cell/>
          <table:table-cell table:style-name="ce13" office:value-type="float" office:value="9">
            <text:p>9</text:p>
          </table:table-cell>
          <table:table-cell table:number-columns-repeated="3"/>
          <table:table-cell table:style-name="ce13" office:value-type="float" office:value="37">
            <text:p>37</text:p>
          </table:table-cell>
        </table:table-row>
        <table:table-row>
          <table:table-cell/>
          <table:table-cell table:style-name="ce13" office:value-type="float" office:value="9">
            <text:p>9</text:p>
          </table:table-cell>
          <table:table-cell table:number-columns-repeated="3"/>
          <table:table-cell table:style-name="ce13" office:value-type="float" office:value="46">
            <text:p>46</text:p>
          </table:table-cell>
        </table:table-row>
        <table:table-row>
          <table:table-cell/>
          <table:table-cell table:style-name="ce13" office:value-type="float" office:value="9">
            <text:p>9</text:p>
          </table:table-cell>
          <table:table-cell table:number-columns-repeated="3"/>
          <table:table-cell table:style-name="ce13" office:value-type="float" office:value="37">
            <text:p>37</text:p>
          </table:table-cell>
        </table:table-row>
        <table:table-row>
          <table:table-cell/>
          <table:table-cell table:style-name="ce13" office:value-type="float" office:value="9">
            <text:p>9</text:p>
          </table:table-cell>
          <table:table-cell table:number-columns-repeated="3"/>
          <table:table-cell table:style-name="ce13" office:value-type="float" office:value="140">
            <text:p>140</text:p>
          </table:table-cell>
        </table:table-row>
        <table:table-row>
          <table:table-cell/>
          <table:table-cell table:style-name="ce13" office:value-type="float" office:value="9">
            <text:p>9</text:p>
          </table:table-cell>
          <table:table-cell table:number-columns-repeated="3"/>
          <table:table-cell table:style-name="ce13" office:value-type="float" office:value="170">
            <text:p>170</text:p>
          </table:table-cell>
        </table:table-row>
        <table:table-row>
          <table:table-cell/>
          <table:table-cell table:style-name="ce13" office:value-type="float" office:value="9">
            <text:p>9</text:p>
          </table:table-cell>
          <table:table-cell table:number-columns-repeated="3"/>
          <table:table-cell table:style-name="ce13" office:value-type="float" office:value="198">
            <text:p>198</text:p>
          </table:table-cell>
        </table:table-row>
        <table:table-row>
          <table:table-cell/>
          <table:table-cell table:style-name="ce13" office:value-type="float" office:value="10">
            <text:p>10</text:p>
          </table:table-cell>
          <table:table-cell table:number-columns-repeated="3"/>
          <table:table-cell table:style-name="ce13" office:value-type="float" office:value="145">
            <text:p>145</text:p>
          </table:table-cell>
        </table:table-row>
        <table:table-row>
          <table:table-cell/>
          <table:table-cell table:style-name="ce13" office:value-type="float" office:value="10">
            <text:p>10</text:p>
          </table:table-cell>
          <table:table-cell table:number-columns-repeated="3"/>
          <table:table-cell table:style-name="ce13" office:value-type="float" office:value="22">
            <text:p>22</text:p>
          </table:table-cell>
        </table:table-row>
        <table:table-row>
          <table:table-cell/>
          <table:table-cell table:style-name="ce13" office:value-type="float" office:value="10">
            <text:p>10</text:p>
          </table:table-cell>
          <table:table-cell table:number-columns-repeated="3"/>
          <table:table-cell table:style-name="ce13" office:value-type="float" office:value="57">
            <text:p>57</text:p>
          </table:table-cell>
        </table:table-row>
        <table:table-row>
          <table:table-cell/>
          <table:table-cell table:style-name="ce13" office:value-type="float" office:value="10">
            <text:p>10</text:p>
          </table:table-cell>
          <table:table-cell table:number-columns-repeated="3"/>
          <table:table-cell table:style-name="ce13" office:value-type="float" office:value="74">
            <text:p>74</text:p>
          </table:table-cell>
        </table:table-row>
        <table:table-row>
          <table:table-cell/>
          <table:table-cell table:style-name="ce13" office:value-type="float" office:value="10">
            <text:p>10</text:p>
          </table:table-cell>
          <table:table-cell table:number-columns-repeated="3"/>
          <table:table-cell table:style-name="ce13" office:value-type="float" office:value="31">
            <text:p>31</text:p>
          </table:table-cell>
        </table:table-row>
        <table:table-row>
          <table:table-cell/>
          <table:table-cell table:style-name="ce13" office:value-type="float" office:value="10">
            <text:p>10</text:p>
          </table:table-cell>
          <table:table-cell table:number-columns-repeated="3"/>
          <table:table-cell table:style-name="ce13" office:value-type="float" office:value="104">
            <text:p>104</text:p>
          </table:table-cell>
        </table:table-row>
        <table:table-row>
          <table:table-cell/>
          <table:table-cell table:style-name="ce13" office:value-type="float" office:value="10">
            <text:p>10</text:p>
          </table:table-cell>
          <table:table-cell table:number-columns-repeated="3"/>
          <table:table-cell table:style-name="ce13" office:value-type="float" office:value="63">
            <text:p>63</text:p>
          </table:table-cell>
        </table:table-row>
        <table:table-row>
          <table:table-cell/>
          <table:table-cell table:style-name="ce13" office:value-type="float" office:value="10">
            <text:p>10</text:p>
          </table:table-cell>
          <table:table-cell table:number-columns-repeated="3"/>
          <table:table-cell table:style-name="ce13" office:value-type="float" office:value="92">
            <text:p>92</text:p>
          </table:table-cell>
        </table:table-row>
        <table:table-row>
          <table:table-cell/>
          <table:table-cell table:style-name="ce13" office:value-type="float" office:value="10">
            <text:p>10</text:p>
          </table:table-cell>
          <table:table-cell table:number-columns-repeated="3"/>
          <table:table-cell table:style-name="ce13" office:value-type="float" office:value="107">
            <text:p>107</text:p>
          </table:table-cell>
        </table:table-row>
        <table:table-row>
          <table:table-cell/>
          <table:table-cell table:style-name="ce13" office:value-type="float" office:value="10">
            <text:p>10</text:p>
          </table:table-cell>
          <table:table-cell table:number-columns-repeated="3"/>
          <table:table-cell table:style-name="ce13" office:value-type="float" office:value="28">
            <text:p>28</text:p>
          </table:table-cell>
        </table:table-row>
        <table:table-row>
          <table:table-cell/>
          <table:table-cell table:style-name="ce13" office:value-type="float" office:value="10">
            <text:p>10</text:p>
          </table:table-cell>
          <table:table-cell table:number-columns-repeated="3"/>
          <table:table-cell table:style-name="ce13" office:value-type="float" office:value="243">
            <text:p>243</text:p>
          </table:table-cell>
        </table:table-row>
        <table:table-row>
          <table:table-cell/>
          <table:table-cell table:style-name="ce13" office:value-type="float" office:value="10">
            <text:p>10</text:p>
          </table:table-cell>
          <table:table-cell table:number-columns-repeated="3"/>
          <table:table-cell table:style-name="ce13" office:value-type="float" office:value="277">
            <text:p>277</text:p>
          </table:table-cell>
        </table:table-row>
        <table:table-row>
          <table:table-cell/>
          <table:table-cell table:style-name="ce13" office:value-type="float" office:value="10">
            <text:p>10</text:p>
          </table:table-cell>
          <table:table-cell table:number-columns-repeated="3"/>
          <table:table-cell table:style-name="ce13" office:value-type="float" office:value="179">
            <text:p>179</text:p>
          </table:table-cell>
        </table:table-row>
        <table:table-row>
          <table:table-cell/>
          <table:table-cell table:style-name="ce13" office:value-type="float" office:value="10">
            <text:p>10</text:p>
          </table:table-cell>
          <table:table-cell table:number-columns-repeated="3"/>
          <table:table-cell table:style-name="ce13" office:value-type="float" office:value="151">
            <text:p>151</text:p>
          </table:table-cell>
        </table:table-row>
        <table:table-row>
          <table:table-cell/>
          <table:table-cell table:style-name="ce13" office:value-type="float" office:value="11">
            <text:p>11</text:p>
          </table:table-cell>
          <table:table-cell table:number-columns-repeated="3"/>
          <table:table-cell table:style-name="ce13" office:value-type="float" office:value="55">
            <text:p>55</text:p>
          </table:table-cell>
        </table:table-row>
        <table:table-row>
          <table:table-cell/>
          <table:table-cell table:style-name="ce13" office:value-type="float" office:value="11">
            <text:p>11</text:p>
          </table:table-cell>
          <table:table-cell table:number-columns-repeated="3"/>
          <table:table-cell table:style-name="ce13" office:value-type="float" office:value="176">
            <text:p>176</text:p>
          </table:table-cell>
        </table:table-row>
        <table:table-row>
          <table:table-cell/>
          <table:table-cell table:style-name="ce13" office:value-type="float" office:value="11">
            <text:p>11</text:p>
          </table:table-cell>
          <table:table-cell table:number-columns-repeated="3"/>
          <table:table-cell table:style-name="ce13" office:value-type="float" office:value="100">
            <text:p>100</text:p>
          </table:table-cell>
        </table:table-row>
        <table:table-row>
          <table:table-cell/>
          <table:table-cell table:style-name="ce13" office:value-type="float" office:value="11">
            <text:p>11</text:p>
          </table:table-cell>
          <table:table-cell table:number-columns-repeated="3"/>
          <table:table-cell table:style-name="ce13" office:value-type="float" office:value="76">
            <text:p>76</text:p>
          </table:table-cell>
        </table:table-row>
        <table:table-row>
          <table:table-cell/>
          <table:table-cell table:style-name="ce13" office:value-type="float" office:value="11">
            <text:p>11</text:p>
          </table:table-cell>
          <table:table-cell table:number-columns-repeated="3"/>
          <table:table-cell table:style-name="ce13" office:value-type="float" office:value="185">
            <text:p>185</text:p>
          </table:table-cell>
        </table:table-row>
      </table:table>
      <table:table table:name="'file:///C:/Users/hecvasro/workspace/ppr/tspi/ciclo-4/plan4-20095495.xlsx'#task" table:print="false" table:style-name="ta_extref">
        <table:table-source xlink:type="simple" xlink:href="../ciclo-4/plan4-20095495.xlsx" table:table-name="task" table:filter-name="Calc MS Excel 2007 XML" table:mode="copy-results-only"/>
        <table:table-column table:number-columns-repeated="2"/>
        <table:table-row>
          <table:table-cell table:number-columns-repeated="2"/>
        </table:table-row>
        <table:table-row>
          <table:table-cell table:style-name="ce13" office:value-type="float" office:value="61">
            <text:p>61</text:p>
          </table:table-cell>
          <table:table-cell table:style-name="ce13" office:value-type="float" office:value="0.5">
            <text:p>0.5</text:p>
          </table:table-cell>
        </table:table-row>
        <table:table-row>
          <table:table-cell table:style-name="ce13" office:value-type="float" office:value="65">
            <text:p>65</text:p>
          </table:table-cell>
          <table:table-cell table:style-name="ce13" office:value-type="float" office:value="5.08333333333333">
            <text:p>5.08333333333333</text:p>
          </table:table-cell>
        </table:table-row>
        <table:table-row>
          <table:table-cell table:style-name="ce13" office:value-type="float" office:value="70">
            <text:p>70</text:p>
          </table:table-cell>
          <table:table-cell table:style-name="ce13" office:value-type="float" office:value="6.71666666666667">
            <text:p>6.71666666666667</text:p>
          </table:table-cell>
        </table:table-row>
        <table:table-row>
          <table:table-cell table:style-name="ce13" office:value-type="float" office:value="63">
            <text:p>63</text:p>
          </table:table-cell>
          <table:table-cell table:style-name="ce13" office:value-type="float" office:value="0.15">
            <text:p>0.15</text:p>
          </table:table-cell>
        </table:table-row>
        <table:table-row>
          <table:table-cell table:style-name="ce13" office:value-type="float" office:value="76">
            <text:p>76</text:p>
          </table:table-cell>
          <table:table-cell table:style-name="ce13" office:value-type="float" office:value="0.166666666666667">
            <text:p>0.166666666666667</text:p>
          </table:table-cell>
        </table:table-row>
        <table:table-row>
          <table:table-cell table:style-name="ce13" office:value-type="float" office:value="78">
            <text:p>78</text:p>
          </table:table-cell>
          <table:table-cell table:style-name="ce13" office:value-type="float" office:value="0.166666666666667">
            <text:p>0.166666666666667</text:p>
          </table:table-cell>
        </table:table-row>
      </table:table>
      <table:table table:name="'file:///C:/Users/hecvasro/workspace/ppr/tspi/ciclo-4/plan4-20095495.xlsx'#logt" table:print="false" table:style-name="ta_extref">
        <table:table-source xlink:type="simple" xlink:href="../ciclo-4/plan4-20095495.xlsx" table:table-name="logt" table:filter-name="Calc MS Excel 2007 XML" table:mode="copy-results-only"/>
        <table:table-column table:number-columns-repeated="6"/>
        <table:table-row>
          <table:table-cell table:number-columns-repeated="6"/>
        </table:table-row>
        <table:table-row>
          <table:table-cell/>
          <table:table-cell table:style-name="ce13" office:value-type="float" office:value="8">
            <text:p>8</text:p>
          </table:table-cell>
          <table:table-cell table:number-columns-repeated="3"/>
          <table:table-cell table:style-name="ce14" office:value-type="float" office:value="30">
            <text:p>30</text:p>
          </table:table-cell>
        </table:table-row>
        <table:table-row>
          <table:table-cell/>
          <table:table-cell table:style-name="ce13" office:value-type="float" office:value="9">
            <text:p>9</text:p>
          </table:table-cell>
          <table:table-cell table:number-columns-repeated="3"/>
          <table:table-cell table:style-name="ce13" office:value-type="float" office:value="98">
            <text:p>98</text:p>
          </table:table-cell>
        </table:table-row>
        <table:table-row>
          <table:table-cell/>
          <table:table-cell table:style-name="ce13" office:value-type="float" office:value="10">
            <text:p>10</text:p>
          </table:table-cell>
          <table:table-cell table:number-columns-repeated="3"/>
          <table:table-cell table:style-name="ce13" office:value-type="float" office:value="72">
            <text:p>72</text:p>
          </table:table-cell>
        </table:table-row>
        <table:table-row>
          <table:table-cell/>
          <table:table-cell table:style-name="ce13" office:value-type="float" office:value="10">
            <text:p>10</text:p>
          </table:table-cell>
          <table:table-cell table:number-columns-repeated="3"/>
          <table:table-cell table:style-name="ce13" office:value-type="float" office:value="102">
            <text:p>102</text:p>
          </table:table-cell>
        </table:table-row>
        <table:table-row>
          <table:table-cell/>
          <table:table-cell table:style-name="ce13" office:value-type="float" office:value="10">
            <text:p>10</text:p>
          </table:table-cell>
          <table:table-cell table:number-columns-repeated="3"/>
          <table:table-cell table:style-name="ce13" office:value-type="float" office:value="164">
            <text:p>164</text:p>
          </table:table-cell>
        </table:table-row>
        <table:table-row>
          <table:table-cell/>
          <table:table-cell table:style-name="ce13" office:value-type="float" office:value="10">
            <text:p>10</text:p>
          </table:table-cell>
          <table:table-cell table:number-columns-repeated="3"/>
          <table:table-cell table:style-name="ce13" office:value-type="float" office:value="10">
            <text:p>10</text:p>
          </table:table-cell>
        </table:table-row>
        <table:table-row>
          <table:table-cell/>
          <table:table-cell table:style-name="ce13" office:value-type="float" office:value="10">
            <text:p>10</text:p>
          </table:table-cell>
          <table:table-cell table:number-columns-repeated="3"/>
          <table:table-cell table:style-name="ce13" office:value-type="float" office:value="8">
            <text:p>8</text:p>
          </table:table-cell>
        </table:table-row>
        <table:table-row>
          <table:table-cell/>
          <table:table-cell table:style-name="ce13" office:value-type="float" office:value="10">
            <text:p>10</text:p>
          </table:table-cell>
          <table:table-cell table:number-columns-repeated="3"/>
          <table:table-cell table:style-name="ce13" office:value-type="float" office:value="55">
            <text:p>55</text:p>
          </table:table-cell>
        </table:table-row>
        <table:table-row>
          <table:table-cell/>
          <table:table-cell table:style-name="ce13" office:value-type="float" office:value="10">
            <text:p>10</text:p>
          </table:table-cell>
          <table:table-cell table:number-columns-repeated="3"/>
          <table:table-cell table:style-name="ce13" office:value-type="float" office:value="10">
            <text:p>10</text:p>
          </table:table-cell>
        </table:table-row>
        <table:table-row>
          <table:table-cell/>
          <table:table-cell table:style-name="ce13" office:value-type="float" office:value="10">
            <text:p>10</text:p>
          </table:table-cell>
          <table:table-cell table:number-columns-repeated="3"/>
          <table:table-cell table:style-name="ce13" office:value-type="float" office:value="27">
            <text:p>27</text:p>
          </table:table-cell>
        </table:table-row>
        <table:table-row>
          <table:table-cell/>
          <table:table-cell table:style-name="ce13" office:value-type="float" office:value="10">
            <text:p>10</text:p>
          </table:table-cell>
          <table:table-cell table:number-columns-repeated="3"/>
          <table:table-cell table:style-name="ce13" office:value-type="float" office:value="27">
            <text:p>27</text:p>
          </table:table-cell>
        </table:table-row>
        <table:table-row>
          <table:table-cell/>
          <table:table-cell table:style-name="ce13" office:value-type="float" office:value="10">
            <text:p>10</text:p>
          </table:table-cell>
          <table:table-cell table:number-columns-repeated="3"/>
          <table:table-cell table:style-name="ce13" office:value-type="float" office:value="20">
            <text:p>20</text:p>
          </table:table-cell>
        </table:table-row>
        <table:table-row>
          <table:table-cell/>
          <table:table-cell table:style-name="ce13" office:value-type="float" office:value="10">
            <text:p>10</text:p>
          </table:table-cell>
          <table:table-cell table:number-columns-repeated="3"/>
          <table:table-cell table:style-name="ce13" office:value-type="float" office:value="25">
            <text:p>25</text:p>
          </table:table-cell>
        </table:table-row>
        <table:table-row>
          <table:table-cell/>
          <table:table-cell table:style-name="ce13" office:value-type="float" office:value="10">
            <text:p>10</text:p>
          </table:table-cell>
          <table:table-cell table:number-columns-repeated="3"/>
          <table:table-cell table:style-name="ce13" office:value-type="float" office:value="54">
            <text:p>54</text:p>
          </table:table-cell>
        </table:table-row>
        <table:table-row>
          <table:table-cell/>
          <table:table-cell table:style-name="ce13" office:value-type="float" office:value="11">
            <text:p>11</text:p>
          </table:table-cell>
          <table:table-cell table:number-columns-repeated="3"/>
          <table:table-cell table:style-name="ce13" office:value-type="float" office:value="100">
            <text:p>100</text:p>
          </table:table-cell>
        </table:table-row>
        <table:table-row>
          <table:table-cell/>
          <table:table-cell table:style-name="ce13" office:value-type="float" office:value="11">
            <text:p>11</text:p>
          </table:table-cell>
          <table:table-cell table:number-columns-repeated="3"/>
          <table:table-cell table:style-name="ce13" office:value-type="float" office:value="10">
            <text:p>10</text:p>
          </table:table-cell>
        </table:table-row>
        <table:table-row>
          <table:table-cell/>
          <table:table-cell table:style-name="ce13" office:value-type="float" office:value="11">
            <text:p>11</text:p>
          </table:table-cell>
          <table:table-cell table:number-columns-repeated="3"/>
          <table:table-cell table:style-name="ce13" office:value-type="float" office:value="9">
            <text:p>9</text:p>
          </table:table-cell>
        </table:table-row>
      </table:table>
      <table:table table:name="'file:///C:/Users/hecvasro/workspace/ppr/tspi/ciclo-4/plan4-20106381.xlsx'#task" table:print="false" table:style-name="ta_extref">
        <table:table-source xlink:type="simple" xlink:href="../ciclo-4/plan4-20106381.xlsx" table:table-name="task" table:filter-name="Calc MS Excel 2007 XML" table:mode="copy-results-only"/>
        <table:table-column table:number-columns-repeated="2"/>
        <table:table-row>
          <table:table-cell table:number-columns-repeated="2"/>
        </table:table-row>
        <table:table-row>
          <table:table-cell table:style-name="ce13" office:value-type="float" office:value="62">
            <text:p>62</text:p>
          </table:table-cell>
          <table:table-cell table:style-name="ce13" office:value-type="float" office:value="1">
            <text:p>1</text:p>
          </table:table-cell>
        </table:table-row>
        <table:table-row>
          <table:table-cell table:style-name="ce13" office:value-type="float" office:value="63">
            <text:p>63</text:p>
          </table:table-cell>
          <table:table-cell table:style-name="ce13" office:value-type="float" office:value="0.5">
            <text:p>0.5</text:p>
          </table:table-cell>
        </table:table-row>
        <table:table-row>
          <table:table-cell table:style-name="ce13" office:value-type="float" office:value="61">
            <text:p>61</text:p>
          </table:table-cell>
          <table:table-cell table:style-name="ce13" office:value-type="float" office:value="0.583333333333333">
            <text:p>0.583333333333333</text:p>
          </table:table-cell>
        </table:table-row>
        <table:table-row>
          <table:table-cell table:style-name="ce13" office:value-type="float" office:value="66">
            <text:p>66</text:p>
          </table:table-cell>
          <table:table-cell table:style-name="ce13" office:value-type="float" office:value="1.83333333333333">
            <text:p>1.83333333333333</text:p>
          </table:table-cell>
        </table:table-row>
        <table:table-row>
          <table:table-cell table:style-name="ce13" office:value-type="float" office:value="67">
            <text:p>67</text:p>
          </table:table-cell>
          <table:table-cell table:style-name="ce13" office:value-type="float" office:value="2.75">
            <text:p>2.75</text:p>
          </table:table-cell>
        </table:table-row>
        <table:table-row>
          <table:table-cell table:style-name="ce13" office:value-type="float" office:value="68">
            <text:p>68</text:p>
          </table:table-cell>
          <table:table-cell table:style-name="ce13" office:value-type="float" office:value="1.75">
            <text:p>1.75</text:p>
          </table:table-cell>
        </table:table-row>
        <table:table-row>
          <table:table-cell table:style-name="ce13" office:value-type="float" office:value="69">
            <text:p>69</text:p>
          </table:table-cell>
          <table:table-cell table:style-name="ce13" office:value-type="float" office:value="1.83333333333333">
            <text:p>1.83333333333333</text:p>
          </table:table-cell>
        </table:table-row>
        <table:table-row>
          <table:table-cell table:style-name="ce13" office:value-type="float" office:value="75">
            <text:p>75</text:p>
          </table:table-cell>
          <table:table-cell table:style-name="ce13" office:value-type="float" office:value="2">
            <text:p>2</text:p>
          </table:table-cell>
        </table:table-row>
        <table:table-row>
          <table:table-cell table:style-name="ce13" office:value-type="float" office:value="78">
            <text:p>78</text:p>
          </table:table-cell>
          <table:table-cell table:style-name="ce13" office:value-type="float" office:value="0.716666666666667">
            <text:p>0.716666666666667</text:p>
          </table:table-cell>
        </table:table-row>
        <table:table-row>
          <table:table-cell table:style-name="ce13" office:value-type="float" office:value="71">
            <text:p>71</text:p>
          </table:table-cell>
          <table:table-cell table:style-name="ce13" office:value-type="float" office:value="2">
            <text:p>2</text:p>
          </table:table-cell>
        </table:table-row>
      </table:table>
      <table:table table:name="'file:///C:/Users/hecvasro/workspace/ppr/tspi/ciclo-4/plan4-20106381.xlsx'#logt" table:print="false" table:style-name="ta_extref">
        <table:table-source xlink:type="simple" xlink:href="../ciclo-4/plan4-20106381.xlsx" table:table-name="logt" table:filter-name="Calc MS Excel 2007 XML" table:mode="copy-results-only"/>
        <table:table-column table:number-columns-repeated="6"/>
        <table:table-row>
          <table:table-cell table:number-columns-repeated="6"/>
        </table:table-row>
        <table:table-row>
          <table:table-cell/>
          <table:table-cell table:style-name="ce13" office:value-type="float" office:value="8">
            <text:p>8</text:p>
          </table:table-cell>
          <table:table-cell table:number-columns-repeated="3"/>
          <table:table-cell table:style-name="ce14" office:value-type="float" office:value="60">
            <text:p>60</text:p>
          </table:table-cell>
        </table:table-row>
        <table:table-row>
          <table:table-cell/>
          <table:table-cell table:style-name="ce13" office:value-type="float" office:value="8">
            <text:p>8</text:p>
          </table:table-cell>
          <table:table-cell table:number-columns-repeated="3"/>
          <table:table-cell table:style-name="ce13" office:value-type="float" office:value="30">
            <text:p>30</text:p>
          </table:table-cell>
        </table:table-row>
        <table:table-row>
          <table:table-cell/>
          <table:table-cell table:style-name="ce13" office:value-type="float" office:value="9">
            <text:p>9</text:p>
          </table:table-cell>
          <table:table-cell table:number-columns-repeated="3"/>
          <table:table-cell table:style-name="ce13" office:value-type="float" office:value="35">
            <text:p>35</text:p>
          </table:table-cell>
        </table:table-row>
        <table:table-row>
          <table:table-cell/>
          <table:table-cell table:style-name="ce13" office:value-type="float" office:value="10">
            <text:p>10</text:p>
          </table:table-cell>
          <table:table-cell table:number-columns-repeated="3"/>
          <table:table-cell table:style-name="ce13" office:value-type="float" office:value="110">
            <text:p>110</text:p>
          </table:table-cell>
        </table:table-row>
        <table:table-row>
          <table:table-cell/>
          <table:table-cell table:style-name="ce13" office:value-type="float" office:value="10">
            <text:p>10</text:p>
          </table:table-cell>
          <table:table-cell table:number-columns-repeated="3"/>
          <table:table-cell table:style-name="ce13" office:value-type="float" office:value="165">
            <text:p>165</text:p>
          </table:table-cell>
        </table:table-row>
        <table:table-row>
          <table:table-cell/>
          <table:table-cell table:style-name="ce13" office:value-type="float" office:value="10">
            <text:p>10</text:p>
          </table:table-cell>
          <table:table-cell table:number-columns-repeated="3"/>
          <table:table-cell table:style-name="ce13" office:value-type="float" office:value="105">
            <text:p>105</text:p>
          </table:table-cell>
        </table:table-row>
        <table:table-row>
          <table:table-cell/>
          <table:table-cell table:style-name="ce13" office:value-type="float" office:value="10">
            <text:p>10</text:p>
          </table:table-cell>
          <table:table-cell table:number-columns-repeated="3"/>
          <table:table-cell table:style-name="ce13" office:value-type="float" office:value="110">
            <text:p>110</text:p>
          </table:table-cell>
        </table:table-row>
        <table:table-row>
          <table:table-cell/>
          <table:table-cell table:style-name="ce13" office:value-type="float" office:value="11">
            <text:p>11</text:p>
          </table:table-cell>
          <table:table-cell table:number-columns-repeated="3"/>
          <table:table-cell table:style-name="ce13" office:value-type="float" office:value="120">
            <text:p>120</text:p>
          </table:table-cell>
        </table:table-row>
        <table:table-row>
          <table:table-cell/>
          <table:table-cell table:style-name="ce13" office:value-type="float" office:value="10">
            <text:p>10</text:p>
          </table:table-cell>
          <table:table-cell table:number-columns-repeated="3"/>
          <table:table-cell table:style-name="ce13" office:value-type="float" office:value="240">
            <text:p>240</text:p>
          </table:table-cell>
        </table:table-row>
        <table:table-row>
          <table:table-cell/>
          <table:table-cell table:style-name="ce13" office:value-type="float" office:value="11">
            <text:p>11</text:p>
          </table:table-cell>
          <table:table-cell table:number-columns-repeated="3"/>
          <table:table-cell table:style-name="ce13" office:value-type="float" office:value="120">
            <text:p>120</text:p>
          </table:table-cell>
        </table:table-row>
        <table:table-row>
          <table:table-cell/>
          <table:table-cell table:style-name="ce13" office:value-type="float" office:value="11">
            <text:p>11</text:p>
          </table:table-cell>
          <table:table-cell table:number-columns-repeated="3"/>
          <table:table-cell table:style-name="ce13" office:value-type="float" office:value="43">
            <text:p>43</text:p>
          </table:table-cell>
        </table:table-row>
      </table:table>
      <table:table table:name="'file:///C:/Users/hecvasro/workspace/ppr/tspi/ciclo-4/plan4-20105914.xlsx'#task" table:print="false" table:style-name="ta_extref">
        <table:table-source xlink:type="simple" xlink:href="../ciclo-4/plan4-20105914.xlsx" table:table-name="task" table:filter-name="Calc MS Excel 2007 XML" table:mode="copy-results-only"/>
        <table:table-column table:number-columns-repeated="2"/>
        <table:table-row>
          <table:table-cell table:number-columns-repeated="2"/>
        </table:table-row>
        <table:table-row>
          <table:table-cell table:style-name="ce13" office:value-type="float" office:value="62">
            <text:p>62</text:p>
          </table:table-cell>
          <table:table-cell table:style-name="ce13" office:value-type="float" office:value="0.483333333333333">
            <text:p>0.483333333333333</text:p>
          </table:table-cell>
        </table:table-row>
        <table:table-row>
          <table:table-cell table:style-name="ce13" office:value-type="float" office:value="72">
            <text:p>72</text:p>
          </table:table-cell>
          <table:table-cell table:style-name="ce13" office:value-type="float" office:value="11.25">
            <text:p>11.25</text:p>
          </table:table-cell>
        </table:table-row>
        <table:table-row>
          <table:table-cell table:style-name="ce13" office:value-type="float" office:value="78">
            <text:p>78</text:p>
          </table:table-cell>
          <table:table-cell table:style-name="ce13" office:value-type="float" office:value="1">
            <text:p>1</text:p>
          </table:table-cell>
        </table:table-row>
      </table:table>
      <table:table table:name="'file:///C:/Users/hecvasro/workspace/ppr/tspi/ciclo-4/plan4-20105914.xlsx'#logt" table:print="false" table:style-name="ta_extref">
        <table:table-source xlink:type="simple" xlink:href="../ciclo-4/plan4-20105914.xlsx" table:table-name="logt" table:filter-name="Calc MS Excel 2007 XML" table:mode="copy-results-only"/>
        <table:table-column table:number-columns-repeated="6"/>
        <table:table-row>
          <table:table-cell table:number-columns-repeated="6"/>
        </table:table-row>
        <table:table-row>
          <table:table-cell/>
          <table:table-cell table:style-name="ce13" office:value-type="float" office:value="9">
            <text:p>9</text:p>
          </table:table-cell>
          <table:table-cell table:number-columns-repeated="3"/>
          <table:table-cell table:style-name="ce14" office:value-type="float" office:value="29">
            <text:p>29</text:p>
          </table:table-cell>
        </table:table-row>
        <table:table-row>
          <table:table-cell/>
          <table:table-cell table:style-name="ce13" office:value-type="float" office:value="8">
            <text:p>8</text:p>
          </table:table-cell>
          <table:table-cell table:number-columns-repeated="3"/>
          <table:table-cell table:style-name="ce13" office:value-type="float" office:value="120">
            <text:p>120</text:p>
          </table:table-cell>
        </table:table-row>
        <table:table-row>
          <table:table-cell/>
          <table:table-cell table:style-name="ce13" office:value-type="float" office:value="9">
            <text:p>9</text:p>
          </table:table-cell>
          <table:table-cell table:number-columns-repeated="3"/>
          <table:table-cell table:style-name="ce13" office:value-type="float" office:value="390">
            <text:p>390</text:p>
          </table:table-cell>
        </table:table-row>
        <table:table-row>
          <table:table-cell/>
          <table:table-cell table:style-name="ce13" office:value-type="float" office:value="10">
            <text:p>10</text:p>
          </table:table-cell>
          <table:table-cell table:number-columns-repeated="3"/>
          <table:table-cell table:style-name="ce13" office:value-type="float" office:value="165">
            <text:p>165</text:p>
          </table:table-cell>
        </table:table-row>
        <table:table-row>
          <table:table-cell/>
          <table:table-cell table:style-name="ce13" office:value-type="float" office:value="11">
            <text:p>11</text:p>
          </table:table-cell>
          <table:table-cell table:number-columns-repeated="3"/>
          <table:table-cell table:style-name="ce13" office:value-type="float" office:value="90">
            <text:p>90</text:p>
          </table:table-cell>
        </table:table-row>
        <table:table-row>
          <table:table-cell/>
          <table:table-cell table:style-name="ce13" office:value-type="float" office:value="11">
            <text:p>11</text:p>
          </table:table-cell>
          <table:table-cell table:number-columns-repeated="3"/>
          <table:table-cell table:style-name="ce13" office:value-type="float" office:value="60">
            <text:p>60</text:p>
          </table:table-cell>
        </table:table-row>
        <table:table-row>
          <table:table-cell/>
          <table:table-cell table:style-name="ce13" office:value-type="float" office:value="11">
            <text:p>11</text:p>
          </table:table-cell>
          <table:table-cell table:number-columns-repeated="3"/>
          <table:table-cell table:style-name="ce13" office:value-type="float" office:value="60">
            <text:p>60</text:p>
          </table:table-cell>
        </table:table-row>
        <table:table-row>
          <table:table-cell/>
          <table:table-cell table:style-name="ce13" office:value-type="float" office:value="11">
            <text:p>11</text:p>
          </table:table-cell>
          <table:table-cell table:number-columns-repeated="3"/>
          <table:table-cell table:style-name="ce13" office:value-type="float" office:value="60">
            <text:p>60</text:p>
          </table:table-cell>
        </table:table-row>
      </table:table>
      <table:table table:name="'file:///C:/Users/hecvasro/workspace/ppr/tspi/ciclo-4/plan4-20105627.xlsx'#task" table:print="false" table:style-name="ta_extref">
        <table:table-source xlink:type="simple" xlink:href="../ciclo-4/plan4-20105627.xlsx" table:table-name="task" table:filter-name="Calc MS Excel 2007 XML" table:mode="copy-results-only"/>
        <table:table-column table:number-columns-repeated="2"/>
        <table:table-row>
          <table:table-cell table:number-columns-repeated="2"/>
        </table:table-row>
        <table:table-row>
          <table:table-cell table:style-name="ce13" office:value-type="float" office:value="61">
            <text:p>61</text:p>
          </table:table-cell>
          <table:table-cell table:style-name="ce13" office:value-type="float" office:value="1">
            <text:p>1</text:p>
          </table:table-cell>
        </table:table-row>
        <table:table-row>
          <table:table-cell table:style-name="ce13" office:value-type="float" office:value="63">
            <text:p>63</text:p>
          </table:table-cell>
          <table:table-cell table:style-name="ce13" office:value-type="float" office:value="2">
            <text:p>2</text:p>
          </table:table-cell>
        </table:table-row>
        <table:table-row>
          <table:table-cell table:style-name="ce13" office:value-type="float" office:value="72">
            <text:p>72</text:p>
          </table:table-cell>
          <table:table-cell table:style-name="ce13" office:value-type="float" office:value="5.03333333333333">
            <text:p>5.03333333333333</text:p>
          </table:table-cell>
        </table:table-row>
        <table:table-row>
          <table:table-cell table:style-name="ce13" office:value-type="float" office:value="73">
            <text:p>73</text:p>
          </table:table-cell>
          <table:table-cell table:style-name="ce13" office:value-type="float" office:value="9.88333333333333">
            <text:p>9.88333333333333</text:p>
          </table:table-cell>
        </table:table-row>
      </table:table>
      <table:table table:name="'file:///C:/Users/hecvasro/workspace/ppr/tspi/ciclo-4/plan4-20105627.xlsx'#logt" table:print="false" table:style-name="ta_extref">
        <table:table-source xlink:type="simple" xlink:href="../ciclo-4/plan4-20105627.xlsx" table:table-name="logt" table:filter-name="Calc MS Excel 2007 XML" table:mode="copy-results-only"/>
        <table:table-column table:number-columns-repeated="6"/>
        <table:table-row>
          <table:table-cell table:number-columns-repeated="6"/>
        </table:table-row>
        <table:table-row>
          <table:table-cell/>
          <table:table-cell table:style-name="ce13" office:value-type="float" office:value="8">
            <text:p>8</text:p>
          </table:table-cell>
          <table:table-cell table:number-columns-repeated="3"/>
          <table:table-cell table:style-name="ce14" office:value-type="float" office:value="60">
            <text:p>60</text:p>
          </table:table-cell>
        </table:table-row>
        <table:table-row>
          <table:table-cell/>
          <table:table-cell table:style-name="ce13" office:value-type="float" office:value="9">
            <text:p>9</text:p>
          </table:table-cell>
          <table:table-cell table:number-columns-repeated="3"/>
          <table:table-cell table:style-name="ce13" office:value-type="float" office:value="30">
            <text:p>30</text:p>
          </table:table-cell>
        </table:table-row>
        <table:table-row>
          <table:table-cell/>
          <table:table-cell table:style-name="ce13" office:value-type="float" office:value="9">
            <text:p>9</text:p>
          </table:table-cell>
          <table:table-cell table:number-columns-repeated="3"/>
          <table:table-cell table:style-name="ce13" office:value-type="float" office:value="210">
            <text:p>210</text:p>
          </table:table-cell>
        </table:table-row>
        <table:table-row>
          <table:table-cell/>
          <table:table-cell table:style-name="ce13" office:value-type="float" office:value="9">
            <text:p>9</text:p>
          </table:table-cell>
          <table:table-cell table:number-columns-repeated="3"/>
          <table:table-cell table:style-name="ce13" office:value-type="float" office:value="62">
            <text:p>62</text:p>
          </table:table-cell>
        </table:table-row>
        <table:table-row>
          <table:table-cell/>
          <table:table-cell table:style-name="ce13" office:value-type="float" office:value="8">
            <text:p>8</text:p>
          </table:table-cell>
          <table:table-cell table:number-columns-repeated="3"/>
          <table:table-cell table:style-name="ce13" office:value-type="float" office:value="60">
            <text:p>60</text:p>
          </table:table-cell>
        </table:table-row>
        <table:table-row>
          <table:table-cell/>
          <table:table-cell table:style-name="ce13" office:value-type="float" office:value="10">
            <text:p>10</text:p>
          </table:table-cell>
          <table:table-cell table:number-columns-repeated="3"/>
          <table:table-cell table:style-name="ce13" office:value-type="float" office:value="60">
            <text:p>60</text:p>
          </table:table-cell>
        </table:table-row>
        <table:table-row>
          <table:table-cell/>
          <table:table-cell table:style-name="ce13" office:value-type="float" office:value="10">
            <text:p>10</text:p>
          </table:table-cell>
          <table:table-cell table:number-columns-repeated="3"/>
          <table:table-cell table:style-name="ce13" office:value-type="float" office:value="138">
            <text:p>138</text:p>
          </table:table-cell>
        </table:table-row>
        <table:table-row>
          <table:table-cell/>
          <table:table-cell table:style-name="ce13" office:value-type="float" office:value="10">
            <text:p>10</text:p>
          </table:table-cell>
          <table:table-cell table:number-columns-repeated="3"/>
          <table:table-cell table:style-name="ce13" office:value-type="float" office:value="24">
            <text:p>24</text:p>
          </table:table-cell>
        </table:table-row>
        <table:table-row>
          <table:table-cell/>
          <table:table-cell table:style-name="ce13" office:value-type="float" office:value="10">
            <text:p>10</text:p>
          </table:table-cell>
          <table:table-cell table:number-columns-repeated="3"/>
          <table:table-cell table:style-name="ce13" office:value-type="float" office:value="73">
            <text:p>73</text:p>
          </table:table-cell>
        </table:table-row>
        <table:table-row>
          <table:table-cell/>
          <table:table-cell table:style-name="ce13" office:value-type="float" office:value="10">
            <text:p>10</text:p>
          </table:table-cell>
          <table:table-cell table:number-columns-repeated="3"/>
          <table:table-cell table:style-name="ce13" office:value-type="float" office:value="190">
            <text:p>190</text:p>
          </table:table-cell>
        </table:table-row>
        <table:table-row>
          <table:table-cell/>
          <table:table-cell table:style-name="ce13" office:value-type="float" office:value="11">
            <text:p>11</text:p>
          </table:table-cell>
          <table:table-cell table:number-columns-repeated="3"/>
          <table:table-cell table:style-name="ce13" office:value-type="float" office:value="15">
            <text:p>15</text:p>
          </table:table-cell>
        </table:table-row>
        <table:table-row>
          <table:table-cell/>
          <table:table-cell table:style-name="ce13" office:value-type="float" office:value="11">
            <text:p>11</text:p>
          </table:table-cell>
          <table:table-cell table:number-columns-repeated="3"/>
          <table:table-cell table:style-name="ce13" office:value-type="float" office:value="130">
            <text:p>130</text:p>
          </table:table-cell>
        </table:table-row>
        <table:table-row>
          <table:table-cell/>
          <table:table-cell table:style-name="ce13" office:value-type="float" office:value="11">
            <text:p>11</text:p>
          </table:table-cell>
          <table:table-cell table:number-columns-repeated="3"/>
          <table:table-cell table:style-name="ce13" office:value-type="float" office:value="28">
            <text:p>28</text:p>
          </table:table-cell>
        </table:table-row>
        <table:table-row>
          <table:table-cell/>
          <table:table-cell table:style-name="ce13" office:value-type="float" office:value="11">
            <text:p>11</text:p>
          </table:table-cell>
          <table:table-cell table:number-columns-repeated="3"/>
          <table:table-cell table:style-name="ce13" office:value-type="float" office:value="15">
            <text:p>15</text:p>
          </table:table-cell>
        </table:table-row>
        <table:table-row>
          <table:table-cell/>
          <table:table-cell table:style-name="ce13" office:value-type="float" office:value="11">
            <text:p>11</text:p>
          </table:table-cell>
          <table:table-cell table:number-columns-repeated="3"/>
          <table:table-cell table:style-name="ce13" office:value-type="float" office:value="60">
            <text:p>60</text:p>
          </table:table-cell>
        </table:table-row>
        <table:table-row>
          <table:table-cell/>
          <table:table-cell table:style-name="ce13" office:value-type="float" office:value="11">
            <text:p>11</text:p>
          </table:table-cell>
          <table:table-cell table:number-columns-repeated="3"/>
          <table:table-cell table:style-name="ce13" office:value-type="float" office:value="80">
            <text:p>80</text:p>
          </table:table-cell>
        </table:table-row>
        <table:table-row>
          <table:table-cell/>
          <table:table-cell table:style-name="ce13" office:value-type="float" office:value="11">
            <text:p>11</text:p>
          </table:table-cell>
          <table:table-cell table:number-columns-repeated="3"/>
          <table:table-cell table:style-name="ce13" office:value-type="float" office:value="12">
            <text:p>12</text:p>
          </table:table-cell>
        </table:table-row>
        <table:table-row>
          <table:table-cell/>
          <table:table-cell table:style-name="ce13" office:value-type="float" office:value="11">
            <text:p>11</text:p>
          </table:table-cell>
          <table:table-cell table:number-columns-repeated="3"/>
          <table:table-cell table:style-name="ce13" office:value-type="float" office:value="60">
            <text:p>60</text:p>
          </table:table-cell>
        </table:table-row>
        <table:table-row>
          <table:table-cell/>
          <table:table-cell table:style-name="ce13" office:value-type="float" office:value="11">
            <text:p>11</text:p>
          </table:table-cell>
          <table:table-cell table:number-columns-repeated="3"/>
          <table:table-cell table:style-name="ce13" office:value-type="float" office:value="10">
            <text:p>1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00/00/0000</text:date>, <text:time style:data-style-name="N2" text:time-value="13:03:34.252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2-04T13:13:06.289000000</dc:date>
    <meta:editing-cycles>77</meta:editing-cycles>
    <meta:editing-duration>PT3H50M34S</meta:editing-duration>
    <meta:generator>LibreOffice/4.3.4.1$Windows_x86 LibreOffice_project/bc356b2f991740509f321d70e4512a6a54c5f243</meta:generator>
    <meta:document-statistic meta:table-count="7" meta:cell-count="243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4.417cm" svg:height="10.672cm" xlink:href=".." xlink:type="simple" chart:class="chart:line" chart:style-name="ch1">
        <chart:title svg:x="12.64cm" svg:y="0.349cm" chart:style-name="ch2">
          <text:p>Ganancias Estimadas vs Ganancias Obtenidas</text:p>
        </chart:title>
        <chart:legend chart:legend-position="end" svg:x="25.823cm" svg:y="4.788cm" style:legend-expansion="high" chart:style-name="ch3"/>
        <chart:plot-area chart:style-name="ch4" table:cell-range-address="ganancias.A2:ganancias.A12 ganancias.D1:ganancias.D12 ganancias.G1:ganancias.G12" chart:data-source-has-labels="both" svg:x="0.688cm" svg:y="1.341cm" svg:width="24.447cm" svg:height="9.118cm">
          <chartooo:coordinate-region svg:x="2.288cm" svg:y="1.541cm" svg:width="22.66cm" svg:height="8.271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D2:ganancias.D12</svg:desc>
                </draw:g>
              </table:table-cell>
              <table:table-cell office:value-type="float" office:value="0.0730158730158731">
                <text:p>0.0730158730158731</text:p>
                <draw:g>
                  <svg:desc>ganancias.G2:ganancias.G12</svg:desc>
                </draw:g>
              </table:table-cell>
            </table:table-row>
            <table:table-row>
              <table:table-cell office:value-type="float" office:value="2">
                <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float" office:value="3">
                <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float" office:value="4">
                <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float" office:value="5">
                <text:p>10</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float" office:value="6">
                <text:p>10</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float" office:value="7">
                <text:p>10</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float" office:value="8">
                <text:p>10</text:p>
              </table:table-cell>
              <table:table-cell office:value-type="float" office:value="0.771428571428571">
                <text:p>0.771428571428571</text:p>
              </table:table-cell>
              <table:table-cell office:value-type="float" office:value="0.657142857142858">
                <text:p>0.657142857142858</text:p>
              </table:table-cell>
            </table:table-row>
            <table:table-row>
              <table:table-cell office:value-type="float" office:value="9">
                <text:p>10</text:p>
              </table:table-cell>
              <table:table-cell office:value-type="float" office:value="0.882539682539682">
                <text:p>0.882539682539682</text:p>
              </table:table-cell>
              <table:table-cell office:value-type="float" office:value="0.733333333333334">
                <text:p>0.733333333333334</text:p>
              </table:table-cell>
            </table:table-row>
            <table:table-row>
              <table:table-cell office:value-type="float" office:value="10">
                <text:p>10</text:p>
              </table:table-cell>
              <table:table-cell office:value-type="float" office:value="1">
                <text:p>1</text:p>
              </table:table-cell>
              <table:table-cell office:value-type="float" office:value="0.882539682539683">
                <text:p>0.882539682539683</text:p>
              </table:table-cell>
            </table:table-row>
            <table:table-row>
              <table:table-cell office:value-type="float" office:value="11">
                <text:p>10</text:p>
              </table:table-cell>
              <table:table-cell office:value-type="float" office:value="1">
                <text:p>1</text:p>
              </table:table-cell>
              <table:table-cell office:value-type="float" office:value="0.917460317460318">
                <text:p>0.9174603174603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data-style-name="N11">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3.973cm" svg:height="10.407cm" xlink:href=".." xlink:type="simple" chart:class="chart:bar" chart:style-name="ch1">
        <chart:title svg:x="12.418cm" svg:y="0.344cm" chart:style-name="ch2">
          <text:p>Ganancias Estimadas vs Ganancias Obtenidas</text:p>
        </chart:title>
        <chart:legend chart:legend-position="end" svg:x="26.259cm" svg:y="4.655cm" style:legend-expansion="high" chart:style-name="ch3"/>
        <chart:plot-area chart:style-name="ch4" table:cell-range-address="ganancias.A2:ganancias.A12 ganancias.C1:ganancias.C12 ganancias.F1:ganancias.F12" chart:data-source-has-labels="both" svg:x="0.679cm" svg:y="1.331cm" svg:width="24.901cm" svg:height="8.868cm">
          <chartooo:coordinate-region svg:x="2.094cm" svg:y="1.53cm" svg:width="23.486cm" svg:height="8.022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C2:ganancias.C12</svg:desc>
                </draw:g>
              </table:table-cell>
              <table:table-cell office:value-type="float" office:value="0.0730158730158731">
                <text:p>0.0730158730158731</text:p>
                <draw:g>
                  <svg:desc>ganancias.F2:ganancias.F12</svg:desc>
                </draw:g>
              </table:table-cell>
            </table:table-row>
            <table:table-row>
              <table:table-cell office:value-type="float" office:value="2">
                <text:p/>
              </table:table-cell>
              <table:table-cell office:value-type="float" office:value="0.0587301587301587">
                <text:p>0.0587301587301587</text:p>
              </table:table-cell>
              <table:table-cell office:value-type="float" office:value="0.0428571428571428">
                <text:p>0.0428571428571428</text:p>
              </table:table-cell>
            </table:table-row>
            <table:table-row>
              <table:table-cell office:value-type="float" office:value="3">
                <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float" office:value="4">
                <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float" office:value="5">
                <text:p>10</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float" office:value="6">
                <text:p>10</text:p>
              </table:table-cell>
              <table:table-cell office:value-type="float" office:value="0.103174603174603">
                <text:p>0.103174603174603</text:p>
              </table:table-cell>
              <table:table-cell office:value-type="float" office:value="0.061904761904762">
                <text:p>0.061904761904762</text:p>
              </table:table-cell>
            </table:table-row>
            <table:table-row>
              <table:table-cell office:value-type="float" office:value="7">
                <text:p>10</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float" office:value="8">
                <text:p>10</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float" office:value="9">
                <text:p>10</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float" office:value="10">
                <text:p>10</text:p>
              </table:table-cell>
              <table:table-cell office:value-type="float" office:value="0.117460317460317">
                <text:p>0.117460317460317</text:p>
              </table:table-cell>
              <table:table-cell office:value-type="float" office:value="0.149206349206349">
                <text:p>0.149206349206349</text:p>
              </table:table-cell>
            </table:table-row>
            <table:table-row>
              <table:table-cell office:value-type="float" office:value="11">
                <text:p>10</text:p>
              </table:table-cell>
              <table:table-cell office:value-type="float" office:value="0">
                <text:p>0</text:p>
              </table:table-cell>
              <table:table-cell office:value-type="float" office:value="0.034920634920635">
                <text:p>0.0349206349206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797cm" svg:height="9.77cm" xlink:href=".." xlink:type="simple" chart:class="chart:bar" chart:style-name="ch1">
        <chart:title svg:x="9.087cm" svg:y="0.331cm" chart:style-name="ch2">
          <text:p>Horas Disponibles vs Horas Estimadas vs Horas Trabajadas</text:p>
        </chart:title>
        <chart:legend chart:legend-position="end" svg:x="26.264cm" svg:y="4.088cm" style:legend-expansion="high" chart:style-name="ch3"/>
        <chart:plot-area chart:style-name="ch4" table:cell-range-address="tiempo.A2:tiempo.A12 tiempo.D1:tiempo.D12 tiempo.L1:tiempo.L12 tiempo.T1:tiempo.T12" chart:data-source-has-labels="both" svg:x="0.595cm" svg:y="1.305cm" svg:width="25.074cm" svg:height="8.27cm">
          <chartooo:coordinate-region svg:x="1.216cm" svg:y="1.505cm" svg:width="24.453cm" svg:height="7.423cm"/>
          <chart:axis chart:dimension="x" chart:name="primary-x" chart:style-name="ch5" chartooo:axis-type="auto">
            <chartooo:date-scale/>
            <chart:categories table:cell-range-address="tiempo.A2:tiempo.A12"/>
          </chart:axis>
          <chart:axis chart:dimension="y" chart:name="primary-y" chart:style-name="ch6">
            <chart:grid chart:style-name="ch7" chart:class="major"/>
          </chart:axis>
          <chart:series chart:style-name="ch8" chart:values-cell-range-address="tiempo.D2:tiempo.D12" chart:label-cell-address="tiempo.D1:tiempo.D1" chart:class="chart:bar">
            <chart:data-point chart:repeated="11"/>
          </chart:series>
          <chart:series chart:style-name="ch9" chart:values-cell-range-address="tiempo.L2:tiempo.L12" chart:label-cell-address="tiempo.L1:tiempo.L1" chart:class="chart:bar">
            <chart:data-point chart:repeated="11"/>
          </chart:series>
          <chart:series chart:style-name="ch10" chart:values-cell-range-address="tiempo.T2:tiempo.T12" chart:label-cell-address="tiempo.T1:tiempo.T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text:p>
                <draw:g>
                  <svg:desc>tiempo.D1:tiempo.D1</svg:desc>
                </draw:g>
              </table:table-cell>
              <table:table-cell office:value-type="string">
                <text:p>Horas Estimadas</text:p>
                <draw:g>
                  <svg:desc>tiempo.L1:tiempo.L1</svg:desc>
                </draw:g>
              </table:table-cell>
              <table:table-cell office:value-type="string">
                <text:p>Horas Trabajadas</text:p>
                <draw:g>
                  <svg:desc>tiempo.T1:tiempo.T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D2:tiempo.D12</svg:desc>
                </draw:g>
              </table:table-cell>
              <table:table-cell office:value-type="float" office:value="26">
                <text:p>26</text:p>
                <draw:g>
                  <svg:desc>tiempo.L2:tiempo.L12</svg:desc>
                </draw:g>
              </table:table-cell>
              <table:table-cell office:value-type="float" office:value="21.07">
                <text:p>21.07</text:p>
                <draw:g>
                  <svg:desc>tiempo.T2:tiempo.T12</svg:desc>
                </draw:g>
              </table:table-cell>
            </table:table-row>
            <table:table-row>
              <table:table-cell office:value-type="float" office:value="2">
                <text:p/>
              </table:table-cell>
              <table:table-cell office:value-type="float" office:value="35">
                <text:p>35</text:p>
              </table:table-cell>
              <table:table-cell office:value-type="float" office:value="18.5">
                <text:p>18.5</text:p>
              </table:table-cell>
              <table:table-cell office:value-type="float" office:value="29.03">
                <text:p>29.03</text:p>
              </table:table-cell>
            </table:table-row>
            <table:table-row>
              <table:table-cell office:value-type="float" office:value="3">
                <text:p/>
              </table:table-cell>
              <table:table-cell office:value-type="float" office:value="35">
                <text:p>35</text:p>
              </table:table-cell>
              <table:table-cell office:value-type="float" office:value="28">
                <text:p>28</text:p>
              </table:table-cell>
              <table:table-cell office:value-type="float" office:value="44.15">
                <text:p>44.15</text:p>
              </table:table-cell>
            </table:table-row>
            <table:table-row>
              <table:table-cell office:value-type="float" office:value="4">
                <text:p/>
              </table:table-cell>
              <table:table-cell office:value-type="float" office:value="35">
                <text:p>35</text:p>
              </table:table-cell>
              <table:table-cell office:value-type="float" office:value="35">
                <text:p>35</text:p>
              </table:table-cell>
              <table:table-cell office:value-type="float" office:value="33.5666666666667">
                <text:p>33.5666666666667</text:p>
              </table:table-cell>
            </table:table-row>
            <table:table-row>
              <table:table-cell office:value-type="float" office:value="5">
                <text:p>10</text:p>
              </table:table-cell>
              <table:table-cell office:value-type="float" office:value="35">
                <text:p>35</text:p>
              </table:table-cell>
              <table:table-cell office:value-type="float" office:value="33.5">
                <text:p>33.5</text:p>
              </table:table-cell>
              <table:table-cell office:value-type="float" office:value="49.1666666666666">
                <text:p>49.1666666666666</text:p>
              </table:table-cell>
            </table:table-row>
            <table:table-row>
              <table:table-cell office:value-type="float" office:value="6">
                <text:p>10</text:p>
              </table:table-cell>
              <table:table-cell office:value-type="float" office:value="35">
                <text:p>35</text:p>
              </table:table-cell>
              <table:table-cell office:value-type="float" office:value="32.5">
                <text:p>32.5</text:p>
              </table:table-cell>
              <table:table-cell office:value-type="float" office:value="46.5">
                <text:p>46.5</text:p>
              </table:table-cell>
            </table:table-row>
            <table:table-row>
              <table:table-cell office:value-type="float" office:value="7">
                <text:p>10</text:p>
              </table:table-cell>
              <table:table-cell office:value-type="float" office:value="35">
                <text:p>35</text:p>
              </table:table-cell>
              <table:table-cell office:value-type="float" office:value="32.5">
                <text:p>32.5</text:p>
              </table:table-cell>
              <table:table-cell office:value-type="float" office:value="30.95">
                <text:p>30.95</text:p>
              </table:table-cell>
            </table:table-row>
            <table:table-row>
              <table:table-cell office:value-type="float" office:value="8">
                <text:p>10</text:p>
              </table:table-cell>
              <table:table-cell office:value-type="float" office:value="35">
                <text:p>35</text:p>
              </table:table-cell>
              <table:table-cell office:value-type="float" office:value="37">
                <text:p>37</text:p>
              </table:table-cell>
              <table:table-cell office:value-type="float" office:value="11.7333333333333">
                <text:p>11.7333333333333</text:p>
              </table:table-cell>
            </table:table-row>
            <table:table-row>
              <table:table-cell office:value-type="float" office:value="9">
                <text:p>10</text:p>
              </table:table-cell>
              <table:table-cell office:value-type="float" office:value="35">
                <text:p>35</text:p>
              </table:table-cell>
              <table:table-cell office:value-type="float" office:value="35">
                <text:p>35</text:p>
              </table:table-cell>
              <table:table-cell office:value-type="float" office:value="28.6833333333333">
                <text:p>28.6833333333333</text:p>
              </table:table-cell>
            </table:table-row>
            <table:table-row>
              <table:table-cell office:value-type="float" office:value="10">
                <text:p>10</text:p>
              </table:table-cell>
              <table:table-cell office:value-type="float" office:value="35">
                <text:p>35</text:p>
              </table:table-cell>
              <table:table-cell office:value-type="float" office:value="37">
                <text:p>37</text:p>
              </table:table-cell>
              <table:table-cell office:value-type="float" office:value="58.7833333333333">
                <text:p>58.7833333333333</text:p>
              </table:table-cell>
            </table:table-row>
            <table:table-row>
              <table:table-cell office:value-type="float" office:value="11">
                <text:p>10</text:p>
              </table:table-cell>
              <table:table-cell office:value-type="float" office:value="0">
                <text:p>0</text:p>
              </table:table-cell>
              <table:table-cell office:value-type="float" office:value="0">
                <text:p>0</text:p>
              </table:table-cell>
              <table:table-cell office:value-type="float" office:value="27.9">
                <text:p>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361cm" svg:height="9.843cm" xlink:href=".." xlink:type="simple" chart:class="chart:line" chart:style-name="ch1">
        <chart:title svg:x="8.869cm" svg:y="0.332cm" chart:style-name="ch2">
          <text:p>Horas Disponibles vs Horas Estimadas vs Horas Trabajadas</text:p>
        </chart:title>
        <chart:legend chart:legend-position="end" svg:x="23.334cm" svg:y="4.124cm" style:legend-expansion="high" chart:style-name="ch3"/>
        <chart:plot-area chart:style-name="ch4" table:cell-range-address="tiempo.A2:tiempo.A12 tiempo.E1:tiempo.E12 tiempo.M1:tiempo.M12 tiempo.U1:tiempo.U12" chart:data-source-has-labels="both" svg:x="0.587cm" svg:y="1.307cm" svg:width="22.16cm" svg:height="8.34cm">
          <chartooo:coordinate-region svg:x="1.394cm" svg:y="1.506cm" svg:width="21.166cm" svg:height="7.494cm"/>
          <chart:axis chart:dimension="x" chart:name="primary-x" chart:style-name="ch5" chartooo:axis-type="auto">
            <chartooo:date-scale/>
            <chart:categories table:cell-range-address="tiempo.A2:tiempo.A12"/>
          </chart:axis>
          <chart:axis chart:dimension="y" chart:name="primary-y" chart:style-name="ch5">
            <chart:grid chart:style-name="ch6" chart:class="major"/>
          </chart:axis>
          <chart:series chart:style-name="ch7" chart:values-cell-range-address="tiempo.E2:tiempo.E12" chart:label-cell-address="tiempo.E1:tiempo.E1" chart:class="chart:line">
            <chart:data-point chart:repeated="11"/>
          </chart:series>
          <chart:series chart:style-name="ch8" chart:values-cell-range-address="tiempo.M2:tiempo.M12" chart:label-cell-address="tiempo.M1:tiempo.M1" chart:class="chart:line">
            <chart:data-point chart:repeated="11"/>
          </chart:series>
          <chart:series chart:style-name="ch9" chart:values-cell-range-address="tiempo.U2:tiempo.U12" chart:label-cell-address="tiempo.U1:tiempo.U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 acumuladas</text:p>
                <draw:g>
                  <svg:desc>tiempo.E1:tiempo.E1</svg:desc>
                </draw:g>
              </table:table-cell>
              <table:table-cell office:value-type="string">
                <text:p>Horas Estimadas Acumuladas</text:p>
                <draw:g>
                  <svg:desc>tiempo.M1:tiempo.M1</svg:desc>
                </draw:g>
              </table:table-cell>
              <table:table-cell office:value-type="string">
                <text:p>Horas Trabajadas Acumuladas</text:p>
                <draw:g>
                  <svg:desc>tiempo.U1:tiempo.U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E2:tiempo.E12</svg:desc>
                </draw:g>
              </table:table-cell>
              <table:table-cell office:value-type="float" office:value="26">
                <text:p>26</text:p>
                <draw:g>
                  <svg:desc>tiempo.M2:tiempo.M12</svg:desc>
                </draw:g>
              </table:table-cell>
              <table:table-cell office:value-type="float" office:value="21.07">
                <text:p>21.07</text:p>
                <draw:g>
                  <svg:desc>tiempo.U2:tiempo.U12</svg:desc>
                </draw:g>
              </table:table-cell>
            </table:table-row>
            <table:table-row>
              <table:table-cell office:value-type="float" office:value="2">
                <text:p/>
              </table:table-cell>
              <table:table-cell office:value-type="float" office:value="70">
                <text:p>70</text:p>
              </table:table-cell>
              <table:table-cell office:value-type="float" office:value="44.5">
                <text:p>44.5</text:p>
              </table:table-cell>
              <table:table-cell office:value-type="float" office:value="50.1">
                <text:p>50.1</text:p>
              </table:table-cell>
            </table:table-row>
            <table:table-row>
              <table:table-cell office:value-type="float" office:value="3">
                <text:p/>
              </table:table-cell>
              <table:table-cell office:value-type="float" office:value="105">
                <text:p>105</text:p>
              </table:table-cell>
              <table:table-cell office:value-type="float" office:value="72.5">
                <text:p>72.5</text:p>
              </table:table-cell>
              <table:table-cell office:value-type="float" office:value="94.25">
                <text:p>94.25</text:p>
              </table:table-cell>
            </table:table-row>
            <table:table-row>
              <table:table-cell office:value-type="float" office:value="4">
                <text:p/>
              </table:table-cell>
              <table:table-cell office:value-type="float" office:value="140">
                <text:p>140</text:p>
              </table:table-cell>
              <table:table-cell office:value-type="float" office:value="107.5">
                <text:p>107.5</text:p>
              </table:table-cell>
              <table:table-cell office:value-type="float" office:value="127.816666666667">
                <text:p>127.816666666667</text:p>
              </table:table-cell>
            </table:table-row>
            <table:table-row>
              <table:table-cell office:value-type="float" office:value="5">
                <text:p>10</text:p>
              </table:table-cell>
              <table:table-cell office:value-type="float" office:value="175">
                <text:p>175</text:p>
              </table:table-cell>
              <table:table-cell office:value-type="float" office:value="141">
                <text:p>141</text:p>
              </table:table-cell>
              <table:table-cell office:value-type="float" office:value="176.983333333333">
                <text:p>176.983333333333</text:p>
              </table:table-cell>
            </table:table-row>
            <table:table-row>
              <table:table-cell office:value-type="float" office:value="6">
                <text:p>10</text:p>
              </table:table-cell>
              <table:table-cell office:value-type="float" office:value="210">
                <text:p>210</text:p>
              </table:table-cell>
              <table:table-cell office:value-type="float" office:value="173.5">
                <text:p>173.5</text:p>
              </table:table-cell>
              <table:table-cell office:value-type="float" office:value="223.483333333333">
                <text:p>223.483333333333</text:p>
              </table:table-cell>
            </table:table-row>
            <table:table-row>
              <table:table-cell office:value-type="float" office:value="7">
                <text:p>10</text:p>
              </table:table-cell>
              <table:table-cell office:value-type="float" office:value="245">
                <text:p>245</text:p>
              </table:table-cell>
              <table:table-cell office:value-type="float" office:value="206">
                <text:p>206</text:p>
              </table:table-cell>
              <table:table-cell office:value-type="float" office:value="254.433333333333">
                <text:p>254.433333333333</text:p>
              </table:table-cell>
            </table:table-row>
            <table:table-row>
              <table:table-cell office:value-type="float" office:value="8">
                <text:p>10</text:p>
              </table:table-cell>
              <table:table-cell office:value-type="float" office:value="280">
                <text:p>280</text:p>
              </table:table-cell>
              <table:table-cell office:value-type="float" office:value="243">
                <text:p>243</text:p>
              </table:table-cell>
              <table:table-cell office:value-type="float" office:value="266.166666666666">
                <text:p>266.166666666666</text:p>
              </table:table-cell>
            </table:table-row>
            <table:table-row>
              <table:table-cell office:value-type="float" office:value="9">
                <text:p>10</text:p>
              </table:table-cell>
              <table:table-cell office:value-type="float" office:value="315">
                <text:p>315</text:p>
              </table:table-cell>
              <table:table-cell office:value-type="float" office:value="278">
                <text:p>278</text:p>
              </table:table-cell>
              <table:table-cell office:value-type="float" office:value="294.85">
                <text:p>294.85</text:p>
              </table:table-cell>
            </table:table-row>
            <table:table-row>
              <table:table-cell office:value-type="float" office:value="10">
                <text:p>10</text:p>
              </table:table-cell>
              <table:table-cell office:value-type="float" office:value="350">
                <text:p>350</text:p>
              </table:table-cell>
              <table:table-cell office:value-type="float" office:value="315">
                <text:p>315</text:p>
              </table:table-cell>
              <table:table-cell office:value-type="float" office:value="353.633333333333">
                <text:p>353.633333333333</text:p>
              </table:table-cell>
            </table:table-row>
            <table:table-row>
              <table:table-cell office:value-type="float" office:value="11">
                <text:p>10</text:p>
              </table:table-cell>
              <table:table-cell office:value-type="float" office:value="350">
                <text:p>350</text:p>
              </table:table-cell>
              <table:table-cell office:value-type="float" office:value="315">
                <text:p>315</text:p>
              </table:table-cell>
              <table:table-cell office:value-type="float" office:value="381.533333333333">
                <text:p>381.5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